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_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DATE_TIME</text:p>
          </table:table-cell>
          <table:table-cell table:style-name="ce1" office:value-type="string" calcext:value-type="string">
            <text:p>ID_SENSOR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</table:table-row>
        <table:table-row table:style-name="ro1">
          <table:table-cell office:value-type="float" office:value="1590066305" calcext:value-type="float">
            <text:p>1590066305</text:p>
          </table:table-cell>
          <table:table-cell office:value-type="string" calcext:value-type="string">
            <text:p>2020-05-21 10:05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66305" calcext:value-type="float">
            <text:p>1590066305</text:p>
          </table:table-cell>
          <table:table-cell office:value-type="string" calcext:value-type="string">
            <text:p>2020-05-21 10:05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66305" calcext:value-type="float">
            <text:p>1590066305</text:p>
          </table:table-cell>
          <table:table-cell office:value-type="string" calcext:value-type="string">
            <text:p>2020-05-21 10:05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66305" calcext:value-type="float">
            <text:p>1590066305</text:p>
          </table:table-cell>
          <table:table-cell office:value-type="string" calcext:value-type="string">
            <text:p>2020-05-21 10:05: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69904" calcext:value-type="float">
            <text:p>1590069904</text:p>
          </table:table-cell>
          <table:table-cell office:value-type="string" calcext:value-type="string">
            <text:p>2020-05-21 11:05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69904" calcext:value-type="float">
            <text:p>1590069904</text:p>
          </table:table-cell>
          <table:table-cell office:value-type="string" calcext:value-type="string">
            <text:p>2020-05-21 11:05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69904" calcext:value-type="float">
            <text:p>1590069904</text:p>
          </table:table-cell>
          <table:table-cell office:value-type="string" calcext:value-type="string">
            <text:p>2020-05-21 11:05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69904" calcext:value-type="float">
            <text:p>1590069904</text:p>
          </table:table-cell>
          <table:table-cell office:value-type="string" calcext:value-type="string">
            <text:p>2020-05-21 11:05: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73498" calcext:value-type="float">
            <text:p>1590073498</text:p>
          </table:table-cell>
          <table:table-cell office:value-type="string" calcext:value-type="string">
            <text:p>2020-05-21 12:04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73498" calcext:value-type="float">
            <text:p>1590073498</text:p>
          </table:table-cell>
          <table:table-cell office:value-type="string" calcext:value-type="string">
            <text:p>2020-05-21 12:04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73498" calcext:value-type="float">
            <text:p>1590073498</text:p>
          </table:table-cell>
          <table:table-cell office:value-type="string" calcext:value-type="string">
            <text:p>2020-05-21 12:04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73498" calcext:value-type="float">
            <text:p>1590073498</text:p>
          </table:table-cell>
          <table:table-cell office:value-type="string" calcext:value-type="string">
            <text:p>2020-05-21 12:04: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77097" calcext:value-type="float">
            <text:p>1590077097</text:p>
          </table:table-cell>
          <table:table-cell office:value-type="string" calcext:value-type="string">
            <text:p>2020-05-21 13:04:57</text:p>
          </table:table-cell>
          <table:table-cell office:value-type="float" office:value="4" calcext:value-type="float">
            <text:p>4</text:p>
          </table:table-cell>
          <table:table-cell office:value-type="float" office:value="20.8" calcext:value-type="float">
            <text:p>20,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0077097" calcext:value-type="float">
            <text:p>1590077097</text:p>
          </table:table-cell>
          <table:table-cell office:value-type="string" calcext:value-type="string">
            <text:p>2020-05-21 13:04:57</text:p>
          </table:table-cell>
          <table:table-cell office:value-type="float" office:value="3" calcext:value-type="float">
            <text:p>3</text:p>
          </table:table-cell>
          <table:table-cell office:value-type="float" office:value="21.2" calcext:value-type="float">
            <text:p>21,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077097" calcext:value-type="float">
            <text:p>1590077097</text:p>
          </table:table-cell>
          <table:table-cell office:value-type="string" calcext:value-type="string">
            <text:p>2020-05-21 13:04:57</text:p>
          </table:table-cell>
          <table:table-cell office:value-type="float" office:value="2" calcext:value-type="float">
            <text:p>2</text:p>
          </table:table-cell>
          <table:table-cell office:value-type="float" office:value="21.3" calcext:value-type="float">
            <text:p>21,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0077097" calcext:value-type="float">
            <text:p>1590077097</text:p>
          </table:table-cell>
          <table:table-cell office:value-type="string" calcext:value-type="string">
            <text:p>2020-05-21 13:04:57</text:p>
          </table:table-cell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,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080696" calcext:value-type="float">
            <text:p>1590080696</text:p>
          </table:table-cell>
          <table:table-cell office:value-type="string" calcext:value-type="string">
            <text:p>2020-05-21 14:04:56</text:p>
          </table:table-cell>
          <table:table-cell office:value-type="float" office:value="4" calcext:value-type="float">
            <text:p>4</text:p>
          </table:table-cell>
          <table:table-cell office:value-type="float" office:value="20.9" calcext:value-type="float">
            <text:p>20,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90080696" calcext:value-type="float">
            <text:p>1590080696</text:p>
          </table:table-cell>
          <table:table-cell office:value-type="string" calcext:value-type="string">
            <text:p>2020-05-21 14:04:56</text:p>
          </table:table-cell>
          <table:table-cell office:value-type="float" office:value="3" calcext:value-type="float">
            <text:p>3</text:p>
          </table:table-cell>
          <table:table-cell office:value-type="float" office:value="21.2" calcext:value-type="float">
            <text:p>21,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080696" calcext:value-type="float">
            <text:p>1590080696</text:p>
          </table:table-cell>
          <table:table-cell office:value-type="string" calcext:value-type="string">
            <text:p>2020-05-21 14:04:56</text:p>
          </table:table-cell>
          <table:table-cell office:value-type="float" office:value="2" calcext:value-type="float">
            <text:p>2</text:p>
          </table:table-cell>
          <table:table-cell office:value-type="float" office:value="21.5" calcext:value-type="float">
            <text:p>21,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080696" calcext:value-type="float">
            <text:p>1590080696</text:p>
          </table:table-cell>
          <table:table-cell office:value-type="string" calcext:value-type="string">
            <text:p>2020-05-21 14:04:56</text:p>
          </table:table-cell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,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90084295" calcext:value-type="float">
            <text:p>1590084295</text:p>
          </table:table-cell>
          <table:table-cell office:value-type="string" calcext:value-type="string">
            <text:p>2020-05-21 15:04:55</text:p>
          </table:table-cell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,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084295" calcext:value-type="float">
            <text:p>1590084295</text:p>
          </table:table-cell>
          <table:table-cell office:value-type="string" calcext:value-type="string">
            <text:p>2020-05-21 15:04:55</text:p>
          </table:table-cell>
          <table:table-cell office:value-type="float" office:value="3" calcext:value-type="float">
            <text:p>3</text:p>
          </table:table-cell>
          <table:table-cell office:value-type="float" office:value="14.7" calcext:value-type="float">
            <text:p>14,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90084295" calcext:value-type="float">
            <text:p>1590084295</text:p>
          </table:table-cell>
          <table:table-cell office:value-type="string" calcext:value-type="string">
            <text:p>2020-05-21 15:04:55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,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90084295" calcext:value-type="float">
            <text:p>1590084295</text:p>
          </table:table-cell>
          <table:table-cell office:value-type="string" calcext:value-type="string">
            <text:p>2020-05-21 15:04:55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,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0087894" calcext:value-type="float">
            <text:p>1590087894</text:p>
          </table:table-cell>
          <table:table-cell office:value-type="string" calcext:value-type="string">
            <text:p>2020-05-21 16:04:5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087894" calcext:value-type="float">
            <text:p>1590087894</text:p>
          </table:table-cell>
          <table:table-cell office:value-type="string" calcext:value-type="string">
            <text:p>2020-05-21 16:04:54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,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087894" calcext:value-type="float">
            <text:p>1590087894</text:p>
          </table:table-cell>
          <table:table-cell office:value-type="string" calcext:value-type="string">
            <text:p>2020-05-21 16:04:54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,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90087894" calcext:value-type="float">
            <text:p>1590087894</text:p>
          </table:table-cell>
          <table:table-cell office:value-type="string" calcext:value-type="string">
            <text:p>2020-05-21 16:04:54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,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091493" calcext:value-type="float">
            <text:p>1590091493</text:p>
          </table:table-cell>
          <table:table-cell office:value-type="string" calcext:value-type="string">
            <text:p>2020-05-21 17:04:5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091493" calcext:value-type="float">
            <text:p>1590091493</text:p>
          </table:table-cell>
          <table:table-cell office:value-type="string" calcext:value-type="string">
            <text:p>2020-05-21 17:04:5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091493" calcext:value-type="float">
            <text:p>1590091493</text:p>
          </table:table-cell>
          <table:table-cell office:value-type="string" calcext:value-type="string">
            <text:p>2020-05-21 17:04:5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091493" calcext:value-type="float">
            <text:p>1590091493</text:p>
          </table:table-cell>
          <table:table-cell office:value-type="string" calcext:value-type="string">
            <text:p>2020-05-21 17:04:5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095092" calcext:value-type="float">
            <text:p>1590095092</text:p>
          </table:table-cell>
          <table:table-cell office:value-type="string" calcext:value-type="string">
            <text:p>2020-05-21 18:04:5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095092" calcext:value-type="float">
            <text:p>1590095092</text:p>
          </table:table-cell>
          <table:table-cell office:value-type="string" calcext:value-type="string">
            <text:p>2020-05-21 18:04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095092" calcext:value-type="float">
            <text:p>1590095092</text:p>
          </table:table-cell>
          <table:table-cell office:value-type="string" calcext:value-type="string">
            <text:p>2020-05-21 18:04:5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095092" calcext:value-type="float">
            <text:p>1590095092</text:p>
          </table:table-cell>
          <table:table-cell office:value-type="string" calcext:value-type="string">
            <text:p>2020-05-21 18:04:5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098691" calcext:value-type="float">
            <text:p>1590098691</text:p>
          </table:table-cell>
          <table:table-cell office:value-type="string" calcext:value-type="string">
            <text:p>2020-05-21 19:04:5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098691" calcext:value-type="float">
            <text:p>1590098691</text:p>
          </table:table-cell>
          <table:table-cell office:value-type="string" calcext:value-type="string">
            <text:p>2020-05-21 19:04:5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098691" calcext:value-type="float">
            <text:p>1590098691</text:p>
          </table:table-cell>
          <table:table-cell office:value-type="string" calcext:value-type="string">
            <text:p>2020-05-21 19:04:5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098691" calcext:value-type="float">
            <text:p>1590098691</text:p>
          </table:table-cell>
          <table:table-cell office:value-type="string" calcext:value-type="string">
            <text:p>2020-05-21 19:04:5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02290" calcext:value-type="float">
            <text:p>1590102290</text:p>
          </table:table-cell>
          <table:table-cell office:value-type="string" calcext:value-type="string">
            <text:p>2020-05-21 20:04:5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02290" calcext:value-type="float">
            <text:p>1590102290</text:p>
          </table:table-cell>
          <table:table-cell office:value-type="string" calcext:value-type="string">
            <text:p>2020-05-21 20:04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02290" calcext:value-type="float">
            <text:p>1590102290</text:p>
          </table:table-cell>
          <table:table-cell office:value-type="string" calcext:value-type="string">
            <text:p>2020-05-21 20:04:5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02290" calcext:value-type="float">
            <text:p>1590102290</text:p>
          </table:table-cell>
          <table:table-cell office:value-type="string" calcext:value-type="string">
            <text:p>2020-05-21 20:04: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05889" calcext:value-type="float">
            <text:p>1590105889</text:p>
          </table:table-cell>
          <table:table-cell office:value-type="string" calcext:value-type="string">
            <text:p>2020-05-21 21:04:4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05889" calcext:value-type="float">
            <text:p>1590105889</text:p>
          </table:table-cell>
          <table:table-cell office:value-type="string" calcext:value-type="string">
            <text:p>2020-05-21 21:04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05889" calcext:value-type="float">
            <text:p>1590105889</text:p>
          </table:table-cell>
          <table:table-cell office:value-type="string" calcext:value-type="string">
            <text:p>2020-05-21 21:04:4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05889" calcext:value-type="float">
            <text:p>1590105889</text:p>
          </table:table-cell>
          <table:table-cell office:value-type="string" calcext:value-type="string">
            <text:p>2020-05-21 21:04: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09488" calcext:value-type="float">
            <text:p>1590109488</text:p>
          </table:table-cell>
          <table:table-cell office:value-type="string" calcext:value-type="string">
            <text:p>2020-05-21 22:04:4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09488" calcext:value-type="float">
            <text:p>1590109488</text:p>
          </table:table-cell>
          <table:table-cell office:value-type="string" calcext:value-type="string">
            <text:p>2020-05-21 22:04:4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09488" calcext:value-type="float">
            <text:p>1590109488</text:p>
          </table:table-cell>
          <table:table-cell office:value-type="string" calcext:value-type="string">
            <text:p>2020-05-21 22:04:4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09488" calcext:value-type="float">
            <text:p>1590109488</text:p>
          </table:table-cell>
          <table:table-cell office:value-type="string" calcext:value-type="string">
            <text:p>2020-05-21 22:04:4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13087" calcext:value-type="float">
            <text:p>1590113087</text:p>
          </table:table-cell>
          <table:table-cell office:value-type="string" calcext:value-type="string">
            <text:p>2020-05-21 23:04:4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13087" calcext:value-type="float">
            <text:p>1590113087</text:p>
          </table:table-cell>
          <table:table-cell office:value-type="string" calcext:value-type="string">
            <text:p>2020-05-21 23:04:4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13087" calcext:value-type="float">
            <text:p>1590113087</text:p>
          </table:table-cell>
          <table:table-cell office:value-type="string" calcext:value-type="string">
            <text:p>2020-05-21 23:04:4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13087" calcext:value-type="float">
            <text:p>1590113087</text:p>
          </table:table-cell>
          <table:table-cell office:value-type="string" calcext:value-type="string">
            <text:p>2020-05-21 23:04:4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16686" calcext:value-type="float">
            <text:p>1590116686</text:p>
          </table:table-cell>
          <table:table-cell office:value-type="string" calcext:value-type="string">
            <text:p>2020-05-22 00:04:4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16686" calcext:value-type="float">
            <text:p>1590116686</text:p>
          </table:table-cell>
          <table:table-cell office:value-type="string" calcext:value-type="string">
            <text:p>2020-05-22 00:04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16686" calcext:value-type="float">
            <text:p>1590116686</text:p>
          </table:table-cell>
          <table:table-cell office:value-type="string" calcext:value-type="string">
            <text:p>2020-05-22 00:04:4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16686" calcext:value-type="float">
            <text:p>1590116686</text:p>
          </table:table-cell>
          <table:table-cell office:value-type="string" calcext:value-type="string">
            <text:p>2020-05-22 00:04:4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20285" calcext:value-type="float">
            <text:p>1590120285</text:p>
          </table:table-cell>
          <table:table-cell office:value-type="string" calcext:value-type="string">
            <text:p>2020-05-22 01:04:4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20285" calcext:value-type="float">
            <text:p>1590120285</text:p>
          </table:table-cell>
          <table:table-cell office:value-type="string" calcext:value-type="string">
            <text:p>2020-05-22 01:04:4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20285" calcext:value-type="float">
            <text:p>1590120285</text:p>
          </table:table-cell>
          <table:table-cell office:value-type="string" calcext:value-type="string">
            <text:p>2020-05-22 01:04:4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20285" calcext:value-type="float">
            <text:p>1590120285</text:p>
          </table:table-cell>
          <table:table-cell office:value-type="string" calcext:value-type="string">
            <text:p>2020-05-22 01:04:4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23884" calcext:value-type="float">
            <text:p>1590123884</text:p>
          </table:table-cell>
          <table:table-cell office:value-type="string" calcext:value-type="string">
            <text:p>2020-05-22 02:04:4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23884" calcext:value-type="float">
            <text:p>1590123884</text:p>
          </table:table-cell>
          <table:table-cell office:value-type="string" calcext:value-type="string">
            <text:p>2020-05-22 02:04:4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23884" calcext:value-type="float">
            <text:p>1590123884</text:p>
          </table:table-cell>
          <table:table-cell office:value-type="string" calcext:value-type="string">
            <text:p>2020-05-22 02:04:4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23884" calcext:value-type="float">
            <text:p>1590123884</text:p>
          </table:table-cell>
          <table:table-cell office:value-type="string" calcext:value-type="string">
            <text:p>2020-05-22 02:04:4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27483" calcext:value-type="float">
            <text:p>1590127483</text:p>
          </table:table-cell>
          <table:table-cell office:value-type="string" calcext:value-type="string">
            <text:p>2020-05-22 03:04:4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27483" calcext:value-type="float">
            <text:p>1590127483</text:p>
          </table:table-cell>
          <table:table-cell office:value-type="string" calcext:value-type="string">
            <text:p>2020-05-22 03:04: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127483" calcext:value-type="float">
            <text:p>1590127483</text:p>
          </table:table-cell>
          <table:table-cell office:value-type="string" calcext:value-type="string">
            <text:p>2020-05-22 03:04:4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27483" calcext:value-type="float">
            <text:p>1590127483</text:p>
          </table:table-cell>
          <table:table-cell office:value-type="string" calcext:value-type="string">
            <text:p>2020-05-22 03:04: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31082" calcext:value-type="float">
            <text:p>1590131082</text:p>
          </table:table-cell>
          <table:table-cell office:value-type="string" calcext:value-type="string">
            <text:p>2020-05-22 04:04:4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31082" calcext:value-type="float">
            <text:p>1590131082</text:p>
          </table:table-cell>
          <table:table-cell office:value-type="string" calcext:value-type="string">
            <text:p>2020-05-22 04:04:4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131082" calcext:value-type="float">
            <text:p>1590131082</text:p>
          </table:table-cell>
          <table:table-cell office:value-type="string" calcext:value-type="string">
            <text:p>2020-05-22 04:04:4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31082" calcext:value-type="float">
            <text:p>1590131082</text:p>
          </table:table-cell>
          <table:table-cell office:value-type="string" calcext:value-type="string">
            <text:p>2020-05-22 04:04:4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34681" calcext:value-type="float">
            <text:p>1590134681</text:p>
          </table:table-cell>
          <table:table-cell office:value-type="string" calcext:value-type="string">
            <text:p>2020-05-22 05:04:4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34681" calcext:value-type="float">
            <text:p>1590134681</text:p>
          </table:table-cell>
          <table:table-cell office:value-type="string" calcext:value-type="string">
            <text:p>2020-05-22 05:04:4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34681" calcext:value-type="float">
            <text:p>1590134681</text:p>
          </table:table-cell>
          <table:table-cell office:value-type="string" calcext:value-type="string">
            <text:p>2020-05-22 05:04:4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34681" calcext:value-type="float">
            <text:p>1590134681</text:p>
          </table:table-cell>
          <table:table-cell office:value-type="string" calcext:value-type="string">
            <text:p>2020-05-22 05:04: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38280" calcext:value-type="float">
            <text:p>1590138280</text:p>
          </table:table-cell>
          <table:table-cell office:value-type="string" calcext:value-type="string">
            <text:p>2020-05-22 06:04:4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38280" calcext:value-type="float">
            <text:p>1590138280</text:p>
          </table:table-cell>
          <table:table-cell office:value-type="string" calcext:value-type="string">
            <text:p>2020-05-22 06:04: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138280" calcext:value-type="float">
            <text:p>1590138280</text:p>
          </table:table-cell>
          <table:table-cell office:value-type="string" calcext:value-type="string">
            <text:p>2020-05-22 06:04:4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38280" calcext:value-type="float">
            <text:p>1590138280</text:p>
          </table:table-cell>
          <table:table-cell office:value-type="string" calcext:value-type="string">
            <text:p>2020-05-22 06:04: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41879" calcext:value-type="float">
            <text:p>1590141879</text:p>
          </table:table-cell>
          <table:table-cell office:value-type="string" calcext:value-type="string">
            <text:p>2020-05-22 07:04:3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41879" calcext:value-type="float">
            <text:p>1590141879</text:p>
          </table:table-cell>
          <table:table-cell office:value-type="string" calcext:value-type="string">
            <text:p>2020-05-22 07:04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41879" calcext:value-type="float">
            <text:p>1590141879</text:p>
          </table:table-cell>
          <table:table-cell office:value-type="string" calcext:value-type="string">
            <text:p>2020-05-22 07:04:3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41879" calcext:value-type="float">
            <text:p>1590141879</text:p>
          </table:table-cell>
          <table:table-cell office:value-type="string" calcext:value-type="string">
            <text:p>2020-05-22 07:04:3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45478" calcext:value-type="float">
            <text:p>1590145478</text:p>
          </table:table-cell>
          <table:table-cell office:value-type="string" calcext:value-type="string">
            <text:p>2020-05-22 08:04:3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45478" calcext:value-type="float">
            <text:p>1590145478</text:p>
          </table:table-cell>
          <table:table-cell office:value-type="string" calcext:value-type="string">
            <text:p>2020-05-22 08:04:3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45478" calcext:value-type="float">
            <text:p>1590145478</text:p>
          </table:table-cell>
          <table:table-cell office:value-type="string" calcext:value-type="string">
            <text:p>2020-05-22 08:04:3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45478" calcext:value-type="float">
            <text:p>1590145478</text:p>
          </table:table-cell>
          <table:table-cell office:value-type="string" calcext:value-type="string">
            <text:p>2020-05-22 08:04:3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49077" calcext:value-type="float">
            <text:p>1590149077</text:p>
          </table:table-cell>
          <table:table-cell office:value-type="string" calcext:value-type="string">
            <text:p>2020-05-22 09:04:3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49077" calcext:value-type="float">
            <text:p>1590149077</text:p>
          </table:table-cell>
          <table:table-cell office:value-type="string" calcext:value-type="string">
            <text:p>2020-05-22 09:04:3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49077" calcext:value-type="float">
            <text:p>1590149077</text:p>
          </table:table-cell>
          <table:table-cell office:value-type="string" calcext:value-type="string">
            <text:p>2020-05-22 09:04:3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49077" calcext:value-type="float">
            <text:p>1590149077</text:p>
          </table:table-cell>
          <table:table-cell office:value-type="string" calcext:value-type="string">
            <text:p>2020-05-22 09:04:3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52676" calcext:value-type="float">
            <text:p>1590152676</text:p>
          </table:table-cell>
          <table:table-cell office:value-type="string" calcext:value-type="string">
            <text:p>2020-05-22 10:04:3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52676" calcext:value-type="float">
            <text:p>1590152676</text:p>
          </table:table-cell>
          <table:table-cell office:value-type="string" calcext:value-type="string">
            <text:p>2020-05-22 10:04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52676" calcext:value-type="float">
            <text:p>1590152676</text:p>
          </table:table-cell>
          <table:table-cell office:value-type="string" calcext:value-type="string">
            <text:p>2020-05-22 10:04:3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52676" calcext:value-type="float">
            <text:p>1590152676</text:p>
          </table:table-cell>
          <table:table-cell office:value-type="string" calcext:value-type="string">
            <text:p>2020-05-22 10:04: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56275" calcext:value-type="float">
            <text:p>1590156275</text:p>
          </table:table-cell>
          <table:table-cell office:value-type="string" calcext:value-type="string">
            <text:p>2020-05-22 11:04:3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56275" calcext:value-type="float">
            <text:p>1590156275</text:p>
          </table:table-cell>
          <table:table-cell office:value-type="string" calcext:value-type="string">
            <text:p>2020-05-22 11:04:3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56275" calcext:value-type="float">
            <text:p>1590156275</text:p>
          </table:table-cell>
          <table:table-cell office:value-type="string" calcext:value-type="string">
            <text:p>2020-05-22 11:04:3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56275" calcext:value-type="float">
            <text:p>1590156275</text:p>
          </table:table-cell>
          <table:table-cell office:value-type="string" calcext:value-type="string">
            <text:p>2020-05-22 11:04:3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59874" calcext:value-type="float">
            <text:p>1590159874</text:p>
          </table:table-cell>
          <table:table-cell office:value-type="string" calcext:value-type="string">
            <text:p>2020-05-22 12:04:3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59874" calcext:value-type="float">
            <text:p>1590159874</text:p>
          </table:table-cell>
          <table:table-cell office:value-type="string" calcext:value-type="string">
            <text:p>2020-05-22 12:04:3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59874" calcext:value-type="float">
            <text:p>1590159874</text:p>
          </table:table-cell>
          <table:table-cell office:value-type="string" calcext:value-type="string">
            <text:p>2020-05-22 12:04:3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59874" calcext:value-type="float">
            <text:p>1590159874</text:p>
          </table:table-cell>
          <table:table-cell office:value-type="string" calcext:value-type="string">
            <text:p>2020-05-22 12:04:3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63473" calcext:value-type="float">
            <text:p>1590163473</text:p>
          </table:table-cell>
          <table:table-cell office:value-type="string" calcext:value-type="string">
            <text:p>2020-05-22 13:04:3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63473" calcext:value-type="float">
            <text:p>1590163473</text:p>
          </table:table-cell>
          <table:table-cell office:value-type="string" calcext:value-type="string">
            <text:p>2020-05-22 13:04: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163473" calcext:value-type="float">
            <text:p>1590163473</text:p>
          </table:table-cell>
          <table:table-cell office:value-type="string" calcext:value-type="string">
            <text:p>2020-05-22 13:04:3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63473" calcext:value-type="float">
            <text:p>1590163473</text:p>
          </table:table-cell>
          <table:table-cell office:value-type="string" calcext:value-type="string">
            <text:p>2020-05-22 13:04: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67072" calcext:value-type="float">
            <text:p>1590167072</text:p>
          </table:table-cell>
          <table:table-cell office:value-type="string" calcext:value-type="string">
            <text:p>2020-05-22 14:04:3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67072" calcext:value-type="float">
            <text:p>1590167072</text:p>
          </table:table-cell>
          <table:table-cell office:value-type="string" calcext:value-type="string">
            <text:p>2020-05-22 14:04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67072" calcext:value-type="float">
            <text:p>1590167072</text:p>
          </table:table-cell>
          <table:table-cell office:value-type="string" calcext:value-type="string">
            <text:p>2020-05-22 14:04:3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67072" calcext:value-type="float">
            <text:p>1590167072</text:p>
          </table:table-cell>
          <table:table-cell office:value-type="string" calcext:value-type="string">
            <text:p>2020-05-22 14:04: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70671" calcext:value-type="float">
            <text:p>1590170671</text:p>
          </table:table-cell>
          <table:table-cell office:value-type="string" calcext:value-type="string">
            <text:p>2020-05-22 15:04:3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170671" calcext:value-type="float">
            <text:p>1590170671</text:p>
          </table:table-cell>
          <table:table-cell office:value-type="string" calcext:value-type="string">
            <text:p>2020-05-22 15:04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70671" calcext:value-type="float">
            <text:p>1590170671</text:p>
          </table:table-cell>
          <table:table-cell office:value-type="string" calcext:value-type="string">
            <text:p>2020-05-22 15:04:3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70671" calcext:value-type="float">
            <text:p>1590170671</text:p>
          </table:table-cell>
          <table:table-cell office:value-type="string" calcext:value-type="string">
            <text:p>2020-05-22 15:04:3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74270" calcext:value-type="float">
            <text:p>1590174270</text:p>
          </table:table-cell>
          <table:table-cell office:value-type="string" calcext:value-type="string">
            <text:p>2020-05-22 16:04:3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74270" calcext:value-type="float">
            <text:p>1590174270</text:p>
          </table:table-cell>
          <table:table-cell office:value-type="string" calcext:value-type="string">
            <text:p>2020-05-22 16:04:3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74270" calcext:value-type="float">
            <text:p>1590174270</text:p>
          </table:table-cell>
          <table:table-cell office:value-type="string" calcext:value-type="string">
            <text:p>2020-05-22 16:04:3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74270" calcext:value-type="float">
            <text:p>1590174270</text:p>
          </table:table-cell>
          <table:table-cell office:value-type="string" calcext:value-type="string">
            <text:p>2020-05-22 16:04:3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77869" calcext:value-type="float">
            <text:p>1590177869</text:p>
          </table:table-cell>
          <table:table-cell office:value-type="string" calcext:value-type="string">
            <text:p>2020-05-22 17:04:2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77869" calcext:value-type="float">
            <text:p>1590177869</text:p>
          </table:table-cell>
          <table:table-cell office:value-type="string" calcext:value-type="string">
            <text:p>2020-05-22 17:04: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177869" calcext:value-type="float">
            <text:p>1590177869</text:p>
          </table:table-cell>
          <table:table-cell office:value-type="string" calcext:value-type="string">
            <text:p>2020-05-22 17:04:2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77869" calcext:value-type="float">
            <text:p>1590177869</text:p>
          </table:table-cell>
          <table:table-cell office:value-type="string" calcext:value-type="string">
            <text:p>2020-05-22 17:04:2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81468" calcext:value-type="float">
            <text:p>1590181468</text:p>
          </table:table-cell>
          <table:table-cell office:value-type="string" calcext:value-type="string">
            <text:p>2020-05-22 18:04:2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81468" calcext:value-type="float">
            <text:p>1590181468</text:p>
          </table:table-cell>
          <table:table-cell office:value-type="string" calcext:value-type="string">
            <text:p>2020-05-22 18:04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81468" calcext:value-type="float">
            <text:p>1590181468</text:p>
          </table:table-cell>
          <table:table-cell office:value-type="string" calcext:value-type="string">
            <text:p>2020-05-22 18:04:2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81468" calcext:value-type="float">
            <text:p>1590181468</text:p>
          </table:table-cell>
          <table:table-cell office:value-type="string" calcext:value-type="string">
            <text:p>2020-05-22 18:04:2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85067" calcext:value-type="float">
            <text:p>1590185067</text:p>
          </table:table-cell>
          <table:table-cell office:value-type="string" calcext:value-type="string">
            <text:p>2020-05-22 19:04:2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85067" calcext:value-type="float">
            <text:p>1590185067</text:p>
          </table:table-cell>
          <table:table-cell office:value-type="string" calcext:value-type="string">
            <text:p>2020-05-22 19:04:2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85067" calcext:value-type="float">
            <text:p>1590185067</text:p>
          </table:table-cell>
          <table:table-cell office:value-type="string" calcext:value-type="string">
            <text:p>2020-05-22 19:04:2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85067" calcext:value-type="float">
            <text:p>1590185067</text:p>
          </table:table-cell>
          <table:table-cell office:value-type="string" calcext:value-type="string">
            <text:p>2020-05-22 19:04:2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88666" calcext:value-type="float">
            <text:p>1590188666</text:p>
          </table:table-cell>
          <table:table-cell office:value-type="string" calcext:value-type="string">
            <text:p>2020-05-22 20:04:2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88666" calcext:value-type="float">
            <text:p>1590188666</text:p>
          </table:table-cell>
          <table:table-cell office:value-type="string" calcext:value-type="string">
            <text:p>2020-05-22 20:04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188666" calcext:value-type="float">
            <text:p>1590188666</text:p>
          </table:table-cell>
          <table:table-cell office:value-type="string" calcext:value-type="string">
            <text:p>2020-05-22 20:04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88666" calcext:value-type="float">
            <text:p>1590188666</text:p>
          </table:table-cell>
          <table:table-cell office:value-type="string" calcext:value-type="string">
            <text:p>2020-05-22 20:04:2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192265" calcext:value-type="float">
            <text:p>1590192265</text:p>
          </table:table-cell>
          <table:table-cell office:value-type="string" calcext:value-type="string">
            <text:p>2020-05-22 21:04:2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92265" calcext:value-type="float">
            <text:p>1590192265</text:p>
          </table:table-cell>
          <table:table-cell office:value-type="string" calcext:value-type="string">
            <text:p>2020-05-22 21:04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192265" calcext:value-type="float">
            <text:p>1590192265</text:p>
          </table:table-cell>
          <table:table-cell office:value-type="string" calcext:value-type="string">
            <text:p>2020-05-22 21:04:2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92265" calcext:value-type="float">
            <text:p>1590192265</text:p>
          </table:table-cell>
          <table:table-cell office:value-type="string" calcext:value-type="string">
            <text:p>2020-05-22 21:04:2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95864" calcext:value-type="float">
            <text:p>1590195864</text:p>
          </table:table-cell>
          <table:table-cell office:value-type="string" calcext:value-type="string">
            <text:p>2020-05-22 22:04:2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95864" calcext:value-type="float">
            <text:p>1590195864</text:p>
          </table:table-cell>
          <table:table-cell office:value-type="string" calcext:value-type="string">
            <text:p>2020-05-22 22:04:2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195864" calcext:value-type="float">
            <text:p>1590195864</text:p>
          </table:table-cell>
          <table:table-cell office:value-type="string" calcext:value-type="string">
            <text:p>2020-05-22 22:04:2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95864" calcext:value-type="float">
            <text:p>1590195864</text:p>
          </table:table-cell>
          <table:table-cell office:value-type="string" calcext:value-type="string">
            <text:p>2020-05-22 22:04:2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199463" calcext:value-type="float">
            <text:p>1590199463</text:p>
          </table:table-cell>
          <table:table-cell office:value-type="string" calcext:value-type="string">
            <text:p>2020-05-22 23:04:2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199463" calcext:value-type="float">
            <text:p>1590199463</text:p>
          </table:table-cell>
          <table:table-cell office:value-type="string" calcext:value-type="string">
            <text:p>2020-05-22 23:04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199463" calcext:value-type="float">
            <text:p>1590199463</text:p>
          </table:table-cell>
          <table:table-cell office:value-type="string" calcext:value-type="string">
            <text:p>2020-05-22 23:04:2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199463" calcext:value-type="float">
            <text:p>1590199463</text:p>
          </table:table-cell>
          <table:table-cell office:value-type="string" calcext:value-type="string">
            <text:p>2020-05-22 23:04:2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03062" calcext:value-type="float">
            <text:p>1590203062</text:p>
          </table:table-cell>
          <table:table-cell office:value-type="string" calcext:value-type="string">
            <text:p>2020-05-23 00:04:2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03062" calcext:value-type="float">
            <text:p>1590203062</text:p>
          </table:table-cell>
          <table:table-cell office:value-type="string" calcext:value-type="string">
            <text:p>2020-05-23 00:04:2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03062" calcext:value-type="float">
            <text:p>1590203062</text:p>
          </table:table-cell>
          <table:table-cell office:value-type="string" calcext:value-type="string">
            <text:p>2020-05-23 00:04:2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03062" calcext:value-type="float">
            <text:p>1590203062</text:p>
          </table:table-cell>
          <table:table-cell office:value-type="string" calcext:value-type="string">
            <text:p>2020-05-23 00:04:2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06661" calcext:value-type="float">
            <text:p>1590206661</text:p>
          </table:table-cell>
          <table:table-cell office:value-type="string" calcext:value-type="string">
            <text:p>2020-05-23 01:04:2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06661" calcext:value-type="float">
            <text:p>1590206661</text:p>
          </table:table-cell>
          <table:table-cell office:value-type="string" calcext:value-type="string">
            <text:p>2020-05-23 01:04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06661" calcext:value-type="float">
            <text:p>1590206661</text:p>
          </table:table-cell>
          <table:table-cell office:value-type="string" calcext:value-type="string">
            <text:p>2020-05-23 01:04:2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06661" calcext:value-type="float">
            <text:p>1590206661</text:p>
          </table:table-cell>
          <table:table-cell office:value-type="string" calcext:value-type="string">
            <text:p>2020-05-23 01:04:2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10260" calcext:value-type="float">
            <text:p>1590210260</text:p>
          </table:table-cell>
          <table:table-cell office:value-type="string" calcext:value-type="string">
            <text:p>2020-05-23 02:04:2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10260" calcext:value-type="float">
            <text:p>1590210260</text:p>
          </table:table-cell>
          <table:table-cell office:value-type="string" calcext:value-type="string">
            <text:p>2020-05-23 02:04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10260" calcext:value-type="float">
            <text:p>1590210260</text:p>
          </table:table-cell>
          <table:table-cell office:value-type="string" calcext:value-type="string">
            <text:p>2020-05-23 02:04:2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10260" calcext:value-type="float">
            <text:p>1590210260</text:p>
          </table:table-cell>
          <table:table-cell office:value-type="string" calcext:value-type="string">
            <text:p>2020-05-23 02:04: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13859" calcext:value-type="float">
            <text:p>1590213859</text:p>
          </table:table-cell>
          <table:table-cell office:value-type="string" calcext:value-type="string">
            <text:p>2020-05-23 03:04:1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13859" calcext:value-type="float">
            <text:p>1590213859</text:p>
          </table:table-cell>
          <table:table-cell office:value-type="string" calcext:value-type="string">
            <text:p>2020-05-23 03:04: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13859" calcext:value-type="float">
            <text:p>1590213859</text:p>
          </table:table-cell>
          <table:table-cell office:value-type="string" calcext:value-type="string">
            <text:p>2020-05-23 03:04:1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13859" calcext:value-type="float">
            <text:p>1590213859</text:p>
          </table:table-cell>
          <table:table-cell office:value-type="string" calcext:value-type="string">
            <text:p>2020-05-23 03:04:1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17458" calcext:value-type="float">
            <text:p>1590217458</text:p>
          </table:table-cell>
          <table:table-cell office:value-type="string" calcext:value-type="string">
            <text:p>2020-05-23 04:04:1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17458" calcext:value-type="float">
            <text:p>1590217458</text:p>
          </table:table-cell>
          <table:table-cell office:value-type="string" calcext:value-type="string">
            <text:p>2020-05-23 04:04:1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17458" calcext:value-type="float">
            <text:p>1590217458</text:p>
          </table:table-cell>
          <table:table-cell office:value-type="string" calcext:value-type="string">
            <text:p>2020-05-23 04:04:1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17458" calcext:value-type="float">
            <text:p>1590217458</text:p>
          </table:table-cell>
          <table:table-cell office:value-type="string" calcext:value-type="string">
            <text:p>2020-05-23 04:04:1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21057" calcext:value-type="float">
            <text:p>1590221057</text:p>
          </table:table-cell>
          <table:table-cell office:value-type="string" calcext:value-type="string">
            <text:p>2020-05-23 05:04:1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21057" calcext:value-type="float">
            <text:p>1590221057</text:p>
          </table:table-cell>
          <table:table-cell office:value-type="string" calcext:value-type="string">
            <text:p>2020-05-23 05:04:1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21057" calcext:value-type="float">
            <text:p>1590221057</text:p>
          </table:table-cell>
          <table:table-cell office:value-type="string" calcext:value-type="string">
            <text:p>2020-05-23 05:04:1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21057" calcext:value-type="float">
            <text:p>1590221057</text:p>
          </table:table-cell>
          <table:table-cell office:value-type="string" calcext:value-type="string">
            <text:p>2020-05-23 05:04:1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24656" calcext:value-type="float">
            <text:p>1590224656</text:p>
          </table:table-cell>
          <table:table-cell office:value-type="string" calcext:value-type="string">
            <text:p>2020-05-23 06:04:1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24656" calcext:value-type="float">
            <text:p>1590224656</text:p>
          </table:table-cell>
          <table:table-cell office:value-type="string" calcext:value-type="string">
            <text:p>2020-05-23 06:04:1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24656" calcext:value-type="float">
            <text:p>1590224656</text:p>
          </table:table-cell>
          <table:table-cell office:value-type="string" calcext:value-type="string">
            <text:p>2020-05-23 06:04:1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24656" calcext:value-type="float">
            <text:p>1590224656</text:p>
          </table:table-cell>
          <table:table-cell office:value-type="string" calcext:value-type="string">
            <text:p>2020-05-23 06:04: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28255" calcext:value-type="float">
            <text:p>1590228255</text:p>
          </table:table-cell>
          <table:table-cell office:value-type="string" calcext:value-type="string">
            <text:p>2020-05-23 07:04:1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28255" calcext:value-type="float">
            <text:p>1590228255</text:p>
          </table:table-cell>
          <table:table-cell office:value-type="string" calcext:value-type="string">
            <text:p>2020-05-23 07:04:1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28255" calcext:value-type="float">
            <text:p>1590228255</text:p>
          </table:table-cell>
          <table:table-cell office:value-type="string" calcext:value-type="string">
            <text:p>2020-05-23 07:04:1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28255" calcext:value-type="float">
            <text:p>1590228255</text:p>
          </table:table-cell>
          <table:table-cell office:value-type="string" calcext:value-type="string">
            <text:p>2020-05-23 07:04:1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31854" calcext:value-type="float">
            <text:p>1590231854</text:p>
          </table:table-cell>
          <table:table-cell office:value-type="string" calcext:value-type="string">
            <text:p>2020-05-23 08:04:1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31854" calcext:value-type="float">
            <text:p>1590231854</text:p>
          </table:table-cell>
          <table:table-cell office:value-type="string" calcext:value-type="string">
            <text:p>2020-05-23 08:04:1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31854" calcext:value-type="float">
            <text:p>1590231854</text:p>
          </table:table-cell>
          <table:table-cell office:value-type="string" calcext:value-type="string">
            <text:p>2020-05-23 08:04:1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31854" calcext:value-type="float">
            <text:p>1590231854</text:p>
          </table:table-cell>
          <table:table-cell office:value-type="string" calcext:value-type="string">
            <text:p>2020-05-23 08:04:1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35453" calcext:value-type="float">
            <text:p>1590235453</text:p>
          </table:table-cell>
          <table:table-cell office:value-type="string" calcext:value-type="string">
            <text:p>2020-05-23 09:04:1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35453" calcext:value-type="float">
            <text:p>1590235453</text:p>
          </table:table-cell>
          <table:table-cell office:value-type="string" calcext:value-type="string">
            <text:p>2020-05-23 09:04:1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35453" calcext:value-type="float">
            <text:p>1590235453</text:p>
          </table:table-cell>
          <table:table-cell office:value-type="string" calcext:value-type="string">
            <text:p>2020-05-23 09:04:1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35453" calcext:value-type="float">
            <text:p>1590235453</text:p>
          </table:table-cell>
          <table:table-cell office:value-type="string" calcext:value-type="string">
            <text:p>2020-05-23 09:04:1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39052" calcext:value-type="float">
            <text:p>1590239052</text:p>
          </table:table-cell>
          <table:table-cell office:value-type="string" calcext:value-type="string">
            <text:p>2020-05-23 10:04:1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39052" calcext:value-type="float">
            <text:p>1590239052</text:p>
          </table:table-cell>
          <table:table-cell office:value-type="string" calcext:value-type="string">
            <text:p>2020-05-23 10:04:1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39052" calcext:value-type="float">
            <text:p>1590239052</text:p>
          </table:table-cell>
          <table:table-cell office:value-type="string" calcext:value-type="string">
            <text:p>2020-05-23 10:04:1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39052" calcext:value-type="float">
            <text:p>1590239052</text:p>
          </table:table-cell>
          <table:table-cell office:value-type="string" calcext:value-type="string">
            <text:p>2020-05-23 10:04:1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42651" calcext:value-type="float">
            <text:p>1590242651</text:p>
          </table:table-cell>
          <table:table-cell office:value-type="string" calcext:value-type="string">
            <text:p>2020-05-23 11:04:1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42651" calcext:value-type="float">
            <text:p>1590242651</text:p>
          </table:table-cell>
          <table:table-cell office:value-type="string" calcext:value-type="string">
            <text:p>2020-05-23 11:04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42651" calcext:value-type="float">
            <text:p>1590242651</text:p>
          </table:table-cell>
          <table:table-cell office:value-type="string" calcext:value-type="string">
            <text:p>2020-05-23 11:04:1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42651" calcext:value-type="float">
            <text:p>1590242651</text:p>
          </table:table-cell>
          <table:table-cell office:value-type="string" calcext:value-type="string">
            <text:p>2020-05-23 11:04:1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46250" calcext:value-type="float">
            <text:p>1590246250</text:p>
          </table:table-cell>
          <table:table-cell office:value-type="string" calcext:value-type="string">
            <text:p>2020-05-23 12:04:1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46250" calcext:value-type="float">
            <text:p>1590246250</text:p>
          </table:table-cell>
          <table:table-cell office:value-type="string" calcext:value-type="string">
            <text:p>2020-05-23 12:04:1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46250" calcext:value-type="float">
            <text:p>1590246250</text:p>
          </table:table-cell>
          <table:table-cell office:value-type="string" calcext:value-type="string">
            <text:p>2020-05-23 12:04:1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46250" calcext:value-type="float">
            <text:p>1590246250</text:p>
          </table:table-cell>
          <table:table-cell office:value-type="string" calcext:value-type="string">
            <text:p>2020-05-23 12:04:1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49849" calcext:value-type="float">
            <text:p>1590249849</text:p>
          </table:table-cell>
          <table:table-cell office:value-type="string" calcext:value-type="string">
            <text:p>2020-05-23 13:04:0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49849" calcext:value-type="float">
            <text:p>1590249849</text:p>
          </table:table-cell>
          <table:table-cell office:value-type="string" calcext:value-type="string">
            <text:p>2020-05-23 13:04:0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49849" calcext:value-type="float">
            <text:p>1590249849</text:p>
          </table:table-cell>
          <table:table-cell office:value-type="string" calcext:value-type="string">
            <text:p>2020-05-23 13:04:0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49849" calcext:value-type="float">
            <text:p>1590249849</text:p>
          </table:table-cell>
          <table:table-cell office:value-type="string" calcext:value-type="string">
            <text:p>2020-05-23 13:04:0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53448" calcext:value-type="float">
            <text:p>1590253448</text:p>
          </table:table-cell>
          <table:table-cell office:value-type="string" calcext:value-type="string">
            <text:p>2020-05-23 14:04:0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53448" calcext:value-type="float">
            <text:p>1590253448</text:p>
          </table:table-cell>
          <table:table-cell office:value-type="string" calcext:value-type="string">
            <text:p>2020-05-23 14:04:0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53448" calcext:value-type="float">
            <text:p>1590253448</text:p>
          </table:table-cell>
          <table:table-cell office:value-type="string" calcext:value-type="string">
            <text:p>2020-05-23 14:04:0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53448" calcext:value-type="float">
            <text:p>1590253448</text:p>
          </table:table-cell>
          <table:table-cell office:value-type="string" calcext:value-type="string">
            <text:p>2020-05-23 14:04:0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57047" calcext:value-type="float">
            <text:p>1590257047</text:p>
          </table:table-cell>
          <table:table-cell office:value-type="string" calcext:value-type="string">
            <text:p>2020-05-23 15:04:0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57047" calcext:value-type="float">
            <text:p>1590257047</text:p>
          </table:table-cell>
          <table:table-cell office:value-type="string" calcext:value-type="string">
            <text:p>2020-05-23 15:04:0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57047" calcext:value-type="float">
            <text:p>1590257047</text:p>
          </table:table-cell>
          <table:table-cell office:value-type="string" calcext:value-type="string">
            <text:p>2020-05-23 15:04:0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57047" calcext:value-type="float">
            <text:p>1590257047</text:p>
          </table:table-cell>
          <table:table-cell office:value-type="string" calcext:value-type="string">
            <text:p>2020-05-23 15:04:0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60646" calcext:value-type="float">
            <text:p>1590260646</text:p>
          </table:table-cell>
          <table:table-cell office:value-type="string" calcext:value-type="string">
            <text:p>2020-05-23 16:04:0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60646" calcext:value-type="float">
            <text:p>1590260646</text:p>
          </table:table-cell>
          <table:table-cell office:value-type="string" calcext:value-type="string">
            <text:p>2020-05-23 16:04:0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60646" calcext:value-type="float">
            <text:p>1590260646</text:p>
          </table:table-cell>
          <table:table-cell office:value-type="string" calcext:value-type="string">
            <text:p>2020-05-23 16:04:0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60646" calcext:value-type="float">
            <text:p>1590260646</text:p>
          </table:table-cell>
          <table:table-cell office:value-type="string" calcext:value-type="string">
            <text:p>2020-05-23 16:04:0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64245" calcext:value-type="float">
            <text:p>1590264245</text:p>
          </table:table-cell>
          <table:table-cell office:value-type="string" calcext:value-type="string">
            <text:p>2020-05-23 17:04:0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64245" calcext:value-type="float">
            <text:p>1590264245</text:p>
          </table:table-cell>
          <table:table-cell office:value-type="string" calcext:value-type="string">
            <text:p>2020-05-23 17:04:0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64245" calcext:value-type="float">
            <text:p>1590264245</text:p>
          </table:table-cell>
          <table:table-cell office:value-type="string" calcext:value-type="string">
            <text:p>2020-05-23 17:04:0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64245" calcext:value-type="float">
            <text:p>1590264245</text:p>
          </table:table-cell>
          <table:table-cell office:value-type="string" calcext:value-type="string">
            <text:p>2020-05-23 17:04:0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67844" calcext:value-type="float">
            <text:p>1590267844</text:p>
          </table:table-cell>
          <table:table-cell office:value-type="string" calcext:value-type="string">
            <text:p>2020-05-23 18:04:0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67844" calcext:value-type="float">
            <text:p>1590267844</text:p>
          </table:table-cell>
          <table:table-cell office:value-type="string" calcext:value-type="string">
            <text:p>2020-05-23 18:04:0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67844" calcext:value-type="float">
            <text:p>1590267844</text:p>
          </table:table-cell>
          <table:table-cell office:value-type="string" calcext:value-type="string">
            <text:p>2020-05-23 18:04:0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67844" calcext:value-type="float">
            <text:p>1590267844</text:p>
          </table:table-cell>
          <table:table-cell office:value-type="string" calcext:value-type="string">
            <text:p>2020-05-23 18:04:0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71443" calcext:value-type="float">
            <text:p>1590271443</text:p>
          </table:table-cell>
          <table:table-cell office:value-type="string" calcext:value-type="string">
            <text:p>2020-05-23 19:04:03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71443" calcext:value-type="float">
            <text:p>1590271443</text:p>
          </table:table-cell>
          <table:table-cell office:value-type="string" calcext:value-type="string">
            <text:p>2020-05-23 19:04:0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71443" calcext:value-type="float">
            <text:p>1590271443</text:p>
          </table:table-cell>
          <table:table-cell office:value-type="string" calcext:value-type="string">
            <text:p>2020-05-23 19:04:0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71443" calcext:value-type="float">
            <text:p>1590271443</text:p>
          </table:table-cell>
          <table:table-cell office:value-type="string" calcext:value-type="string">
            <text:p>2020-05-23 19:04:0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75042" calcext:value-type="float">
            <text:p>1590275042</text:p>
          </table:table-cell>
          <table:table-cell office:value-type="string" calcext:value-type="string">
            <text:p>2020-05-23 20:04:0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75042" calcext:value-type="float">
            <text:p>1590275042</text:p>
          </table:table-cell>
          <table:table-cell office:value-type="string" calcext:value-type="string">
            <text:p>2020-05-23 20:04:0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75042" calcext:value-type="float">
            <text:p>1590275042</text:p>
          </table:table-cell>
          <table:table-cell office:value-type="string" calcext:value-type="string">
            <text:p>2020-05-23 20:04:0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75042" calcext:value-type="float">
            <text:p>1590275042</text:p>
          </table:table-cell>
          <table:table-cell office:value-type="string" calcext:value-type="string">
            <text:p>2020-05-23 20:04:0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78641" calcext:value-type="float">
            <text:p>1590278641</text:p>
          </table:table-cell>
          <table:table-cell office:value-type="string" calcext:value-type="string">
            <text:p>2020-05-23 21:04:0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78641" calcext:value-type="float">
            <text:p>1590278641</text:p>
          </table:table-cell>
          <table:table-cell office:value-type="string" calcext:value-type="string">
            <text:p>2020-05-23 21:04:0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78641" calcext:value-type="float">
            <text:p>1590278641</text:p>
          </table:table-cell>
          <table:table-cell office:value-type="string" calcext:value-type="string">
            <text:p>2020-05-23 21:04:0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78641" calcext:value-type="float">
            <text:p>1590278641</text:p>
          </table:table-cell>
          <table:table-cell office:value-type="string" calcext:value-type="string">
            <text:p>2020-05-23 21:04:0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82240" calcext:value-type="float">
            <text:p>1590282240</text:p>
          </table:table-cell>
          <table:table-cell office:value-type="string" calcext:value-type="string">
            <text:p>2020-05-23 22:04:0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82240" calcext:value-type="float">
            <text:p>1590282240</text:p>
          </table:table-cell>
          <table:table-cell office:value-type="string" calcext:value-type="string">
            <text:p>2020-05-23 22:04:0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82240" calcext:value-type="float">
            <text:p>1590282240</text:p>
          </table:table-cell>
          <table:table-cell office:value-type="string" calcext:value-type="string">
            <text:p>2020-05-23 22:04:0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82240" calcext:value-type="float">
            <text:p>1590282240</text:p>
          </table:table-cell>
          <table:table-cell office:value-type="string" calcext:value-type="string">
            <text:p>2020-05-23 22:04:0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85839" calcext:value-type="float">
            <text:p>1590285839</text:p>
          </table:table-cell>
          <table:table-cell office:value-type="string" calcext:value-type="string">
            <text:p>2020-05-23 23:03:5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85839" calcext:value-type="float">
            <text:p>1590285839</text:p>
          </table:table-cell>
          <table:table-cell office:value-type="string" calcext:value-type="string">
            <text:p>2020-05-23 23:03:5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85839" calcext:value-type="float">
            <text:p>1590285839</text:p>
          </table:table-cell>
          <table:table-cell office:value-type="string" calcext:value-type="string">
            <text:p>2020-05-23 23:03:5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85839" calcext:value-type="float">
            <text:p>1590285839</text:p>
          </table:table-cell>
          <table:table-cell office:value-type="string" calcext:value-type="string">
            <text:p>2020-05-23 23:03: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89438" calcext:value-type="float">
            <text:p>1590289438</text:p>
          </table:table-cell>
          <table:table-cell office:value-type="string" calcext:value-type="string">
            <text:p>2020-05-24 00:03:5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89438" calcext:value-type="float">
            <text:p>1590289438</text:p>
          </table:table-cell>
          <table:table-cell office:value-type="string" calcext:value-type="string">
            <text:p>2020-05-24 00:03:5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89438" calcext:value-type="float">
            <text:p>1590289438</text:p>
          </table:table-cell>
          <table:table-cell office:value-type="string" calcext:value-type="string">
            <text:p>2020-05-24 00:03:5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89438" calcext:value-type="float">
            <text:p>1590289438</text:p>
          </table:table-cell>
          <table:table-cell office:value-type="string" calcext:value-type="string">
            <text:p>2020-05-24 00:03:5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293037" calcext:value-type="float">
            <text:p>1590293037</text:p>
          </table:table-cell>
          <table:table-cell office:value-type="string" calcext:value-type="string">
            <text:p>2020-05-24 01:03:5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93037" calcext:value-type="float">
            <text:p>1590293037</text:p>
          </table:table-cell>
          <table:table-cell office:value-type="string" calcext:value-type="string">
            <text:p>2020-05-24 01:03:5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293037" calcext:value-type="float">
            <text:p>1590293037</text:p>
          </table:table-cell>
          <table:table-cell office:value-type="string" calcext:value-type="string">
            <text:p>2020-05-24 01:03:5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93037" calcext:value-type="float">
            <text:p>1590293037</text:p>
          </table:table-cell>
          <table:table-cell office:value-type="string" calcext:value-type="string">
            <text:p>2020-05-24 01:03:5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296636" calcext:value-type="float">
            <text:p>1590296636</text:p>
          </table:table-cell>
          <table:table-cell office:value-type="string" calcext:value-type="string">
            <text:p>2020-05-24 02:03:5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296636" calcext:value-type="float">
            <text:p>1590296636</text:p>
          </table:table-cell>
          <table:table-cell office:value-type="string" calcext:value-type="string">
            <text:p>2020-05-24 02:03:5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296636" calcext:value-type="float">
            <text:p>1590296636</text:p>
          </table:table-cell>
          <table:table-cell office:value-type="string" calcext:value-type="string">
            <text:p>2020-05-24 02:03:5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296636" calcext:value-type="float">
            <text:p>1590296636</text:p>
          </table:table-cell>
          <table:table-cell office:value-type="string" calcext:value-type="string">
            <text:p>2020-05-24 02:03:5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00235" calcext:value-type="float">
            <text:p>1590300235</text:p>
          </table:table-cell>
          <table:table-cell office:value-type="string" calcext:value-type="string">
            <text:p>2020-05-24 03:03:5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00235" calcext:value-type="float">
            <text:p>1590300235</text:p>
          </table:table-cell>
          <table:table-cell office:value-type="string" calcext:value-type="string">
            <text:p>2020-05-24 03:03:5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00235" calcext:value-type="float">
            <text:p>1590300235</text:p>
          </table:table-cell>
          <table:table-cell office:value-type="string" calcext:value-type="string">
            <text:p>2020-05-24 03:03:5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00235" calcext:value-type="float">
            <text:p>1590300235</text:p>
          </table:table-cell>
          <table:table-cell office:value-type="string" calcext:value-type="string">
            <text:p>2020-05-24 03:03:5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03834" calcext:value-type="float">
            <text:p>1590303834</text:p>
          </table:table-cell>
          <table:table-cell office:value-type="string" calcext:value-type="string">
            <text:p>2020-05-24 04:03:5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03834" calcext:value-type="float">
            <text:p>1590303834</text:p>
          </table:table-cell>
          <table:table-cell office:value-type="string" calcext:value-type="string">
            <text:p>2020-05-24 04:03: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03834" calcext:value-type="float">
            <text:p>1590303834</text:p>
          </table:table-cell>
          <table:table-cell office:value-type="string" calcext:value-type="string">
            <text:p>2020-05-24 04:03:5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03834" calcext:value-type="float">
            <text:p>1590303834</text:p>
          </table:table-cell>
          <table:table-cell office:value-type="string" calcext:value-type="string">
            <text:p>2020-05-24 04:03: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07433" calcext:value-type="float">
            <text:p>1590307433</text:p>
          </table:table-cell>
          <table:table-cell office:value-type="string" calcext:value-type="string">
            <text:p>2020-05-24 05:03:5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07433" calcext:value-type="float">
            <text:p>1590307433</text:p>
          </table:table-cell>
          <table:table-cell office:value-type="string" calcext:value-type="string">
            <text:p>2020-05-24 05:03:5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07433" calcext:value-type="float">
            <text:p>1590307433</text:p>
          </table:table-cell>
          <table:table-cell office:value-type="string" calcext:value-type="string">
            <text:p>2020-05-24 05:03:5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07433" calcext:value-type="float">
            <text:p>1590307433</text:p>
          </table:table-cell>
          <table:table-cell office:value-type="string" calcext:value-type="string">
            <text:p>2020-05-24 05:03:5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11032" calcext:value-type="float">
            <text:p>1590311032</text:p>
          </table:table-cell>
          <table:table-cell office:value-type="string" calcext:value-type="string">
            <text:p>2020-05-24 06:03:5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11032" calcext:value-type="float">
            <text:p>1590311032</text:p>
          </table:table-cell>
          <table:table-cell office:value-type="string" calcext:value-type="string">
            <text:p>2020-05-24 06:03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311032" calcext:value-type="float">
            <text:p>1590311032</text:p>
          </table:table-cell>
          <table:table-cell office:value-type="string" calcext:value-type="string">
            <text:p>2020-05-24 06:03:5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11032" calcext:value-type="float">
            <text:p>1590311032</text:p>
          </table:table-cell>
          <table:table-cell office:value-type="string" calcext:value-type="string">
            <text:p>2020-05-24 06:03: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14631" calcext:value-type="float">
            <text:p>1590314631</text:p>
          </table:table-cell>
          <table:table-cell office:value-type="string" calcext:value-type="string">
            <text:p>2020-05-24 07:03:5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14631" calcext:value-type="float">
            <text:p>1590314631</text:p>
          </table:table-cell>
          <table:table-cell office:value-type="string" calcext:value-type="string">
            <text:p>2020-05-24 07:03:5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14631" calcext:value-type="float">
            <text:p>1590314631</text:p>
          </table:table-cell>
          <table:table-cell office:value-type="string" calcext:value-type="string">
            <text:p>2020-05-24 07:03:5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14631" calcext:value-type="float">
            <text:p>1590314631</text:p>
          </table:table-cell>
          <table:table-cell office:value-type="string" calcext:value-type="string">
            <text:p>2020-05-24 07:03:5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18230" calcext:value-type="float">
            <text:p>1590318230</text:p>
          </table:table-cell>
          <table:table-cell office:value-type="string" calcext:value-type="string">
            <text:p>2020-05-24 08:03:5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318230" calcext:value-type="float">
            <text:p>1590318230</text:p>
          </table:table-cell>
          <table:table-cell office:value-type="string" calcext:value-type="string">
            <text:p>2020-05-24 08:03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318230" calcext:value-type="float">
            <text:p>1590318230</text:p>
          </table:table-cell>
          <table:table-cell office:value-type="string" calcext:value-type="string">
            <text:p>2020-05-24 08:03:5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18230" calcext:value-type="float">
            <text:p>1590318230</text:p>
          </table:table-cell>
          <table:table-cell office:value-type="string" calcext:value-type="string">
            <text:p>2020-05-24 08:03:5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21829" calcext:value-type="float">
            <text:p>1590321829</text:p>
          </table:table-cell>
          <table:table-cell office:value-type="string" calcext:value-type="string">
            <text:p>2020-05-24 09:03:4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21829" calcext:value-type="float">
            <text:p>1590321829</text:p>
          </table:table-cell>
          <table:table-cell office:value-type="string" calcext:value-type="string">
            <text:p>2020-05-24 09:03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21829" calcext:value-type="float">
            <text:p>1590321829</text:p>
          </table:table-cell>
          <table:table-cell office:value-type="string" calcext:value-type="string">
            <text:p>2020-05-24 09:03:4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21829" calcext:value-type="float">
            <text:p>1590321829</text:p>
          </table:table-cell>
          <table:table-cell office:value-type="string" calcext:value-type="string">
            <text:p>2020-05-24 09:03: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25428" calcext:value-type="float">
            <text:p>1590325428</text:p>
          </table:table-cell>
          <table:table-cell office:value-type="string" calcext:value-type="string">
            <text:p>2020-05-24 10:03:4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25428" calcext:value-type="float">
            <text:p>1590325428</text:p>
          </table:table-cell>
          <table:table-cell office:value-type="string" calcext:value-type="string">
            <text:p>2020-05-24 10:03:4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25428" calcext:value-type="float">
            <text:p>1590325428</text:p>
          </table:table-cell>
          <table:table-cell office:value-type="string" calcext:value-type="string">
            <text:p>2020-05-24 10:03:4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25428" calcext:value-type="float">
            <text:p>1590325428</text:p>
          </table:table-cell>
          <table:table-cell office:value-type="string" calcext:value-type="string">
            <text:p>2020-05-24 10:03:4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29027" calcext:value-type="float">
            <text:p>1590329027</text:p>
          </table:table-cell>
          <table:table-cell office:value-type="string" calcext:value-type="string">
            <text:p>2020-05-24 11:03:4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29027" calcext:value-type="float">
            <text:p>1590329027</text:p>
          </table:table-cell>
          <table:table-cell office:value-type="string" calcext:value-type="string">
            <text:p>2020-05-24 11:03:4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29027" calcext:value-type="float">
            <text:p>1590329027</text:p>
          </table:table-cell>
          <table:table-cell office:value-type="string" calcext:value-type="string">
            <text:p>2020-05-24 11:03:4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29027" calcext:value-type="float">
            <text:p>1590329027</text:p>
          </table:table-cell>
          <table:table-cell office:value-type="string" calcext:value-type="string">
            <text:p>2020-05-24 11:03: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32626" calcext:value-type="float">
            <text:p>1590332626</text:p>
          </table:table-cell>
          <table:table-cell office:value-type="string" calcext:value-type="string">
            <text:p>2020-05-24 12:03:4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32626" calcext:value-type="float">
            <text:p>1590332626</text:p>
          </table:table-cell>
          <table:table-cell office:value-type="string" calcext:value-type="string">
            <text:p>2020-05-24 12:03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32626" calcext:value-type="float">
            <text:p>1590332626</text:p>
          </table:table-cell>
          <table:table-cell office:value-type="string" calcext:value-type="string">
            <text:p>2020-05-24 12:03:4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32626" calcext:value-type="float">
            <text:p>1590332626</text:p>
          </table:table-cell>
          <table:table-cell office:value-type="string" calcext:value-type="string">
            <text:p>2020-05-24 12:03:4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36225" calcext:value-type="float">
            <text:p>1590336225</text:p>
          </table:table-cell>
          <table:table-cell office:value-type="string" calcext:value-type="string">
            <text:p>2020-05-24 13:03:4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36225" calcext:value-type="float">
            <text:p>1590336225</text:p>
          </table:table-cell>
          <table:table-cell office:value-type="string" calcext:value-type="string">
            <text:p>2020-05-24 13:03:4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336225" calcext:value-type="float">
            <text:p>1590336225</text:p>
          </table:table-cell>
          <table:table-cell office:value-type="string" calcext:value-type="string">
            <text:p>2020-05-24 13:03:4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36225" calcext:value-type="float">
            <text:p>1590336225</text:p>
          </table:table-cell>
          <table:table-cell office:value-type="string" calcext:value-type="string">
            <text:p>2020-05-24 13:03: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39824" calcext:value-type="float">
            <text:p>1590339824</text:p>
          </table:table-cell>
          <table:table-cell office:value-type="string" calcext:value-type="string">
            <text:p>2020-05-24 14:03:4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39824" calcext:value-type="float">
            <text:p>1590339824</text:p>
          </table:table-cell>
          <table:table-cell office:value-type="string" calcext:value-type="string">
            <text:p>2020-05-24 14:03:4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39824" calcext:value-type="float">
            <text:p>1590339824</text:p>
          </table:table-cell>
          <table:table-cell office:value-type="string" calcext:value-type="string">
            <text:p>2020-05-24 14:03: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39824" calcext:value-type="float">
            <text:p>1590339824</text:p>
          </table:table-cell>
          <table:table-cell office:value-type="string" calcext:value-type="string">
            <text:p>2020-05-24 14:03:4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43423" calcext:value-type="float">
            <text:p>1590343423</text:p>
          </table:table-cell>
          <table:table-cell office:value-type="string" calcext:value-type="string">
            <text:p>2020-05-24 15:03:4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43423" calcext:value-type="float">
            <text:p>1590343423</text:p>
          </table:table-cell>
          <table:table-cell office:value-type="string" calcext:value-type="string">
            <text:p>2020-05-24 15:03:4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343423" calcext:value-type="float">
            <text:p>1590343423</text:p>
          </table:table-cell>
          <table:table-cell office:value-type="string" calcext:value-type="string">
            <text:p>2020-05-24 15:03:4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43423" calcext:value-type="float">
            <text:p>1590343423</text:p>
          </table:table-cell>
          <table:table-cell office:value-type="string" calcext:value-type="string">
            <text:p>2020-05-24 15:03: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47022" calcext:value-type="float">
            <text:p>1590347022</text:p>
          </table:table-cell>
          <table:table-cell office:value-type="string" calcext:value-type="string">
            <text:p>2020-05-24 16:03:4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47022" calcext:value-type="float">
            <text:p>1590347022</text:p>
          </table:table-cell>
          <table:table-cell office:value-type="string" calcext:value-type="string">
            <text:p>2020-05-24 16:03:4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47022" calcext:value-type="float">
            <text:p>1590347022</text:p>
          </table:table-cell>
          <table:table-cell office:value-type="string" calcext:value-type="string">
            <text:p>2020-05-24 16:03:4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47022" calcext:value-type="float">
            <text:p>1590347022</text:p>
          </table:table-cell>
          <table:table-cell office:value-type="string" calcext:value-type="string">
            <text:p>2020-05-24 16:03:4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50621" calcext:value-type="float">
            <text:p>1590350621</text:p>
          </table:table-cell>
          <table:table-cell office:value-type="string" calcext:value-type="string">
            <text:p>2020-05-24 17:03:4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50621" calcext:value-type="float">
            <text:p>1590350621</text:p>
          </table:table-cell>
          <table:table-cell office:value-type="string" calcext:value-type="string">
            <text:p>2020-05-24 17:03:4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50621" calcext:value-type="float">
            <text:p>1590350621</text:p>
          </table:table-cell>
          <table:table-cell office:value-type="string" calcext:value-type="string">
            <text:p>2020-05-24 17:03:4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50621" calcext:value-type="float">
            <text:p>1590350621</text:p>
          </table:table-cell>
          <table:table-cell office:value-type="string" calcext:value-type="string">
            <text:p>2020-05-24 17:03:4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54220" calcext:value-type="float">
            <text:p>1590354220</text:p>
          </table:table-cell>
          <table:table-cell office:value-type="string" calcext:value-type="string">
            <text:p>2020-05-24 18:03:4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54220" calcext:value-type="float">
            <text:p>1590354220</text:p>
          </table:table-cell>
          <table:table-cell office:value-type="string" calcext:value-type="string">
            <text:p>2020-05-24 18:03:4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54220" calcext:value-type="float">
            <text:p>1590354220</text:p>
          </table:table-cell>
          <table:table-cell office:value-type="string" calcext:value-type="string">
            <text:p>2020-05-24 18:03:4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54220" calcext:value-type="float">
            <text:p>1590354220</text:p>
          </table:table-cell>
          <table:table-cell office:value-type="string" calcext:value-type="string">
            <text:p>2020-05-24 18:03:4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57819" calcext:value-type="float">
            <text:p>1590357819</text:p>
          </table:table-cell>
          <table:table-cell office:value-type="string" calcext:value-type="string">
            <text:p>2020-05-24 19:03:3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357819" calcext:value-type="float">
            <text:p>1590357819</text:p>
          </table:table-cell>
          <table:table-cell office:value-type="string" calcext:value-type="string">
            <text:p>2020-05-24 19:03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357819" calcext:value-type="float">
            <text:p>1590357819</text:p>
          </table:table-cell>
          <table:table-cell office:value-type="string" calcext:value-type="string">
            <text:p>2020-05-24 19:03:3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57819" calcext:value-type="float">
            <text:p>1590357819</text:p>
          </table:table-cell>
          <table:table-cell office:value-type="string" calcext:value-type="string">
            <text:p>2020-05-24 19:03:3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61418" calcext:value-type="float">
            <text:p>1590361418</text:p>
          </table:table-cell>
          <table:table-cell office:value-type="string" calcext:value-type="string">
            <text:p>2020-05-24 20:03:3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61418" calcext:value-type="float">
            <text:p>1590361418</text:p>
          </table:table-cell>
          <table:table-cell office:value-type="string" calcext:value-type="string">
            <text:p>2020-05-24 20:03:3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61418" calcext:value-type="float">
            <text:p>1590361418</text:p>
          </table:table-cell>
          <table:table-cell office:value-type="string" calcext:value-type="string">
            <text:p>2020-05-24 20:03:3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61418" calcext:value-type="float">
            <text:p>1590361418</text:p>
          </table:table-cell>
          <table:table-cell office:value-type="string" calcext:value-type="string">
            <text:p>2020-05-24 20:03:3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65017" calcext:value-type="float">
            <text:p>1590365017</text:p>
          </table:table-cell>
          <table:table-cell office:value-type="string" calcext:value-type="string">
            <text:p>2020-05-24 21:03:3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65017" calcext:value-type="float">
            <text:p>1590365017</text:p>
          </table:table-cell>
          <table:table-cell office:value-type="string" calcext:value-type="string">
            <text:p>2020-05-24 21:03:3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65017" calcext:value-type="float">
            <text:p>1590365017</text:p>
          </table:table-cell>
          <table:table-cell office:value-type="string" calcext:value-type="string">
            <text:p>2020-05-24 21:03:3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65017" calcext:value-type="float">
            <text:p>1590365017</text:p>
          </table:table-cell>
          <table:table-cell office:value-type="string" calcext:value-type="string">
            <text:p>2020-05-24 21:03:3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68616" calcext:value-type="float">
            <text:p>1590368616</text:p>
          </table:table-cell>
          <table:table-cell office:value-type="string" calcext:value-type="string">
            <text:p>2020-05-24 22:03:3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68616" calcext:value-type="float">
            <text:p>1590368616</text:p>
          </table:table-cell>
          <table:table-cell office:value-type="string" calcext:value-type="string">
            <text:p>2020-05-24 22:03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68616" calcext:value-type="float">
            <text:p>1590368616</text:p>
          </table:table-cell>
          <table:table-cell office:value-type="string" calcext:value-type="string">
            <text:p>2020-05-24 22:03:3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68616" calcext:value-type="float">
            <text:p>1590368616</text:p>
          </table:table-cell>
          <table:table-cell office:value-type="string" calcext:value-type="string">
            <text:p>2020-05-24 22:03:3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72215" calcext:value-type="float">
            <text:p>1590372215</text:p>
          </table:table-cell>
          <table:table-cell office:value-type="string" calcext:value-type="string">
            <text:p>2020-05-24 23:03:3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72215" calcext:value-type="float">
            <text:p>1590372215</text:p>
          </table:table-cell>
          <table:table-cell office:value-type="string" calcext:value-type="string">
            <text:p>2020-05-24 23:03:3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72215" calcext:value-type="float">
            <text:p>1590372215</text:p>
          </table:table-cell>
          <table:table-cell office:value-type="string" calcext:value-type="string">
            <text:p>2020-05-24 23:03:3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72215" calcext:value-type="float">
            <text:p>1590372215</text:p>
          </table:table-cell>
          <table:table-cell office:value-type="string" calcext:value-type="string">
            <text:p>2020-05-24 23:03:3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75814" calcext:value-type="float">
            <text:p>1590375814</text:p>
          </table:table-cell>
          <table:table-cell office:value-type="string" calcext:value-type="string">
            <text:p>2020-05-25 00:03:3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375814" calcext:value-type="float">
            <text:p>1590375814</text:p>
          </table:table-cell>
          <table:table-cell office:value-type="string" calcext:value-type="string">
            <text:p>2020-05-25 00:03:3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375814" calcext:value-type="float">
            <text:p>1590375814</text:p>
          </table:table-cell>
          <table:table-cell office:value-type="string" calcext:value-type="string">
            <text:p>2020-05-25 00:03:3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75814" calcext:value-type="float">
            <text:p>1590375814</text:p>
          </table:table-cell>
          <table:table-cell office:value-type="string" calcext:value-type="string">
            <text:p>2020-05-25 00:03:3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79413" calcext:value-type="float">
            <text:p>1590379413</text:p>
          </table:table-cell>
          <table:table-cell office:value-type="string" calcext:value-type="string">
            <text:p>2020-05-25 01:03:3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79413" calcext:value-type="float">
            <text:p>1590379413</text:p>
          </table:table-cell>
          <table:table-cell office:value-type="string" calcext:value-type="string">
            <text:p>2020-05-25 01:03:3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79413" calcext:value-type="float">
            <text:p>1590379413</text:p>
          </table:table-cell>
          <table:table-cell office:value-type="string" calcext:value-type="string">
            <text:p>2020-05-25 01:03:3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79413" calcext:value-type="float">
            <text:p>1590379413</text:p>
          </table:table-cell>
          <table:table-cell office:value-type="string" calcext:value-type="string">
            <text:p>2020-05-25 01:03:3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83012" calcext:value-type="float">
            <text:p>1590383012</text:p>
          </table:table-cell>
          <table:table-cell office:value-type="string" calcext:value-type="string">
            <text:p>2020-05-25 02:03:3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383012" calcext:value-type="float">
            <text:p>1590383012</text:p>
          </table:table-cell>
          <table:table-cell office:value-type="string" calcext:value-type="string">
            <text:p>2020-05-25 02:03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383012" calcext:value-type="float">
            <text:p>1590383012</text:p>
          </table:table-cell>
          <table:table-cell office:value-type="string" calcext:value-type="string">
            <text:p>2020-05-25 02:03:3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83012" calcext:value-type="float">
            <text:p>1590383012</text:p>
          </table:table-cell>
          <table:table-cell office:value-type="string" calcext:value-type="string">
            <text:p>2020-05-25 02:03:3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86611" calcext:value-type="float">
            <text:p>1590386611</text:p>
          </table:table-cell>
          <table:table-cell office:value-type="string" calcext:value-type="string">
            <text:p>2020-05-25 03:03:3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86611" calcext:value-type="float">
            <text:p>1590386611</text:p>
          </table:table-cell>
          <table:table-cell office:value-type="string" calcext:value-type="string">
            <text:p>2020-05-25 03:03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86611" calcext:value-type="float">
            <text:p>1590386611</text:p>
          </table:table-cell>
          <table:table-cell office:value-type="string" calcext:value-type="string">
            <text:p>2020-05-25 03:03:3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86611" calcext:value-type="float">
            <text:p>1590386611</text:p>
          </table:table-cell>
          <table:table-cell office:value-type="string" calcext:value-type="string">
            <text:p>2020-05-25 03:03:3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90210" calcext:value-type="float">
            <text:p>1590390210</text:p>
          </table:table-cell>
          <table:table-cell office:value-type="string" calcext:value-type="string">
            <text:p>2020-05-25 04:03:3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390210" calcext:value-type="float">
            <text:p>1590390210</text:p>
          </table:table-cell>
          <table:table-cell office:value-type="string" calcext:value-type="string">
            <text:p>2020-05-25 04:03:3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90210" calcext:value-type="float">
            <text:p>1590390210</text:p>
          </table:table-cell>
          <table:table-cell office:value-type="string" calcext:value-type="string">
            <text:p>2020-05-25 04:03:3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90210" calcext:value-type="float">
            <text:p>1590390210</text:p>
          </table:table-cell>
          <table:table-cell office:value-type="string" calcext:value-type="string">
            <text:p>2020-05-25 04:03:3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393809" calcext:value-type="float">
            <text:p>1590393809</text:p>
          </table:table-cell>
          <table:table-cell office:value-type="string" calcext:value-type="string">
            <text:p>2020-05-25 05:03:2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393809" calcext:value-type="float">
            <text:p>1590393809</text:p>
          </table:table-cell>
          <table:table-cell office:value-type="string" calcext:value-type="string">
            <text:p>2020-05-25 05:03:2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393809" calcext:value-type="float">
            <text:p>1590393809</text:p>
          </table:table-cell>
          <table:table-cell office:value-type="string" calcext:value-type="string">
            <text:p>2020-05-25 05:03:2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93809" calcext:value-type="float">
            <text:p>1590393809</text:p>
          </table:table-cell>
          <table:table-cell office:value-type="string" calcext:value-type="string">
            <text:p>2020-05-25 05:03:2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397408" calcext:value-type="float">
            <text:p>1590397408</text:p>
          </table:table-cell>
          <table:table-cell office:value-type="string" calcext:value-type="string">
            <text:p>2020-05-25 06:03:2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397408" calcext:value-type="float">
            <text:p>1590397408</text:p>
          </table:table-cell>
          <table:table-cell office:value-type="string" calcext:value-type="string">
            <text:p>2020-05-25 06:03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397408" calcext:value-type="float">
            <text:p>1590397408</text:p>
          </table:table-cell>
          <table:table-cell office:value-type="string" calcext:value-type="string">
            <text:p>2020-05-25 06:03:2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397408" calcext:value-type="float">
            <text:p>1590397408</text:p>
          </table:table-cell>
          <table:table-cell office:value-type="string" calcext:value-type="string">
            <text:p>2020-05-25 06:03:2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01007" calcext:value-type="float">
            <text:p>1590401007</text:p>
          </table:table-cell>
          <table:table-cell office:value-type="string" calcext:value-type="string">
            <text:p>2020-05-25 07:03:2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01007" calcext:value-type="float">
            <text:p>1590401007</text:p>
          </table:table-cell>
          <table:table-cell office:value-type="string" calcext:value-type="string">
            <text:p>2020-05-25 07:03:2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01007" calcext:value-type="float">
            <text:p>1590401007</text:p>
          </table:table-cell>
          <table:table-cell office:value-type="string" calcext:value-type="string">
            <text:p>2020-05-25 07:03:2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01007" calcext:value-type="float">
            <text:p>1590401007</text:p>
          </table:table-cell>
          <table:table-cell office:value-type="string" calcext:value-type="string">
            <text:p>2020-05-25 07:03:2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04606" calcext:value-type="float">
            <text:p>1590404606</text:p>
          </table:table-cell>
          <table:table-cell office:value-type="string" calcext:value-type="string">
            <text:p>2020-05-25 08:03:2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04606" calcext:value-type="float">
            <text:p>1590404606</text:p>
          </table:table-cell>
          <table:table-cell office:value-type="string" calcext:value-type="string">
            <text:p>2020-05-25 08:03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04606" calcext:value-type="float">
            <text:p>1590404606</text:p>
          </table:table-cell>
          <table:table-cell office:value-type="string" calcext:value-type="string">
            <text:p>2020-05-25 08:03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04606" calcext:value-type="float">
            <text:p>1590404606</text:p>
          </table:table-cell>
          <table:table-cell office:value-type="string" calcext:value-type="string">
            <text:p>2020-05-25 08:03:2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08205" calcext:value-type="float">
            <text:p>1590408205</text:p>
          </table:table-cell>
          <table:table-cell office:value-type="string" calcext:value-type="string">
            <text:p>2020-05-25 09:03:2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08205" calcext:value-type="float">
            <text:p>1590408205</text:p>
          </table:table-cell>
          <table:table-cell office:value-type="string" calcext:value-type="string">
            <text:p>2020-05-25 09:03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408205" calcext:value-type="float">
            <text:p>1590408205</text:p>
          </table:table-cell>
          <table:table-cell office:value-type="string" calcext:value-type="string">
            <text:p>2020-05-25 09:03:2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08205" calcext:value-type="float">
            <text:p>1590408205</text:p>
          </table:table-cell>
          <table:table-cell office:value-type="string" calcext:value-type="string">
            <text:p>2020-05-25 09:03:2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11804" calcext:value-type="float">
            <text:p>1590411804</text:p>
          </table:table-cell>
          <table:table-cell office:value-type="string" calcext:value-type="string">
            <text:p>2020-05-25 10:03:2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11804" calcext:value-type="float">
            <text:p>1590411804</text:p>
          </table:table-cell>
          <table:table-cell office:value-type="string" calcext:value-type="string">
            <text:p>2020-05-25 10:03:2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11804" calcext:value-type="float">
            <text:p>1590411804</text:p>
          </table:table-cell>
          <table:table-cell office:value-type="string" calcext:value-type="string">
            <text:p>2020-05-25 10:03:2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11804" calcext:value-type="float">
            <text:p>1590411804</text:p>
          </table:table-cell>
          <table:table-cell office:value-type="string" calcext:value-type="string">
            <text:p>2020-05-25 10:03:2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15403" calcext:value-type="float">
            <text:p>1590415403</text:p>
          </table:table-cell>
          <table:table-cell office:value-type="string" calcext:value-type="string">
            <text:p>2020-05-25 11:03:2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15403" calcext:value-type="float">
            <text:p>1590415403</text:p>
          </table:table-cell>
          <table:table-cell office:value-type="string" calcext:value-type="string">
            <text:p>2020-05-25 11:03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15403" calcext:value-type="float">
            <text:p>1590415403</text:p>
          </table:table-cell>
          <table:table-cell office:value-type="string" calcext:value-type="string">
            <text:p>2020-05-25 11:03:2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15403" calcext:value-type="float">
            <text:p>1590415403</text:p>
          </table:table-cell>
          <table:table-cell office:value-type="string" calcext:value-type="string">
            <text:p>2020-05-25 11:03:2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19002" calcext:value-type="float">
            <text:p>1590419002</text:p>
          </table:table-cell>
          <table:table-cell office:value-type="string" calcext:value-type="string">
            <text:p>2020-05-25 12:03:2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19002" calcext:value-type="float">
            <text:p>1590419002</text:p>
          </table:table-cell>
          <table:table-cell office:value-type="string" calcext:value-type="string">
            <text:p>2020-05-25 12:03:2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419002" calcext:value-type="float">
            <text:p>1590419002</text:p>
          </table:table-cell>
          <table:table-cell office:value-type="string" calcext:value-type="string">
            <text:p>2020-05-25 12:03:2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19002" calcext:value-type="float">
            <text:p>1590419002</text:p>
          </table:table-cell>
          <table:table-cell office:value-type="string" calcext:value-type="string">
            <text:p>2020-05-25 12:03:2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22601" calcext:value-type="float">
            <text:p>1590422601</text:p>
          </table:table-cell>
          <table:table-cell office:value-type="string" calcext:value-type="string">
            <text:p>2020-05-25 13:03:2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22601" calcext:value-type="float">
            <text:p>1590422601</text:p>
          </table:table-cell>
          <table:table-cell office:value-type="string" calcext:value-type="string">
            <text:p>2020-05-25 13:03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22601" calcext:value-type="float">
            <text:p>1590422601</text:p>
          </table:table-cell>
          <table:table-cell office:value-type="string" calcext:value-type="string">
            <text:p>2020-05-25 13:03:2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22601" calcext:value-type="float">
            <text:p>1590422601</text:p>
          </table:table-cell>
          <table:table-cell office:value-type="string" calcext:value-type="string">
            <text:p>2020-05-25 13:03:2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26200" calcext:value-type="float">
            <text:p>1590426200</text:p>
          </table:table-cell>
          <table:table-cell office:value-type="string" calcext:value-type="string">
            <text:p>2020-05-25 14:03:2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26200" calcext:value-type="float">
            <text:p>1590426200</text:p>
          </table:table-cell>
          <table:table-cell office:value-type="string" calcext:value-type="string">
            <text:p>2020-05-25 14:03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26200" calcext:value-type="float">
            <text:p>1590426200</text:p>
          </table:table-cell>
          <table:table-cell office:value-type="string" calcext:value-type="string">
            <text:p>2020-05-25 14:03:2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26200" calcext:value-type="float">
            <text:p>1590426200</text:p>
          </table:table-cell>
          <table:table-cell office:value-type="string" calcext:value-type="string">
            <text:p>2020-05-25 14:03:2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29799" calcext:value-type="float">
            <text:p>1590429799</text:p>
          </table:table-cell>
          <table:table-cell office:value-type="string" calcext:value-type="string">
            <text:p>2020-05-25 15:03:1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29799" calcext:value-type="float">
            <text:p>1590429799</text:p>
          </table:table-cell>
          <table:table-cell office:value-type="string" calcext:value-type="string">
            <text:p>2020-05-25 15:03: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429799" calcext:value-type="float">
            <text:p>1590429799</text:p>
          </table:table-cell>
          <table:table-cell office:value-type="string" calcext:value-type="string">
            <text:p>2020-05-25 15:03:1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29799" calcext:value-type="float">
            <text:p>1590429799</text:p>
          </table:table-cell>
          <table:table-cell office:value-type="string" calcext:value-type="string">
            <text:p>2020-05-25 15:03:1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33398" calcext:value-type="float">
            <text:p>1590433398</text:p>
          </table:table-cell>
          <table:table-cell office:value-type="string" calcext:value-type="string">
            <text:p>2020-05-25 16:03:1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33398" calcext:value-type="float">
            <text:p>1590433398</text:p>
          </table:table-cell>
          <table:table-cell office:value-type="string" calcext:value-type="string">
            <text:p>2020-05-25 16:03:1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33398" calcext:value-type="float">
            <text:p>1590433398</text:p>
          </table:table-cell>
          <table:table-cell office:value-type="string" calcext:value-type="string">
            <text:p>2020-05-25 16:03:1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33398" calcext:value-type="float">
            <text:p>1590433398</text:p>
          </table:table-cell>
          <table:table-cell office:value-type="string" calcext:value-type="string">
            <text:p>2020-05-25 16:03:1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36997" calcext:value-type="float">
            <text:p>1590436997</text:p>
          </table:table-cell>
          <table:table-cell office:value-type="string" calcext:value-type="string">
            <text:p>2020-05-25 17:03:1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36997" calcext:value-type="float">
            <text:p>1590436997</text:p>
          </table:table-cell>
          <table:table-cell office:value-type="string" calcext:value-type="string">
            <text:p>2020-05-25 17:03:1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36997" calcext:value-type="float">
            <text:p>1590436997</text:p>
          </table:table-cell>
          <table:table-cell office:value-type="string" calcext:value-type="string">
            <text:p>2020-05-25 17:03:1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36997" calcext:value-type="float">
            <text:p>1590436997</text:p>
          </table:table-cell>
          <table:table-cell office:value-type="string" calcext:value-type="string">
            <text:p>2020-05-25 17:03:1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40596" calcext:value-type="float">
            <text:p>1590440596</text:p>
          </table:table-cell>
          <table:table-cell office:value-type="string" calcext:value-type="string">
            <text:p>2020-05-25 18:03:1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40596" calcext:value-type="float">
            <text:p>1590440596</text:p>
          </table:table-cell>
          <table:table-cell office:value-type="string" calcext:value-type="string">
            <text:p>2020-05-25 18:03:1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440596" calcext:value-type="float">
            <text:p>1590440596</text:p>
          </table:table-cell>
          <table:table-cell office:value-type="string" calcext:value-type="string">
            <text:p>2020-05-25 18:03:1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40596" calcext:value-type="float">
            <text:p>1590440596</text:p>
          </table:table-cell>
          <table:table-cell office:value-type="string" calcext:value-type="string">
            <text:p>2020-05-25 18:03: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44195" calcext:value-type="float">
            <text:p>1590444195</text:p>
          </table:table-cell>
          <table:table-cell office:value-type="string" calcext:value-type="string">
            <text:p>2020-05-25 19:03:1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44195" calcext:value-type="float">
            <text:p>1590444195</text:p>
          </table:table-cell>
          <table:table-cell office:value-type="string" calcext:value-type="string">
            <text:p>2020-05-25 19:03:1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44195" calcext:value-type="float">
            <text:p>1590444195</text:p>
          </table:table-cell>
          <table:table-cell office:value-type="string" calcext:value-type="string">
            <text:p>2020-05-25 19:03:1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44195" calcext:value-type="float">
            <text:p>1590444195</text:p>
          </table:table-cell>
          <table:table-cell office:value-type="string" calcext:value-type="string">
            <text:p>2020-05-25 19:03:1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47794" calcext:value-type="float">
            <text:p>1590447794</text:p>
          </table:table-cell>
          <table:table-cell office:value-type="string" calcext:value-type="string">
            <text:p>2020-05-25 20:03:1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47794" calcext:value-type="float">
            <text:p>1590447794</text:p>
          </table:table-cell>
          <table:table-cell office:value-type="string" calcext:value-type="string">
            <text:p>2020-05-25 20:03:1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47794" calcext:value-type="float">
            <text:p>1590447794</text:p>
          </table:table-cell>
          <table:table-cell office:value-type="string" calcext:value-type="string">
            <text:p>2020-05-25 20:03:1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47794" calcext:value-type="float">
            <text:p>1590447794</text:p>
          </table:table-cell>
          <table:table-cell office:value-type="string" calcext:value-type="string">
            <text:p>2020-05-25 20:03:1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51393" calcext:value-type="float">
            <text:p>1590451393</text:p>
          </table:table-cell>
          <table:table-cell office:value-type="string" calcext:value-type="string">
            <text:p>2020-05-25 21:03:1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51393" calcext:value-type="float">
            <text:p>1590451393</text:p>
          </table:table-cell>
          <table:table-cell office:value-type="string" calcext:value-type="string">
            <text:p>2020-05-25 21:03:1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451393" calcext:value-type="float">
            <text:p>1590451393</text:p>
          </table:table-cell>
          <table:table-cell office:value-type="string" calcext:value-type="string">
            <text:p>2020-05-25 21:03:1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51393" calcext:value-type="float">
            <text:p>1590451393</text:p>
          </table:table-cell>
          <table:table-cell office:value-type="string" calcext:value-type="string">
            <text:p>2020-05-25 21:03:1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54992" calcext:value-type="float">
            <text:p>1590454992</text:p>
          </table:table-cell>
          <table:table-cell office:value-type="string" calcext:value-type="string">
            <text:p>2020-05-25 22:03:1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54992" calcext:value-type="float">
            <text:p>1590454992</text:p>
          </table:table-cell>
          <table:table-cell office:value-type="string" calcext:value-type="string">
            <text:p>2020-05-25 22:03:1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54992" calcext:value-type="float">
            <text:p>1590454992</text:p>
          </table:table-cell>
          <table:table-cell office:value-type="string" calcext:value-type="string">
            <text:p>2020-05-25 22:03:1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54992" calcext:value-type="float">
            <text:p>1590454992</text:p>
          </table:table-cell>
          <table:table-cell office:value-type="string" calcext:value-type="string">
            <text:p>2020-05-25 22:03:1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58591" calcext:value-type="float">
            <text:p>1590458591</text:p>
          </table:table-cell>
          <table:table-cell office:value-type="string" calcext:value-type="string">
            <text:p>2020-05-25 23:03:1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58591" calcext:value-type="float">
            <text:p>1590458591</text:p>
          </table:table-cell>
          <table:table-cell office:value-type="string" calcext:value-type="string">
            <text:p>2020-05-25 23:03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58591" calcext:value-type="float">
            <text:p>1590458591</text:p>
          </table:table-cell>
          <table:table-cell office:value-type="string" calcext:value-type="string">
            <text:p>2020-05-25 23:03:1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58591" calcext:value-type="float">
            <text:p>1590458591</text:p>
          </table:table-cell>
          <table:table-cell office:value-type="string" calcext:value-type="string">
            <text:p>2020-05-25 23:03:1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62190" calcext:value-type="float">
            <text:p>1590462190</text:p>
          </table:table-cell>
          <table:table-cell office:value-type="string" calcext:value-type="string">
            <text:p>2020-05-26 00:03:1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62190" calcext:value-type="float">
            <text:p>1590462190</text:p>
          </table:table-cell>
          <table:table-cell office:value-type="string" calcext:value-type="string">
            <text:p>2020-05-26 00:03:1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462190" calcext:value-type="float">
            <text:p>1590462190</text:p>
          </table:table-cell>
          <table:table-cell office:value-type="string" calcext:value-type="string">
            <text:p>2020-05-26 00:03:1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62190" calcext:value-type="float">
            <text:p>1590462190</text:p>
          </table:table-cell>
          <table:table-cell office:value-type="string" calcext:value-type="string">
            <text:p>2020-05-26 00:03:1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65789" calcext:value-type="float">
            <text:p>1590465789</text:p>
          </table:table-cell>
          <table:table-cell office:value-type="string" calcext:value-type="string">
            <text:p>2020-05-26 01:03:0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65789" calcext:value-type="float">
            <text:p>1590465789</text:p>
          </table:table-cell>
          <table:table-cell office:value-type="string" calcext:value-type="string">
            <text:p>2020-05-26 01:03:0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65789" calcext:value-type="float">
            <text:p>1590465789</text:p>
          </table:table-cell>
          <table:table-cell office:value-type="string" calcext:value-type="string">
            <text:p>2020-05-26 01:03:0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65789" calcext:value-type="float">
            <text:p>1590465789</text:p>
          </table:table-cell>
          <table:table-cell office:value-type="string" calcext:value-type="string">
            <text:p>2020-05-26 01:03:0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69388" calcext:value-type="float">
            <text:p>1590469388</text:p>
          </table:table-cell>
          <table:table-cell office:value-type="string" calcext:value-type="string">
            <text:p>2020-05-26 02:03:0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69388" calcext:value-type="float">
            <text:p>1590469388</text:p>
          </table:table-cell>
          <table:table-cell office:value-type="string" calcext:value-type="string">
            <text:p>2020-05-26 02:03:0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69388" calcext:value-type="float">
            <text:p>1590469388</text:p>
          </table:table-cell>
          <table:table-cell office:value-type="string" calcext:value-type="string">
            <text:p>2020-05-26 02:03:0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69388" calcext:value-type="float">
            <text:p>1590469388</text:p>
          </table:table-cell>
          <table:table-cell office:value-type="string" calcext:value-type="string">
            <text:p>2020-05-26 02:03:0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72987" calcext:value-type="float">
            <text:p>1590472987</text:p>
          </table:table-cell>
          <table:table-cell office:value-type="string" calcext:value-type="string">
            <text:p>2020-05-26 03:03:0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72987" calcext:value-type="float">
            <text:p>1590472987</text:p>
          </table:table-cell>
          <table:table-cell office:value-type="string" calcext:value-type="string">
            <text:p>2020-05-26 03:03:0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72987" calcext:value-type="float">
            <text:p>1590472987</text:p>
          </table:table-cell>
          <table:table-cell office:value-type="string" calcext:value-type="string">
            <text:p>2020-05-26 03:03:0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72987" calcext:value-type="float">
            <text:p>1590472987</text:p>
          </table:table-cell>
          <table:table-cell office:value-type="string" calcext:value-type="string">
            <text:p>2020-05-26 03:03:0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76586" calcext:value-type="float">
            <text:p>1590476586</text:p>
          </table:table-cell>
          <table:table-cell office:value-type="string" calcext:value-type="string">
            <text:p>2020-05-26 04:03:0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76586" calcext:value-type="float">
            <text:p>1590476586</text:p>
          </table:table-cell>
          <table:table-cell office:value-type="string" calcext:value-type="string">
            <text:p>2020-05-26 04:03:0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476586" calcext:value-type="float">
            <text:p>1590476586</text:p>
          </table:table-cell>
          <table:table-cell office:value-type="string" calcext:value-type="string">
            <text:p>2020-05-26 04:03:0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76586" calcext:value-type="float">
            <text:p>1590476586</text:p>
          </table:table-cell>
          <table:table-cell office:value-type="string" calcext:value-type="string">
            <text:p>2020-05-26 04:03:0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80185" calcext:value-type="float">
            <text:p>1590480185</text:p>
          </table:table-cell>
          <table:table-cell office:value-type="string" calcext:value-type="string">
            <text:p>2020-05-26 05:03:0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80185" calcext:value-type="float">
            <text:p>1590480185</text:p>
          </table:table-cell>
          <table:table-cell office:value-type="string" calcext:value-type="string">
            <text:p>2020-05-26 05:03:0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80185" calcext:value-type="float">
            <text:p>1590480185</text:p>
          </table:table-cell>
          <table:table-cell office:value-type="string" calcext:value-type="string">
            <text:p>2020-05-26 05:03:0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80185" calcext:value-type="float">
            <text:p>1590480185</text:p>
          </table:table-cell>
          <table:table-cell office:value-type="string" calcext:value-type="string">
            <text:p>2020-05-26 05:03:0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83784" calcext:value-type="float">
            <text:p>1590483784</text:p>
          </table:table-cell>
          <table:table-cell office:value-type="string" calcext:value-type="string">
            <text:p>2020-05-26 06:03:04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83784" calcext:value-type="float">
            <text:p>1590483784</text:p>
          </table:table-cell>
          <table:table-cell office:value-type="string" calcext:value-type="string">
            <text:p>2020-05-26 06:03:0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83784" calcext:value-type="float">
            <text:p>1590483784</text:p>
          </table:table-cell>
          <table:table-cell office:value-type="string" calcext:value-type="string">
            <text:p>2020-05-26 06:03:04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,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83784" calcext:value-type="float">
            <text:p>1590483784</text:p>
          </table:table-cell>
          <table:table-cell office:value-type="string" calcext:value-type="string">
            <text:p>2020-05-26 06:03:0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87383" calcext:value-type="float">
            <text:p>1590487383</text:p>
          </table:table-cell>
          <table:table-cell office:value-type="string" calcext:value-type="string">
            <text:p>2020-05-26 07:03:0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487383" calcext:value-type="float">
            <text:p>1590487383</text:p>
          </table:table-cell>
          <table:table-cell office:value-type="string" calcext:value-type="string">
            <text:p>2020-05-26 07:03:0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87383" calcext:value-type="float">
            <text:p>1590487383</text:p>
          </table:table-cell>
          <table:table-cell office:value-type="string" calcext:value-type="string">
            <text:p>2020-05-26 07:03:0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87383" calcext:value-type="float">
            <text:p>1590487383</text:p>
          </table:table-cell>
          <table:table-cell office:value-type="string" calcext:value-type="string">
            <text:p>2020-05-26 07:03:0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490982" calcext:value-type="float">
            <text:p>1590490982</text:p>
          </table:table-cell>
          <table:table-cell office:value-type="string" calcext:value-type="string">
            <text:p>2020-05-26 08:03:0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90982" calcext:value-type="float">
            <text:p>1590490982</text:p>
          </table:table-cell>
          <table:table-cell office:value-type="string" calcext:value-type="string">
            <text:p>2020-05-26 08:03:0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490982" calcext:value-type="float">
            <text:p>1590490982</text:p>
          </table:table-cell>
          <table:table-cell office:value-type="string" calcext:value-type="string">
            <text:p>2020-05-26 08:03:0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90982" calcext:value-type="float">
            <text:p>1590490982</text:p>
          </table:table-cell>
          <table:table-cell office:value-type="string" calcext:value-type="string">
            <text:p>2020-05-26 08:03:0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94581" calcext:value-type="float">
            <text:p>1590494581</text:p>
          </table:table-cell>
          <table:table-cell office:value-type="string" calcext:value-type="string">
            <text:p>2020-05-26 09:03:0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94581" calcext:value-type="float">
            <text:p>1590494581</text:p>
          </table:table-cell>
          <table:table-cell office:value-type="string" calcext:value-type="string">
            <text:p>2020-05-26 09:03:0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494581" calcext:value-type="float">
            <text:p>1590494581</text:p>
          </table:table-cell>
          <table:table-cell office:value-type="string" calcext:value-type="string">
            <text:p>2020-05-26 09:03:0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94581" calcext:value-type="float">
            <text:p>1590494581</text:p>
          </table:table-cell>
          <table:table-cell office:value-type="string" calcext:value-type="string">
            <text:p>2020-05-26 09:03:0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498180" calcext:value-type="float">
            <text:p>1590498180</text:p>
          </table:table-cell>
          <table:table-cell office:value-type="string" calcext:value-type="string">
            <text:p>2020-05-26 10:03:0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498180" calcext:value-type="float">
            <text:p>1590498180</text:p>
          </table:table-cell>
          <table:table-cell office:value-type="string" calcext:value-type="string">
            <text:p>2020-05-26 10:03:0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498180" calcext:value-type="float">
            <text:p>1590498180</text:p>
          </table:table-cell>
          <table:table-cell office:value-type="string" calcext:value-type="string">
            <text:p>2020-05-26 10:03:0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498180" calcext:value-type="float">
            <text:p>1590498180</text:p>
          </table:table-cell>
          <table:table-cell office:value-type="string" calcext:value-type="string">
            <text:p>2020-05-26 10:03:0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01779" calcext:value-type="float">
            <text:p>1590501779</text:p>
          </table:table-cell>
          <table:table-cell office:value-type="string" calcext:value-type="string">
            <text:p>2020-05-26 11:02:5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501779" calcext:value-type="float">
            <text:p>1590501779</text:p>
          </table:table-cell>
          <table:table-cell office:value-type="string" calcext:value-type="string">
            <text:p>2020-05-26 11:02:5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01779" calcext:value-type="float">
            <text:p>1590501779</text:p>
          </table:table-cell>
          <table:table-cell office:value-type="string" calcext:value-type="string">
            <text:p>2020-05-26 11:02:5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01779" calcext:value-type="float">
            <text:p>1590501779</text:p>
          </table:table-cell>
          <table:table-cell office:value-type="string" calcext:value-type="string">
            <text:p>2020-05-26 11:02:5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05378" calcext:value-type="float">
            <text:p>1590505378</text:p>
          </table:table-cell>
          <table:table-cell office:value-type="string" calcext:value-type="string">
            <text:p>2020-05-26 12:02:5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05378" calcext:value-type="float">
            <text:p>1590505378</text:p>
          </table:table-cell>
          <table:table-cell office:value-type="string" calcext:value-type="string">
            <text:p>2020-05-26 12:02:5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05378" calcext:value-type="float">
            <text:p>1590505378</text:p>
          </table:table-cell>
          <table:table-cell office:value-type="string" calcext:value-type="string">
            <text:p>2020-05-26 12:02:5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05378" calcext:value-type="float">
            <text:p>1590505378</text:p>
          </table:table-cell>
          <table:table-cell office:value-type="string" calcext:value-type="string">
            <text:p>2020-05-26 12:02:5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08977" calcext:value-type="float">
            <text:p>1590508977</text:p>
          </table:table-cell>
          <table:table-cell office:value-type="string" calcext:value-type="string">
            <text:p>2020-05-26 13:02:5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08977" calcext:value-type="float">
            <text:p>1590508977</text:p>
          </table:table-cell>
          <table:table-cell office:value-type="string" calcext:value-type="string">
            <text:p>2020-05-26 13:02:5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08977" calcext:value-type="float">
            <text:p>1590508977</text:p>
          </table:table-cell>
          <table:table-cell office:value-type="string" calcext:value-type="string">
            <text:p>2020-05-26 13:02:5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08977" calcext:value-type="float">
            <text:p>1590508977</text:p>
          </table:table-cell>
          <table:table-cell office:value-type="string" calcext:value-type="string">
            <text:p>2020-05-26 13:02:5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12576" calcext:value-type="float">
            <text:p>1590512576</text:p>
          </table:table-cell>
          <table:table-cell office:value-type="string" calcext:value-type="string">
            <text:p>2020-05-26 14:02:5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12576" calcext:value-type="float">
            <text:p>1590512576</text:p>
          </table:table-cell>
          <table:table-cell office:value-type="string" calcext:value-type="string">
            <text:p>2020-05-26 14:02:5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12576" calcext:value-type="float">
            <text:p>1590512576</text:p>
          </table:table-cell>
          <table:table-cell office:value-type="string" calcext:value-type="string">
            <text:p>2020-05-26 14:02:5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12576" calcext:value-type="float">
            <text:p>1590512576</text:p>
          </table:table-cell>
          <table:table-cell office:value-type="string" calcext:value-type="string">
            <text:p>2020-05-26 14:02:5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16175" calcext:value-type="float">
            <text:p>1590516175</text:p>
          </table:table-cell>
          <table:table-cell office:value-type="string" calcext:value-type="string">
            <text:p>2020-05-26 15:02:5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16175" calcext:value-type="float">
            <text:p>1590516175</text:p>
          </table:table-cell>
          <table:table-cell office:value-type="string" calcext:value-type="string">
            <text:p>2020-05-26 15:02:5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16175" calcext:value-type="float">
            <text:p>1590516175</text:p>
          </table:table-cell>
          <table:table-cell office:value-type="string" calcext:value-type="string">
            <text:p>2020-05-26 15:02:5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16175" calcext:value-type="float">
            <text:p>1590516175</text:p>
          </table:table-cell>
          <table:table-cell office:value-type="string" calcext:value-type="string">
            <text:p>2020-05-26 15:02:5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19774" calcext:value-type="float">
            <text:p>1590519774</text:p>
          </table:table-cell>
          <table:table-cell office:value-type="string" calcext:value-type="string">
            <text:p>2020-05-26 16:02:5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519774" calcext:value-type="float">
            <text:p>1590519774</text:p>
          </table:table-cell>
          <table:table-cell office:value-type="string" calcext:value-type="string">
            <text:p>2020-05-26 16:02:5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19774" calcext:value-type="float">
            <text:p>1590519774</text:p>
          </table:table-cell>
          <table:table-cell office:value-type="string" calcext:value-type="string">
            <text:p>2020-05-26 16:02:5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19774" calcext:value-type="float">
            <text:p>1590519774</text:p>
          </table:table-cell>
          <table:table-cell office:value-type="string" calcext:value-type="string">
            <text:p>2020-05-26 16:02:5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23373" calcext:value-type="float">
            <text:p>1590523373</text:p>
          </table:table-cell>
          <table:table-cell office:value-type="string" calcext:value-type="string">
            <text:p>2020-05-26 17:02:5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23373" calcext:value-type="float">
            <text:p>1590523373</text:p>
          </table:table-cell>
          <table:table-cell office:value-type="string" calcext:value-type="string">
            <text:p>2020-05-26 17:02:5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23373" calcext:value-type="float">
            <text:p>1590523373</text:p>
          </table:table-cell>
          <table:table-cell office:value-type="string" calcext:value-type="string">
            <text:p>2020-05-26 17:02:5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23373" calcext:value-type="float">
            <text:p>1590523373</text:p>
          </table:table-cell>
          <table:table-cell office:value-type="string" calcext:value-type="string">
            <text:p>2020-05-26 17:02:5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26972" calcext:value-type="float">
            <text:p>1590526972</text:p>
          </table:table-cell>
          <table:table-cell office:value-type="string" calcext:value-type="string">
            <text:p>2020-05-26 18:02:5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26972" calcext:value-type="float">
            <text:p>1590526972</text:p>
          </table:table-cell>
          <table:table-cell office:value-type="string" calcext:value-type="string">
            <text:p>2020-05-26 18:02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26972" calcext:value-type="float">
            <text:p>1590526972</text:p>
          </table:table-cell>
          <table:table-cell office:value-type="string" calcext:value-type="string">
            <text:p>2020-05-26 18:02:5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26972" calcext:value-type="float">
            <text:p>1590526972</text:p>
          </table:table-cell>
          <table:table-cell office:value-type="string" calcext:value-type="string">
            <text:p>2020-05-26 18:02:5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30571" calcext:value-type="float">
            <text:p>1590530571</text:p>
          </table:table-cell>
          <table:table-cell office:value-type="string" calcext:value-type="string">
            <text:p>2020-05-26 19:02:5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30571" calcext:value-type="float">
            <text:p>1590530571</text:p>
          </table:table-cell>
          <table:table-cell office:value-type="string" calcext:value-type="string">
            <text:p>2020-05-26 19:02:5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30571" calcext:value-type="float">
            <text:p>1590530571</text:p>
          </table:table-cell>
          <table:table-cell office:value-type="string" calcext:value-type="string">
            <text:p>2020-05-26 19:02:5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30571" calcext:value-type="float">
            <text:p>1590530571</text:p>
          </table:table-cell>
          <table:table-cell office:value-type="string" calcext:value-type="string">
            <text:p>2020-05-26 19:02:5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34170" calcext:value-type="float">
            <text:p>1590534170</text:p>
          </table:table-cell>
          <table:table-cell office:value-type="string" calcext:value-type="string">
            <text:p>2020-05-26 20:02:5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34170" calcext:value-type="float">
            <text:p>1590534170</text:p>
          </table:table-cell>
          <table:table-cell office:value-type="string" calcext:value-type="string">
            <text:p>2020-05-26 20:02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34170" calcext:value-type="float">
            <text:p>1590534170</text:p>
          </table:table-cell>
          <table:table-cell office:value-type="string" calcext:value-type="string">
            <text:p>2020-05-26 20:02:5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34170" calcext:value-type="float">
            <text:p>1590534170</text:p>
          </table:table-cell>
          <table:table-cell office:value-type="string" calcext:value-type="string">
            <text:p>2020-05-26 20:02:5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37769" calcext:value-type="float">
            <text:p>1590537769</text:p>
          </table:table-cell>
          <table:table-cell office:value-type="string" calcext:value-type="string">
            <text:p>2020-05-26 21:02:4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37769" calcext:value-type="float">
            <text:p>1590537769</text:p>
          </table:table-cell>
          <table:table-cell office:value-type="string" calcext:value-type="string">
            <text:p>2020-05-26 21:02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37769" calcext:value-type="float">
            <text:p>1590537769</text:p>
          </table:table-cell>
          <table:table-cell office:value-type="string" calcext:value-type="string">
            <text:p>2020-05-26 21:02:4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37769" calcext:value-type="float">
            <text:p>1590537769</text:p>
          </table:table-cell>
          <table:table-cell office:value-type="string" calcext:value-type="string">
            <text:p>2020-05-26 21:02:4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41368" calcext:value-type="float">
            <text:p>1590541368</text:p>
          </table:table-cell>
          <table:table-cell office:value-type="string" calcext:value-type="string">
            <text:p>2020-05-26 22:02:4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41368" calcext:value-type="float">
            <text:p>1590541368</text:p>
          </table:table-cell>
          <table:table-cell office:value-type="string" calcext:value-type="string">
            <text:p>2020-05-26 22:02:4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41368" calcext:value-type="float">
            <text:p>1590541368</text:p>
          </table:table-cell>
          <table:table-cell office:value-type="string" calcext:value-type="string">
            <text:p>2020-05-26 22:02:4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41368" calcext:value-type="float">
            <text:p>1590541368</text:p>
          </table:table-cell>
          <table:table-cell office:value-type="string" calcext:value-type="string">
            <text:p>2020-05-26 22:02:4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44967" calcext:value-type="float">
            <text:p>1590544967</text:p>
          </table:table-cell>
          <table:table-cell office:value-type="string" calcext:value-type="string">
            <text:p>2020-05-26 23:02:4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0544967" calcext:value-type="float">
            <text:p>1590544967</text:p>
          </table:table-cell>
          <table:table-cell office:value-type="string" calcext:value-type="string">
            <text:p>2020-05-26 23:02:4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44967" calcext:value-type="float">
            <text:p>1590544967</text:p>
          </table:table-cell>
          <table:table-cell office:value-type="string" calcext:value-type="string">
            <text:p>2020-05-26 23:02:4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44967" calcext:value-type="float">
            <text:p>1590544967</text:p>
          </table:table-cell>
          <table:table-cell office:value-type="string" calcext:value-type="string">
            <text:p>2020-05-26 23:02:4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48566" calcext:value-type="float">
            <text:p>1590548566</text:p>
          </table:table-cell>
          <table:table-cell office:value-type="string" calcext:value-type="string">
            <text:p>2020-05-27 00:02:4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48566" calcext:value-type="float">
            <text:p>1590548566</text:p>
          </table:table-cell>
          <table:table-cell office:value-type="string" calcext:value-type="string">
            <text:p>2020-05-27 00:02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48566" calcext:value-type="float">
            <text:p>1590548566</text:p>
          </table:table-cell>
          <table:table-cell office:value-type="string" calcext:value-type="string">
            <text:p>2020-05-27 00:02:4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48566" calcext:value-type="float">
            <text:p>1590548566</text:p>
          </table:table-cell>
          <table:table-cell office:value-type="string" calcext:value-type="string">
            <text:p>2020-05-27 00:02:4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52165" calcext:value-type="float">
            <text:p>1590552165</text:p>
          </table:table-cell>
          <table:table-cell office:value-type="string" calcext:value-type="string">
            <text:p>2020-05-27 01:02:4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52165" calcext:value-type="float">
            <text:p>1590552165</text:p>
          </table:table-cell>
          <table:table-cell office:value-type="string" calcext:value-type="string">
            <text:p>2020-05-27 01:02:4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52165" calcext:value-type="float">
            <text:p>1590552165</text:p>
          </table:table-cell>
          <table:table-cell office:value-type="string" calcext:value-type="string">
            <text:p>2020-05-27 01:02:4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52165" calcext:value-type="float">
            <text:p>1590552165</text:p>
          </table:table-cell>
          <table:table-cell office:value-type="string" calcext:value-type="string">
            <text:p>2020-05-27 01:02:4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55764" calcext:value-type="float">
            <text:p>1590555764</text:p>
          </table:table-cell>
          <table:table-cell office:value-type="string" calcext:value-type="string">
            <text:p>2020-05-27 02:02:4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55764" calcext:value-type="float">
            <text:p>1590555764</text:p>
          </table:table-cell>
          <table:table-cell office:value-type="string" calcext:value-type="string">
            <text:p>2020-05-27 02:02:4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55764" calcext:value-type="float">
            <text:p>1590555764</text:p>
          </table:table-cell>
          <table:table-cell office:value-type="string" calcext:value-type="string">
            <text:p>2020-05-27 02:02: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55764" calcext:value-type="float">
            <text:p>1590555764</text:p>
          </table:table-cell>
          <table:table-cell office:value-type="string" calcext:value-type="string">
            <text:p>2020-05-27 02:02:4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59363" calcext:value-type="float">
            <text:p>1590559363</text:p>
          </table:table-cell>
          <table:table-cell office:value-type="string" calcext:value-type="string">
            <text:p>2020-05-27 03:02:4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59363" calcext:value-type="float">
            <text:p>1590559363</text:p>
          </table:table-cell>
          <table:table-cell office:value-type="string" calcext:value-type="string">
            <text:p>2020-05-27 03:02:4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59363" calcext:value-type="float">
            <text:p>1590559363</text:p>
          </table:table-cell>
          <table:table-cell office:value-type="string" calcext:value-type="string">
            <text:p>2020-05-27 03:02:4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59363" calcext:value-type="float">
            <text:p>1590559363</text:p>
          </table:table-cell>
          <table:table-cell office:value-type="string" calcext:value-type="string">
            <text:p>2020-05-27 03:02:4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62962" calcext:value-type="float">
            <text:p>1590562962</text:p>
          </table:table-cell>
          <table:table-cell office:value-type="string" calcext:value-type="string">
            <text:p>2020-05-27 04:02:4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62962" calcext:value-type="float">
            <text:p>1590562962</text:p>
          </table:table-cell>
          <table:table-cell office:value-type="string" calcext:value-type="string">
            <text:p>2020-05-27 04:02:4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62962" calcext:value-type="float">
            <text:p>1590562962</text:p>
          </table:table-cell>
          <table:table-cell office:value-type="string" calcext:value-type="string">
            <text:p>2020-05-27 04:02:4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62962" calcext:value-type="float">
            <text:p>1590562962</text:p>
          </table:table-cell>
          <table:table-cell office:value-type="string" calcext:value-type="string">
            <text:p>2020-05-27 04:02:4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66561" calcext:value-type="float">
            <text:p>1590566561</text:p>
          </table:table-cell>
          <table:table-cell office:value-type="string" calcext:value-type="string">
            <text:p>2020-05-27 05:02:4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66561" calcext:value-type="float">
            <text:p>1590566561</text:p>
          </table:table-cell>
          <table:table-cell office:value-type="string" calcext:value-type="string">
            <text:p>2020-05-27 05:02:4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66561" calcext:value-type="float">
            <text:p>1590566561</text:p>
          </table:table-cell>
          <table:table-cell office:value-type="string" calcext:value-type="string">
            <text:p>2020-05-27 05:02:4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66561" calcext:value-type="float">
            <text:p>1590566561</text:p>
          </table:table-cell>
          <table:table-cell office:value-type="string" calcext:value-type="string">
            <text:p>2020-05-27 05:02:4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70160" calcext:value-type="float">
            <text:p>1590570160</text:p>
          </table:table-cell>
          <table:table-cell office:value-type="string" calcext:value-type="string">
            <text:p>2020-05-27 06:02:4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70160" calcext:value-type="float">
            <text:p>1590570160</text:p>
          </table:table-cell>
          <table:table-cell office:value-type="string" calcext:value-type="string">
            <text:p>2020-05-27 06:02:4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70160" calcext:value-type="float">
            <text:p>1590570160</text:p>
          </table:table-cell>
          <table:table-cell office:value-type="string" calcext:value-type="string">
            <text:p>2020-05-27 06:02:4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70160" calcext:value-type="float">
            <text:p>1590570160</text:p>
          </table:table-cell>
          <table:table-cell office:value-type="string" calcext:value-type="string">
            <text:p>2020-05-27 06:02:4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73759" calcext:value-type="float">
            <text:p>1590573759</text:p>
          </table:table-cell>
          <table:table-cell office:value-type="string" calcext:value-type="string">
            <text:p>2020-05-27 07:02:3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73759" calcext:value-type="float">
            <text:p>1590573759</text:p>
          </table:table-cell>
          <table:table-cell office:value-type="string" calcext:value-type="string">
            <text:p>2020-05-27 07:02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73759" calcext:value-type="float">
            <text:p>1590573759</text:p>
          </table:table-cell>
          <table:table-cell office:value-type="string" calcext:value-type="string">
            <text:p>2020-05-27 07:02:3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73759" calcext:value-type="float">
            <text:p>1590573759</text:p>
          </table:table-cell>
          <table:table-cell office:value-type="string" calcext:value-type="string">
            <text:p>2020-05-27 07:02:3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77358" calcext:value-type="float">
            <text:p>1590577358</text:p>
          </table:table-cell>
          <table:table-cell office:value-type="string" calcext:value-type="string">
            <text:p>2020-05-27 08:02:3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77358" calcext:value-type="float">
            <text:p>1590577358</text:p>
          </table:table-cell>
          <table:table-cell office:value-type="string" calcext:value-type="string">
            <text:p>2020-05-27 08:02:3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77358" calcext:value-type="float">
            <text:p>1590577358</text:p>
          </table:table-cell>
          <table:table-cell office:value-type="string" calcext:value-type="string">
            <text:p>2020-05-27 08:02:3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77358" calcext:value-type="float">
            <text:p>1590577358</text:p>
          </table:table-cell>
          <table:table-cell office:value-type="string" calcext:value-type="string">
            <text:p>2020-05-27 08:02:3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80957" calcext:value-type="float">
            <text:p>1590580957</text:p>
          </table:table-cell>
          <table:table-cell office:value-type="string" calcext:value-type="string">
            <text:p>2020-05-27 09:02:3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80957" calcext:value-type="float">
            <text:p>1590580957</text:p>
          </table:table-cell>
          <table:table-cell office:value-type="string" calcext:value-type="string">
            <text:p>2020-05-27 09:02:3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80957" calcext:value-type="float">
            <text:p>1590580957</text:p>
          </table:table-cell>
          <table:table-cell office:value-type="string" calcext:value-type="string">
            <text:p>2020-05-27 09:02:3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80957" calcext:value-type="float">
            <text:p>1590580957</text:p>
          </table:table-cell>
          <table:table-cell office:value-type="string" calcext:value-type="string">
            <text:p>2020-05-27 09:02:3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84556" calcext:value-type="float">
            <text:p>1590584556</text:p>
          </table:table-cell>
          <table:table-cell office:value-type="string" calcext:value-type="string">
            <text:p>2020-05-27 10:02:3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84556" calcext:value-type="float">
            <text:p>1590584556</text:p>
          </table:table-cell>
          <table:table-cell office:value-type="string" calcext:value-type="string">
            <text:p>2020-05-27 10:02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84556" calcext:value-type="float">
            <text:p>1590584556</text:p>
          </table:table-cell>
          <table:table-cell office:value-type="string" calcext:value-type="string">
            <text:p>2020-05-27 10:02:3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84556" calcext:value-type="float">
            <text:p>1590584556</text:p>
          </table:table-cell>
          <table:table-cell office:value-type="string" calcext:value-type="string">
            <text:p>2020-05-27 10:02:3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88155" calcext:value-type="float">
            <text:p>1590588155</text:p>
          </table:table-cell>
          <table:table-cell office:value-type="string" calcext:value-type="string">
            <text:p>2020-05-27 11:02:3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88155" calcext:value-type="float">
            <text:p>1590588155</text:p>
          </table:table-cell>
          <table:table-cell office:value-type="string" calcext:value-type="string">
            <text:p>2020-05-27 11:02:3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88155" calcext:value-type="float">
            <text:p>1590588155</text:p>
          </table:table-cell>
          <table:table-cell office:value-type="string" calcext:value-type="string">
            <text:p>2020-05-27 11:02:3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88155" calcext:value-type="float">
            <text:p>1590588155</text:p>
          </table:table-cell>
          <table:table-cell office:value-type="string" calcext:value-type="string">
            <text:p>2020-05-27 11:02:3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91754" calcext:value-type="float">
            <text:p>1590591754</text:p>
          </table:table-cell>
          <table:table-cell office:value-type="string" calcext:value-type="string">
            <text:p>2020-05-27 12:02:3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91754" calcext:value-type="float">
            <text:p>1590591754</text:p>
          </table:table-cell>
          <table:table-cell office:value-type="string" calcext:value-type="string">
            <text:p>2020-05-27 12:02:3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91754" calcext:value-type="float">
            <text:p>1590591754</text:p>
          </table:table-cell>
          <table:table-cell office:value-type="string" calcext:value-type="string">
            <text:p>2020-05-27 12:02:3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91754" calcext:value-type="float">
            <text:p>1590591754</text:p>
          </table:table-cell>
          <table:table-cell office:value-type="string" calcext:value-type="string">
            <text:p>2020-05-27 12:02:3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595353" calcext:value-type="float">
            <text:p>1590595353</text:p>
          </table:table-cell>
          <table:table-cell office:value-type="string" calcext:value-type="string">
            <text:p>2020-05-27 13:02:3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95353" calcext:value-type="float">
            <text:p>1590595353</text:p>
          </table:table-cell>
          <table:table-cell office:value-type="string" calcext:value-type="string">
            <text:p>2020-05-27 13:02:3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595353" calcext:value-type="float">
            <text:p>1590595353</text:p>
          </table:table-cell>
          <table:table-cell office:value-type="string" calcext:value-type="string">
            <text:p>2020-05-27 13:02:3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95353" calcext:value-type="float">
            <text:p>1590595353</text:p>
          </table:table-cell>
          <table:table-cell office:value-type="string" calcext:value-type="string">
            <text:p>2020-05-27 13:02:3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598952" calcext:value-type="float">
            <text:p>1590598952</text:p>
          </table:table-cell>
          <table:table-cell office:value-type="string" calcext:value-type="string">
            <text:p>2020-05-27 14:02:3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598952" calcext:value-type="float">
            <text:p>1590598952</text:p>
          </table:table-cell>
          <table:table-cell office:value-type="string" calcext:value-type="string">
            <text:p>2020-05-27 14:02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598952" calcext:value-type="float">
            <text:p>1590598952</text:p>
          </table:table-cell>
          <table:table-cell office:value-type="string" calcext:value-type="string">
            <text:p>2020-05-27 14:02:3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598952" calcext:value-type="float">
            <text:p>1590598952</text:p>
          </table:table-cell>
          <table:table-cell office:value-type="string" calcext:value-type="string">
            <text:p>2020-05-27 14:02:3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02551" calcext:value-type="float">
            <text:p>1590602551</text:p>
          </table:table-cell>
          <table:table-cell office:value-type="string" calcext:value-type="string">
            <text:p>2020-05-27 15:02:3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02551" calcext:value-type="float">
            <text:p>1590602551</text:p>
          </table:table-cell>
          <table:table-cell office:value-type="string" calcext:value-type="string">
            <text:p>2020-05-27 15:02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02551" calcext:value-type="float">
            <text:p>1590602551</text:p>
          </table:table-cell>
          <table:table-cell office:value-type="string" calcext:value-type="string">
            <text:p>2020-05-27 15:02:3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02551" calcext:value-type="float">
            <text:p>1590602551</text:p>
          </table:table-cell>
          <table:table-cell office:value-type="string" calcext:value-type="string">
            <text:p>2020-05-27 15:02:3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06150" calcext:value-type="float">
            <text:p>1590606150</text:p>
          </table:table-cell>
          <table:table-cell office:value-type="string" calcext:value-type="string">
            <text:p>2020-05-27 16:02:3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06150" calcext:value-type="float">
            <text:p>1590606150</text:p>
          </table:table-cell>
          <table:table-cell office:value-type="string" calcext:value-type="string">
            <text:p>2020-05-27 16:02:3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06150" calcext:value-type="float">
            <text:p>1590606150</text:p>
          </table:table-cell>
          <table:table-cell office:value-type="string" calcext:value-type="string">
            <text:p>2020-05-27 16:02:3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06150" calcext:value-type="float">
            <text:p>1590606150</text:p>
          </table:table-cell>
          <table:table-cell office:value-type="string" calcext:value-type="string">
            <text:p>2020-05-27 16:02:3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09749" calcext:value-type="float">
            <text:p>1590609749</text:p>
          </table:table-cell>
          <table:table-cell office:value-type="string" calcext:value-type="string">
            <text:p>2020-05-27 17:02:2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09749" calcext:value-type="float">
            <text:p>1590609749</text:p>
          </table:table-cell>
          <table:table-cell office:value-type="string" calcext:value-type="string">
            <text:p>2020-05-27 17:02:2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09749" calcext:value-type="float">
            <text:p>1590609749</text:p>
          </table:table-cell>
          <table:table-cell office:value-type="string" calcext:value-type="string">
            <text:p>2020-05-27 17:02:2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09749" calcext:value-type="float">
            <text:p>1590609749</text:p>
          </table:table-cell>
          <table:table-cell office:value-type="string" calcext:value-type="string">
            <text:p>2020-05-27 17:02:2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613348" calcext:value-type="float">
            <text:p>1590613348</text:p>
          </table:table-cell>
          <table:table-cell office:value-type="string" calcext:value-type="string">
            <text:p>2020-05-27 18:02:2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13348" calcext:value-type="float">
            <text:p>1590613348</text:p>
          </table:table-cell>
          <table:table-cell office:value-type="string" calcext:value-type="string">
            <text:p>2020-05-27 18:02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13348" calcext:value-type="float">
            <text:p>1590613348</text:p>
          </table:table-cell>
          <table:table-cell office:value-type="string" calcext:value-type="string">
            <text:p>2020-05-27 18:02:2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13348" calcext:value-type="float">
            <text:p>1590613348</text:p>
          </table:table-cell>
          <table:table-cell office:value-type="string" calcext:value-type="string">
            <text:p>2020-05-27 18:02:2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16947" calcext:value-type="float">
            <text:p>1590616947</text:p>
          </table:table-cell>
          <table:table-cell office:value-type="string" calcext:value-type="string">
            <text:p>2020-05-27 19:02:2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16947" calcext:value-type="float">
            <text:p>1590616947</text:p>
          </table:table-cell>
          <table:table-cell office:value-type="string" calcext:value-type="string">
            <text:p>2020-05-27 19:02:2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16947" calcext:value-type="float">
            <text:p>1590616947</text:p>
          </table:table-cell>
          <table:table-cell office:value-type="string" calcext:value-type="string">
            <text:p>2020-05-27 19:02:2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16947" calcext:value-type="float">
            <text:p>1590616947</text:p>
          </table:table-cell>
          <table:table-cell office:value-type="string" calcext:value-type="string">
            <text:p>2020-05-27 19:02:2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20546" calcext:value-type="float">
            <text:p>1590620546</text:p>
          </table:table-cell>
          <table:table-cell office:value-type="string" calcext:value-type="string">
            <text:p>2020-05-27 20:02:2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20546" calcext:value-type="float">
            <text:p>1590620546</text:p>
          </table:table-cell>
          <table:table-cell office:value-type="string" calcext:value-type="string">
            <text:p>2020-05-27 20:02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20546" calcext:value-type="float">
            <text:p>1590620546</text:p>
          </table:table-cell>
          <table:table-cell office:value-type="string" calcext:value-type="string">
            <text:p>2020-05-27 20:02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20546" calcext:value-type="float">
            <text:p>1590620546</text:p>
          </table:table-cell>
          <table:table-cell office:value-type="string" calcext:value-type="string">
            <text:p>2020-05-27 20:02:2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24145" calcext:value-type="float">
            <text:p>1590624145</text:p>
          </table:table-cell>
          <table:table-cell office:value-type="string" calcext:value-type="string">
            <text:p>2020-05-27 21:02:2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24145" calcext:value-type="float">
            <text:p>1590624145</text:p>
          </table:table-cell>
          <table:table-cell office:value-type="string" calcext:value-type="string">
            <text:p>2020-05-27 21:02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24145" calcext:value-type="float">
            <text:p>1590624145</text:p>
          </table:table-cell>
          <table:table-cell office:value-type="string" calcext:value-type="string">
            <text:p>2020-05-27 21:02:2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24145" calcext:value-type="float">
            <text:p>1590624145</text:p>
          </table:table-cell>
          <table:table-cell office:value-type="string" calcext:value-type="string">
            <text:p>2020-05-27 21:02:2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27744" calcext:value-type="float">
            <text:p>1590627744</text:p>
          </table:table-cell>
          <table:table-cell office:value-type="string" calcext:value-type="string">
            <text:p>2020-05-27 22:02:2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27744" calcext:value-type="float">
            <text:p>1590627744</text:p>
          </table:table-cell>
          <table:table-cell office:value-type="string" calcext:value-type="string">
            <text:p>2020-05-27 22:02:2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27744" calcext:value-type="float">
            <text:p>1590627744</text:p>
          </table:table-cell>
          <table:table-cell office:value-type="string" calcext:value-type="string">
            <text:p>2020-05-27 22:02:2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27744" calcext:value-type="float">
            <text:p>1590627744</text:p>
          </table:table-cell>
          <table:table-cell office:value-type="string" calcext:value-type="string">
            <text:p>2020-05-27 22:02:2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631343" calcext:value-type="float">
            <text:p>1590631343</text:p>
          </table:table-cell>
          <table:table-cell office:value-type="string" calcext:value-type="string">
            <text:p>2020-05-27 23:02:2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31343" calcext:value-type="float">
            <text:p>1590631343</text:p>
          </table:table-cell>
          <table:table-cell office:value-type="string" calcext:value-type="string">
            <text:p>2020-05-27 23:02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31343" calcext:value-type="float">
            <text:p>1590631343</text:p>
          </table:table-cell>
          <table:table-cell office:value-type="string" calcext:value-type="string">
            <text:p>2020-05-27 23:02:2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31343" calcext:value-type="float">
            <text:p>1590631343</text:p>
          </table:table-cell>
          <table:table-cell office:value-type="string" calcext:value-type="string">
            <text:p>2020-05-27 23:02:2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34942" calcext:value-type="float">
            <text:p>1590634942</text:p>
          </table:table-cell>
          <table:table-cell office:value-type="string" calcext:value-type="string">
            <text:p>2020-05-28 00:02:2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34942" calcext:value-type="float">
            <text:p>1590634942</text:p>
          </table:table-cell>
          <table:table-cell office:value-type="string" calcext:value-type="string">
            <text:p>2020-05-28 00:02:2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34942" calcext:value-type="float">
            <text:p>1590634942</text:p>
          </table:table-cell>
          <table:table-cell office:value-type="string" calcext:value-type="string">
            <text:p>2020-05-28 00:02:2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34942" calcext:value-type="float">
            <text:p>1590634942</text:p>
          </table:table-cell>
          <table:table-cell office:value-type="string" calcext:value-type="string">
            <text:p>2020-05-28 00:02:2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38541" calcext:value-type="float">
            <text:p>1590638541</text:p>
          </table:table-cell>
          <table:table-cell office:value-type="string" calcext:value-type="string">
            <text:p>2020-05-28 01:02:2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38541" calcext:value-type="float">
            <text:p>1590638541</text:p>
          </table:table-cell>
          <table:table-cell office:value-type="string" calcext:value-type="string">
            <text:p>2020-05-28 01:02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38541" calcext:value-type="float">
            <text:p>1590638541</text:p>
          </table:table-cell>
          <table:table-cell office:value-type="string" calcext:value-type="string">
            <text:p>2020-05-28 01:02:2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38541" calcext:value-type="float">
            <text:p>1590638541</text:p>
          </table:table-cell>
          <table:table-cell office:value-type="string" calcext:value-type="string">
            <text:p>2020-05-28 01:02:2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42140" calcext:value-type="float">
            <text:p>1590642140</text:p>
          </table:table-cell>
          <table:table-cell office:value-type="string" calcext:value-type="string">
            <text:p>2020-05-28 02:02:20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42140" calcext:value-type="float">
            <text:p>1590642140</text:p>
          </table:table-cell>
          <table:table-cell office:value-type="string" calcext:value-type="string">
            <text:p>2020-05-28 02:02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42140" calcext:value-type="float">
            <text:p>1590642140</text:p>
          </table:table-cell>
          <table:table-cell office:value-type="string" calcext:value-type="string">
            <text:p>2020-05-28 02:02:2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42140" calcext:value-type="float">
            <text:p>1590642140</text:p>
          </table:table-cell>
          <table:table-cell office:value-type="string" calcext:value-type="string">
            <text:p>2020-05-28 02:02: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45739" calcext:value-type="float">
            <text:p>1590645739</text:p>
          </table:table-cell>
          <table:table-cell office:value-type="string" calcext:value-type="string">
            <text:p>2020-05-28 03:02:19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45739" calcext:value-type="float">
            <text:p>1590645739</text:p>
          </table:table-cell>
          <table:table-cell office:value-type="string" calcext:value-type="string">
            <text:p>2020-05-28 03:02: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45739" calcext:value-type="float">
            <text:p>1590645739</text:p>
          </table:table-cell>
          <table:table-cell office:value-type="string" calcext:value-type="string">
            <text:p>2020-05-28 03:02:1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45739" calcext:value-type="float">
            <text:p>1590645739</text:p>
          </table:table-cell>
          <table:table-cell office:value-type="string" calcext:value-type="string">
            <text:p>2020-05-28 03:02:1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649338" calcext:value-type="float">
            <text:p>1590649338</text:p>
          </table:table-cell>
          <table:table-cell office:value-type="string" calcext:value-type="string">
            <text:p>2020-05-28 04:02:1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49338" calcext:value-type="float">
            <text:p>1590649338</text:p>
          </table:table-cell>
          <table:table-cell office:value-type="string" calcext:value-type="string">
            <text:p>2020-05-28 04:02:1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49338" calcext:value-type="float">
            <text:p>1590649338</text:p>
          </table:table-cell>
          <table:table-cell office:value-type="string" calcext:value-type="string">
            <text:p>2020-05-28 04:02:1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49338" calcext:value-type="float">
            <text:p>1590649338</text:p>
          </table:table-cell>
          <table:table-cell office:value-type="string" calcext:value-type="string">
            <text:p>2020-05-28 04:02:1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652937" calcext:value-type="float">
            <text:p>1590652937</text:p>
          </table:table-cell>
          <table:table-cell office:value-type="string" calcext:value-type="string">
            <text:p>2020-05-28 05:02:1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52937" calcext:value-type="float">
            <text:p>1590652937</text:p>
          </table:table-cell>
          <table:table-cell office:value-type="string" calcext:value-type="string">
            <text:p>2020-05-28 05:02:1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52937" calcext:value-type="float">
            <text:p>1590652937</text:p>
          </table:table-cell>
          <table:table-cell office:value-type="string" calcext:value-type="string">
            <text:p>2020-05-28 05:02:1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52937" calcext:value-type="float">
            <text:p>1590652937</text:p>
          </table:table-cell>
          <table:table-cell office:value-type="string" calcext:value-type="string">
            <text:p>2020-05-28 05:02:1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56536" calcext:value-type="float">
            <text:p>1590656536</text:p>
          </table:table-cell>
          <table:table-cell office:value-type="string" calcext:value-type="string">
            <text:p>2020-05-28 06:02:1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56536" calcext:value-type="float">
            <text:p>1590656536</text:p>
          </table:table-cell>
          <table:table-cell office:value-type="string" calcext:value-type="string">
            <text:p>2020-05-28 06:02:1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56536" calcext:value-type="float">
            <text:p>1590656536</text:p>
          </table:table-cell>
          <table:table-cell office:value-type="string" calcext:value-type="string">
            <text:p>2020-05-28 06:02:1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56536" calcext:value-type="float">
            <text:p>1590656536</text:p>
          </table:table-cell>
          <table:table-cell office:value-type="string" calcext:value-type="string">
            <text:p>2020-05-28 06:02:1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60135" calcext:value-type="float">
            <text:p>1590660135</text:p>
          </table:table-cell>
          <table:table-cell office:value-type="string" calcext:value-type="string">
            <text:p>2020-05-28 07:02:15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60135" calcext:value-type="float">
            <text:p>1590660135</text:p>
          </table:table-cell>
          <table:table-cell office:value-type="string" calcext:value-type="string">
            <text:p>2020-05-28 07:02:15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60135" calcext:value-type="float">
            <text:p>1590660135</text:p>
          </table:table-cell>
          <table:table-cell office:value-type="string" calcext:value-type="string">
            <text:p>2020-05-28 07:02:1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60135" calcext:value-type="float">
            <text:p>1590660135</text:p>
          </table:table-cell>
          <table:table-cell office:value-type="string" calcext:value-type="string">
            <text:p>2020-05-28 07:02:1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63734" calcext:value-type="float">
            <text:p>1590663734</text:p>
          </table:table-cell>
          <table:table-cell office:value-type="string" calcext:value-type="string">
            <text:p>2020-05-28 08:02:1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63734" calcext:value-type="float">
            <text:p>1590663734</text:p>
          </table:table-cell>
          <table:table-cell office:value-type="string" calcext:value-type="string">
            <text:p>2020-05-28 08:02:1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63734" calcext:value-type="float">
            <text:p>1590663734</text:p>
          </table:table-cell>
          <table:table-cell office:value-type="string" calcext:value-type="string">
            <text:p>2020-05-28 08:02:1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63734" calcext:value-type="float">
            <text:p>1590663734</text:p>
          </table:table-cell>
          <table:table-cell office:value-type="string" calcext:value-type="string">
            <text:p>2020-05-28 08:02:1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667333" calcext:value-type="float">
            <text:p>1590667333</text:p>
          </table:table-cell>
          <table:table-cell office:value-type="string" calcext:value-type="string">
            <text:p>2020-05-28 09:02:13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67333" calcext:value-type="float">
            <text:p>1590667333</text:p>
          </table:table-cell>
          <table:table-cell office:value-type="string" calcext:value-type="string">
            <text:p>2020-05-28 09:02:13</text:p>
          </table:table-cell>
          <table:table-cell office:value-type="float" office:value="3" calcext:value-type="float">
            <text:p>3</text:p>
          </table:table-cell>
          <table:table-cell office:value-type="float" office:value="10.1" calcext:value-type="float">
            <text:p>10,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67333" calcext:value-type="float">
            <text:p>1590667333</text:p>
          </table:table-cell>
          <table:table-cell office:value-type="string" calcext:value-type="string">
            <text:p>2020-05-28 09:02: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90667333" calcext:value-type="float">
            <text:p>1590667333</text:p>
          </table:table-cell>
          <table:table-cell office:value-type="string" calcext:value-type="string">
            <text:p>2020-05-28 09:02: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670932" calcext:value-type="float">
            <text:p>1590670932</text:p>
          </table:table-cell>
          <table:table-cell office:value-type="string" calcext:value-type="string">
            <text:p>2020-05-28 10:02:1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70932" calcext:value-type="float">
            <text:p>1590670932</text:p>
          </table:table-cell>
          <table:table-cell office:value-type="string" calcext:value-type="string">
            <text:p>2020-05-28 10:02:1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70932" calcext:value-type="float">
            <text:p>1590670932</text:p>
          </table:table-cell>
          <table:table-cell office:value-type="string" calcext:value-type="string">
            <text:p>2020-05-28 10:02:1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70932" calcext:value-type="float">
            <text:p>1590670932</text:p>
          </table:table-cell>
          <table:table-cell office:value-type="string" calcext:value-type="string">
            <text:p>2020-05-28 10:02:1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74531" calcext:value-type="float">
            <text:p>1590674531</text:p>
          </table:table-cell>
          <table:table-cell office:value-type="string" calcext:value-type="string">
            <text:p>2020-05-28 11:02:1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74531" calcext:value-type="float">
            <text:p>1590674531</text:p>
          </table:table-cell>
          <table:table-cell office:value-type="string" calcext:value-type="string">
            <text:p>2020-05-28 11:02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74531" calcext:value-type="float">
            <text:p>1590674531</text:p>
          </table:table-cell>
          <table:table-cell office:value-type="string" calcext:value-type="string">
            <text:p>2020-05-28 11:02:1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74531" calcext:value-type="float">
            <text:p>1590674531</text:p>
          </table:table-cell>
          <table:table-cell office:value-type="string" calcext:value-type="string">
            <text:p>2020-05-28 11:02:1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78130" calcext:value-type="float">
            <text:p>1590678130</text:p>
          </table:table-cell>
          <table:table-cell office:value-type="string" calcext:value-type="string">
            <text:p>2020-05-28 12:02:1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78130" calcext:value-type="float">
            <text:p>1590678130</text:p>
          </table:table-cell>
          <table:table-cell office:value-type="string" calcext:value-type="string">
            <text:p>2020-05-28 12:02:1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78130" calcext:value-type="float">
            <text:p>1590678130</text:p>
          </table:table-cell>
          <table:table-cell office:value-type="string" calcext:value-type="string">
            <text:p>2020-05-28 12:02:1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78130" calcext:value-type="float">
            <text:p>1590678130</text:p>
          </table:table-cell>
          <table:table-cell office:value-type="string" calcext:value-type="string">
            <text:p>2020-05-28 12:02:1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681729" calcext:value-type="float">
            <text:p>1590681729</text:p>
          </table:table-cell>
          <table:table-cell office:value-type="string" calcext:value-type="string">
            <text:p>2020-05-28 13:02:0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81729" calcext:value-type="float">
            <text:p>1590681729</text:p>
          </table:table-cell>
          <table:table-cell office:value-type="string" calcext:value-type="string">
            <text:p>2020-05-28 13:02:0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81729" calcext:value-type="float">
            <text:p>1590681729</text:p>
          </table:table-cell>
          <table:table-cell office:value-type="string" calcext:value-type="string">
            <text:p>2020-05-28 13:02:0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81729" calcext:value-type="float">
            <text:p>1590681729</text:p>
          </table:table-cell>
          <table:table-cell office:value-type="string" calcext:value-type="string">
            <text:p>2020-05-28 13:02:0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85328" calcext:value-type="float">
            <text:p>1590685328</text:p>
          </table:table-cell>
          <table:table-cell office:value-type="string" calcext:value-type="string">
            <text:p>2020-05-28 14:02:0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85328" calcext:value-type="float">
            <text:p>1590685328</text:p>
          </table:table-cell>
          <table:table-cell office:value-type="string" calcext:value-type="string">
            <text:p>2020-05-28 14:02:0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85328" calcext:value-type="float">
            <text:p>1590685328</text:p>
          </table:table-cell>
          <table:table-cell office:value-type="string" calcext:value-type="string">
            <text:p>2020-05-28 14:02:0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85328" calcext:value-type="float">
            <text:p>1590685328</text:p>
          </table:table-cell>
          <table:table-cell office:value-type="string" calcext:value-type="string">
            <text:p>2020-05-28 14:02:0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88927" calcext:value-type="float">
            <text:p>1590688927</text:p>
          </table:table-cell>
          <table:table-cell office:value-type="string" calcext:value-type="string">
            <text:p>2020-05-28 15:02:07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88927" calcext:value-type="float">
            <text:p>1590688927</text:p>
          </table:table-cell>
          <table:table-cell office:value-type="string" calcext:value-type="string">
            <text:p>2020-05-28 15:02:0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688927" calcext:value-type="float">
            <text:p>1590688927</text:p>
          </table:table-cell>
          <table:table-cell office:value-type="string" calcext:value-type="string">
            <text:p>2020-05-28 15:02:0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88927" calcext:value-type="float">
            <text:p>1590688927</text:p>
          </table:table-cell>
          <table:table-cell office:value-type="string" calcext:value-type="string">
            <text:p>2020-05-28 15:02:0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92526" calcext:value-type="float">
            <text:p>1590692526</text:p>
          </table:table-cell>
          <table:table-cell office:value-type="string" calcext:value-type="string">
            <text:p>2020-05-28 16:02:0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92526" calcext:value-type="float">
            <text:p>1590692526</text:p>
          </table:table-cell>
          <table:table-cell office:value-type="string" calcext:value-type="string">
            <text:p>2020-05-28 16:02:0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92526" calcext:value-type="float">
            <text:p>1590692526</text:p>
          </table:table-cell>
          <table:table-cell office:value-type="string" calcext:value-type="string">
            <text:p>2020-05-28 16:02:0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92526" calcext:value-type="float">
            <text:p>1590692526</text:p>
          </table:table-cell>
          <table:table-cell office:value-type="string" calcext:value-type="string">
            <text:p>2020-05-28 16:02:0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96125" calcext:value-type="float">
            <text:p>1590696125</text:p>
          </table:table-cell>
          <table:table-cell office:value-type="string" calcext:value-type="string">
            <text:p>2020-05-28 17:02:0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96125" calcext:value-type="float">
            <text:p>1590696125</text:p>
          </table:table-cell>
          <table:table-cell office:value-type="string" calcext:value-type="string">
            <text:p>2020-05-28 17:02:0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96125" calcext:value-type="float">
            <text:p>1590696125</text:p>
          </table:table-cell>
          <table:table-cell office:value-type="string" calcext:value-type="string">
            <text:p>2020-05-28 17:02:0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96125" calcext:value-type="float">
            <text:p>1590696125</text:p>
          </table:table-cell>
          <table:table-cell office:value-type="string" calcext:value-type="string">
            <text:p>2020-05-28 17:02:0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699724" calcext:value-type="float">
            <text:p>1590699724</text:p>
          </table:table-cell>
          <table:table-cell office:value-type="string" calcext:value-type="string">
            <text:p>2020-05-28 18:02:0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699724" calcext:value-type="float">
            <text:p>1590699724</text:p>
          </table:table-cell>
          <table:table-cell office:value-type="string" calcext:value-type="string">
            <text:p>2020-05-28 18:02:0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699724" calcext:value-type="float">
            <text:p>1590699724</text:p>
          </table:table-cell>
          <table:table-cell office:value-type="string" calcext:value-type="string">
            <text:p>2020-05-28 18:02:0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699724" calcext:value-type="float">
            <text:p>1590699724</text:p>
          </table:table-cell>
          <table:table-cell office:value-type="string" calcext:value-type="string">
            <text:p>2020-05-28 18:02:0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03323" calcext:value-type="float">
            <text:p>1590703323</text:p>
          </table:table-cell>
          <table:table-cell office:value-type="string" calcext:value-type="string">
            <text:p>2020-05-28 19:02:03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03323" calcext:value-type="float">
            <text:p>1590703323</text:p>
          </table:table-cell>
          <table:table-cell office:value-type="string" calcext:value-type="string">
            <text:p>2020-05-28 19:02:0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03323" calcext:value-type="float">
            <text:p>1590703323</text:p>
          </table:table-cell>
          <table:table-cell office:value-type="string" calcext:value-type="string">
            <text:p>2020-05-28 19:02:0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03323" calcext:value-type="float">
            <text:p>1590703323</text:p>
          </table:table-cell>
          <table:table-cell office:value-type="string" calcext:value-type="string">
            <text:p>2020-05-28 19:02:0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06922" calcext:value-type="float">
            <text:p>1590706922</text:p>
          </table:table-cell>
          <table:table-cell office:value-type="string" calcext:value-type="string">
            <text:p>2020-05-28 20:02:0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06922" calcext:value-type="float">
            <text:p>1590706922</text:p>
          </table:table-cell>
          <table:table-cell office:value-type="string" calcext:value-type="string">
            <text:p>2020-05-28 20:02:0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706922" calcext:value-type="float">
            <text:p>1590706922</text:p>
          </table:table-cell>
          <table:table-cell office:value-type="string" calcext:value-type="string">
            <text:p>2020-05-28 20:02:0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06922" calcext:value-type="float">
            <text:p>1590706922</text:p>
          </table:table-cell>
          <table:table-cell office:value-type="string" calcext:value-type="string">
            <text:p>2020-05-28 20:02:0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10521" calcext:value-type="float">
            <text:p>1590710521</text:p>
          </table:table-cell>
          <table:table-cell office:value-type="string" calcext:value-type="string">
            <text:p>2020-05-28 21:02:0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10521" calcext:value-type="float">
            <text:p>1590710521</text:p>
          </table:table-cell>
          <table:table-cell office:value-type="string" calcext:value-type="string">
            <text:p>2020-05-28 21:02:0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10521" calcext:value-type="float">
            <text:p>1590710521</text:p>
          </table:table-cell>
          <table:table-cell office:value-type="string" calcext:value-type="string">
            <text:p>2020-05-28 21:02:0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10521" calcext:value-type="float">
            <text:p>1590710521</text:p>
          </table:table-cell>
          <table:table-cell office:value-type="string" calcext:value-type="string">
            <text:p>2020-05-28 21:02:0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714120" calcext:value-type="float">
            <text:p>1590714120</text:p>
          </table:table-cell>
          <table:table-cell office:value-type="string" calcext:value-type="string">
            <text:p>2020-05-28 22:02:0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14120" calcext:value-type="float">
            <text:p>1590714120</text:p>
          </table:table-cell>
          <table:table-cell office:value-type="string" calcext:value-type="string">
            <text:p>2020-05-28 22:02:0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14120" calcext:value-type="float">
            <text:p>1590714120</text:p>
          </table:table-cell>
          <table:table-cell office:value-type="string" calcext:value-type="string">
            <text:p>2020-05-28 22:02:0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14120" calcext:value-type="float">
            <text:p>1590714120</text:p>
          </table:table-cell>
          <table:table-cell office:value-type="string" calcext:value-type="string">
            <text:p>2020-05-28 22:02:0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17719" calcext:value-type="float">
            <text:p>1590717719</text:p>
          </table:table-cell>
          <table:table-cell office:value-type="string" calcext:value-type="string">
            <text:p>2020-05-28 23:01:5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17719" calcext:value-type="float">
            <text:p>1590717719</text:p>
          </table:table-cell>
          <table:table-cell office:value-type="string" calcext:value-type="string">
            <text:p>2020-05-28 23:01:5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17719" calcext:value-type="float">
            <text:p>1590717719</text:p>
          </table:table-cell>
          <table:table-cell office:value-type="string" calcext:value-type="string">
            <text:p>2020-05-28 23:01:5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17719" calcext:value-type="float">
            <text:p>1590717719</text:p>
          </table:table-cell>
          <table:table-cell office:value-type="string" calcext:value-type="string">
            <text:p>2020-05-28 23:01:5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21318" calcext:value-type="float">
            <text:p>1590721318</text:p>
          </table:table-cell>
          <table:table-cell office:value-type="string" calcext:value-type="string">
            <text:p>2020-05-29 00:01:5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21318" calcext:value-type="float">
            <text:p>1590721318</text:p>
          </table:table-cell>
          <table:table-cell office:value-type="string" calcext:value-type="string">
            <text:p>2020-05-29 00:01:5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21318" calcext:value-type="float">
            <text:p>1590721318</text:p>
          </table:table-cell>
          <table:table-cell office:value-type="string" calcext:value-type="string">
            <text:p>2020-05-29 00:01:5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21318" calcext:value-type="float">
            <text:p>1590721318</text:p>
          </table:table-cell>
          <table:table-cell office:value-type="string" calcext:value-type="string">
            <text:p>2020-05-29 00:01:5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24917" calcext:value-type="float">
            <text:p>1590724917</text:p>
          </table:table-cell>
          <table:table-cell office:value-type="string" calcext:value-type="string">
            <text:p>2020-05-29 01:01:5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24917" calcext:value-type="float">
            <text:p>1590724917</text:p>
          </table:table-cell>
          <table:table-cell office:value-type="string" calcext:value-type="string">
            <text:p>2020-05-29 01:01:5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24917" calcext:value-type="float">
            <text:p>1590724917</text:p>
          </table:table-cell>
          <table:table-cell office:value-type="string" calcext:value-type="string">
            <text:p>2020-05-29 01:01:5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24917" calcext:value-type="float">
            <text:p>1590724917</text:p>
          </table:table-cell>
          <table:table-cell office:value-type="string" calcext:value-type="string">
            <text:p>2020-05-29 01:01:5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28516" calcext:value-type="float">
            <text:p>1590728516</text:p>
          </table:table-cell>
          <table:table-cell office:value-type="string" calcext:value-type="string">
            <text:p>2020-05-29 02:01:5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28516" calcext:value-type="float">
            <text:p>1590728516</text:p>
          </table:table-cell>
          <table:table-cell office:value-type="string" calcext:value-type="string">
            <text:p>2020-05-29 02:01:5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28516" calcext:value-type="float">
            <text:p>1590728516</text:p>
          </table:table-cell>
          <table:table-cell office:value-type="string" calcext:value-type="string">
            <text:p>2020-05-29 02:01:5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28516" calcext:value-type="float">
            <text:p>1590728516</text:p>
          </table:table-cell>
          <table:table-cell office:value-type="string" calcext:value-type="string">
            <text:p>2020-05-29 02:01:5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32115" calcext:value-type="float">
            <text:p>1590732115</text:p>
          </table:table-cell>
          <table:table-cell office:value-type="string" calcext:value-type="string">
            <text:p>2020-05-29 03:01:55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32115" calcext:value-type="float">
            <text:p>1590732115</text:p>
          </table:table-cell>
          <table:table-cell office:value-type="string" calcext:value-type="string">
            <text:p>2020-05-29 03:01:5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32115" calcext:value-type="float">
            <text:p>1590732115</text:p>
          </table:table-cell>
          <table:table-cell office:value-type="string" calcext:value-type="string">
            <text:p>2020-05-29 03:01:5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32115" calcext:value-type="float">
            <text:p>1590732115</text:p>
          </table:table-cell>
          <table:table-cell office:value-type="string" calcext:value-type="string">
            <text:p>2020-05-29 03:01:5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35714" calcext:value-type="float">
            <text:p>1590735714</text:p>
          </table:table-cell>
          <table:table-cell office:value-type="string" calcext:value-type="string">
            <text:p>2020-05-29 04:01:5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35714" calcext:value-type="float">
            <text:p>1590735714</text:p>
          </table:table-cell>
          <table:table-cell office:value-type="string" calcext:value-type="string">
            <text:p>2020-05-29 04:01:5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35714" calcext:value-type="float">
            <text:p>1590735714</text:p>
          </table:table-cell>
          <table:table-cell office:value-type="string" calcext:value-type="string">
            <text:p>2020-05-29 04:01:5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35714" calcext:value-type="float">
            <text:p>1590735714</text:p>
          </table:table-cell>
          <table:table-cell office:value-type="string" calcext:value-type="string">
            <text:p>2020-05-29 04:01:5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39313" calcext:value-type="float">
            <text:p>1590739313</text:p>
          </table:table-cell>
          <table:table-cell office:value-type="string" calcext:value-type="string">
            <text:p>2020-05-29 05:01:5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39313" calcext:value-type="float">
            <text:p>1590739313</text:p>
          </table:table-cell>
          <table:table-cell office:value-type="string" calcext:value-type="string">
            <text:p>2020-05-29 05:01:5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39313" calcext:value-type="float">
            <text:p>1590739313</text:p>
          </table:table-cell>
          <table:table-cell office:value-type="string" calcext:value-type="string">
            <text:p>2020-05-29 05:01:5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39313" calcext:value-type="float">
            <text:p>1590739313</text:p>
          </table:table-cell>
          <table:table-cell office:value-type="string" calcext:value-type="string">
            <text:p>2020-05-29 05:01:5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742912" calcext:value-type="float">
            <text:p>1590742912</text:p>
          </table:table-cell>
          <table:table-cell office:value-type="string" calcext:value-type="string">
            <text:p>2020-05-29 06:01:5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42912" calcext:value-type="float">
            <text:p>1590742912</text:p>
          </table:table-cell>
          <table:table-cell office:value-type="string" calcext:value-type="string">
            <text:p>2020-05-29 06:01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42912" calcext:value-type="float">
            <text:p>1590742912</text:p>
          </table:table-cell>
          <table:table-cell office:value-type="string" calcext:value-type="string">
            <text:p>2020-05-29 06:01:5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42912" calcext:value-type="float">
            <text:p>1590742912</text:p>
          </table:table-cell>
          <table:table-cell office:value-type="string" calcext:value-type="string">
            <text:p>2020-05-29 06:01:5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746511" calcext:value-type="float">
            <text:p>1590746511</text:p>
          </table:table-cell>
          <table:table-cell office:value-type="string" calcext:value-type="string">
            <text:p>2020-05-29 07:01:5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46511" calcext:value-type="float">
            <text:p>1590746511</text:p>
          </table:table-cell>
          <table:table-cell office:value-type="string" calcext:value-type="string">
            <text:p>2020-05-29 07:01:5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46511" calcext:value-type="float">
            <text:p>1590746511</text:p>
          </table:table-cell>
          <table:table-cell office:value-type="string" calcext:value-type="string">
            <text:p>2020-05-29 07:01:5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46511" calcext:value-type="float">
            <text:p>1590746511</text:p>
          </table:table-cell>
          <table:table-cell office:value-type="string" calcext:value-type="string">
            <text:p>2020-05-29 07:01:5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50110" calcext:value-type="float">
            <text:p>1590750110</text:p>
          </table:table-cell>
          <table:table-cell office:value-type="string" calcext:value-type="string">
            <text:p>2020-05-29 08:01:5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750110" calcext:value-type="float">
            <text:p>1590750110</text:p>
          </table:table-cell>
          <table:table-cell office:value-type="string" calcext:value-type="string">
            <text:p>2020-05-29 08:01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50110" calcext:value-type="float">
            <text:p>1590750110</text:p>
          </table:table-cell>
          <table:table-cell office:value-type="string" calcext:value-type="string">
            <text:p>2020-05-29 08:01:5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50110" calcext:value-type="float">
            <text:p>1590750110</text:p>
          </table:table-cell>
          <table:table-cell office:value-type="string" calcext:value-type="string">
            <text:p>2020-05-29 08:01:5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53709" calcext:value-type="float">
            <text:p>1590753709</text:p>
          </table:table-cell>
          <table:table-cell office:value-type="string" calcext:value-type="string">
            <text:p>2020-05-29 09:01:4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753709" calcext:value-type="float">
            <text:p>1590753709</text:p>
          </table:table-cell>
          <table:table-cell office:value-type="string" calcext:value-type="string">
            <text:p>2020-05-29 09:01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53709" calcext:value-type="float">
            <text:p>1590753709</text:p>
          </table:table-cell>
          <table:table-cell office:value-type="string" calcext:value-type="string">
            <text:p>2020-05-29 09:01:4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53709" calcext:value-type="float">
            <text:p>1590753709</text:p>
          </table:table-cell>
          <table:table-cell office:value-type="string" calcext:value-type="string">
            <text:p>2020-05-29 09:01:4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57308" calcext:value-type="float">
            <text:p>1590757308</text:p>
          </table:table-cell>
          <table:table-cell office:value-type="string" calcext:value-type="string">
            <text:p>2020-05-29 10:01:48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57308" calcext:value-type="float">
            <text:p>1590757308</text:p>
          </table:table-cell>
          <table:table-cell office:value-type="string" calcext:value-type="string">
            <text:p>2020-05-29 10:01:4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57308" calcext:value-type="float">
            <text:p>1590757308</text:p>
          </table:table-cell>
          <table:table-cell office:value-type="string" calcext:value-type="string">
            <text:p>2020-05-29 10:01:4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57308" calcext:value-type="float">
            <text:p>1590757308</text:p>
          </table:table-cell>
          <table:table-cell office:value-type="string" calcext:value-type="string">
            <text:p>2020-05-29 10:01:4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60907" calcext:value-type="float">
            <text:p>1590760907</text:p>
          </table:table-cell>
          <table:table-cell office:value-type="string" calcext:value-type="string">
            <text:p>2020-05-29 11:01:4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60907" calcext:value-type="float">
            <text:p>1590760907</text:p>
          </table:table-cell>
          <table:table-cell office:value-type="string" calcext:value-type="string">
            <text:p>2020-05-29 11:01:4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60907" calcext:value-type="float">
            <text:p>1590760907</text:p>
          </table:table-cell>
          <table:table-cell office:value-type="string" calcext:value-type="string">
            <text:p>2020-05-29 11:01:4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60907" calcext:value-type="float">
            <text:p>1590760907</text:p>
          </table:table-cell>
          <table:table-cell office:value-type="string" calcext:value-type="string">
            <text:p>2020-05-29 11:01:4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64506" calcext:value-type="float">
            <text:p>1590764506</text:p>
          </table:table-cell>
          <table:table-cell office:value-type="string" calcext:value-type="string">
            <text:p>2020-05-29 12:01:4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64506" calcext:value-type="float">
            <text:p>1590764506</text:p>
          </table:table-cell>
          <table:table-cell office:value-type="string" calcext:value-type="string">
            <text:p>2020-05-29 12:01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64506" calcext:value-type="float">
            <text:p>1590764506</text:p>
          </table:table-cell>
          <table:table-cell office:value-type="string" calcext:value-type="string">
            <text:p>2020-05-29 12:01:4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64506" calcext:value-type="float">
            <text:p>1590764506</text:p>
          </table:table-cell>
          <table:table-cell office:value-type="string" calcext:value-type="string">
            <text:p>2020-05-29 12:01:4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68105" calcext:value-type="float">
            <text:p>1590768105</text:p>
          </table:table-cell>
          <table:table-cell office:value-type="string" calcext:value-type="string">
            <text:p>2020-05-29 13:01:4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768105" calcext:value-type="float">
            <text:p>1590768105</text:p>
          </table:table-cell>
          <table:table-cell office:value-type="string" calcext:value-type="string">
            <text:p>2020-05-29 13:01:4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68105" calcext:value-type="float">
            <text:p>1590768105</text:p>
          </table:table-cell>
          <table:table-cell office:value-type="string" calcext:value-type="string">
            <text:p>2020-05-29 13:01:4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68105" calcext:value-type="float">
            <text:p>1590768105</text:p>
          </table:table-cell>
          <table:table-cell office:value-type="string" calcext:value-type="string">
            <text:p>2020-05-29 13:01:4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71704" calcext:value-type="float">
            <text:p>1590771704</text:p>
          </table:table-cell>
          <table:table-cell office:value-type="string" calcext:value-type="string">
            <text:p>2020-05-29 14:01:44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71704" calcext:value-type="float">
            <text:p>1590771704</text:p>
          </table:table-cell>
          <table:table-cell office:value-type="string" calcext:value-type="string">
            <text:p>2020-05-29 14:01:4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71704" calcext:value-type="float">
            <text:p>1590771704</text:p>
          </table:table-cell>
          <table:table-cell office:value-type="string" calcext:value-type="string">
            <text:p>2020-05-29 14:01: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71704" calcext:value-type="float">
            <text:p>1590771704</text:p>
          </table:table-cell>
          <table:table-cell office:value-type="string" calcext:value-type="string">
            <text:p>2020-05-29 14:01:4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75303" calcext:value-type="float">
            <text:p>1590775303</text:p>
          </table:table-cell>
          <table:table-cell office:value-type="string" calcext:value-type="string">
            <text:p>2020-05-29 15:01:4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75303" calcext:value-type="float">
            <text:p>1590775303</text:p>
          </table:table-cell>
          <table:table-cell office:value-type="string" calcext:value-type="string">
            <text:p>2020-05-29 15:01:4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75303" calcext:value-type="float">
            <text:p>1590775303</text:p>
          </table:table-cell>
          <table:table-cell office:value-type="string" calcext:value-type="string">
            <text:p>2020-05-29 15:01:4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75303" calcext:value-type="float">
            <text:p>1590775303</text:p>
          </table:table-cell>
          <table:table-cell office:value-type="string" calcext:value-type="string">
            <text:p>2020-05-29 15:01:4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78902" calcext:value-type="float">
            <text:p>1590778902</text:p>
          </table:table-cell>
          <table:table-cell office:value-type="string" calcext:value-type="string">
            <text:p>2020-05-29 16:01:4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78902" calcext:value-type="float">
            <text:p>1590778902</text:p>
          </table:table-cell>
          <table:table-cell office:value-type="string" calcext:value-type="string">
            <text:p>2020-05-29 16:01:4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78902" calcext:value-type="float">
            <text:p>1590778902</text:p>
          </table:table-cell>
          <table:table-cell office:value-type="string" calcext:value-type="string">
            <text:p>2020-05-29 16:01:4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78902" calcext:value-type="float">
            <text:p>1590778902</text:p>
          </table:table-cell>
          <table:table-cell office:value-type="string" calcext:value-type="string">
            <text:p>2020-05-29 16:01:4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82501" calcext:value-type="float">
            <text:p>1590782501</text:p>
          </table:table-cell>
          <table:table-cell office:value-type="string" calcext:value-type="string">
            <text:p>2020-05-29 17:01:4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782501" calcext:value-type="float">
            <text:p>1590782501</text:p>
          </table:table-cell>
          <table:table-cell office:value-type="string" calcext:value-type="string">
            <text:p>2020-05-29 17:01:4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82501" calcext:value-type="float">
            <text:p>1590782501</text:p>
          </table:table-cell>
          <table:table-cell office:value-type="string" calcext:value-type="string">
            <text:p>2020-05-29 17:01:4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82501" calcext:value-type="float">
            <text:p>1590782501</text:p>
          </table:table-cell>
          <table:table-cell office:value-type="string" calcext:value-type="string">
            <text:p>2020-05-29 17:01:4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86100" calcext:value-type="float">
            <text:p>1590786100</text:p>
          </table:table-cell>
          <table:table-cell office:value-type="string" calcext:value-type="string">
            <text:p>2020-05-29 18:01:40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86100" calcext:value-type="float">
            <text:p>1590786100</text:p>
          </table:table-cell>
          <table:table-cell office:value-type="string" calcext:value-type="string">
            <text:p>2020-05-29 18:01:4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86100" calcext:value-type="float">
            <text:p>1590786100</text:p>
          </table:table-cell>
          <table:table-cell office:value-type="string" calcext:value-type="string">
            <text:p>2020-05-29 18:01:4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86100" calcext:value-type="float">
            <text:p>1590786100</text:p>
          </table:table-cell>
          <table:table-cell office:value-type="string" calcext:value-type="string">
            <text:p>2020-05-29 18:01:4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89699" calcext:value-type="float">
            <text:p>1590789699</text:p>
          </table:table-cell>
          <table:table-cell office:value-type="string" calcext:value-type="string">
            <text:p>2020-05-29 19:01:3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89699" calcext:value-type="float">
            <text:p>1590789699</text:p>
          </table:table-cell>
          <table:table-cell office:value-type="string" calcext:value-type="string">
            <text:p>2020-05-29 19:01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89699" calcext:value-type="float">
            <text:p>1590789699</text:p>
          </table:table-cell>
          <table:table-cell office:value-type="string" calcext:value-type="string">
            <text:p>2020-05-29 19:01:3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89699" calcext:value-type="float">
            <text:p>1590789699</text:p>
          </table:table-cell>
          <table:table-cell office:value-type="string" calcext:value-type="string">
            <text:p>2020-05-29 19:01:3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93298" calcext:value-type="float">
            <text:p>1590793298</text:p>
          </table:table-cell>
          <table:table-cell office:value-type="string" calcext:value-type="string">
            <text:p>2020-05-29 20:01:3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93298" calcext:value-type="float">
            <text:p>1590793298</text:p>
          </table:table-cell>
          <table:table-cell office:value-type="string" calcext:value-type="string">
            <text:p>2020-05-29 20:01:3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93298" calcext:value-type="float">
            <text:p>1590793298</text:p>
          </table:table-cell>
          <table:table-cell office:value-type="string" calcext:value-type="string">
            <text:p>2020-05-29 20:01:3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93298" calcext:value-type="float">
            <text:p>1590793298</text:p>
          </table:table-cell>
          <table:table-cell office:value-type="string" calcext:value-type="string">
            <text:p>2020-05-29 20:01:3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796897" calcext:value-type="float">
            <text:p>1590796897</text:p>
          </table:table-cell>
          <table:table-cell office:value-type="string" calcext:value-type="string">
            <text:p>2020-05-29 21:01:3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796897" calcext:value-type="float">
            <text:p>1590796897</text:p>
          </table:table-cell>
          <table:table-cell office:value-type="string" calcext:value-type="string">
            <text:p>2020-05-29 21:01:3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796897" calcext:value-type="float">
            <text:p>1590796897</text:p>
          </table:table-cell>
          <table:table-cell office:value-type="string" calcext:value-type="string">
            <text:p>2020-05-29 21:01:3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796897" calcext:value-type="float">
            <text:p>1590796897</text:p>
          </table:table-cell>
          <table:table-cell office:value-type="string" calcext:value-type="string">
            <text:p>2020-05-29 21:01:3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00496" calcext:value-type="float">
            <text:p>1590800496</text:p>
          </table:table-cell>
          <table:table-cell office:value-type="string" calcext:value-type="string">
            <text:p>2020-05-29 22:01:3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00496" calcext:value-type="float">
            <text:p>1590800496</text:p>
          </table:table-cell>
          <table:table-cell office:value-type="string" calcext:value-type="string">
            <text:p>2020-05-29 22:01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00496" calcext:value-type="float">
            <text:p>1590800496</text:p>
          </table:table-cell>
          <table:table-cell office:value-type="string" calcext:value-type="string">
            <text:p>2020-05-29 22:01:3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00496" calcext:value-type="float">
            <text:p>1590800496</text:p>
          </table:table-cell>
          <table:table-cell office:value-type="string" calcext:value-type="string">
            <text:p>2020-05-29 22:01:3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04095" calcext:value-type="float">
            <text:p>1590804095</text:p>
          </table:table-cell>
          <table:table-cell office:value-type="string" calcext:value-type="string">
            <text:p>2020-05-29 23:01:35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04095" calcext:value-type="float">
            <text:p>1590804095</text:p>
          </table:table-cell>
          <table:table-cell office:value-type="string" calcext:value-type="string">
            <text:p>2020-05-29 23:01:3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04095" calcext:value-type="float">
            <text:p>1590804095</text:p>
          </table:table-cell>
          <table:table-cell office:value-type="string" calcext:value-type="string">
            <text:p>2020-05-29 23:01:3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04095" calcext:value-type="float">
            <text:p>1590804095</text:p>
          </table:table-cell>
          <table:table-cell office:value-type="string" calcext:value-type="string">
            <text:p>2020-05-29 23:01:3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07694" calcext:value-type="float">
            <text:p>1590807694</text:p>
          </table:table-cell>
          <table:table-cell office:value-type="string" calcext:value-type="string">
            <text:p>2020-05-30 00:01:34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07694" calcext:value-type="float">
            <text:p>1590807694</text:p>
          </table:table-cell>
          <table:table-cell office:value-type="string" calcext:value-type="string">
            <text:p>2020-05-30 00:01:34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07694" calcext:value-type="float">
            <text:p>1590807694</text:p>
          </table:table-cell>
          <table:table-cell office:value-type="string" calcext:value-type="string">
            <text:p>2020-05-30 00:01:3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07694" calcext:value-type="float">
            <text:p>1590807694</text:p>
          </table:table-cell>
          <table:table-cell office:value-type="string" calcext:value-type="string">
            <text:p>2020-05-30 00:01:3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11293" calcext:value-type="float">
            <text:p>1590811293</text:p>
          </table:table-cell>
          <table:table-cell office:value-type="string" calcext:value-type="string">
            <text:p>2020-05-30 01:01:33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11293" calcext:value-type="float">
            <text:p>1590811293</text:p>
          </table:table-cell>
          <table:table-cell office:value-type="string" calcext:value-type="string">
            <text:p>2020-05-30 01:01:3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11293" calcext:value-type="float">
            <text:p>1590811293</text:p>
          </table:table-cell>
          <table:table-cell office:value-type="string" calcext:value-type="string">
            <text:p>2020-05-30 01:01:3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11293" calcext:value-type="float">
            <text:p>1590811293</text:p>
          </table:table-cell>
          <table:table-cell office:value-type="string" calcext:value-type="string">
            <text:p>2020-05-30 01:01:3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14892" calcext:value-type="float">
            <text:p>1590814892</text:p>
          </table:table-cell>
          <table:table-cell office:value-type="string" calcext:value-type="string">
            <text:p>2020-05-30 02:01:3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14892" calcext:value-type="float">
            <text:p>1590814892</text:p>
          </table:table-cell>
          <table:table-cell office:value-type="string" calcext:value-type="string">
            <text:p>2020-05-30 02:01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14892" calcext:value-type="float">
            <text:p>1590814892</text:p>
          </table:table-cell>
          <table:table-cell office:value-type="string" calcext:value-type="string">
            <text:p>2020-05-30 02:01:3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14892" calcext:value-type="float">
            <text:p>1590814892</text:p>
          </table:table-cell>
          <table:table-cell office:value-type="string" calcext:value-type="string">
            <text:p>2020-05-30 02:01:3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18491" calcext:value-type="float">
            <text:p>1590818491</text:p>
          </table:table-cell>
          <table:table-cell office:value-type="string" calcext:value-type="string">
            <text:p>2020-05-30 03:01:3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18491" calcext:value-type="float">
            <text:p>1590818491</text:p>
          </table:table-cell>
          <table:table-cell office:value-type="string" calcext:value-type="string">
            <text:p>2020-05-30 03:01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18491" calcext:value-type="float">
            <text:p>1590818491</text:p>
          </table:table-cell>
          <table:table-cell office:value-type="string" calcext:value-type="string">
            <text:p>2020-05-30 03:01:3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18491" calcext:value-type="float">
            <text:p>1590818491</text:p>
          </table:table-cell>
          <table:table-cell office:value-type="string" calcext:value-type="string">
            <text:p>2020-05-30 03:01:3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22090" calcext:value-type="float">
            <text:p>1590822090</text:p>
          </table:table-cell>
          <table:table-cell office:value-type="string" calcext:value-type="string">
            <text:p>2020-05-30 04:01:3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22090" calcext:value-type="float">
            <text:p>1590822090</text:p>
          </table:table-cell>
          <table:table-cell office:value-type="string" calcext:value-type="string">
            <text:p>2020-05-30 04:01:3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22090" calcext:value-type="float">
            <text:p>1590822090</text:p>
          </table:table-cell>
          <table:table-cell office:value-type="string" calcext:value-type="string">
            <text:p>2020-05-30 04:01:3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22090" calcext:value-type="float">
            <text:p>1590822090</text:p>
          </table:table-cell>
          <table:table-cell office:value-type="string" calcext:value-type="string">
            <text:p>2020-05-30 04:01:3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25689" calcext:value-type="float">
            <text:p>1590825689</text:p>
          </table:table-cell>
          <table:table-cell office:value-type="string" calcext:value-type="string">
            <text:p>2020-05-30 05:01:29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25689" calcext:value-type="float">
            <text:p>1590825689</text:p>
          </table:table-cell>
          <table:table-cell office:value-type="string" calcext:value-type="string">
            <text:p>2020-05-30 05:01:2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25689" calcext:value-type="float">
            <text:p>1590825689</text:p>
          </table:table-cell>
          <table:table-cell office:value-type="string" calcext:value-type="string">
            <text:p>2020-05-30 05:01:2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25689" calcext:value-type="float">
            <text:p>1590825689</text:p>
          </table:table-cell>
          <table:table-cell office:value-type="string" calcext:value-type="string">
            <text:p>2020-05-30 05:01:2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29288" calcext:value-type="float">
            <text:p>1590829288</text:p>
          </table:table-cell>
          <table:table-cell office:value-type="string" calcext:value-type="string">
            <text:p>2020-05-30 06:01:2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29288" calcext:value-type="float">
            <text:p>1590829288</text:p>
          </table:table-cell>
          <table:table-cell office:value-type="string" calcext:value-type="string">
            <text:p>2020-05-30 06:01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29288" calcext:value-type="float">
            <text:p>1590829288</text:p>
          </table:table-cell>
          <table:table-cell office:value-type="string" calcext:value-type="string">
            <text:p>2020-05-30 06:01:2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29288" calcext:value-type="float">
            <text:p>1590829288</text:p>
          </table:table-cell>
          <table:table-cell office:value-type="string" calcext:value-type="string">
            <text:p>2020-05-30 06:01:2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32887" calcext:value-type="float">
            <text:p>1590832887</text:p>
          </table:table-cell>
          <table:table-cell office:value-type="string" calcext:value-type="string">
            <text:p>2020-05-30 07:01:2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32887" calcext:value-type="float">
            <text:p>1590832887</text:p>
          </table:table-cell>
          <table:table-cell office:value-type="string" calcext:value-type="string">
            <text:p>2020-05-30 07:01:2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32887" calcext:value-type="float">
            <text:p>1590832887</text:p>
          </table:table-cell>
          <table:table-cell office:value-type="string" calcext:value-type="string">
            <text:p>2020-05-30 07:01:2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32887" calcext:value-type="float">
            <text:p>1590832887</text:p>
          </table:table-cell>
          <table:table-cell office:value-type="string" calcext:value-type="string">
            <text:p>2020-05-30 07:01:2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36486" calcext:value-type="float">
            <text:p>1590836486</text:p>
          </table:table-cell>
          <table:table-cell office:value-type="string" calcext:value-type="string">
            <text:p>2020-05-30 08:01:2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36486" calcext:value-type="float">
            <text:p>1590836486</text:p>
          </table:table-cell>
          <table:table-cell office:value-type="string" calcext:value-type="string">
            <text:p>2020-05-30 08:01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36486" calcext:value-type="float">
            <text:p>1590836486</text:p>
          </table:table-cell>
          <table:table-cell office:value-type="string" calcext:value-type="string">
            <text:p>2020-05-30 08:01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36486" calcext:value-type="float">
            <text:p>1590836486</text:p>
          </table:table-cell>
          <table:table-cell office:value-type="string" calcext:value-type="string">
            <text:p>2020-05-30 08:01:2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40085" calcext:value-type="float">
            <text:p>1590840085</text:p>
          </table:table-cell>
          <table:table-cell office:value-type="string" calcext:value-type="string">
            <text:p>2020-05-30 09:01:2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40085" calcext:value-type="float">
            <text:p>1590840085</text:p>
          </table:table-cell>
          <table:table-cell office:value-type="string" calcext:value-type="string">
            <text:p>2020-05-30 09:01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40085" calcext:value-type="float">
            <text:p>1590840085</text:p>
          </table:table-cell>
          <table:table-cell office:value-type="string" calcext:value-type="string">
            <text:p>2020-05-30 09:01:2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40085" calcext:value-type="float">
            <text:p>1590840085</text:p>
          </table:table-cell>
          <table:table-cell office:value-type="string" calcext:value-type="string">
            <text:p>2020-05-30 09:01:2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43684" calcext:value-type="float">
            <text:p>1590843684</text:p>
          </table:table-cell>
          <table:table-cell office:value-type="string" calcext:value-type="string">
            <text:p>2020-05-30 10:01:2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43684" calcext:value-type="float">
            <text:p>1590843684</text:p>
          </table:table-cell>
          <table:table-cell office:value-type="string" calcext:value-type="string">
            <text:p>2020-05-30 10:01:24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43684" calcext:value-type="float">
            <text:p>1590843684</text:p>
          </table:table-cell>
          <table:table-cell office:value-type="string" calcext:value-type="string">
            <text:p>2020-05-30 10:01:2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43684" calcext:value-type="float">
            <text:p>1590843684</text:p>
          </table:table-cell>
          <table:table-cell office:value-type="string" calcext:value-type="string">
            <text:p>2020-05-30 10:01:2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47283" calcext:value-type="float">
            <text:p>1590847283</text:p>
          </table:table-cell>
          <table:table-cell office:value-type="string" calcext:value-type="string">
            <text:p>2020-05-30 11:01:2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47283" calcext:value-type="float">
            <text:p>1590847283</text:p>
          </table:table-cell>
          <table:table-cell office:value-type="string" calcext:value-type="string">
            <text:p>2020-05-30 11:01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47283" calcext:value-type="float">
            <text:p>1590847283</text:p>
          </table:table-cell>
          <table:table-cell office:value-type="string" calcext:value-type="string">
            <text:p>2020-05-30 11:01:2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47283" calcext:value-type="float">
            <text:p>1590847283</text:p>
          </table:table-cell>
          <table:table-cell office:value-type="string" calcext:value-type="string">
            <text:p>2020-05-30 11:01:2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50882" calcext:value-type="float">
            <text:p>1590850882</text:p>
          </table:table-cell>
          <table:table-cell office:value-type="string" calcext:value-type="string">
            <text:p>2020-05-30 12:01:2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50882" calcext:value-type="float">
            <text:p>1590850882</text:p>
          </table:table-cell>
          <table:table-cell office:value-type="string" calcext:value-type="string">
            <text:p>2020-05-30 12:01:2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50882" calcext:value-type="float">
            <text:p>1590850882</text:p>
          </table:table-cell>
          <table:table-cell office:value-type="string" calcext:value-type="string">
            <text:p>2020-05-30 12:01:2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50882" calcext:value-type="float">
            <text:p>1590850882</text:p>
          </table:table-cell>
          <table:table-cell office:value-type="string" calcext:value-type="string">
            <text:p>2020-05-30 12:01:2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54481" calcext:value-type="float">
            <text:p>1590854481</text:p>
          </table:table-cell>
          <table:table-cell office:value-type="string" calcext:value-type="string">
            <text:p>2020-05-30 13:01:2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54481" calcext:value-type="float">
            <text:p>1590854481</text:p>
          </table:table-cell>
          <table:table-cell office:value-type="string" calcext:value-type="string">
            <text:p>2020-05-30 13:01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54481" calcext:value-type="float">
            <text:p>1590854481</text:p>
          </table:table-cell>
          <table:table-cell office:value-type="string" calcext:value-type="string">
            <text:p>2020-05-30 13:01:2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54481" calcext:value-type="float">
            <text:p>1590854481</text:p>
          </table:table-cell>
          <table:table-cell office:value-type="string" calcext:value-type="string">
            <text:p>2020-05-30 13:01:2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58080" calcext:value-type="float">
            <text:p>1590858080</text:p>
          </table:table-cell>
          <table:table-cell office:value-type="string" calcext:value-type="string">
            <text:p>2020-05-30 14:01:2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58080" calcext:value-type="float">
            <text:p>1590858080</text:p>
          </table:table-cell>
          <table:table-cell office:value-type="string" calcext:value-type="string">
            <text:p>2020-05-30 14:01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58080" calcext:value-type="float">
            <text:p>1590858080</text:p>
          </table:table-cell>
          <table:table-cell office:value-type="string" calcext:value-type="string">
            <text:p>2020-05-30 14:01:2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58080" calcext:value-type="float">
            <text:p>1590858080</text:p>
          </table:table-cell>
          <table:table-cell office:value-type="string" calcext:value-type="string">
            <text:p>2020-05-30 14:01:2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61679" calcext:value-type="float">
            <text:p>1590861679</text:p>
          </table:table-cell>
          <table:table-cell office:value-type="string" calcext:value-type="string">
            <text:p>2020-05-30 15:01:1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61679" calcext:value-type="float">
            <text:p>1590861679</text:p>
          </table:table-cell>
          <table:table-cell office:value-type="string" calcext:value-type="string">
            <text:p>2020-05-30 15:01: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61679" calcext:value-type="float">
            <text:p>1590861679</text:p>
          </table:table-cell>
          <table:table-cell office:value-type="string" calcext:value-type="string">
            <text:p>2020-05-30 15:01:1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861679" calcext:value-type="float">
            <text:p>1590861679</text:p>
          </table:table-cell>
          <table:table-cell office:value-type="string" calcext:value-type="string">
            <text:p>2020-05-30 15:01:1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65278" calcext:value-type="float">
            <text:p>1590865278</text:p>
          </table:table-cell>
          <table:table-cell office:value-type="string" calcext:value-type="string">
            <text:p>2020-05-30 16:01:1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65278" calcext:value-type="float">
            <text:p>1590865278</text:p>
          </table:table-cell>
          <table:table-cell office:value-type="string" calcext:value-type="string">
            <text:p>2020-05-30 16:01:1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65278" calcext:value-type="float">
            <text:p>1590865278</text:p>
          </table:table-cell>
          <table:table-cell office:value-type="string" calcext:value-type="string">
            <text:p>2020-05-30 16:01:1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65278" calcext:value-type="float">
            <text:p>1590865278</text:p>
          </table:table-cell>
          <table:table-cell office:value-type="string" calcext:value-type="string">
            <text:p>2020-05-30 16:01:1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68877" calcext:value-type="float">
            <text:p>1590868877</text:p>
          </table:table-cell>
          <table:table-cell office:value-type="string" calcext:value-type="string">
            <text:p>2020-05-30 17:01:17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68877" calcext:value-type="float">
            <text:p>1590868877</text:p>
          </table:table-cell>
          <table:table-cell office:value-type="string" calcext:value-type="string">
            <text:p>2020-05-30 17:01:1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68877" calcext:value-type="float">
            <text:p>1590868877</text:p>
          </table:table-cell>
          <table:table-cell office:value-type="string" calcext:value-type="string">
            <text:p>2020-05-30 17:01:1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68877" calcext:value-type="float">
            <text:p>1590868877</text:p>
          </table:table-cell>
          <table:table-cell office:value-type="string" calcext:value-type="string">
            <text:p>2020-05-30 17:01:1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72476" calcext:value-type="float">
            <text:p>1590872476</text:p>
          </table:table-cell>
          <table:table-cell office:value-type="string" calcext:value-type="string">
            <text:p>2020-05-30 18:01:1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72476" calcext:value-type="float">
            <text:p>1590872476</text:p>
          </table:table-cell>
          <table:table-cell office:value-type="string" calcext:value-type="string">
            <text:p>2020-05-30 18:01:16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72476" calcext:value-type="float">
            <text:p>1590872476</text:p>
          </table:table-cell>
          <table:table-cell office:value-type="string" calcext:value-type="string">
            <text:p>2020-05-30 18:01:16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,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72476" calcext:value-type="float">
            <text:p>1590872476</text:p>
          </table:table-cell>
          <table:table-cell office:value-type="string" calcext:value-type="string">
            <text:p>2020-05-30 18:01:1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76075" calcext:value-type="float">
            <text:p>1590876075</text:p>
          </table:table-cell>
          <table:table-cell office:value-type="string" calcext:value-type="string">
            <text:p>2020-05-30 19:01:15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76075" calcext:value-type="float">
            <text:p>1590876075</text:p>
          </table:table-cell>
          <table:table-cell office:value-type="string" calcext:value-type="string">
            <text:p>2020-05-30 19:01:1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76075" calcext:value-type="float">
            <text:p>1590876075</text:p>
          </table:table-cell>
          <table:table-cell office:value-type="string" calcext:value-type="string">
            <text:p>2020-05-30 19:01:1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76075" calcext:value-type="float">
            <text:p>1590876075</text:p>
          </table:table-cell>
          <table:table-cell office:value-type="string" calcext:value-type="string">
            <text:p>2020-05-30 19:01:1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79674" calcext:value-type="float">
            <text:p>1590879674</text:p>
          </table:table-cell>
          <table:table-cell office:value-type="string" calcext:value-type="string">
            <text:p>2020-05-30 20:01:1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79674" calcext:value-type="float">
            <text:p>1590879674</text:p>
          </table:table-cell>
          <table:table-cell office:value-type="string" calcext:value-type="string">
            <text:p>2020-05-30 20:01:1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79674" calcext:value-type="float">
            <text:p>1590879674</text:p>
          </table:table-cell>
          <table:table-cell office:value-type="string" calcext:value-type="string">
            <text:p>2020-05-30 20:01:1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79674" calcext:value-type="float">
            <text:p>1590879674</text:p>
          </table:table-cell>
          <table:table-cell office:value-type="string" calcext:value-type="string">
            <text:p>2020-05-30 20:01:1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83273" calcext:value-type="float">
            <text:p>1590883273</text:p>
          </table:table-cell>
          <table:table-cell office:value-type="string" calcext:value-type="string">
            <text:p>2020-05-30 21:01:1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83273" calcext:value-type="float">
            <text:p>1590883273</text:p>
          </table:table-cell>
          <table:table-cell office:value-type="string" calcext:value-type="string">
            <text:p>2020-05-30 21:01:1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83273" calcext:value-type="float">
            <text:p>1590883273</text:p>
          </table:table-cell>
          <table:table-cell office:value-type="string" calcext:value-type="string">
            <text:p>2020-05-30 21:01:1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83273" calcext:value-type="float">
            <text:p>1590883273</text:p>
          </table:table-cell>
          <table:table-cell office:value-type="string" calcext:value-type="string">
            <text:p>2020-05-30 21:01:1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86872" calcext:value-type="float">
            <text:p>1590886872</text:p>
          </table:table-cell>
          <table:table-cell office:value-type="string" calcext:value-type="string">
            <text:p>2020-05-30 22:01:1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86872" calcext:value-type="float">
            <text:p>1590886872</text:p>
          </table:table-cell>
          <table:table-cell office:value-type="string" calcext:value-type="string">
            <text:p>2020-05-30 22:01:1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86872" calcext:value-type="float">
            <text:p>1590886872</text:p>
          </table:table-cell>
          <table:table-cell office:value-type="string" calcext:value-type="string">
            <text:p>2020-05-30 22:01:1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886872" calcext:value-type="float">
            <text:p>1590886872</text:p>
          </table:table-cell>
          <table:table-cell office:value-type="string" calcext:value-type="string">
            <text:p>2020-05-30 22:01:1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90471" calcext:value-type="float">
            <text:p>1590890471</text:p>
          </table:table-cell>
          <table:table-cell office:value-type="string" calcext:value-type="string">
            <text:p>2020-05-30 23:01:1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90471" calcext:value-type="float">
            <text:p>1590890471</text:p>
          </table:table-cell>
          <table:table-cell office:value-type="string" calcext:value-type="string">
            <text:p>2020-05-30 23:01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90471" calcext:value-type="float">
            <text:p>1590890471</text:p>
          </table:table-cell>
          <table:table-cell office:value-type="string" calcext:value-type="string">
            <text:p>2020-05-30 23:01:1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90471" calcext:value-type="float">
            <text:p>1590890471</text:p>
          </table:table-cell>
          <table:table-cell office:value-type="string" calcext:value-type="string">
            <text:p>2020-05-30 23:01:1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94070" calcext:value-type="float">
            <text:p>1590894070</text:p>
          </table:table-cell>
          <table:table-cell office:value-type="string" calcext:value-type="string">
            <text:p>2020-05-31 00:01:1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894070" calcext:value-type="float">
            <text:p>1590894070</text:p>
          </table:table-cell>
          <table:table-cell office:value-type="string" calcext:value-type="string">
            <text:p>2020-05-31 00:01:1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94070" calcext:value-type="float">
            <text:p>1590894070</text:p>
          </table:table-cell>
          <table:table-cell office:value-type="string" calcext:value-type="string">
            <text:p>2020-05-31 00:01:1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94070" calcext:value-type="float">
            <text:p>1590894070</text:p>
          </table:table-cell>
          <table:table-cell office:value-type="string" calcext:value-type="string">
            <text:p>2020-05-31 00:01:1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97669" calcext:value-type="float">
            <text:p>1590897669</text:p>
          </table:table-cell>
          <table:table-cell office:value-type="string" calcext:value-type="string">
            <text:p>2020-05-31 01:01:0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897669" calcext:value-type="float">
            <text:p>1590897669</text:p>
          </table:table-cell>
          <table:table-cell office:value-type="string" calcext:value-type="string">
            <text:p>2020-05-31 01:01:0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897669" calcext:value-type="float">
            <text:p>1590897669</text:p>
          </table:table-cell>
          <table:table-cell office:value-type="string" calcext:value-type="string">
            <text:p>2020-05-31 01:01:0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897669" calcext:value-type="float">
            <text:p>1590897669</text:p>
          </table:table-cell>
          <table:table-cell office:value-type="string" calcext:value-type="string">
            <text:p>2020-05-31 01:01:0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01268" calcext:value-type="float">
            <text:p>1590901268</text:p>
          </table:table-cell>
          <table:table-cell office:value-type="string" calcext:value-type="string">
            <text:p>2020-05-31 02:01:0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01268" calcext:value-type="float">
            <text:p>1590901268</text:p>
          </table:table-cell>
          <table:table-cell office:value-type="string" calcext:value-type="string">
            <text:p>2020-05-31 02:01:0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01268" calcext:value-type="float">
            <text:p>1590901268</text:p>
          </table:table-cell>
          <table:table-cell office:value-type="string" calcext:value-type="string">
            <text:p>2020-05-31 02:01:0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01268" calcext:value-type="float">
            <text:p>1590901268</text:p>
          </table:table-cell>
          <table:table-cell office:value-type="string" calcext:value-type="string">
            <text:p>2020-05-31 02:01:0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04867" calcext:value-type="float">
            <text:p>1590904867</text:p>
          </table:table-cell>
          <table:table-cell office:value-type="string" calcext:value-type="string">
            <text:p>2020-05-31 03:01:0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04867" calcext:value-type="float">
            <text:p>1590904867</text:p>
          </table:table-cell>
          <table:table-cell office:value-type="string" calcext:value-type="string">
            <text:p>2020-05-31 03:01:0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04867" calcext:value-type="float">
            <text:p>1590904867</text:p>
          </table:table-cell>
          <table:table-cell office:value-type="string" calcext:value-type="string">
            <text:p>2020-05-31 03:01:0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04867" calcext:value-type="float">
            <text:p>1590904867</text:p>
          </table:table-cell>
          <table:table-cell office:value-type="string" calcext:value-type="string">
            <text:p>2020-05-31 03:01:0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08466" calcext:value-type="float">
            <text:p>1590908466</text:p>
          </table:table-cell>
          <table:table-cell office:value-type="string" calcext:value-type="string">
            <text:p>2020-05-31 04:01:0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0908466" calcext:value-type="float">
            <text:p>1590908466</text:p>
          </table:table-cell>
          <table:table-cell office:value-type="string" calcext:value-type="string">
            <text:p>2020-05-31 04:01:0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08466" calcext:value-type="float">
            <text:p>1590908466</text:p>
          </table:table-cell>
          <table:table-cell office:value-type="string" calcext:value-type="string">
            <text:p>2020-05-31 04:01:0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08466" calcext:value-type="float">
            <text:p>1590908466</text:p>
          </table:table-cell>
          <table:table-cell office:value-type="string" calcext:value-type="string">
            <text:p>2020-05-31 04:01:0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12065" calcext:value-type="float">
            <text:p>1590912065</text:p>
          </table:table-cell>
          <table:table-cell office:value-type="string" calcext:value-type="string">
            <text:p>2020-05-31 05:01:0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12065" calcext:value-type="float">
            <text:p>1590912065</text:p>
          </table:table-cell>
          <table:table-cell office:value-type="string" calcext:value-type="string">
            <text:p>2020-05-31 05:01:0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12065" calcext:value-type="float">
            <text:p>1590912065</text:p>
          </table:table-cell>
          <table:table-cell office:value-type="string" calcext:value-type="string">
            <text:p>2020-05-31 05:01:0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12065" calcext:value-type="float">
            <text:p>1590912065</text:p>
          </table:table-cell>
          <table:table-cell office:value-type="string" calcext:value-type="string">
            <text:p>2020-05-31 05:01: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915664" calcext:value-type="float">
            <text:p>1590915664</text:p>
          </table:table-cell>
          <table:table-cell office:value-type="string" calcext:value-type="string">
            <text:p>2020-05-31 06:01:0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15664" calcext:value-type="float">
            <text:p>1590915664</text:p>
          </table:table-cell>
          <table:table-cell office:value-type="string" calcext:value-type="string">
            <text:p>2020-05-31 06:01:0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15664" calcext:value-type="float">
            <text:p>1590915664</text:p>
          </table:table-cell>
          <table:table-cell office:value-type="string" calcext:value-type="string">
            <text:p>2020-05-31 06:01:0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15664" calcext:value-type="float">
            <text:p>1590915664</text:p>
          </table:table-cell>
          <table:table-cell office:value-type="string" calcext:value-type="string">
            <text:p>2020-05-31 06:01:0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19263" calcext:value-type="float">
            <text:p>1590919263</text:p>
          </table:table-cell>
          <table:table-cell office:value-type="string" calcext:value-type="string">
            <text:p>2020-05-31 07:01:0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19263" calcext:value-type="float">
            <text:p>1590919263</text:p>
          </table:table-cell>
          <table:table-cell office:value-type="string" calcext:value-type="string">
            <text:p>2020-05-31 07:01: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19263" calcext:value-type="float">
            <text:p>1590919263</text:p>
          </table:table-cell>
          <table:table-cell office:value-type="string" calcext:value-type="string">
            <text:p>2020-05-31 07:01:0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19263" calcext:value-type="float">
            <text:p>1590919263</text:p>
          </table:table-cell>
          <table:table-cell office:value-type="string" calcext:value-type="string">
            <text:p>2020-05-31 07:01: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922862" calcext:value-type="float">
            <text:p>1590922862</text:p>
          </table:table-cell>
          <table:table-cell office:value-type="string" calcext:value-type="string">
            <text:p>2020-05-31 08:01:0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22862" calcext:value-type="float">
            <text:p>1590922862</text:p>
          </table:table-cell>
          <table:table-cell office:value-type="string" calcext:value-type="string">
            <text:p>2020-05-31 08:01:0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22862" calcext:value-type="float">
            <text:p>1590922862</text:p>
          </table:table-cell>
          <table:table-cell office:value-type="string" calcext:value-type="string">
            <text:p>2020-05-31 08:01:0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22862" calcext:value-type="float">
            <text:p>1590922862</text:p>
          </table:table-cell>
          <table:table-cell office:value-type="string" calcext:value-type="string">
            <text:p>2020-05-31 08:01:0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26461" calcext:value-type="float">
            <text:p>1590926461</text:p>
          </table:table-cell>
          <table:table-cell office:value-type="string" calcext:value-type="string">
            <text:p>2020-05-31 09:01:0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26461" calcext:value-type="float">
            <text:p>1590926461</text:p>
          </table:table-cell>
          <table:table-cell office:value-type="string" calcext:value-type="string">
            <text:p>2020-05-31 09:01:0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26461" calcext:value-type="float">
            <text:p>1590926461</text:p>
          </table:table-cell>
          <table:table-cell office:value-type="string" calcext:value-type="string">
            <text:p>2020-05-31 09:01:0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26461" calcext:value-type="float">
            <text:p>1590926461</text:p>
          </table:table-cell>
          <table:table-cell office:value-type="string" calcext:value-type="string">
            <text:p>2020-05-31 09:01: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930060" calcext:value-type="float">
            <text:p>1590930060</text:p>
          </table:table-cell>
          <table:table-cell office:value-type="string" calcext:value-type="string">
            <text:p>2020-05-31 10:01:0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30060" calcext:value-type="float">
            <text:p>1590930060</text:p>
          </table:table-cell>
          <table:table-cell office:value-type="string" calcext:value-type="string">
            <text:p>2020-05-31 10:01:0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30060" calcext:value-type="float">
            <text:p>1590930060</text:p>
          </table:table-cell>
          <table:table-cell office:value-type="string" calcext:value-type="string">
            <text:p>2020-05-31 10:01:0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30060" calcext:value-type="float">
            <text:p>1590930060</text:p>
          </table:table-cell>
          <table:table-cell office:value-type="string" calcext:value-type="string">
            <text:p>2020-05-31 10:01:0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33659" calcext:value-type="float">
            <text:p>1590933659</text:p>
          </table:table-cell>
          <table:table-cell office:value-type="string" calcext:value-type="string">
            <text:p>2020-05-31 11:00:5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33659" calcext:value-type="float">
            <text:p>1590933659</text:p>
          </table:table-cell>
          <table:table-cell office:value-type="string" calcext:value-type="string">
            <text:p>2020-05-31 11:00:5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33659" calcext:value-type="float">
            <text:p>1590933659</text:p>
          </table:table-cell>
          <table:table-cell office:value-type="string" calcext:value-type="string">
            <text:p>2020-05-31 11:00:5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33659" calcext:value-type="float">
            <text:p>1590933659</text:p>
          </table:table-cell>
          <table:table-cell office:value-type="string" calcext:value-type="string">
            <text:p>2020-05-31 11:00:5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37258" calcext:value-type="float">
            <text:p>1590937258</text:p>
          </table:table-cell>
          <table:table-cell office:value-type="string" calcext:value-type="string">
            <text:p>2020-05-31 12:00:5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37258" calcext:value-type="float">
            <text:p>1590937258</text:p>
          </table:table-cell>
          <table:table-cell office:value-type="string" calcext:value-type="string">
            <text:p>2020-05-31 12:00:5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37258" calcext:value-type="float">
            <text:p>1590937258</text:p>
          </table:table-cell>
          <table:table-cell office:value-type="string" calcext:value-type="string">
            <text:p>2020-05-31 12:00:5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37258" calcext:value-type="float">
            <text:p>1590937258</text:p>
          </table:table-cell>
          <table:table-cell office:value-type="string" calcext:value-type="string">
            <text:p>2020-05-31 12:00:5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40857" calcext:value-type="float">
            <text:p>1590940857</text:p>
          </table:table-cell>
          <table:table-cell office:value-type="string" calcext:value-type="string">
            <text:p>2020-05-31 13:00:5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40857" calcext:value-type="float">
            <text:p>1590940857</text:p>
          </table:table-cell>
          <table:table-cell office:value-type="string" calcext:value-type="string">
            <text:p>2020-05-31 13:00:5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40857" calcext:value-type="float">
            <text:p>1590940857</text:p>
          </table:table-cell>
          <table:table-cell office:value-type="string" calcext:value-type="string">
            <text:p>2020-05-31 13:00:5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40857" calcext:value-type="float">
            <text:p>1590940857</text:p>
          </table:table-cell>
          <table:table-cell office:value-type="string" calcext:value-type="string">
            <text:p>2020-05-31 13:00: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944456" calcext:value-type="float">
            <text:p>1590944456</text:p>
          </table:table-cell>
          <table:table-cell office:value-type="string" calcext:value-type="string">
            <text:p>2020-05-31 14:00:5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44456" calcext:value-type="float">
            <text:p>1590944456</text:p>
          </table:table-cell>
          <table:table-cell office:value-type="string" calcext:value-type="string">
            <text:p>2020-05-31 14:00:5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44456" calcext:value-type="float">
            <text:p>1590944456</text:p>
          </table:table-cell>
          <table:table-cell office:value-type="string" calcext:value-type="string">
            <text:p>2020-05-31 14:00:5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44456" calcext:value-type="float">
            <text:p>1590944456</text:p>
          </table:table-cell>
          <table:table-cell office:value-type="string" calcext:value-type="string">
            <text:p>2020-05-31 14:00:5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48055" calcext:value-type="float">
            <text:p>1590948055</text:p>
          </table:table-cell>
          <table:table-cell office:value-type="string" calcext:value-type="string">
            <text:p>2020-05-31 15:00:5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48055" calcext:value-type="float">
            <text:p>1590948055</text:p>
          </table:table-cell>
          <table:table-cell office:value-type="string" calcext:value-type="string">
            <text:p>2020-05-31 15:00: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48055" calcext:value-type="float">
            <text:p>1590948055</text:p>
          </table:table-cell>
          <table:table-cell office:value-type="string" calcext:value-type="string">
            <text:p>2020-05-31 15:00:5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48055" calcext:value-type="float">
            <text:p>1590948055</text:p>
          </table:table-cell>
          <table:table-cell office:value-type="string" calcext:value-type="string">
            <text:p>2020-05-31 15:00: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951654" calcext:value-type="float">
            <text:p>1590951654</text:p>
          </table:table-cell>
          <table:table-cell office:value-type="string" calcext:value-type="string">
            <text:p>2020-05-31 16:00:5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51654" calcext:value-type="float">
            <text:p>1590951654</text:p>
          </table:table-cell>
          <table:table-cell office:value-type="string" calcext:value-type="string">
            <text:p>2020-05-31 16:00:5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51654" calcext:value-type="float">
            <text:p>1590951654</text:p>
          </table:table-cell>
          <table:table-cell office:value-type="string" calcext:value-type="string">
            <text:p>2020-05-31 16:00:5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51654" calcext:value-type="float">
            <text:p>1590951654</text:p>
          </table:table-cell>
          <table:table-cell office:value-type="string" calcext:value-type="string">
            <text:p>2020-05-31 16:00:5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55253" calcext:value-type="float">
            <text:p>1590955253</text:p>
          </table:table-cell>
          <table:table-cell office:value-type="string" calcext:value-type="string">
            <text:p>2020-05-31 17:00:5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55253" calcext:value-type="float">
            <text:p>1590955253</text:p>
          </table:table-cell>
          <table:table-cell office:value-type="string" calcext:value-type="string">
            <text:p>2020-05-31 17:00:5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55253" calcext:value-type="float">
            <text:p>1590955253</text:p>
          </table:table-cell>
          <table:table-cell office:value-type="string" calcext:value-type="string">
            <text:p>2020-05-31 17:00:5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55253" calcext:value-type="float">
            <text:p>1590955253</text:p>
          </table:table-cell>
          <table:table-cell office:value-type="string" calcext:value-type="string">
            <text:p>2020-05-31 17:00:5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58852" calcext:value-type="float">
            <text:p>1590958852</text:p>
          </table:table-cell>
          <table:table-cell office:value-type="string" calcext:value-type="string">
            <text:p>2020-05-31 18:00:5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58852" calcext:value-type="float">
            <text:p>1590958852</text:p>
          </table:table-cell>
          <table:table-cell office:value-type="string" calcext:value-type="string">
            <text:p>2020-05-31 18:00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58852" calcext:value-type="float">
            <text:p>1590958852</text:p>
          </table:table-cell>
          <table:table-cell office:value-type="string" calcext:value-type="string">
            <text:p>2020-05-31 18:00:5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58852" calcext:value-type="float">
            <text:p>1590958852</text:p>
          </table:table-cell>
          <table:table-cell office:value-type="string" calcext:value-type="string">
            <text:p>2020-05-31 18:00: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962451" calcext:value-type="float">
            <text:p>1590962451</text:p>
          </table:table-cell>
          <table:table-cell office:value-type="string" calcext:value-type="string">
            <text:p>2020-05-31 19:00:5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62451" calcext:value-type="float">
            <text:p>1590962451</text:p>
          </table:table-cell>
          <table:table-cell office:value-type="string" calcext:value-type="string">
            <text:p>2020-05-31 19:00:5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62451" calcext:value-type="float">
            <text:p>1590962451</text:p>
          </table:table-cell>
          <table:table-cell office:value-type="string" calcext:value-type="string">
            <text:p>2020-05-31 19:00:5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62451" calcext:value-type="float">
            <text:p>1590962451</text:p>
          </table:table-cell>
          <table:table-cell office:value-type="string" calcext:value-type="string">
            <text:p>2020-05-31 19:00:5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66050" calcext:value-type="float">
            <text:p>1590966050</text:p>
          </table:table-cell>
          <table:table-cell office:value-type="string" calcext:value-type="string">
            <text:p>2020-05-31 20:00:5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66050" calcext:value-type="float">
            <text:p>1590966050</text:p>
          </table:table-cell>
          <table:table-cell office:value-type="string" calcext:value-type="string">
            <text:p>2020-05-31 20:00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66050" calcext:value-type="float">
            <text:p>1590966050</text:p>
          </table:table-cell>
          <table:table-cell office:value-type="string" calcext:value-type="string">
            <text:p>2020-05-31 20:00:5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66050" calcext:value-type="float">
            <text:p>1590966050</text:p>
          </table:table-cell>
          <table:table-cell office:value-type="string" calcext:value-type="string">
            <text:p>2020-05-31 20:00: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969649" calcext:value-type="float">
            <text:p>1590969649</text:p>
          </table:table-cell>
          <table:table-cell office:value-type="string" calcext:value-type="string">
            <text:p>2020-05-31 21:00:4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69649" calcext:value-type="float">
            <text:p>1590969649</text:p>
          </table:table-cell>
          <table:table-cell office:value-type="string" calcext:value-type="string">
            <text:p>2020-05-31 21:00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69649" calcext:value-type="float">
            <text:p>1590969649</text:p>
          </table:table-cell>
          <table:table-cell office:value-type="string" calcext:value-type="string">
            <text:p>2020-05-31 21:00:4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69649" calcext:value-type="float">
            <text:p>1590969649</text:p>
          </table:table-cell>
          <table:table-cell office:value-type="string" calcext:value-type="string">
            <text:p>2020-05-31 21:00:4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73248" calcext:value-type="float">
            <text:p>1590973248</text:p>
          </table:table-cell>
          <table:table-cell office:value-type="string" calcext:value-type="string">
            <text:p>2020-05-31 22:00:4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73248" calcext:value-type="float">
            <text:p>1590973248</text:p>
          </table:table-cell>
          <table:table-cell office:value-type="string" calcext:value-type="string">
            <text:p>2020-05-31 22:00:4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73248" calcext:value-type="float">
            <text:p>1590973248</text:p>
          </table:table-cell>
          <table:table-cell office:value-type="string" calcext:value-type="string">
            <text:p>2020-05-31 22:00:4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73248" calcext:value-type="float">
            <text:p>1590973248</text:p>
          </table:table-cell>
          <table:table-cell office:value-type="string" calcext:value-type="string">
            <text:p>2020-05-31 22:00:4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76847" calcext:value-type="float">
            <text:p>1590976847</text:p>
          </table:table-cell>
          <table:table-cell office:value-type="string" calcext:value-type="string">
            <text:p>2020-05-31 23:00:4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76847" calcext:value-type="float">
            <text:p>1590976847</text:p>
          </table:table-cell>
          <table:table-cell office:value-type="string" calcext:value-type="string">
            <text:p>2020-05-31 23:00: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76847" calcext:value-type="float">
            <text:p>1590976847</text:p>
          </table:table-cell>
          <table:table-cell office:value-type="string" calcext:value-type="string">
            <text:p>2020-05-31 23:00:4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76847" calcext:value-type="float">
            <text:p>1590976847</text:p>
          </table:table-cell>
          <table:table-cell office:value-type="string" calcext:value-type="string">
            <text:p>2020-05-31 23:00: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980446" calcext:value-type="float">
            <text:p>1590980446</text:p>
          </table:table-cell>
          <table:table-cell office:value-type="string" calcext:value-type="string">
            <text:p>2020-06-01 00:00:4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80446" calcext:value-type="float">
            <text:p>1590980446</text:p>
          </table:table-cell>
          <table:table-cell office:value-type="string" calcext:value-type="string">
            <text:p>2020-06-01 00:00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80446" calcext:value-type="float">
            <text:p>1590980446</text:p>
          </table:table-cell>
          <table:table-cell office:value-type="string" calcext:value-type="string">
            <text:p>2020-06-01 00:00:4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80446" calcext:value-type="float">
            <text:p>1590980446</text:p>
          </table:table-cell>
          <table:table-cell office:value-type="string" calcext:value-type="string">
            <text:p>2020-06-01 00:00:4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84045" calcext:value-type="float">
            <text:p>1590984045</text:p>
          </table:table-cell>
          <table:table-cell office:value-type="string" calcext:value-type="string">
            <text:p>2020-06-01 01:00:4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84045" calcext:value-type="float">
            <text:p>1590984045</text:p>
          </table:table-cell>
          <table:table-cell office:value-type="string" calcext:value-type="string">
            <text:p>2020-06-01 01:00: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84045" calcext:value-type="float">
            <text:p>1590984045</text:p>
          </table:table-cell>
          <table:table-cell office:value-type="string" calcext:value-type="string">
            <text:p>2020-06-01 01:00:4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0984045" calcext:value-type="float">
            <text:p>1590984045</text:p>
          </table:table-cell>
          <table:table-cell office:value-type="string" calcext:value-type="string">
            <text:p>2020-06-01 01:00:4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87644" calcext:value-type="float">
            <text:p>1590987644</text:p>
          </table:table-cell>
          <table:table-cell office:value-type="string" calcext:value-type="string">
            <text:p>2020-06-01 02:00:4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87644" calcext:value-type="float">
            <text:p>1590987644</text:p>
          </table:table-cell>
          <table:table-cell office:value-type="string" calcext:value-type="string">
            <text:p>2020-06-01 02:00:4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87644" calcext:value-type="float">
            <text:p>1590987644</text:p>
          </table:table-cell>
          <table:table-cell office:value-type="string" calcext:value-type="string">
            <text:p>2020-06-01 02:00: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87644" calcext:value-type="float">
            <text:p>1590987644</text:p>
          </table:table-cell>
          <table:table-cell office:value-type="string" calcext:value-type="string">
            <text:p>2020-06-01 02:00:4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91243" calcext:value-type="float">
            <text:p>1590991243</text:p>
          </table:table-cell>
          <table:table-cell office:value-type="string" calcext:value-type="string">
            <text:p>2020-06-01 03:00:4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91243" calcext:value-type="float">
            <text:p>1590991243</text:p>
          </table:table-cell>
          <table:table-cell office:value-type="string" calcext:value-type="string">
            <text:p>2020-06-01 03:00: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91243" calcext:value-type="float">
            <text:p>1590991243</text:p>
          </table:table-cell>
          <table:table-cell office:value-type="string" calcext:value-type="string">
            <text:p>2020-06-01 03:00:4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91243" calcext:value-type="float">
            <text:p>1590991243</text:p>
          </table:table-cell>
          <table:table-cell office:value-type="string" calcext:value-type="string">
            <text:p>2020-06-01 03:00: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0994842" calcext:value-type="float">
            <text:p>1590994842</text:p>
          </table:table-cell>
          <table:table-cell office:value-type="string" calcext:value-type="string">
            <text:p>2020-06-01 04:00:4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94842" calcext:value-type="float">
            <text:p>1590994842</text:p>
          </table:table-cell>
          <table:table-cell office:value-type="string" calcext:value-type="string">
            <text:p>2020-06-01 04:00:4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94842" calcext:value-type="float">
            <text:p>1590994842</text:p>
          </table:table-cell>
          <table:table-cell office:value-type="string" calcext:value-type="string">
            <text:p>2020-06-01 04:00:4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94842" calcext:value-type="float">
            <text:p>1590994842</text:p>
          </table:table-cell>
          <table:table-cell office:value-type="string" calcext:value-type="string">
            <text:p>2020-06-01 04:00:4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98441" calcext:value-type="float">
            <text:p>1590998441</text:p>
          </table:table-cell>
          <table:table-cell office:value-type="string" calcext:value-type="string">
            <text:p>2020-06-01 05:00:4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0998441" calcext:value-type="float">
            <text:p>1590998441</text:p>
          </table:table-cell>
          <table:table-cell office:value-type="string" calcext:value-type="string">
            <text:p>2020-06-01 05:00:4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0998441" calcext:value-type="float">
            <text:p>1590998441</text:p>
          </table:table-cell>
          <table:table-cell office:value-type="string" calcext:value-type="string">
            <text:p>2020-06-01 05:00:4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0998441" calcext:value-type="float">
            <text:p>1590998441</text:p>
          </table:table-cell>
          <table:table-cell office:value-type="string" calcext:value-type="string">
            <text:p>2020-06-01 05:00: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02040" calcext:value-type="float">
            <text:p>1591002040</text:p>
          </table:table-cell>
          <table:table-cell office:value-type="string" calcext:value-type="string">
            <text:p>2020-06-01 06:00:4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02040" calcext:value-type="float">
            <text:p>1591002040</text:p>
          </table:table-cell>
          <table:table-cell office:value-type="string" calcext:value-type="string">
            <text:p>2020-06-01 06:00:4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02040" calcext:value-type="float">
            <text:p>1591002040</text:p>
          </table:table-cell>
          <table:table-cell office:value-type="string" calcext:value-type="string">
            <text:p>2020-06-01 06:00:4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02040" calcext:value-type="float">
            <text:p>1591002040</text:p>
          </table:table-cell>
          <table:table-cell office:value-type="string" calcext:value-type="string">
            <text:p>2020-06-01 06:00:4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05639" calcext:value-type="float">
            <text:p>1591005639</text:p>
          </table:table-cell>
          <table:table-cell office:value-type="string" calcext:value-type="string">
            <text:p>2020-06-01 07:00:3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05639" calcext:value-type="float">
            <text:p>1591005639</text:p>
          </table:table-cell>
          <table:table-cell office:value-type="string" calcext:value-type="string">
            <text:p>2020-06-01 07:00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05639" calcext:value-type="float">
            <text:p>1591005639</text:p>
          </table:table-cell>
          <table:table-cell office:value-type="string" calcext:value-type="string">
            <text:p>2020-06-01 07:00:3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05639" calcext:value-type="float">
            <text:p>1591005639</text:p>
          </table:table-cell>
          <table:table-cell office:value-type="string" calcext:value-type="string">
            <text:p>2020-06-01 07:00: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09238" calcext:value-type="float">
            <text:p>1591009238</text:p>
          </table:table-cell>
          <table:table-cell office:value-type="string" calcext:value-type="string">
            <text:p>2020-06-01 08:00:3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09238" calcext:value-type="float">
            <text:p>1591009238</text:p>
          </table:table-cell>
          <table:table-cell office:value-type="string" calcext:value-type="string">
            <text:p>2020-06-01 08:00:3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09238" calcext:value-type="float">
            <text:p>1591009238</text:p>
          </table:table-cell>
          <table:table-cell office:value-type="string" calcext:value-type="string">
            <text:p>2020-06-01 08:00:3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1009238" calcext:value-type="float">
            <text:p>1591009238</text:p>
          </table:table-cell>
          <table:table-cell office:value-type="string" calcext:value-type="string">
            <text:p>2020-06-01 08:00:3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12837" calcext:value-type="float">
            <text:p>1591012837</text:p>
          </table:table-cell>
          <table:table-cell office:value-type="string" calcext:value-type="string">
            <text:p>2020-06-01 09:00:3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12837" calcext:value-type="float">
            <text:p>1591012837</text:p>
          </table:table-cell>
          <table:table-cell office:value-type="string" calcext:value-type="string">
            <text:p>2020-06-01 09:00:3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12837" calcext:value-type="float">
            <text:p>1591012837</text:p>
          </table:table-cell>
          <table:table-cell office:value-type="string" calcext:value-type="string">
            <text:p>2020-06-01 09:00:3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12837" calcext:value-type="float">
            <text:p>1591012837</text:p>
          </table:table-cell>
          <table:table-cell office:value-type="string" calcext:value-type="string">
            <text:p>2020-06-01 09:00: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16436" calcext:value-type="float">
            <text:p>1591016436</text:p>
          </table:table-cell>
          <table:table-cell office:value-type="string" calcext:value-type="string">
            <text:p>2020-06-01 10:00:3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16436" calcext:value-type="float">
            <text:p>1591016436</text:p>
          </table:table-cell>
          <table:table-cell office:value-type="string" calcext:value-type="string">
            <text:p>2020-06-01 10:00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16436" calcext:value-type="float">
            <text:p>1591016436</text:p>
          </table:table-cell>
          <table:table-cell office:value-type="string" calcext:value-type="string">
            <text:p>2020-06-01 10:00:3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1016436" calcext:value-type="float">
            <text:p>1591016436</text:p>
          </table:table-cell>
          <table:table-cell office:value-type="string" calcext:value-type="string">
            <text:p>2020-06-01 10:00:3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20035" calcext:value-type="float">
            <text:p>1591020035</text:p>
          </table:table-cell>
          <table:table-cell office:value-type="string" calcext:value-type="string">
            <text:p>2020-06-01 11:00:3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20035" calcext:value-type="float">
            <text:p>1591020035</text:p>
          </table:table-cell>
          <table:table-cell office:value-type="string" calcext:value-type="string">
            <text:p>2020-06-01 11:00:3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20035" calcext:value-type="float">
            <text:p>1591020035</text:p>
          </table:table-cell>
          <table:table-cell office:value-type="string" calcext:value-type="string">
            <text:p>2020-06-01 11:00:3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20035" calcext:value-type="float">
            <text:p>1591020035</text:p>
          </table:table-cell>
          <table:table-cell office:value-type="string" calcext:value-type="string">
            <text:p>2020-06-01 11:00: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23634" calcext:value-type="float">
            <text:p>1591023634</text:p>
          </table:table-cell>
          <table:table-cell office:value-type="string" calcext:value-type="string">
            <text:p>2020-06-01 12:00:34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23634" calcext:value-type="float">
            <text:p>1591023634</text:p>
          </table:table-cell>
          <table:table-cell office:value-type="string" calcext:value-type="string">
            <text:p>2020-06-01 12:00: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23634" calcext:value-type="float">
            <text:p>1591023634</text:p>
          </table:table-cell>
          <table:table-cell office:value-type="string" calcext:value-type="string">
            <text:p>2020-06-01 12:00:3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23634" calcext:value-type="float">
            <text:p>1591023634</text:p>
          </table:table-cell>
          <table:table-cell office:value-type="string" calcext:value-type="string">
            <text:p>2020-06-01 12:00: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27233" calcext:value-type="float">
            <text:p>1591027233</text:p>
          </table:table-cell>
          <table:table-cell office:value-type="string" calcext:value-type="string">
            <text:p>2020-06-01 13:00:3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27233" calcext:value-type="float">
            <text:p>1591027233</text:p>
          </table:table-cell>
          <table:table-cell office:value-type="string" calcext:value-type="string">
            <text:p>2020-06-01 13:00: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27233" calcext:value-type="float">
            <text:p>1591027233</text:p>
          </table:table-cell>
          <table:table-cell office:value-type="string" calcext:value-type="string">
            <text:p>2020-06-01 13:00:3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27233" calcext:value-type="float">
            <text:p>1591027233</text:p>
          </table:table-cell>
          <table:table-cell office:value-type="string" calcext:value-type="string">
            <text:p>2020-06-01 13:00: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30832" calcext:value-type="float">
            <text:p>1591030832</text:p>
          </table:table-cell>
          <table:table-cell office:value-type="string" calcext:value-type="string">
            <text:p>2020-06-01 14:00:3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30832" calcext:value-type="float">
            <text:p>1591030832</text:p>
          </table:table-cell>
          <table:table-cell office:value-type="string" calcext:value-type="string">
            <text:p>2020-06-01 14:00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30832" calcext:value-type="float">
            <text:p>1591030832</text:p>
          </table:table-cell>
          <table:table-cell office:value-type="string" calcext:value-type="string">
            <text:p>2020-06-01 14:00:3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1030832" calcext:value-type="float">
            <text:p>1591030832</text:p>
          </table:table-cell>
          <table:table-cell office:value-type="string" calcext:value-type="string">
            <text:p>2020-06-01 14:00:3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34431" calcext:value-type="float">
            <text:p>1591034431</text:p>
          </table:table-cell>
          <table:table-cell office:value-type="string" calcext:value-type="string">
            <text:p>2020-06-01 15:00:3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34431" calcext:value-type="float">
            <text:p>1591034431</text:p>
          </table:table-cell>
          <table:table-cell office:value-type="string" calcext:value-type="string">
            <text:p>2020-06-01 15:00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34431" calcext:value-type="float">
            <text:p>1591034431</text:p>
          </table:table-cell>
          <table:table-cell office:value-type="string" calcext:value-type="string">
            <text:p>2020-06-01 15:00:3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34431" calcext:value-type="float">
            <text:p>1591034431</text:p>
          </table:table-cell>
          <table:table-cell office:value-type="string" calcext:value-type="string">
            <text:p>2020-06-01 15:00:3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38030" calcext:value-type="float">
            <text:p>1591038030</text:p>
          </table:table-cell>
          <table:table-cell office:value-type="string" calcext:value-type="string">
            <text:p>2020-06-01 16:00:3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38030" calcext:value-type="float">
            <text:p>1591038030</text:p>
          </table:table-cell>
          <table:table-cell office:value-type="string" calcext:value-type="string">
            <text:p>2020-06-01 16:00: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38030" calcext:value-type="float">
            <text:p>1591038030</text:p>
          </table:table-cell>
          <table:table-cell office:value-type="string" calcext:value-type="string">
            <text:p>2020-06-01 16:00:3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38030" calcext:value-type="float">
            <text:p>1591038030</text:p>
          </table:table-cell>
          <table:table-cell office:value-type="string" calcext:value-type="string">
            <text:p>2020-06-01 16:00: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41629" calcext:value-type="float">
            <text:p>1591041629</text:p>
          </table:table-cell>
          <table:table-cell office:value-type="string" calcext:value-type="string">
            <text:p>2020-06-01 17:00:2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41629" calcext:value-type="float">
            <text:p>1591041629</text:p>
          </table:table-cell>
          <table:table-cell office:value-type="string" calcext:value-type="string">
            <text:p>2020-06-01 17:00:2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41629" calcext:value-type="float">
            <text:p>1591041629</text:p>
          </table:table-cell>
          <table:table-cell office:value-type="string" calcext:value-type="string">
            <text:p>2020-06-01 17:00:2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1041629" calcext:value-type="float">
            <text:p>1591041629</text:p>
          </table:table-cell>
          <table:table-cell office:value-type="string" calcext:value-type="string">
            <text:p>2020-06-01 17:00:2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45228" calcext:value-type="float">
            <text:p>1591045228</text:p>
          </table:table-cell>
          <table:table-cell office:value-type="string" calcext:value-type="string">
            <text:p>2020-06-01 18:00:2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45228" calcext:value-type="float">
            <text:p>1591045228</text:p>
          </table:table-cell>
          <table:table-cell office:value-type="string" calcext:value-type="string">
            <text:p>2020-06-01 18:00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45228" calcext:value-type="float">
            <text:p>1591045228</text:p>
          </table:table-cell>
          <table:table-cell office:value-type="string" calcext:value-type="string">
            <text:p>2020-06-01 18:00:2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45228" calcext:value-type="float">
            <text:p>1591045228</text:p>
          </table:table-cell>
          <table:table-cell office:value-type="string" calcext:value-type="string">
            <text:p>2020-06-01 18:00:2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48827" calcext:value-type="float">
            <text:p>1591048827</text:p>
          </table:table-cell>
          <table:table-cell office:value-type="string" calcext:value-type="string">
            <text:p>2020-06-01 19:00:2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48827" calcext:value-type="float">
            <text:p>1591048827</text:p>
          </table:table-cell>
          <table:table-cell office:value-type="string" calcext:value-type="string">
            <text:p>2020-06-01 19:00: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48827" calcext:value-type="float">
            <text:p>1591048827</text:p>
          </table:table-cell>
          <table:table-cell office:value-type="string" calcext:value-type="string">
            <text:p>2020-06-01 19:00:2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48827" calcext:value-type="float">
            <text:p>1591048827</text:p>
          </table:table-cell>
          <table:table-cell office:value-type="string" calcext:value-type="string">
            <text:p>2020-06-01 19:00: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52426" calcext:value-type="float">
            <text:p>1591052426</text:p>
          </table:table-cell>
          <table:table-cell office:value-type="string" calcext:value-type="string">
            <text:p>2020-06-01 20:00:2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52426" calcext:value-type="float">
            <text:p>1591052426</text:p>
          </table:table-cell>
          <table:table-cell office:value-type="string" calcext:value-type="string">
            <text:p>2020-06-01 20:00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52426" calcext:value-type="float">
            <text:p>1591052426</text:p>
          </table:table-cell>
          <table:table-cell office:value-type="string" calcext:value-type="string">
            <text:p>2020-06-01 20:00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52426" calcext:value-type="float">
            <text:p>1591052426</text:p>
          </table:table-cell>
          <table:table-cell office:value-type="string" calcext:value-type="string">
            <text:p>2020-06-01 20:00:2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56025" calcext:value-type="float">
            <text:p>1591056025</text:p>
          </table:table-cell>
          <table:table-cell office:value-type="string" calcext:value-type="string">
            <text:p>2020-06-01 21:00:2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56025" calcext:value-type="float">
            <text:p>1591056025</text:p>
          </table:table-cell>
          <table:table-cell office:value-type="string" calcext:value-type="string">
            <text:p>2020-06-01 21:00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56025" calcext:value-type="float">
            <text:p>1591056025</text:p>
          </table:table-cell>
          <table:table-cell office:value-type="string" calcext:value-type="string">
            <text:p>2020-06-01 21:00:2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56025" calcext:value-type="float">
            <text:p>1591056025</text:p>
          </table:table-cell>
          <table:table-cell office:value-type="string" calcext:value-type="string">
            <text:p>2020-06-01 21:00: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59624" calcext:value-type="float">
            <text:p>1591059624</text:p>
          </table:table-cell>
          <table:table-cell office:value-type="string" calcext:value-type="string">
            <text:p>2020-06-01 22:00:2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59624" calcext:value-type="float">
            <text:p>1591059624</text:p>
          </table:table-cell>
          <table:table-cell office:value-type="string" calcext:value-type="string">
            <text:p>2020-06-01 22:00:2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59624" calcext:value-type="float">
            <text:p>1591059624</text:p>
          </table:table-cell>
          <table:table-cell office:value-type="string" calcext:value-type="string">
            <text:p>2020-06-01 22:00:2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1059624" calcext:value-type="float">
            <text:p>1591059624</text:p>
          </table:table-cell>
          <table:table-cell office:value-type="string" calcext:value-type="string">
            <text:p>2020-06-01 22:00:2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63223" calcext:value-type="float">
            <text:p>1591063223</text:p>
          </table:table-cell>
          <table:table-cell office:value-type="string" calcext:value-type="string">
            <text:p>2020-06-01 23:00:2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63223" calcext:value-type="float">
            <text:p>1591063223</text:p>
          </table:table-cell>
          <table:table-cell office:value-type="string" calcext:value-type="string">
            <text:p>2020-06-01 23:00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63223" calcext:value-type="float">
            <text:p>1591063223</text:p>
          </table:table-cell>
          <table:table-cell office:value-type="string" calcext:value-type="string">
            <text:p>2020-06-01 23:00:2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63223" calcext:value-type="float">
            <text:p>1591063223</text:p>
          </table:table-cell>
          <table:table-cell office:value-type="string" calcext:value-type="string">
            <text:p>2020-06-01 23:00:2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66822" calcext:value-type="float">
            <text:p>1591066822</text:p>
          </table:table-cell>
          <table:table-cell office:value-type="string" calcext:value-type="string">
            <text:p>2020-06-02 00:00:2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66822" calcext:value-type="float">
            <text:p>1591066822</text:p>
          </table:table-cell>
          <table:table-cell office:value-type="string" calcext:value-type="string">
            <text:p>2020-06-02 00:00:2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66822" calcext:value-type="float">
            <text:p>1591066822</text:p>
          </table:table-cell>
          <table:table-cell office:value-type="string" calcext:value-type="string">
            <text:p>2020-06-02 00:00:2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66822" calcext:value-type="float">
            <text:p>1591066822</text:p>
          </table:table-cell>
          <table:table-cell office:value-type="string" calcext:value-type="string">
            <text:p>2020-06-02 00:00:2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70421" calcext:value-type="float">
            <text:p>1591070421</text:p>
          </table:table-cell>
          <table:table-cell office:value-type="string" calcext:value-type="string">
            <text:p>2020-06-02 01:00:2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70421" calcext:value-type="float">
            <text:p>1591070421</text:p>
          </table:table-cell>
          <table:table-cell office:value-type="string" calcext:value-type="string">
            <text:p>2020-06-02 01:00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70421" calcext:value-type="float">
            <text:p>1591070421</text:p>
          </table:table-cell>
          <table:table-cell office:value-type="string" calcext:value-type="string">
            <text:p>2020-06-02 01:00:2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70421" calcext:value-type="float">
            <text:p>1591070421</text:p>
          </table:table-cell>
          <table:table-cell office:value-type="string" calcext:value-type="string">
            <text:p>2020-06-02 01:00: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74020" calcext:value-type="float">
            <text:p>1591074020</text:p>
          </table:table-cell>
          <table:table-cell office:value-type="string" calcext:value-type="string">
            <text:p>2020-06-02 02:00:2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74020" calcext:value-type="float">
            <text:p>1591074020</text:p>
          </table:table-cell>
          <table:table-cell office:value-type="string" calcext:value-type="string">
            <text:p>2020-06-02 02:00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74020" calcext:value-type="float">
            <text:p>1591074020</text:p>
          </table:table-cell>
          <table:table-cell office:value-type="string" calcext:value-type="string">
            <text:p>2020-06-02 02:00:2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74020" calcext:value-type="float">
            <text:p>1591074020</text:p>
          </table:table-cell>
          <table:table-cell office:value-type="string" calcext:value-type="string">
            <text:p>2020-06-02 02:00: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77619" calcext:value-type="float">
            <text:p>1591077619</text:p>
          </table:table-cell>
          <table:table-cell office:value-type="string" calcext:value-type="string">
            <text:p>2020-06-02 03:00:19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77619" calcext:value-type="float">
            <text:p>1591077619</text:p>
          </table:table-cell>
          <table:table-cell office:value-type="string" calcext:value-type="string">
            <text:p>2020-06-02 03:00: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77619" calcext:value-type="float">
            <text:p>1591077619</text:p>
          </table:table-cell>
          <table:table-cell office:value-type="string" calcext:value-type="string">
            <text:p>2020-06-02 03:00:1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77619" calcext:value-type="float">
            <text:p>1591077619</text:p>
          </table:table-cell>
          <table:table-cell office:value-type="string" calcext:value-type="string">
            <text:p>2020-06-02 03:00: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81218" calcext:value-type="float">
            <text:p>1591081218</text:p>
          </table:table-cell>
          <table:table-cell office:value-type="string" calcext:value-type="string">
            <text:p>2020-06-02 04:00:1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81218" calcext:value-type="float">
            <text:p>1591081218</text:p>
          </table:table-cell>
          <table:table-cell office:value-type="string" calcext:value-type="string">
            <text:p>2020-06-02 04:00: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81218" calcext:value-type="float">
            <text:p>1591081218</text:p>
          </table:table-cell>
          <table:table-cell office:value-type="string" calcext:value-type="string">
            <text:p>2020-06-02 04:00:1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81218" calcext:value-type="float">
            <text:p>1591081218</text:p>
          </table:table-cell>
          <table:table-cell office:value-type="string" calcext:value-type="string">
            <text:p>2020-06-02 04:00: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84817" calcext:value-type="float">
            <text:p>1591084817</text:p>
          </table:table-cell>
          <table:table-cell office:value-type="string" calcext:value-type="string">
            <text:p>2020-06-02 05:00:17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84817" calcext:value-type="float">
            <text:p>1591084817</text:p>
          </table:table-cell>
          <table:table-cell office:value-type="string" calcext:value-type="string">
            <text:p>2020-06-02 05:00: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84817" calcext:value-type="float">
            <text:p>1591084817</text:p>
          </table:table-cell>
          <table:table-cell office:value-type="string" calcext:value-type="string">
            <text:p>2020-06-02 05:00: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1084817" calcext:value-type="float">
            <text:p>1591084817</text:p>
          </table:table-cell>
          <table:table-cell office:value-type="string" calcext:value-type="string">
            <text:p>2020-06-02 05:00:17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,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88416" calcext:value-type="float">
            <text:p>1591088416</text:p>
          </table:table-cell>
          <table:table-cell office:value-type="string" calcext:value-type="string">
            <text:p>2020-06-02 06:00:1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88416" calcext:value-type="float">
            <text:p>1591088416</text:p>
          </table:table-cell>
          <table:table-cell office:value-type="string" calcext:value-type="string">
            <text:p>2020-06-02 06:00: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88416" calcext:value-type="float">
            <text:p>1591088416</text:p>
          </table:table-cell>
          <table:table-cell office:value-type="string" calcext:value-type="string">
            <text:p>2020-06-02 06:00:1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88416" calcext:value-type="float">
            <text:p>1591088416</text:p>
          </table:table-cell>
          <table:table-cell office:value-type="string" calcext:value-type="string">
            <text:p>2020-06-02 06:00: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92015" calcext:value-type="float">
            <text:p>1591092015</text:p>
          </table:table-cell>
          <table:table-cell office:value-type="string" calcext:value-type="string">
            <text:p>2020-06-02 07:00:1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92015" calcext:value-type="float">
            <text:p>1591092015</text:p>
          </table:table-cell>
          <table:table-cell office:value-type="string" calcext:value-type="string">
            <text:p>2020-06-02 07:00: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92015" calcext:value-type="float">
            <text:p>1591092015</text:p>
          </table:table-cell>
          <table:table-cell office:value-type="string" calcext:value-type="string">
            <text:p>2020-06-02 07:00:1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92015" calcext:value-type="float">
            <text:p>1591092015</text:p>
          </table:table-cell>
          <table:table-cell office:value-type="string" calcext:value-type="string">
            <text:p>2020-06-02 07:00: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95614" calcext:value-type="float">
            <text:p>1591095614</text:p>
          </table:table-cell>
          <table:table-cell office:value-type="string" calcext:value-type="string">
            <text:p>2020-06-02 08:00:1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95614" calcext:value-type="float">
            <text:p>1591095614</text:p>
          </table:table-cell>
          <table:table-cell office:value-type="string" calcext:value-type="string">
            <text:p>2020-06-02 08:00:1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095614" calcext:value-type="float">
            <text:p>1591095614</text:p>
          </table:table-cell>
          <table:table-cell office:value-type="string" calcext:value-type="string">
            <text:p>2020-06-02 08:00:1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95614" calcext:value-type="float">
            <text:p>1591095614</text:p>
          </table:table-cell>
          <table:table-cell office:value-type="string" calcext:value-type="string">
            <text:p>2020-06-02 08:00: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099213" calcext:value-type="float">
            <text:p>1591099213</text:p>
          </table:table-cell>
          <table:table-cell office:value-type="string" calcext:value-type="string">
            <text:p>2020-06-02 09:00:1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099213" calcext:value-type="float">
            <text:p>1591099213</text:p>
          </table:table-cell>
          <table:table-cell office:value-type="string" calcext:value-type="string">
            <text:p>2020-06-02 09:00: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99213" calcext:value-type="float">
            <text:p>1591099213</text:p>
          </table:table-cell>
          <table:table-cell office:value-type="string" calcext:value-type="string">
            <text:p>2020-06-02 09:00:1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099213" calcext:value-type="float">
            <text:p>1591099213</text:p>
          </table:table-cell>
          <table:table-cell office:value-type="string" calcext:value-type="string">
            <text:p>2020-06-02 09:00: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02812" calcext:value-type="float">
            <text:p>1591102812</text:p>
          </table:table-cell>
          <table:table-cell office:value-type="string" calcext:value-type="string">
            <text:p>2020-06-02 10:00:1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02812" calcext:value-type="float">
            <text:p>1591102812</text:p>
          </table:table-cell>
          <table:table-cell office:value-type="string" calcext:value-type="string">
            <text:p>2020-06-02 10:00:1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02812" calcext:value-type="float">
            <text:p>1591102812</text:p>
          </table:table-cell>
          <table:table-cell office:value-type="string" calcext:value-type="string">
            <text:p>2020-06-02 10:00:1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02812" calcext:value-type="float">
            <text:p>1591102812</text:p>
          </table:table-cell>
          <table:table-cell office:value-type="string" calcext:value-type="string">
            <text:p>2020-06-02 10:00: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06411" calcext:value-type="float">
            <text:p>1591106411</text:p>
          </table:table-cell>
          <table:table-cell office:value-type="string" calcext:value-type="string">
            <text:p>2020-06-02 11:00:1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06411" calcext:value-type="float">
            <text:p>1591106411</text:p>
          </table:table-cell>
          <table:table-cell office:value-type="string" calcext:value-type="string">
            <text:p>2020-06-02 11:00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06411" calcext:value-type="float">
            <text:p>1591106411</text:p>
          </table:table-cell>
          <table:table-cell office:value-type="string" calcext:value-type="string">
            <text:p>2020-06-02 11:00:1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06411" calcext:value-type="float">
            <text:p>1591106411</text:p>
          </table:table-cell>
          <table:table-cell office:value-type="string" calcext:value-type="string">
            <text:p>2020-06-02 11:00: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10010" calcext:value-type="float">
            <text:p>1591110010</text:p>
          </table:table-cell>
          <table:table-cell office:value-type="string" calcext:value-type="string">
            <text:p>2020-06-02 12:00:1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10010" calcext:value-type="float">
            <text:p>1591110010</text:p>
          </table:table-cell>
          <table:table-cell office:value-type="string" calcext:value-type="string">
            <text:p>2020-06-02 12:00: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10010" calcext:value-type="float">
            <text:p>1591110010</text:p>
          </table:table-cell>
          <table:table-cell office:value-type="string" calcext:value-type="string">
            <text:p>2020-06-02 12:00:1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10010" calcext:value-type="float">
            <text:p>1591110010</text:p>
          </table:table-cell>
          <table:table-cell office:value-type="string" calcext:value-type="string">
            <text:p>2020-06-02 12:00: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13609" calcext:value-type="float">
            <text:p>1591113609</text:p>
          </table:table-cell>
          <table:table-cell office:value-type="string" calcext:value-type="string">
            <text:p>2020-06-02 13:00:09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13609" calcext:value-type="float">
            <text:p>1591113609</text:p>
          </table:table-cell>
          <table:table-cell office:value-type="string" calcext:value-type="string">
            <text:p>2020-06-02 13:00: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13609" calcext:value-type="float">
            <text:p>1591113609</text:p>
          </table:table-cell>
          <table:table-cell office:value-type="string" calcext:value-type="string">
            <text:p>2020-06-02 13:00:0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13609" calcext:value-type="float">
            <text:p>1591113609</text:p>
          </table:table-cell>
          <table:table-cell office:value-type="string" calcext:value-type="string">
            <text:p>2020-06-02 13:00:09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,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17208" calcext:value-type="float">
            <text:p>1591117208</text:p>
          </table:table-cell>
          <table:table-cell office:value-type="string" calcext:value-type="string">
            <text:p>2020-06-02 14:00:08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17208" calcext:value-type="float">
            <text:p>1591117208</text:p>
          </table:table-cell>
          <table:table-cell office:value-type="string" calcext:value-type="string">
            <text:p>2020-06-02 14:00:0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17208" calcext:value-type="float">
            <text:p>1591117208</text:p>
          </table:table-cell>
          <table:table-cell office:value-type="string" calcext:value-type="string">
            <text:p>2020-06-02 14:00:0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17208" calcext:value-type="float">
            <text:p>1591117208</text:p>
          </table:table-cell>
          <table:table-cell office:value-type="string" calcext:value-type="string">
            <text:p>2020-06-02 14:00: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20807" calcext:value-type="float">
            <text:p>1591120807</text:p>
          </table:table-cell>
          <table:table-cell office:value-type="string" calcext:value-type="string">
            <text:p>2020-06-02 15:00:07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20807" calcext:value-type="float">
            <text:p>1591120807</text:p>
          </table:table-cell>
          <table:table-cell office:value-type="string" calcext:value-type="string">
            <text:p>2020-06-02 15:00: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20807" calcext:value-type="float">
            <text:p>1591120807</text:p>
          </table:table-cell>
          <table:table-cell office:value-type="string" calcext:value-type="string">
            <text:p>2020-06-02 15:00:0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20807" calcext:value-type="float">
            <text:p>1591120807</text:p>
          </table:table-cell>
          <table:table-cell office:value-type="string" calcext:value-type="string">
            <text:p>2020-06-02 15:00:07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,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24406" calcext:value-type="float">
            <text:p>1591124406</text:p>
          </table:table-cell>
          <table:table-cell office:value-type="string" calcext:value-type="string">
            <text:p>2020-06-02 16:00:06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124406" calcext:value-type="float">
            <text:p>1591124406</text:p>
          </table:table-cell>
          <table:table-cell office:value-type="string" calcext:value-type="string">
            <text:p>2020-06-02 16:00:0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24406" calcext:value-type="float">
            <text:p>1591124406</text:p>
          </table:table-cell>
          <table:table-cell office:value-type="string" calcext:value-type="string">
            <text:p>2020-06-02 16:00:0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24406" calcext:value-type="float">
            <text:p>1591124406</text:p>
          </table:table-cell>
          <table:table-cell office:value-type="string" calcext:value-type="string">
            <text:p>2020-06-02 16:00: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28005" calcext:value-type="float">
            <text:p>1591128005</text:p>
          </table:table-cell>
          <table:table-cell office:value-type="string" calcext:value-type="string">
            <text:p>2020-06-02 17:00:0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28005" calcext:value-type="float">
            <text:p>1591128005</text:p>
          </table:table-cell>
          <table:table-cell office:value-type="string" calcext:value-type="string">
            <text:p>2020-06-02 17:00:0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28005" calcext:value-type="float">
            <text:p>1591128005</text:p>
          </table:table-cell>
          <table:table-cell office:value-type="string" calcext:value-type="string">
            <text:p>2020-06-02 17:00:0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28005" calcext:value-type="float">
            <text:p>1591128005</text:p>
          </table:table-cell>
          <table:table-cell office:value-type="string" calcext:value-type="string">
            <text:p>2020-06-02 17:00: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31604" calcext:value-type="float">
            <text:p>1591131604</text:p>
          </table:table-cell>
          <table:table-cell office:value-type="string" calcext:value-type="string">
            <text:p>2020-06-02 18:00:0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31604" calcext:value-type="float">
            <text:p>1591131604</text:p>
          </table:table-cell>
          <table:table-cell office:value-type="string" calcext:value-type="string">
            <text:p>2020-06-02 18:00:0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31604" calcext:value-type="float">
            <text:p>1591131604</text:p>
          </table:table-cell>
          <table:table-cell office:value-type="string" calcext:value-type="string">
            <text:p>2020-06-02 18:00:0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31604" calcext:value-type="float">
            <text:p>1591131604</text:p>
          </table:table-cell>
          <table:table-cell office:value-type="string" calcext:value-type="string">
            <text:p>2020-06-02 18:00:0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35203" calcext:value-type="float">
            <text:p>1591135203</text:p>
          </table:table-cell>
          <table:table-cell office:value-type="string" calcext:value-type="string">
            <text:p>2020-06-02 19:00:0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35203" calcext:value-type="float">
            <text:p>1591135203</text:p>
          </table:table-cell>
          <table:table-cell office:value-type="string" calcext:value-type="string">
            <text:p>2020-06-02 19:00:0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35203" calcext:value-type="float">
            <text:p>1591135203</text:p>
          </table:table-cell>
          <table:table-cell office:value-type="string" calcext:value-type="string">
            <text:p>2020-06-02 19:00:0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35203" calcext:value-type="float">
            <text:p>1591135203</text:p>
          </table:table-cell>
          <table:table-cell office:value-type="string" calcext:value-type="string">
            <text:p>2020-06-02 19:00:0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38802" calcext:value-type="float">
            <text:p>1591138802</text:p>
          </table:table-cell>
          <table:table-cell office:value-type="string" calcext:value-type="string">
            <text:p>2020-06-02 20:00:0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138802" calcext:value-type="float">
            <text:p>1591138802</text:p>
          </table:table-cell>
          <table:table-cell office:value-type="string" calcext:value-type="string">
            <text:p>2020-06-02 20:00:0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38802" calcext:value-type="float">
            <text:p>1591138802</text:p>
          </table:table-cell>
          <table:table-cell office:value-type="string" calcext:value-type="string">
            <text:p>2020-06-02 20:00:0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38802" calcext:value-type="float">
            <text:p>1591138802</text:p>
          </table:table-cell>
          <table:table-cell office:value-type="string" calcext:value-type="string">
            <text:p>2020-06-02 20:00:0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42401" calcext:value-type="float">
            <text:p>1591142401</text:p>
          </table:table-cell>
          <table:table-cell office:value-type="string" calcext:value-type="string">
            <text:p>2020-06-02 21:00:0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142401" calcext:value-type="float">
            <text:p>1591142401</text:p>
          </table:table-cell>
          <table:table-cell office:value-type="string" calcext:value-type="string">
            <text:p>2020-06-02 21:00:0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42401" calcext:value-type="float">
            <text:p>1591142401</text:p>
          </table:table-cell>
          <table:table-cell office:value-type="string" calcext:value-type="string">
            <text:p>2020-06-02 21:00:0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42401" calcext:value-type="float">
            <text:p>1591142401</text:p>
          </table:table-cell>
          <table:table-cell office:value-type="string" calcext:value-type="string">
            <text:p>2020-06-02 21:00: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46000" calcext:value-type="float">
            <text:p>1591146000</text:p>
          </table:table-cell>
          <table:table-cell office:value-type="string" calcext:value-type="string">
            <text:p>2020-06-02 22:00:0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46000" calcext:value-type="float">
            <text:p>1591146000</text:p>
          </table:table-cell>
          <table:table-cell office:value-type="string" calcext:value-type="string">
            <text:p>2020-06-02 22:00:0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46000" calcext:value-type="float">
            <text:p>1591146000</text:p>
          </table:table-cell>
          <table:table-cell office:value-type="string" calcext:value-type="string">
            <text:p>2020-06-02 22:00:0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46000" calcext:value-type="float">
            <text:p>1591146000</text:p>
          </table:table-cell>
          <table:table-cell office:value-type="string" calcext:value-type="string">
            <text:p>2020-06-02 22:00: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49599" calcext:value-type="float">
            <text:p>1591149599</text:p>
          </table:table-cell>
          <table:table-cell office:value-type="string" calcext:value-type="string">
            <text:p>2020-06-02 22:59:5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49599" calcext:value-type="float">
            <text:p>1591149599</text:p>
          </table:table-cell>
          <table:table-cell office:value-type="string" calcext:value-type="string">
            <text:p>2020-06-02 22:59:5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49599" calcext:value-type="float">
            <text:p>1591149599</text:p>
          </table:table-cell>
          <table:table-cell office:value-type="string" calcext:value-type="string">
            <text:p>2020-06-02 22:59:5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49599" calcext:value-type="float">
            <text:p>1591149599</text:p>
          </table:table-cell>
          <table:table-cell office:value-type="string" calcext:value-type="string">
            <text:p>2020-06-02 22:59: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53198" calcext:value-type="float">
            <text:p>1591153198</text:p>
          </table:table-cell>
          <table:table-cell office:value-type="string" calcext:value-type="string">
            <text:p>2020-06-02 23:59:5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53198" calcext:value-type="float">
            <text:p>1591153198</text:p>
          </table:table-cell>
          <table:table-cell office:value-type="string" calcext:value-type="string">
            <text:p>2020-06-02 23:59:5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53198" calcext:value-type="float">
            <text:p>1591153198</text:p>
          </table:table-cell>
          <table:table-cell office:value-type="string" calcext:value-type="string">
            <text:p>2020-06-02 23:59:5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53198" calcext:value-type="float">
            <text:p>1591153198</text:p>
          </table:table-cell>
          <table:table-cell office:value-type="string" calcext:value-type="string">
            <text:p>2020-06-02 23:59:5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56797" calcext:value-type="float">
            <text:p>1591156797</text:p>
          </table:table-cell>
          <table:table-cell office:value-type="string" calcext:value-type="string">
            <text:p>2020-06-03 00:59:5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56797" calcext:value-type="float">
            <text:p>1591156797</text:p>
          </table:table-cell>
          <table:table-cell office:value-type="string" calcext:value-type="string">
            <text:p>2020-06-03 00:59:5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56797" calcext:value-type="float">
            <text:p>1591156797</text:p>
          </table:table-cell>
          <table:table-cell office:value-type="string" calcext:value-type="string">
            <text:p>2020-06-03 00:59:5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56797" calcext:value-type="float">
            <text:p>1591156797</text:p>
          </table:table-cell>
          <table:table-cell office:value-type="string" calcext:value-type="string">
            <text:p>2020-06-03 00:59:5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60396" calcext:value-type="float">
            <text:p>1591160396</text:p>
          </table:table-cell>
          <table:table-cell office:value-type="string" calcext:value-type="string">
            <text:p>2020-06-03 01:59:5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160396" calcext:value-type="float">
            <text:p>1591160396</text:p>
          </table:table-cell>
          <table:table-cell office:value-type="string" calcext:value-type="string">
            <text:p>2020-06-03 01:59:5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60396" calcext:value-type="float">
            <text:p>1591160396</text:p>
          </table:table-cell>
          <table:table-cell office:value-type="string" calcext:value-type="string">
            <text:p>2020-06-03 01:59:5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60396" calcext:value-type="float">
            <text:p>1591160396</text:p>
          </table:table-cell>
          <table:table-cell office:value-type="string" calcext:value-type="string">
            <text:p>2020-06-03 01:59:5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63995" calcext:value-type="float">
            <text:p>1591163995</text:p>
          </table:table-cell>
          <table:table-cell office:value-type="string" calcext:value-type="string">
            <text:p>2020-06-03 02:59:5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63995" calcext:value-type="float">
            <text:p>1591163995</text:p>
          </table:table-cell>
          <table:table-cell office:value-type="string" calcext:value-type="string">
            <text:p>2020-06-03 02:59:5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63995" calcext:value-type="float">
            <text:p>1591163995</text:p>
          </table:table-cell>
          <table:table-cell office:value-type="string" calcext:value-type="string">
            <text:p>2020-06-03 02:59:5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63995" calcext:value-type="float">
            <text:p>1591163995</text:p>
          </table:table-cell>
          <table:table-cell office:value-type="string" calcext:value-type="string">
            <text:p>2020-06-03 02:59: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167594" calcext:value-type="float">
            <text:p>1591167594</text:p>
          </table:table-cell>
          <table:table-cell office:value-type="string" calcext:value-type="string">
            <text:p>2020-06-03 03:59:5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67594" calcext:value-type="float">
            <text:p>1591167594</text:p>
          </table:table-cell>
          <table:table-cell office:value-type="string" calcext:value-type="string">
            <text:p>2020-06-03 03:59:5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67594" calcext:value-type="float">
            <text:p>1591167594</text:p>
          </table:table-cell>
          <table:table-cell office:value-type="string" calcext:value-type="string">
            <text:p>2020-06-03 03:59:5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67594" calcext:value-type="float">
            <text:p>1591167594</text:p>
          </table:table-cell>
          <table:table-cell office:value-type="string" calcext:value-type="string">
            <text:p>2020-06-03 03:59:5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71193" calcext:value-type="float">
            <text:p>1591171193</text:p>
          </table:table-cell>
          <table:table-cell office:value-type="string" calcext:value-type="string">
            <text:p>2020-06-03 04:59:5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171193" calcext:value-type="float">
            <text:p>1591171193</text:p>
          </table:table-cell>
          <table:table-cell office:value-type="string" calcext:value-type="string">
            <text:p>2020-06-03 04:59:5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71193" calcext:value-type="float">
            <text:p>1591171193</text:p>
          </table:table-cell>
          <table:table-cell office:value-type="string" calcext:value-type="string">
            <text:p>2020-06-03 04:59:5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71193" calcext:value-type="float">
            <text:p>1591171193</text:p>
          </table:table-cell>
          <table:table-cell office:value-type="string" calcext:value-type="string">
            <text:p>2020-06-03 04:59:5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74792" calcext:value-type="float">
            <text:p>1591174792</text:p>
          </table:table-cell>
          <table:table-cell office:value-type="string" calcext:value-type="string">
            <text:p>2020-06-03 05:59:5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74792" calcext:value-type="float">
            <text:p>1591174792</text:p>
          </table:table-cell>
          <table:table-cell office:value-type="string" calcext:value-type="string">
            <text:p>2020-06-03 05:59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74792" calcext:value-type="float">
            <text:p>1591174792</text:p>
          </table:table-cell>
          <table:table-cell office:value-type="string" calcext:value-type="string">
            <text:p>2020-06-03 05:59:5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74792" calcext:value-type="float">
            <text:p>1591174792</text:p>
          </table:table-cell>
          <table:table-cell office:value-type="string" calcext:value-type="string">
            <text:p>2020-06-03 05:59:5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78391" calcext:value-type="float">
            <text:p>1591178391</text:p>
          </table:table-cell>
          <table:table-cell office:value-type="string" calcext:value-type="string">
            <text:p>2020-06-03 06:59:5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78391" calcext:value-type="float">
            <text:p>1591178391</text:p>
          </table:table-cell>
          <table:table-cell office:value-type="string" calcext:value-type="string">
            <text:p>2020-06-03 06:59:5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78391" calcext:value-type="float">
            <text:p>1591178391</text:p>
          </table:table-cell>
          <table:table-cell office:value-type="string" calcext:value-type="string">
            <text:p>2020-06-03 06:59:5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78391" calcext:value-type="float">
            <text:p>1591178391</text:p>
          </table:table-cell>
          <table:table-cell office:value-type="string" calcext:value-type="string">
            <text:p>2020-06-03 06:59:5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81990" calcext:value-type="float">
            <text:p>1591181990</text:p>
          </table:table-cell>
          <table:table-cell office:value-type="string" calcext:value-type="string">
            <text:p>2020-06-03 07:59:5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181990" calcext:value-type="float">
            <text:p>1591181990</text:p>
          </table:table-cell>
          <table:table-cell office:value-type="string" calcext:value-type="string">
            <text:p>2020-06-03 07:59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81990" calcext:value-type="float">
            <text:p>1591181990</text:p>
          </table:table-cell>
          <table:table-cell office:value-type="string" calcext:value-type="string">
            <text:p>2020-06-03 07:59:5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81990" calcext:value-type="float">
            <text:p>1591181990</text:p>
          </table:table-cell>
          <table:table-cell office:value-type="string" calcext:value-type="string">
            <text:p>2020-06-03 07:59:5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185589" calcext:value-type="float">
            <text:p>1591185589</text:p>
          </table:table-cell>
          <table:table-cell office:value-type="string" calcext:value-type="string">
            <text:p>2020-06-03 08:59:4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85589" calcext:value-type="float">
            <text:p>1591185589</text:p>
          </table:table-cell>
          <table:table-cell office:value-type="string" calcext:value-type="string">
            <text:p>2020-06-03 08:59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85589" calcext:value-type="float">
            <text:p>1591185589</text:p>
          </table:table-cell>
          <table:table-cell office:value-type="string" calcext:value-type="string">
            <text:p>2020-06-03 08:59:4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85589" calcext:value-type="float">
            <text:p>1591185589</text:p>
          </table:table-cell>
          <table:table-cell office:value-type="string" calcext:value-type="string">
            <text:p>2020-06-03 08:59:4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89188" calcext:value-type="float">
            <text:p>1591189188</text:p>
          </table:table-cell>
          <table:table-cell office:value-type="string" calcext:value-type="string">
            <text:p>2020-06-03 09:59:4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189188" calcext:value-type="float">
            <text:p>1591189188</text:p>
          </table:table-cell>
          <table:table-cell office:value-type="string" calcext:value-type="string">
            <text:p>2020-06-03 09:59:4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89188" calcext:value-type="float">
            <text:p>1591189188</text:p>
          </table:table-cell>
          <table:table-cell office:value-type="string" calcext:value-type="string">
            <text:p>2020-06-03 09:59:4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89188" calcext:value-type="float">
            <text:p>1591189188</text:p>
          </table:table-cell>
          <table:table-cell office:value-type="string" calcext:value-type="string">
            <text:p>2020-06-03 09:59:4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92787" calcext:value-type="float">
            <text:p>1591192787</text:p>
          </table:table-cell>
          <table:table-cell office:value-type="string" calcext:value-type="string">
            <text:p>2020-06-03 10:59:4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192787" calcext:value-type="float">
            <text:p>1591192787</text:p>
          </table:table-cell>
          <table:table-cell office:value-type="string" calcext:value-type="string">
            <text:p>2020-06-03 10:59:4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92787" calcext:value-type="float">
            <text:p>1591192787</text:p>
          </table:table-cell>
          <table:table-cell office:value-type="string" calcext:value-type="string">
            <text:p>2020-06-03 10:59:4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92787" calcext:value-type="float">
            <text:p>1591192787</text:p>
          </table:table-cell>
          <table:table-cell office:value-type="string" calcext:value-type="string">
            <text:p>2020-06-03 10:59:4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96386" calcext:value-type="float">
            <text:p>1591196386</text:p>
          </table:table-cell>
          <table:table-cell office:value-type="string" calcext:value-type="string">
            <text:p>2020-06-03 11:59:4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196386" calcext:value-type="float">
            <text:p>1591196386</text:p>
          </table:table-cell>
          <table:table-cell office:value-type="string" calcext:value-type="string">
            <text:p>2020-06-03 11:59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96386" calcext:value-type="float">
            <text:p>1591196386</text:p>
          </table:table-cell>
          <table:table-cell office:value-type="string" calcext:value-type="string">
            <text:p>2020-06-03 11:59:4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96386" calcext:value-type="float">
            <text:p>1591196386</text:p>
          </table:table-cell>
          <table:table-cell office:value-type="string" calcext:value-type="string">
            <text:p>2020-06-03 11:59: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99985" calcext:value-type="float">
            <text:p>1591199985</text:p>
          </table:table-cell>
          <table:table-cell office:value-type="string" calcext:value-type="string">
            <text:p>2020-06-03 12:59:4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199985" calcext:value-type="float">
            <text:p>1591199985</text:p>
          </table:table-cell>
          <table:table-cell office:value-type="string" calcext:value-type="string">
            <text:p>2020-06-03 12:59:4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199985" calcext:value-type="float">
            <text:p>1591199985</text:p>
          </table:table-cell>
          <table:table-cell office:value-type="string" calcext:value-type="string">
            <text:p>2020-06-03 12:59:4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199985" calcext:value-type="float">
            <text:p>1591199985</text:p>
          </table:table-cell>
          <table:table-cell office:value-type="string" calcext:value-type="string">
            <text:p>2020-06-03 12:59: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203584" calcext:value-type="float">
            <text:p>1591203584</text:p>
          </table:table-cell>
          <table:table-cell office:value-type="string" calcext:value-type="string">
            <text:p>2020-06-03 13:59:4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203584" calcext:value-type="float">
            <text:p>1591203584</text:p>
          </table:table-cell>
          <table:table-cell office:value-type="string" calcext:value-type="string">
            <text:p>2020-06-03 13:59:4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03584" calcext:value-type="float">
            <text:p>1591203584</text:p>
          </table:table-cell>
          <table:table-cell office:value-type="string" calcext:value-type="string">
            <text:p>2020-06-03 13:59: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03584" calcext:value-type="float">
            <text:p>1591203584</text:p>
          </table:table-cell>
          <table:table-cell office:value-type="string" calcext:value-type="string">
            <text:p>2020-06-03 13:59:4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07183" calcext:value-type="float">
            <text:p>1591207183</text:p>
          </table:table-cell>
          <table:table-cell office:value-type="string" calcext:value-type="string">
            <text:p>2020-06-03 14:59:4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207183" calcext:value-type="float">
            <text:p>1591207183</text:p>
          </table:table-cell>
          <table:table-cell office:value-type="string" calcext:value-type="string">
            <text:p>2020-06-03 14:59:4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07183" calcext:value-type="float">
            <text:p>1591207183</text:p>
          </table:table-cell>
          <table:table-cell office:value-type="string" calcext:value-type="string">
            <text:p>2020-06-03 14:59:4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07183" calcext:value-type="float">
            <text:p>1591207183</text:p>
          </table:table-cell>
          <table:table-cell office:value-type="string" calcext:value-type="string">
            <text:p>2020-06-03 14:59:4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10782" calcext:value-type="float">
            <text:p>1591210782</text:p>
          </table:table-cell>
          <table:table-cell office:value-type="string" calcext:value-type="string">
            <text:p>2020-06-03 15:59:4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10782" calcext:value-type="float">
            <text:p>1591210782</text:p>
          </table:table-cell>
          <table:table-cell office:value-type="string" calcext:value-type="string">
            <text:p>2020-06-03 15:59:4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10782" calcext:value-type="float">
            <text:p>1591210782</text:p>
          </table:table-cell>
          <table:table-cell office:value-type="string" calcext:value-type="string">
            <text:p>2020-06-03 15:59:4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10782" calcext:value-type="float">
            <text:p>1591210782</text:p>
          </table:table-cell>
          <table:table-cell office:value-type="string" calcext:value-type="string">
            <text:p>2020-06-03 15:59:4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214381" calcext:value-type="float">
            <text:p>1591214381</text:p>
          </table:table-cell>
          <table:table-cell office:value-type="string" calcext:value-type="string">
            <text:p>2020-06-03 16:59:4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214381" calcext:value-type="float">
            <text:p>1591214381</text:p>
          </table:table-cell>
          <table:table-cell office:value-type="string" calcext:value-type="string">
            <text:p>2020-06-03 16:59:4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14381" calcext:value-type="float">
            <text:p>1591214381</text:p>
          </table:table-cell>
          <table:table-cell office:value-type="string" calcext:value-type="string">
            <text:p>2020-06-03 16:59:4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14381" calcext:value-type="float">
            <text:p>1591214381</text:p>
          </table:table-cell>
          <table:table-cell office:value-type="string" calcext:value-type="string">
            <text:p>2020-06-03 16:59:4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17980" calcext:value-type="float">
            <text:p>1591217980</text:p>
          </table:table-cell>
          <table:table-cell office:value-type="string" calcext:value-type="string">
            <text:p>2020-06-03 17:59:4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17980" calcext:value-type="float">
            <text:p>1591217980</text:p>
          </table:table-cell>
          <table:table-cell office:value-type="string" calcext:value-type="string">
            <text:p>2020-06-03 17:59:4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17980" calcext:value-type="float">
            <text:p>1591217980</text:p>
          </table:table-cell>
          <table:table-cell office:value-type="string" calcext:value-type="string">
            <text:p>2020-06-03 17:59:4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17980" calcext:value-type="float">
            <text:p>1591217980</text:p>
          </table:table-cell>
          <table:table-cell office:value-type="string" calcext:value-type="string">
            <text:p>2020-06-03 17:59:4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21579" calcext:value-type="float">
            <text:p>1591221579</text:p>
          </table:table-cell>
          <table:table-cell office:value-type="string" calcext:value-type="string">
            <text:p>2020-06-03 18:59:3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21579" calcext:value-type="float">
            <text:p>1591221579</text:p>
          </table:table-cell>
          <table:table-cell office:value-type="string" calcext:value-type="string">
            <text:p>2020-06-03 18:59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21579" calcext:value-type="float">
            <text:p>1591221579</text:p>
          </table:table-cell>
          <table:table-cell office:value-type="string" calcext:value-type="string">
            <text:p>2020-06-03 18:59:3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21579" calcext:value-type="float">
            <text:p>1591221579</text:p>
          </table:table-cell>
          <table:table-cell office:value-type="string" calcext:value-type="string">
            <text:p>2020-06-03 18:59:3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25178" calcext:value-type="float">
            <text:p>1591225178</text:p>
          </table:table-cell>
          <table:table-cell office:value-type="string" calcext:value-type="string">
            <text:p>2020-06-03 19:59:3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225178" calcext:value-type="float">
            <text:p>1591225178</text:p>
          </table:table-cell>
          <table:table-cell office:value-type="string" calcext:value-type="string">
            <text:p>2020-06-03 19:59:3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25178" calcext:value-type="float">
            <text:p>1591225178</text:p>
          </table:table-cell>
          <table:table-cell office:value-type="string" calcext:value-type="string">
            <text:p>2020-06-03 19:59:3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25178" calcext:value-type="float">
            <text:p>1591225178</text:p>
          </table:table-cell>
          <table:table-cell office:value-type="string" calcext:value-type="string">
            <text:p>2020-06-03 19:59:3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28777" calcext:value-type="float">
            <text:p>1591228777</text:p>
          </table:table-cell>
          <table:table-cell office:value-type="string" calcext:value-type="string">
            <text:p>2020-06-03 20:59:3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28777" calcext:value-type="float">
            <text:p>1591228777</text:p>
          </table:table-cell>
          <table:table-cell office:value-type="string" calcext:value-type="string">
            <text:p>2020-06-03 20:59:3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28777" calcext:value-type="float">
            <text:p>1591228777</text:p>
          </table:table-cell>
          <table:table-cell office:value-type="string" calcext:value-type="string">
            <text:p>2020-06-03 20:59:3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28777" calcext:value-type="float">
            <text:p>1591228777</text:p>
          </table:table-cell>
          <table:table-cell office:value-type="string" calcext:value-type="string">
            <text:p>2020-06-03 20:59:3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232376" calcext:value-type="float">
            <text:p>1591232376</text:p>
          </table:table-cell>
          <table:table-cell office:value-type="string" calcext:value-type="string">
            <text:p>2020-06-03 21:59:3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232376" calcext:value-type="float">
            <text:p>1591232376</text:p>
          </table:table-cell>
          <table:table-cell office:value-type="string" calcext:value-type="string">
            <text:p>2020-06-03 21:59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32376" calcext:value-type="float">
            <text:p>1591232376</text:p>
          </table:table-cell>
          <table:table-cell office:value-type="string" calcext:value-type="string">
            <text:p>2020-06-03 21:59:3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32376" calcext:value-type="float">
            <text:p>1591232376</text:p>
          </table:table-cell>
          <table:table-cell office:value-type="string" calcext:value-type="string">
            <text:p>2020-06-03 21:59:3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35975" calcext:value-type="float">
            <text:p>1591235975</text:p>
          </table:table-cell>
          <table:table-cell office:value-type="string" calcext:value-type="string">
            <text:p>2020-06-03 22:59:3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35975" calcext:value-type="float">
            <text:p>1591235975</text:p>
          </table:table-cell>
          <table:table-cell office:value-type="string" calcext:value-type="string">
            <text:p>2020-06-03 22:59:3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35975" calcext:value-type="float">
            <text:p>1591235975</text:p>
          </table:table-cell>
          <table:table-cell office:value-type="string" calcext:value-type="string">
            <text:p>2020-06-03 22:59:3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35975" calcext:value-type="float">
            <text:p>1591235975</text:p>
          </table:table-cell>
          <table:table-cell office:value-type="string" calcext:value-type="string">
            <text:p>2020-06-03 22:59:3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239574" calcext:value-type="float">
            <text:p>1591239574</text:p>
          </table:table-cell>
          <table:table-cell office:value-type="string" calcext:value-type="string">
            <text:p>2020-06-03 23:59:3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39574" calcext:value-type="float">
            <text:p>1591239574</text:p>
          </table:table-cell>
          <table:table-cell office:value-type="string" calcext:value-type="string">
            <text:p>2020-06-03 23:59:3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39574" calcext:value-type="float">
            <text:p>1591239574</text:p>
          </table:table-cell>
          <table:table-cell office:value-type="string" calcext:value-type="string">
            <text:p>2020-06-03 23:59:3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39574" calcext:value-type="float">
            <text:p>1591239574</text:p>
          </table:table-cell>
          <table:table-cell office:value-type="string" calcext:value-type="string">
            <text:p>2020-06-03 23:59: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243173" calcext:value-type="float">
            <text:p>1591243173</text:p>
          </table:table-cell>
          <table:table-cell office:value-type="string" calcext:value-type="string">
            <text:p>2020-06-04 00:59:3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43173" calcext:value-type="float">
            <text:p>1591243173</text:p>
          </table:table-cell>
          <table:table-cell office:value-type="string" calcext:value-type="string">
            <text:p>2020-06-04 00:59:3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43173" calcext:value-type="float">
            <text:p>1591243173</text:p>
          </table:table-cell>
          <table:table-cell office:value-type="string" calcext:value-type="string">
            <text:p>2020-06-04 00:59:3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43173" calcext:value-type="float">
            <text:p>1591243173</text:p>
          </table:table-cell>
          <table:table-cell office:value-type="string" calcext:value-type="string">
            <text:p>2020-06-04 00:59:3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46772" calcext:value-type="float">
            <text:p>1591246772</text:p>
          </table:table-cell>
          <table:table-cell office:value-type="string" calcext:value-type="string">
            <text:p>2020-06-04 01:59:3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46772" calcext:value-type="float">
            <text:p>1591246772</text:p>
          </table:table-cell>
          <table:table-cell office:value-type="string" calcext:value-type="string">
            <text:p>2020-06-04 01:59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46772" calcext:value-type="float">
            <text:p>1591246772</text:p>
          </table:table-cell>
          <table:table-cell office:value-type="string" calcext:value-type="string">
            <text:p>2020-06-04 01:59:3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46772" calcext:value-type="float">
            <text:p>1591246772</text:p>
          </table:table-cell>
          <table:table-cell office:value-type="string" calcext:value-type="string">
            <text:p>2020-06-04 01:59: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250371" calcext:value-type="float">
            <text:p>1591250371</text:p>
          </table:table-cell>
          <table:table-cell office:value-type="string" calcext:value-type="string">
            <text:p>2020-06-04 02:59:3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50371" calcext:value-type="float">
            <text:p>1591250371</text:p>
          </table:table-cell>
          <table:table-cell office:value-type="string" calcext:value-type="string">
            <text:p>2020-06-04 02:59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50371" calcext:value-type="float">
            <text:p>1591250371</text:p>
          </table:table-cell>
          <table:table-cell office:value-type="string" calcext:value-type="string">
            <text:p>2020-06-04 02:59:3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50371" calcext:value-type="float">
            <text:p>1591250371</text:p>
          </table:table-cell>
          <table:table-cell office:value-type="string" calcext:value-type="string">
            <text:p>2020-06-04 02:59:3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53970" calcext:value-type="float">
            <text:p>1591253970</text:p>
          </table:table-cell>
          <table:table-cell office:value-type="string" calcext:value-type="string">
            <text:p>2020-06-04 03:59:3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53970" calcext:value-type="float">
            <text:p>1591253970</text:p>
          </table:table-cell>
          <table:table-cell office:value-type="string" calcext:value-type="string">
            <text:p>2020-06-04 03:59:3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53970" calcext:value-type="float">
            <text:p>1591253970</text:p>
          </table:table-cell>
          <table:table-cell office:value-type="string" calcext:value-type="string">
            <text:p>2020-06-04 03:59:3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53970" calcext:value-type="float">
            <text:p>1591253970</text:p>
          </table:table-cell>
          <table:table-cell office:value-type="string" calcext:value-type="string">
            <text:p>2020-06-04 03:59:3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257569" calcext:value-type="float">
            <text:p>1591257569</text:p>
          </table:table-cell>
          <table:table-cell office:value-type="string" calcext:value-type="string">
            <text:p>2020-06-04 04:59:2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57569" calcext:value-type="float">
            <text:p>1591257569</text:p>
          </table:table-cell>
          <table:table-cell office:value-type="string" calcext:value-type="string">
            <text:p>2020-06-04 04:59:2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57569" calcext:value-type="float">
            <text:p>1591257569</text:p>
          </table:table-cell>
          <table:table-cell office:value-type="string" calcext:value-type="string">
            <text:p>2020-06-04 04:59:2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57569" calcext:value-type="float">
            <text:p>1591257569</text:p>
          </table:table-cell>
          <table:table-cell office:value-type="string" calcext:value-type="string">
            <text:p>2020-06-04 04:59:2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61168" calcext:value-type="float">
            <text:p>1591261168</text:p>
          </table:table-cell>
          <table:table-cell office:value-type="string" calcext:value-type="string">
            <text:p>2020-06-04 05:59:2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61168" calcext:value-type="float">
            <text:p>1591261168</text:p>
          </table:table-cell>
          <table:table-cell office:value-type="string" calcext:value-type="string">
            <text:p>2020-06-04 05:59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61168" calcext:value-type="float">
            <text:p>1591261168</text:p>
          </table:table-cell>
          <table:table-cell office:value-type="string" calcext:value-type="string">
            <text:p>2020-06-04 05:59:2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61168" calcext:value-type="float">
            <text:p>1591261168</text:p>
          </table:table-cell>
          <table:table-cell office:value-type="string" calcext:value-type="string">
            <text:p>2020-06-04 05:59:2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264767" calcext:value-type="float">
            <text:p>1591264767</text:p>
          </table:table-cell>
          <table:table-cell office:value-type="string" calcext:value-type="string">
            <text:p>2020-06-04 06:59:2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64767" calcext:value-type="float">
            <text:p>1591264767</text:p>
          </table:table-cell>
          <table:table-cell office:value-type="string" calcext:value-type="string">
            <text:p>2020-06-04 06:59:2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64767" calcext:value-type="float">
            <text:p>1591264767</text:p>
          </table:table-cell>
          <table:table-cell office:value-type="string" calcext:value-type="string">
            <text:p>2020-06-04 06:59:2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64767" calcext:value-type="float">
            <text:p>1591264767</text:p>
          </table:table-cell>
          <table:table-cell office:value-type="string" calcext:value-type="string">
            <text:p>2020-06-04 06:59:2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68366" calcext:value-type="float">
            <text:p>1591268366</text:p>
          </table:table-cell>
          <table:table-cell office:value-type="string" calcext:value-type="string">
            <text:p>2020-06-04 07:59:2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68366" calcext:value-type="float">
            <text:p>1591268366</text:p>
          </table:table-cell>
          <table:table-cell office:value-type="string" calcext:value-type="string">
            <text:p>2020-06-04 07:59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68366" calcext:value-type="float">
            <text:p>1591268366</text:p>
          </table:table-cell>
          <table:table-cell office:value-type="string" calcext:value-type="string">
            <text:p>2020-06-04 07:59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68366" calcext:value-type="float">
            <text:p>1591268366</text:p>
          </table:table-cell>
          <table:table-cell office:value-type="string" calcext:value-type="string">
            <text:p>2020-06-04 07:59:2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271965" calcext:value-type="float">
            <text:p>1591271965</text:p>
          </table:table-cell>
          <table:table-cell office:value-type="string" calcext:value-type="string">
            <text:p>2020-06-04 08:59:2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1271965" calcext:value-type="float">
            <text:p>1591271965</text:p>
          </table:table-cell>
          <table:table-cell office:value-type="string" calcext:value-type="string">
            <text:p>2020-06-04 08:59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71965" calcext:value-type="float">
            <text:p>1591271965</text:p>
          </table:table-cell>
          <table:table-cell office:value-type="string" calcext:value-type="string">
            <text:p>2020-06-04 08:59:2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71965" calcext:value-type="float">
            <text:p>1591271965</text:p>
          </table:table-cell>
          <table:table-cell office:value-type="string" calcext:value-type="string">
            <text:p>2020-06-04 08:59:2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75564" calcext:value-type="float">
            <text:p>1591275564</text:p>
          </table:table-cell>
          <table:table-cell office:value-type="string" calcext:value-type="string">
            <text:p>2020-06-04 09:59:2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75564" calcext:value-type="float">
            <text:p>1591275564</text:p>
          </table:table-cell>
          <table:table-cell office:value-type="string" calcext:value-type="string">
            <text:p>2020-06-04 09:59:24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75564" calcext:value-type="float">
            <text:p>1591275564</text:p>
          </table:table-cell>
          <table:table-cell office:value-type="string" calcext:value-type="string">
            <text:p>2020-06-04 09:59:2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75564" calcext:value-type="float">
            <text:p>1591275564</text:p>
          </table:table-cell>
          <table:table-cell office:value-type="string" calcext:value-type="string">
            <text:p>2020-06-04 09:59:2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279163" calcext:value-type="float">
            <text:p>1591279163</text:p>
          </table:table-cell>
          <table:table-cell office:value-type="string" calcext:value-type="string">
            <text:p>2020-06-04 10:59:2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79163" calcext:value-type="float">
            <text:p>1591279163</text:p>
          </table:table-cell>
          <table:table-cell office:value-type="string" calcext:value-type="string">
            <text:p>2020-06-04 10:59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79163" calcext:value-type="float">
            <text:p>1591279163</text:p>
          </table:table-cell>
          <table:table-cell office:value-type="string" calcext:value-type="string">
            <text:p>2020-06-04 10:59:2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79163" calcext:value-type="float">
            <text:p>1591279163</text:p>
          </table:table-cell>
          <table:table-cell office:value-type="string" calcext:value-type="string">
            <text:p>2020-06-04 10:59:2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82762" calcext:value-type="float">
            <text:p>1591282762</text:p>
          </table:table-cell>
          <table:table-cell office:value-type="string" calcext:value-type="string">
            <text:p>2020-06-04 11:59:2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82762" calcext:value-type="float">
            <text:p>1591282762</text:p>
          </table:table-cell>
          <table:table-cell office:value-type="string" calcext:value-type="string">
            <text:p>2020-06-04 11:59:2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82762" calcext:value-type="float">
            <text:p>1591282762</text:p>
          </table:table-cell>
          <table:table-cell office:value-type="string" calcext:value-type="string">
            <text:p>2020-06-04 11:59:2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82762" calcext:value-type="float">
            <text:p>1591282762</text:p>
          </table:table-cell>
          <table:table-cell office:value-type="string" calcext:value-type="string">
            <text:p>2020-06-04 11:59:2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86361" calcext:value-type="float">
            <text:p>1591286361</text:p>
          </table:table-cell>
          <table:table-cell office:value-type="string" calcext:value-type="string">
            <text:p>2020-06-04 12:59:2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86361" calcext:value-type="float">
            <text:p>1591286361</text:p>
          </table:table-cell>
          <table:table-cell office:value-type="string" calcext:value-type="string">
            <text:p>2020-06-04 12:59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86361" calcext:value-type="float">
            <text:p>1591286361</text:p>
          </table:table-cell>
          <table:table-cell office:value-type="string" calcext:value-type="string">
            <text:p>2020-06-04 12:59:2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86361" calcext:value-type="float">
            <text:p>1591286361</text:p>
          </table:table-cell>
          <table:table-cell office:value-type="string" calcext:value-type="string">
            <text:p>2020-06-04 12:59: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89960" calcext:value-type="float">
            <text:p>1591289960</text:p>
          </table:table-cell>
          <table:table-cell office:value-type="string" calcext:value-type="string">
            <text:p>2020-06-04 13:59:2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89960" calcext:value-type="float">
            <text:p>1591289960</text:p>
          </table:table-cell>
          <table:table-cell office:value-type="string" calcext:value-type="string">
            <text:p>2020-06-04 13:59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89960" calcext:value-type="float">
            <text:p>1591289960</text:p>
          </table:table-cell>
          <table:table-cell office:value-type="string" calcext:value-type="string">
            <text:p>2020-06-04 13:59:2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89960" calcext:value-type="float">
            <text:p>1591289960</text:p>
          </table:table-cell>
          <table:table-cell office:value-type="string" calcext:value-type="string">
            <text:p>2020-06-04 13:59:2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93559" calcext:value-type="float">
            <text:p>1591293559</text:p>
          </table:table-cell>
          <table:table-cell office:value-type="string" calcext:value-type="string">
            <text:p>2020-06-04 14:59:1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93559" calcext:value-type="float">
            <text:p>1591293559</text:p>
          </table:table-cell>
          <table:table-cell office:value-type="string" calcext:value-type="string">
            <text:p>2020-06-04 14:59: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93559" calcext:value-type="float">
            <text:p>1591293559</text:p>
          </table:table-cell>
          <table:table-cell office:value-type="string" calcext:value-type="string">
            <text:p>2020-06-04 14:59:1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93559" calcext:value-type="float">
            <text:p>1591293559</text:p>
          </table:table-cell>
          <table:table-cell office:value-type="string" calcext:value-type="string">
            <text:p>2020-06-04 14:59:1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297158" calcext:value-type="float">
            <text:p>1591297158</text:p>
          </table:table-cell>
          <table:table-cell office:value-type="string" calcext:value-type="string">
            <text:p>2020-06-04 15:59:1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297158" calcext:value-type="float">
            <text:p>1591297158</text:p>
          </table:table-cell>
          <table:table-cell office:value-type="string" calcext:value-type="string">
            <text:p>2020-06-04 15:59:1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297158" calcext:value-type="float">
            <text:p>1591297158</text:p>
          </table:table-cell>
          <table:table-cell office:value-type="string" calcext:value-type="string">
            <text:p>2020-06-04 15:59:1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297158" calcext:value-type="float">
            <text:p>1591297158</text:p>
          </table:table-cell>
          <table:table-cell office:value-type="string" calcext:value-type="string">
            <text:p>2020-06-04 15:59:1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00757" calcext:value-type="float">
            <text:p>1591300757</text:p>
          </table:table-cell>
          <table:table-cell office:value-type="string" calcext:value-type="string">
            <text:p>2020-06-04 16:59:1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00757" calcext:value-type="float">
            <text:p>1591300757</text:p>
          </table:table-cell>
          <table:table-cell office:value-type="string" calcext:value-type="string">
            <text:p>2020-06-04 16:59:1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00757" calcext:value-type="float">
            <text:p>1591300757</text:p>
          </table:table-cell>
          <table:table-cell office:value-type="string" calcext:value-type="string">
            <text:p>2020-06-04 16:59:1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00757" calcext:value-type="float">
            <text:p>1591300757</text:p>
          </table:table-cell>
          <table:table-cell office:value-type="string" calcext:value-type="string">
            <text:p>2020-06-04 16:59:1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04356" calcext:value-type="float">
            <text:p>1591304356</text:p>
          </table:table-cell>
          <table:table-cell office:value-type="string" calcext:value-type="string">
            <text:p>2020-06-04 17:59:1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04356" calcext:value-type="float">
            <text:p>1591304356</text:p>
          </table:table-cell>
          <table:table-cell office:value-type="string" calcext:value-type="string">
            <text:p>2020-06-04 17:59:1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04356" calcext:value-type="float">
            <text:p>1591304356</text:p>
          </table:table-cell>
          <table:table-cell office:value-type="string" calcext:value-type="string">
            <text:p>2020-06-04 17:59:1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04356" calcext:value-type="float">
            <text:p>1591304356</text:p>
          </table:table-cell>
          <table:table-cell office:value-type="string" calcext:value-type="string">
            <text:p>2020-06-04 17:59: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07955" calcext:value-type="float">
            <text:p>1591307955</text:p>
          </table:table-cell>
          <table:table-cell office:value-type="string" calcext:value-type="string">
            <text:p>2020-06-04 18:59:15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07955" calcext:value-type="float">
            <text:p>1591307955</text:p>
          </table:table-cell>
          <table:table-cell office:value-type="string" calcext:value-type="string">
            <text:p>2020-06-04 18:59:1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07955" calcext:value-type="float">
            <text:p>1591307955</text:p>
          </table:table-cell>
          <table:table-cell office:value-type="string" calcext:value-type="string">
            <text:p>2020-06-04 18:59:1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07955" calcext:value-type="float">
            <text:p>1591307955</text:p>
          </table:table-cell>
          <table:table-cell office:value-type="string" calcext:value-type="string">
            <text:p>2020-06-04 18:59:1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11554" calcext:value-type="float">
            <text:p>1591311554</text:p>
          </table:table-cell>
          <table:table-cell office:value-type="string" calcext:value-type="string">
            <text:p>2020-06-04 19:59:1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11554" calcext:value-type="float">
            <text:p>1591311554</text:p>
          </table:table-cell>
          <table:table-cell office:value-type="string" calcext:value-type="string">
            <text:p>2020-06-04 19:59:1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11554" calcext:value-type="float">
            <text:p>1591311554</text:p>
          </table:table-cell>
          <table:table-cell office:value-type="string" calcext:value-type="string">
            <text:p>2020-06-04 19:59:1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11554" calcext:value-type="float">
            <text:p>1591311554</text:p>
          </table:table-cell>
          <table:table-cell office:value-type="string" calcext:value-type="string">
            <text:p>2020-06-04 19:59:1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15153" calcext:value-type="float">
            <text:p>1591315153</text:p>
          </table:table-cell>
          <table:table-cell office:value-type="string" calcext:value-type="string">
            <text:p>2020-06-04 20:59:13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15153" calcext:value-type="float">
            <text:p>1591315153</text:p>
          </table:table-cell>
          <table:table-cell office:value-type="string" calcext:value-type="string">
            <text:p>2020-06-04 20:59:13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15153" calcext:value-type="float">
            <text:p>1591315153</text:p>
          </table:table-cell>
          <table:table-cell office:value-type="string" calcext:value-type="string">
            <text:p>2020-06-04 20:59:13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,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15153" calcext:value-type="float">
            <text:p>1591315153</text:p>
          </table:table-cell>
          <table:table-cell office:value-type="string" calcext:value-type="string">
            <text:p>2020-06-04 20:59:1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18752" calcext:value-type="float">
            <text:p>1591318752</text:p>
          </table:table-cell>
          <table:table-cell office:value-type="string" calcext:value-type="string">
            <text:p>2020-06-04 21:59:1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18752" calcext:value-type="float">
            <text:p>1591318752</text:p>
          </table:table-cell>
          <table:table-cell office:value-type="string" calcext:value-type="string">
            <text:p>2020-06-04 21:59:1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18752" calcext:value-type="float">
            <text:p>1591318752</text:p>
          </table:table-cell>
          <table:table-cell office:value-type="string" calcext:value-type="string">
            <text:p>2020-06-04 21:59:1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18752" calcext:value-type="float">
            <text:p>1591318752</text:p>
          </table:table-cell>
          <table:table-cell office:value-type="string" calcext:value-type="string">
            <text:p>2020-06-04 21:59:1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22351" calcext:value-type="float">
            <text:p>1591322351</text:p>
          </table:table-cell>
          <table:table-cell office:value-type="string" calcext:value-type="string">
            <text:p>2020-06-04 22:59:1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22351" calcext:value-type="float">
            <text:p>1591322351</text:p>
          </table:table-cell>
          <table:table-cell office:value-type="string" calcext:value-type="string">
            <text:p>2020-06-04 22:59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22351" calcext:value-type="float">
            <text:p>1591322351</text:p>
          </table:table-cell>
          <table:table-cell office:value-type="string" calcext:value-type="string">
            <text:p>2020-06-04 22:59:1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22351" calcext:value-type="float">
            <text:p>1591322351</text:p>
          </table:table-cell>
          <table:table-cell office:value-type="string" calcext:value-type="string">
            <text:p>2020-06-04 22:59:1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25950" calcext:value-type="float">
            <text:p>1591325950</text:p>
          </table:table-cell>
          <table:table-cell office:value-type="string" calcext:value-type="string">
            <text:p>2020-06-04 23:59:1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25950" calcext:value-type="float">
            <text:p>1591325950</text:p>
          </table:table-cell>
          <table:table-cell office:value-type="string" calcext:value-type="string">
            <text:p>2020-06-04 23:59:1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25950" calcext:value-type="float">
            <text:p>1591325950</text:p>
          </table:table-cell>
          <table:table-cell office:value-type="string" calcext:value-type="string">
            <text:p>2020-06-04 23:59:1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25950" calcext:value-type="float">
            <text:p>1591325950</text:p>
          </table:table-cell>
          <table:table-cell office:value-type="string" calcext:value-type="string">
            <text:p>2020-06-04 23:59:1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29549" calcext:value-type="float">
            <text:p>1591329549</text:p>
          </table:table-cell>
          <table:table-cell office:value-type="string" calcext:value-type="string">
            <text:p>2020-06-05 00:59:0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29549" calcext:value-type="float">
            <text:p>1591329549</text:p>
          </table:table-cell>
          <table:table-cell office:value-type="string" calcext:value-type="string">
            <text:p>2020-06-05 00:59:0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29549" calcext:value-type="float">
            <text:p>1591329549</text:p>
          </table:table-cell>
          <table:table-cell office:value-type="string" calcext:value-type="string">
            <text:p>2020-06-05 00:59:0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29549" calcext:value-type="float">
            <text:p>1591329549</text:p>
          </table:table-cell>
          <table:table-cell office:value-type="string" calcext:value-type="string">
            <text:p>2020-06-05 00:59:0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33148" calcext:value-type="float">
            <text:p>1591333148</text:p>
          </table:table-cell>
          <table:table-cell office:value-type="string" calcext:value-type="string">
            <text:p>2020-06-05 01:59:0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33148" calcext:value-type="float">
            <text:p>1591333148</text:p>
          </table:table-cell>
          <table:table-cell office:value-type="string" calcext:value-type="string">
            <text:p>2020-06-05 01:59:08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33148" calcext:value-type="float">
            <text:p>1591333148</text:p>
          </table:table-cell>
          <table:table-cell office:value-type="string" calcext:value-type="string">
            <text:p>2020-06-05 01:59:0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33148" calcext:value-type="float">
            <text:p>1591333148</text:p>
          </table:table-cell>
          <table:table-cell office:value-type="string" calcext:value-type="string">
            <text:p>2020-06-05 01:59:0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36747" calcext:value-type="float">
            <text:p>1591336747</text:p>
          </table:table-cell>
          <table:table-cell office:value-type="string" calcext:value-type="string">
            <text:p>2020-06-05 02:59:0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36747" calcext:value-type="float">
            <text:p>1591336747</text:p>
          </table:table-cell>
          <table:table-cell office:value-type="string" calcext:value-type="string">
            <text:p>2020-06-05 02:59:0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36747" calcext:value-type="float">
            <text:p>1591336747</text:p>
          </table:table-cell>
          <table:table-cell office:value-type="string" calcext:value-type="string">
            <text:p>2020-06-05 02:59:0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36747" calcext:value-type="float">
            <text:p>1591336747</text:p>
          </table:table-cell>
          <table:table-cell office:value-type="string" calcext:value-type="string">
            <text:p>2020-06-05 02:59:0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40346" calcext:value-type="float">
            <text:p>1591340346</text:p>
          </table:table-cell>
          <table:table-cell office:value-type="string" calcext:value-type="string">
            <text:p>2020-06-05 03:59:0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40346" calcext:value-type="float">
            <text:p>1591340346</text:p>
          </table:table-cell>
          <table:table-cell office:value-type="string" calcext:value-type="string">
            <text:p>2020-06-05 03:59:06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40346" calcext:value-type="float">
            <text:p>1591340346</text:p>
          </table:table-cell>
          <table:table-cell office:value-type="string" calcext:value-type="string">
            <text:p>2020-06-05 03:59:0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40346" calcext:value-type="float">
            <text:p>1591340346</text:p>
          </table:table-cell>
          <table:table-cell office:value-type="string" calcext:value-type="string">
            <text:p>2020-06-05 03:59:0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43945" calcext:value-type="float">
            <text:p>1591343945</text:p>
          </table:table-cell>
          <table:table-cell office:value-type="string" calcext:value-type="string">
            <text:p>2020-06-05 04:59:0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43945" calcext:value-type="float">
            <text:p>1591343945</text:p>
          </table:table-cell>
          <table:table-cell office:value-type="string" calcext:value-type="string">
            <text:p>2020-06-05 04:59:0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43945" calcext:value-type="float">
            <text:p>1591343945</text:p>
          </table:table-cell>
          <table:table-cell office:value-type="string" calcext:value-type="string">
            <text:p>2020-06-05 04:59:0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43945" calcext:value-type="float">
            <text:p>1591343945</text:p>
          </table:table-cell>
          <table:table-cell office:value-type="string" calcext:value-type="string">
            <text:p>2020-06-05 04:59:0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47544" calcext:value-type="float">
            <text:p>1591347544</text:p>
          </table:table-cell>
          <table:table-cell office:value-type="string" calcext:value-type="string">
            <text:p>2020-06-05 05:59:0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47544" calcext:value-type="float">
            <text:p>1591347544</text:p>
          </table:table-cell>
          <table:table-cell office:value-type="string" calcext:value-type="string">
            <text:p>2020-06-05 05:59:0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47544" calcext:value-type="float">
            <text:p>1591347544</text:p>
          </table:table-cell>
          <table:table-cell office:value-type="string" calcext:value-type="string">
            <text:p>2020-06-05 05:59:0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47544" calcext:value-type="float">
            <text:p>1591347544</text:p>
          </table:table-cell>
          <table:table-cell office:value-type="string" calcext:value-type="string">
            <text:p>2020-06-05 05:59:0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51143" calcext:value-type="float">
            <text:p>1591351143</text:p>
          </table:table-cell>
          <table:table-cell office:value-type="string" calcext:value-type="string">
            <text:p>2020-06-05 06:59:0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51143" calcext:value-type="float">
            <text:p>1591351143</text:p>
          </table:table-cell>
          <table:table-cell office:value-type="string" calcext:value-type="string">
            <text:p>2020-06-05 06:59:0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51143" calcext:value-type="float">
            <text:p>1591351143</text:p>
          </table:table-cell>
          <table:table-cell office:value-type="string" calcext:value-type="string">
            <text:p>2020-06-05 06:59:0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51143" calcext:value-type="float">
            <text:p>1591351143</text:p>
          </table:table-cell>
          <table:table-cell office:value-type="string" calcext:value-type="string">
            <text:p>2020-06-05 06:59:0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54742" calcext:value-type="float">
            <text:p>1591354742</text:p>
          </table:table-cell>
          <table:table-cell office:value-type="string" calcext:value-type="string">
            <text:p>2020-06-05 07:59:0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54742" calcext:value-type="float">
            <text:p>1591354742</text:p>
          </table:table-cell>
          <table:table-cell office:value-type="string" calcext:value-type="string">
            <text:p>2020-06-05 07:59:0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54742" calcext:value-type="float">
            <text:p>1591354742</text:p>
          </table:table-cell>
          <table:table-cell office:value-type="string" calcext:value-type="string">
            <text:p>2020-06-05 07:59:0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54742" calcext:value-type="float">
            <text:p>1591354742</text:p>
          </table:table-cell>
          <table:table-cell office:value-type="string" calcext:value-type="string">
            <text:p>2020-06-05 07:59:0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58341" calcext:value-type="float">
            <text:p>1591358341</text:p>
          </table:table-cell>
          <table:table-cell office:value-type="string" calcext:value-type="string">
            <text:p>2020-06-05 08:59:0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58341" calcext:value-type="float">
            <text:p>1591358341</text:p>
          </table:table-cell>
          <table:table-cell office:value-type="string" calcext:value-type="string">
            <text:p>2020-06-05 08:59:0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58341" calcext:value-type="float">
            <text:p>1591358341</text:p>
          </table:table-cell>
          <table:table-cell office:value-type="string" calcext:value-type="string">
            <text:p>2020-06-05 08:59:0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58341" calcext:value-type="float">
            <text:p>1591358341</text:p>
          </table:table-cell>
          <table:table-cell office:value-type="string" calcext:value-type="string">
            <text:p>2020-06-05 08:59:0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61940" calcext:value-type="float">
            <text:p>1591361940</text:p>
          </table:table-cell>
          <table:table-cell office:value-type="string" calcext:value-type="string">
            <text:p>2020-06-05 09:59:0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61940" calcext:value-type="float">
            <text:p>1591361940</text:p>
          </table:table-cell>
          <table:table-cell office:value-type="string" calcext:value-type="string">
            <text:p>2020-06-05 09:59:0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61940" calcext:value-type="float">
            <text:p>1591361940</text:p>
          </table:table-cell>
          <table:table-cell office:value-type="string" calcext:value-type="string">
            <text:p>2020-06-05 09:59:0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61940" calcext:value-type="float">
            <text:p>1591361940</text:p>
          </table:table-cell>
          <table:table-cell office:value-type="string" calcext:value-type="string">
            <text:p>2020-06-05 09:59: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65539" calcext:value-type="float">
            <text:p>1591365539</text:p>
          </table:table-cell>
          <table:table-cell office:value-type="string" calcext:value-type="string">
            <text:p>2020-06-05 10:58:5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65539" calcext:value-type="float">
            <text:p>1591365539</text:p>
          </table:table-cell>
          <table:table-cell office:value-type="string" calcext:value-type="string">
            <text:p>2020-06-05 10:58:5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65539" calcext:value-type="float">
            <text:p>1591365539</text:p>
          </table:table-cell>
          <table:table-cell office:value-type="string" calcext:value-type="string">
            <text:p>2020-06-05 10:58:5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65539" calcext:value-type="float">
            <text:p>1591365539</text:p>
          </table:table-cell>
          <table:table-cell office:value-type="string" calcext:value-type="string">
            <text:p>2020-06-05 10:58:5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69138" calcext:value-type="float">
            <text:p>1591369138</text:p>
          </table:table-cell>
          <table:table-cell office:value-type="string" calcext:value-type="string">
            <text:p>2020-06-05 11:58:5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69138" calcext:value-type="float">
            <text:p>1591369138</text:p>
          </table:table-cell>
          <table:table-cell office:value-type="string" calcext:value-type="string">
            <text:p>2020-06-05 11:58:5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69138" calcext:value-type="float">
            <text:p>1591369138</text:p>
          </table:table-cell>
          <table:table-cell office:value-type="string" calcext:value-type="string">
            <text:p>2020-06-05 11:58:5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69138" calcext:value-type="float">
            <text:p>1591369138</text:p>
          </table:table-cell>
          <table:table-cell office:value-type="string" calcext:value-type="string">
            <text:p>2020-06-05 11:58:5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72737" calcext:value-type="float">
            <text:p>1591372737</text:p>
          </table:table-cell>
          <table:table-cell office:value-type="string" calcext:value-type="string">
            <text:p>2020-06-05 12:58:5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72737" calcext:value-type="float">
            <text:p>1591372737</text:p>
          </table:table-cell>
          <table:table-cell office:value-type="string" calcext:value-type="string">
            <text:p>2020-06-05 12:58:5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72737" calcext:value-type="float">
            <text:p>1591372737</text:p>
          </table:table-cell>
          <table:table-cell office:value-type="string" calcext:value-type="string">
            <text:p>2020-06-05 12:58:5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72737" calcext:value-type="float">
            <text:p>1591372737</text:p>
          </table:table-cell>
          <table:table-cell office:value-type="string" calcext:value-type="string">
            <text:p>2020-06-05 12:58:5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76336" calcext:value-type="float">
            <text:p>1591376336</text:p>
          </table:table-cell>
          <table:table-cell office:value-type="string" calcext:value-type="string">
            <text:p>2020-06-05 13:58:5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76336" calcext:value-type="float">
            <text:p>1591376336</text:p>
          </table:table-cell>
          <table:table-cell office:value-type="string" calcext:value-type="string">
            <text:p>2020-06-05 13:58:56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76336" calcext:value-type="float">
            <text:p>1591376336</text:p>
          </table:table-cell>
          <table:table-cell office:value-type="string" calcext:value-type="string">
            <text:p>2020-06-05 13:58:5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76336" calcext:value-type="float">
            <text:p>1591376336</text:p>
          </table:table-cell>
          <table:table-cell office:value-type="string" calcext:value-type="string">
            <text:p>2020-06-05 13:58:5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79935" calcext:value-type="float">
            <text:p>1591379935</text:p>
          </table:table-cell>
          <table:table-cell office:value-type="string" calcext:value-type="string">
            <text:p>2020-06-05 14:58:5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79935" calcext:value-type="float">
            <text:p>1591379935</text:p>
          </table:table-cell>
          <table:table-cell office:value-type="string" calcext:value-type="string">
            <text:p>2020-06-05 14:58:5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79935" calcext:value-type="float">
            <text:p>1591379935</text:p>
          </table:table-cell>
          <table:table-cell office:value-type="string" calcext:value-type="string">
            <text:p>2020-06-05 14:58:5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79935" calcext:value-type="float">
            <text:p>1591379935</text:p>
          </table:table-cell>
          <table:table-cell office:value-type="string" calcext:value-type="string">
            <text:p>2020-06-05 14:58:5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83534" calcext:value-type="float">
            <text:p>1591383534</text:p>
          </table:table-cell>
          <table:table-cell office:value-type="string" calcext:value-type="string">
            <text:p>2020-06-05 15:58:5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83534" calcext:value-type="float">
            <text:p>1591383534</text:p>
          </table:table-cell>
          <table:table-cell office:value-type="string" calcext:value-type="string">
            <text:p>2020-06-05 15:58:5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83534" calcext:value-type="float">
            <text:p>1591383534</text:p>
          </table:table-cell>
          <table:table-cell office:value-type="string" calcext:value-type="string">
            <text:p>2020-06-05 15:58:5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83534" calcext:value-type="float">
            <text:p>1591383534</text:p>
          </table:table-cell>
          <table:table-cell office:value-type="string" calcext:value-type="string">
            <text:p>2020-06-05 15:58:5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87133" calcext:value-type="float">
            <text:p>1591387133</text:p>
          </table:table-cell>
          <table:table-cell office:value-type="string" calcext:value-type="string">
            <text:p>2020-06-05 16:58:5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87133" calcext:value-type="float">
            <text:p>1591387133</text:p>
          </table:table-cell>
          <table:table-cell office:value-type="string" calcext:value-type="string">
            <text:p>2020-06-05 16:58:5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87133" calcext:value-type="float">
            <text:p>1591387133</text:p>
          </table:table-cell>
          <table:table-cell office:value-type="string" calcext:value-type="string">
            <text:p>2020-06-05 16:58:5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87133" calcext:value-type="float">
            <text:p>1591387133</text:p>
          </table:table-cell>
          <table:table-cell office:value-type="string" calcext:value-type="string">
            <text:p>2020-06-05 16:58:5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90732" calcext:value-type="float">
            <text:p>1591390732</text:p>
          </table:table-cell>
          <table:table-cell office:value-type="string" calcext:value-type="string">
            <text:p>2020-06-05 17:58:5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90732" calcext:value-type="float">
            <text:p>1591390732</text:p>
          </table:table-cell>
          <table:table-cell office:value-type="string" calcext:value-type="string">
            <text:p>2020-06-05 17:58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90732" calcext:value-type="float">
            <text:p>1591390732</text:p>
          </table:table-cell>
          <table:table-cell office:value-type="string" calcext:value-type="string">
            <text:p>2020-06-05 17:58:5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90732" calcext:value-type="float">
            <text:p>1591390732</text:p>
          </table:table-cell>
          <table:table-cell office:value-type="string" calcext:value-type="string">
            <text:p>2020-06-05 17:58:5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94331" calcext:value-type="float">
            <text:p>1591394331</text:p>
          </table:table-cell>
          <table:table-cell office:value-type="string" calcext:value-type="string">
            <text:p>2020-06-05 18:58:51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94331" calcext:value-type="float">
            <text:p>1591394331</text:p>
          </table:table-cell>
          <table:table-cell office:value-type="string" calcext:value-type="string">
            <text:p>2020-06-05 18:58:51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94331" calcext:value-type="float">
            <text:p>1591394331</text:p>
          </table:table-cell>
          <table:table-cell office:value-type="string" calcext:value-type="string">
            <text:p>2020-06-05 18:58:5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94331" calcext:value-type="float">
            <text:p>1591394331</text:p>
          </table:table-cell>
          <table:table-cell office:value-type="string" calcext:value-type="string">
            <text:p>2020-06-05 18:58:5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397930" calcext:value-type="float">
            <text:p>1591397930</text:p>
          </table:table-cell>
          <table:table-cell office:value-type="string" calcext:value-type="string">
            <text:p>2020-06-05 19:58:5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397930" calcext:value-type="float">
            <text:p>1591397930</text:p>
          </table:table-cell>
          <table:table-cell office:value-type="string" calcext:value-type="string">
            <text:p>2020-06-05 19:58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397930" calcext:value-type="float">
            <text:p>1591397930</text:p>
          </table:table-cell>
          <table:table-cell office:value-type="string" calcext:value-type="string">
            <text:p>2020-06-05 19:58:5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397930" calcext:value-type="float">
            <text:p>1591397930</text:p>
          </table:table-cell>
          <table:table-cell office:value-type="string" calcext:value-type="string">
            <text:p>2020-06-05 19:58:5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01529" calcext:value-type="float">
            <text:p>1591401529</text:p>
          </table:table-cell>
          <table:table-cell office:value-type="string" calcext:value-type="string">
            <text:p>2020-06-05 20:58:4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01529" calcext:value-type="float">
            <text:p>1591401529</text:p>
          </table:table-cell>
          <table:table-cell office:value-type="string" calcext:value-type="string">
            <text:p>2020-06-05 20:58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01529" calcext:value-type="float">
            <text:p>1591401529</text:p>
          </table:table-cell>
          <table:table-cell office:value-type="string" calcext:value-type="string">
            <text:p>2020-06-05 20:58:4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01529" calcext:value-type="float">
            <text:p>1591401529</text:p>
          </table:table-cell>
          <table:table-cell office:value-type="string" calcext:value-type="string">
            <text:p>2020-06-05 20:58:4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05128" calcext:value-type="float">
            <text:p>1591405128</text:p>
          </table:table-cell>
          <table:table-cell office:value-type="string" calcext:value-type="string">
            <text:p>2020-06-05 21:58:4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05128" calcext:value-type="float">
            <text:p>1591405128</text:p>
          </table:table-cell>
          <table:table-cell office:value-type="string" calcext:value-type="string">
            <text:p>2020-06-05 21:58:4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05128" calcext:value-type="float">
            <text:p>1591405128</text:p>
          </table:table-cell>
          <table:table-cell office:value-type="string" calcext:value-type="string">
            <text:p>2020-06-05 21:58:4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05128" calcext:value-type="float">
            <text:p>1591405128</text:p>
          </table:table-cell>
          <table:table-cell office:value-type="string" calcext:value-type="string">
            <text:p>2020-06-05 21:58:4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08727" calcext:value-type="float">
            <text:p>1591408727</text:p>
          </table:table-cell>
          <table:table-cell office:value-type="string" calcext:value-type="string">
            <text:p>2020-06-05 22:58:47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08727" calcext:value-type="float">
            <text:p>1591408727</text:p>
          </table:table-cell>
          <table:table-cell office:value-type="string" calcext:value-type="string">
            <text:p>2020-06-05 22:58:4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08727" calcext:value-type="float">
            <text:p>1591408727</text:p>
          </table:table-cell>
          <table:table-cell office:value-type="string" calcext:value-type="string">
            <text:p>2020-06-05 22:58:4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08727" calcext:value-type="float">
            <text:p>1591408727</text:p>
          </table:table-cell>
          <table:table-cell office:value-type="string" calcext:value-type="string">
            <text:p>2020-06-05 22:58:4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12326" calcext:value-type="float">
            <text:p>1591412326</text:p>
          </table:table-cell>
          <table:table-cell office:value-type="string" calcext:value-type="string">
            <text:p>2020-06-05 23:58:4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12326" calcext:value-type="float">
            <text:p>1591412326</text:p>
          </table:table-cell>
          <table:table-cell office:value-type="string" calcext:value-type="string">
            <text:p>2020-06-05 23:58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12326" calcext:value-type="float">
            <text:p>1591412326</text:p>
          </table:table-cell>
          <table:table-cell office:value-type="string" calcext:value-type="string">
            <text:p>2020-06-05 23:58:4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12326" calcext:value-type="float">
            <text:p>1591412326</text:p>
          </table:table-cell>
          <table:table-cell office:value-type="string" calcext:value-type="string">
            <text:p>2020-06-05 23:58:4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15925" calcext:value-type="float">
            <text:p>1591415925</text:p>
          </table:table-cell>
          <table:table-cell office:value-type="string" calcext:value-type="string">
            <text:p>2020-06-06 00:58:4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15925" calcext:value-type="float">
            <text:p>1591415925</text:p>
          </table:table-cell>
          <table:table-cell office:value-type="string" calcext:value-type="string">
            <text:p>2020-06-06 00:58:4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15925" calcext:value-type="float">
            <text:p>1591415925</text:p>
          </table:table-cell>
          <table:table-cell office:value-type="string" calcext:value-type="string">
            <text:p>2020-06-06 00:58:4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15925" calcext:value-type="float">
            <text:p>1591415925</text:p>
          </table:table-cell>
          <table:table-cell office:value-type="string" calcext:value-type="string">
            <text:p>2020-06-06 00:58:4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19524" calcext:value-type="float">
            <text:p>1591419524</text:p>
          </table:table-cell>
          <table:table-cell office:value-type="string" calcext:value-type="string">
            <text:p>2020-06-06 01:58:4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19524" calcext:value-type="float">
            <text:p>1591419524</text:p>
          </table:table-cell>
          <table:table-cell office:value-type="string" calcext:value-type="string">
            <text:p>2020-06-06 01:58:4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19524" calcext:value-type="float">
            <text:p>1591419524</text:p>
          </table:table-cell>
          <table:table-cell office:value-type="string" calcext:value-type="string">
            <text:p>2020-06-06 01:58: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19524" calcext:value-type="float">
            <text:p>1591419524</text:p>
          </table:table-cell>
          <table:table-cell office:value-type="string" calcext:value-type="string">
            <text:p>2020-06-06 01:58:4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23123" calcext:value-type="float">
            <text:p>1591423123</text:p>
          </table:table-cell>
          <table:table-cell office:value-type="string" calcext:value-type="string">
            <text:p>2020-06-06 02:58:4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23123" calcext:value-type="float">
            <text:p>1591423123</text:p>
          </table:table-cell>
          <table:table-cell office:value-type="string" calcext:value-type="string">
            <text:p>2020-06-06 02:58:43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23123" calcext:value-type="float">
            <text:p>1591423123</text:p>
          </table:table-cell>
          <table:table-cell office:value-type="string" calcext:value-type="string">
            <text:p>2020-06-06 02:58:4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23123" calcext:value-type="float">
            <text:p>1591423123</text:p>
          </table:table-cell>
          <table:table-cell office:value-type="string" calcext:value-type="string">
            <text:p>2020-06-06 02:58:4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26722" calcext:value-type="float">
            <text:p>1591426722</text:p>
          </table:table-cell>
          <table:table-cell office:value-type="string" calcext:value-type="string">
            <text:p>2020-06-06 03:58:4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26722" calcext:value-type="float">
            <text:p>1591426722</text:p>
          </table:table-cell>
          <table:table-cell office:value-type="string" calcext:value-type="string">
            <text:p>2020-06-06 03:58:4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26722" calcext:value-type="float">
            <text:p>1591426722</text:p>
          </table:table-cell>
          <table:table-cell office:value-type="string" calcext:value-type="string">
            <text:p>2020-06-06 03:58:4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26722" calcext:value-type="float">
            <text:p>1591426722</text:p>
          </table:table-cell>
          <table:table-cell office:value-type="string" calcext:value-type="string">
            <text:p>2020-06-06 03:58:4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30321" calcext:value-type="float">
            <text:p>1591430321</text:p>
          </table:table-cell>
          <table:table-cell office:value-type="string" calcext:value-type="string">
            <text:p>2020-06-06 04:58:4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30321" calcext:value-type="float">
            <text:p>1591430321</text:p>
          </table:table-cell>
          <table:table-cell office:value-type="string" calcext:value-type="string">
            <text:p>2020-06-06 04:58:4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30321" calcext:value-type="float">
            <text:p>1591430321</text:p>
          </table:table-cell>
          <table:table-cell office:value-type="string" calcext:value-type="string">
            <text:p>2020-06-06 04:58:4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30321" calcext:value-type="float">
            <text:p>1591430321</text:p>
          </table:table-cell>
          <table:table-cell office:value-type="string" calcext:value-type="string">
            <text:p>2020-06-06 04:58:4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33920" calcext:value-type="float">
            <text:p>1591433920</text:p>
          </table:table-cell>
          <table:table-cell office:value-type="string" calcext:value-type="string">
            <text:p>2020-06-06 05:58:4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33920" calcext:value-type="float">
            <text:p>1591433920</text:p>
          </table:table-cell>
          <table:table-cell office:value-type="string" calcext:value-type="string">
            <text:p>2020-06-06 05:58:4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33920" calcext:value-type="float">
            <text:p>1591433920</text:p>
          </table:table-cell>
          <table:table-cell office:value-type="string" calcext:value-type="string">
            <text:p>2020-06-06 05:58:4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33920" calcext:value-type="float">
            <text:p>1591433920</text:p>
          </table:table-cell>
          <table:table-cell office:value-type="string" calcext:value-type="string">
            <text:p>2020-06-06 05:58:4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37519" calcext:value-type="float">
            <text:p>1591437519</text:p>
          </table:table-cell>
          <table:table-cell office:value-type="string" calcext:value-type="string">
            <text:p>2020-06-06 06:58:3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37519" calcext:value-type="float">
            <text:p>1591437519</text:p>
          </table:table-cell>
          <table:table-cell office:value-type="string" calcext:value-type="string">
            <text:p>2020-06-06 06:58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37519" calcext:value-type="float">
            <text:p>1591437519</text:p>
          </table:table-cell>
          <table:table-cell office:value-type="string" calcext:value-type="string">
            <text:p>2020-06-06 06:58:3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37519" calcext:value-type="float">
            <text:p>1591437519</text:p>
          </table:table-cell>
          <table:table-cell office:value-type="string" calcext:value-type="string">
            <text:p>2020-06-06 06:58:3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41118" calcext:value-type="float">
            <text:p>1591441118</text:p>
          </table:table-cell>
          <table:table-cell office:value-type="string" calcext:value-type="string">
            <text:p>2020-06-06 07:58:3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41118" calcext:value-type="float">
            <text:p>1591441118</text:p>
          </table:table-cell>
          <table:table-cell office:value-type="string" calcext:value-type="string">
            <text:p>2020-06-06 07:58:3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41118" calcext:value-type="float">
            <text:p>1591441118</text:p>
          </table:table-cell>
          <table:table-cell office:value-type="string" calcext:value-type="string">
            <text:p>2020-06-06 07:58:3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41118" calcext:value-type="float">
            <text:p>1591441118</text:p>
          </table:table-cell>
          <table:table-cell office:value-type="string" calcext:value-type="string">
            <text:p>2020-06-06 07:58:3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44717" calcext:value-type="float">
            <text:p>1591444717</text:p>
          </table:table-cell>
          <table:table-cell office:value-type="string" calcext:value-type="string">
            <text:p>2020-06-06 08:58:3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44717" calcext:value-type="float">
            <text:p>1591444717</text:p>
          </table:table-cell>
          <table:table-cell office:value-type="string" calcext:value-type="string">
            <text:p>2020-06-06 08:58:3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44717" calcext:value-type="float">
            <text:p>1591444717</text:p>
          </table:table-cell>
          <table:table-cell office:value-type="string" calcext:value-type="string">
            <text:p>2020-06-06 08:58:3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44717" calcext:value-type="float">
            <text:p>1591444717</text:p>
          </table:table-cell>
          <table:table-cell office:value-type="string" calcext:value-type="string">
            <text:p>2020-06-06 08:58:3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48316" calcext:value-type="float">
            <text:p>1591448316</text:p>
          </table:table-cell>
          <table:table-cell office:value-type="string" calcext:value-type="string">
            <text:p>2020-06-06 09:58:3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48316" calcext:value-type="float">
            <text:p>1591448316</text:p>
          </table:table-cell>
          <table:table-cell office:value-type="string" calcext:value-type="string">
            <text:p>2020-06-06 09:58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48316" calcext:value-type="float">
            <text:p>1591448316</text:p>
          </table:table-cell>
          <table:table-cell office:value-type="string" calcext:value-type="string">
            <text:p>2020-06-06 09:58:3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48316" calcext:value-type="float">
            <text:p>1591448316</text:p>
          </table:table-cell>
          <table:table-cell office:value-type="string" calcext:value-type="string">
            <text:p>2020-06-06 09:58:3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51915" calcext:value-type="float">
            <text:p>1591451915</text:p>
          </table:table-cell>
          <table:table-cell office:value-type="string" calcext:value-type="string">
            <text:p>2020-06-06 10:58:3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51915" calcext:value-type="float">
            <text:p>1591451915</text:p>
          </table:table-cell>
          <table:table-cell office:value-type="string" calcext:value-type="string">
            <text:p>2020-06-06 10:58:35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51915" calcext:value-type="float">
            <text:p>1591451915</text:p>
          </table:table-cell>
          <table:table-cell office:value-type="string" calcext:value-type="string">
            <text:p>2020-06-06 10:58:3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51915" calcext:value-type="float">
            <text:p>1591451915</text:p>
          </table:table-cell>
          <table:table-cell office:value-type="string" calcext:value-type="string">
            <text:p>2020-06-06 10:58:3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55514" calcext:value-type="float">
            <text:p>1591455514</text:p>
          </table:table-cell>
          <table:table-cell office:value-type="string" calcext:value-type="string">
            <text:p>2020-06-06 11:58:3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55514" calcext:value-type="float">
            <text:p>1591455514</text:p>
          </table:table-cell>
          <table:table-cell office:value-type="string" calcext:value-type="string">
            <text:p>2020-06-06 11:58:3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55514" calcext:value-type="float">
            <text:p>1591455514</text:p>
          </table:table-cell>
          <table:table-cell office:value-type="string" calcext:value-type="string">
            <text:p>2020-06-06 11:58:3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55514" calcext:value-type="float">
            <text:p>1591455514</text:p>
          </table:table-cell>
          <table:table-cell office:value-type="string" calcext:value-type="string">
            <text:p>2020-06-06 11:58:3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59113" calcext:value-type="float">
            <text:p>1591459113</text:p>
          </table:table-cell>
          <table:table-cell office:value-type="string" calcext:value-type="string">
            <text:p>2020-06-06 12:58:3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459113" calcext:value-type="float">
            <text:p>1591459113</text:p>
          </table:table-cell>
          <table:table-cell office:value-type="string" calcext:value-type="string">
            <text:p>2020-06-06 12:58:3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59113" calcext:value-type="float">
            <text:p>1591459113</text:p>
          </table:table-cell>
          <table:table-cell office:value-type="string" calcext:value-type="string">
            <text:p>2020-06-06 12:58:3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59113" calcext:value-type="float">
            <text:p>1591459113</text:p>
          </table:table-cell>
          <table:table-cell office:value-type="string" calcext:value-type="string">
            <text:p>2020-06-06 12:58:3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62712" calcext:value-type="float">
            <text:p>1591462712</text:p>
          </table:table-cell>
          <table:table-cell office:value-type="string" calcext:value-type="string">
            <text:p>2020-06-06 13:58:3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62712" calcext:value-type="float">
            <text:p>1591462712</text:p>
          </table:table-cell>
          <table:table-cell office:value-type="string" calcext:value-type="string">
            <text:p>2020-06-06 13:58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62712" calcext:value-type="float">
            <text:p>1591462712</text:p>
          </table:table-cell>
          <table:table-cell office:value-type="string" calcext:value-type="string">
            <text:p>2020-06-06 13:58:3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62712" calcext:value-type="float">
            <text:p>1591462712</text:p>
          </table:table-cell>
          <table:table-cell office:value-type="string" calcext:value-type="string">
            <text:p>2020-06-06 13:58:3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66311" calcext:value-type="float">
            <text:p>1591466311</text:p>
          </table:table-cell>
          <table:table-cell office:value-type="string" calcext:value-type="string">
            <text:p>2020-06-06 14:58:3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466311" calcext:value-type="float">
            <text:p>1591466311</text:p>
          </table:table-cell>
          <table:table-cell office:value-type="string" calcext:value-type="string">
            <text:p>2020-06-06 14:58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66311" calcext:value-type="float">
            <text:p>1591466311</text:p>
          </table:table-cell>
          <table:table-cell office:value-type="string" calcext:value-type="string">
            <text:p>2020-06-06 14:58:3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66311" calcext:value-type="float">
            <text:p>1591466311</text:p>
          </table:table-cell>
          <table:table-cell office:value-type="string" calcext:value-type="string">
            <text:p>2020-06-06 14:58:3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69910" calcext:value-type="float">
            <text:p>1591469910</text:p>
          </table:table-cell>
          <table:table-cell office:value-type="string" calcext:value-type="string">
            <text:p>2020-06-06 15:58:3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69910" calcext:value-type="float">
            <text:p>1591469910</text:p>
          </table:table-cell>
          <table:table-cell office:value-type="string" calcext:value-type="string">
            <text:p>2020-06-06 15:58:3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69910" calcext:value-type="float">
            <text:p>1591469910</text:p>
          </table:table-cell>
          <table:table-cell office:value-type="string" calcext:value-type="string">
            <text:p>2020-06-06 15:58:3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69910" calcext:value-type="float">
            <text:p>1591469910</text:p>
          </table:table-cell>
          <table:table-cell office:value-type="string" calcext:value-type="string">
            <text:p>2020-06-06 15:58:3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73509" calcext:value-type="float">
            <text:p>1591473509</text:p>
          </table:table-cell>
          <table:table-cell office:value-type="string" calcext:value-type="string">
            <text:p>2020-06-06 16:58:2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473509" calcext:value-type="float">
            <text:p>1591473509</text:p>
          </table:table-cell>
          <table:table-cell office:value-type="string" calcext:value-type="string">
            <text:p>2020-06-06 16:58:2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73509" calcext:value-type="float">
            <text:p>1591473509</text:p>
          </table:table-cell>
          <table:table-cell office:value-type="string" calcext:value-type="string">
            <text:p>2020-06-06 16:58:2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73509" calcext:value-type="float">
            <text:p>1591473509</text:p>
          </table:table-cell>
          <table:table-cell office:value-type="string" calcext:value-type="string">
            <text:p>2020-06-06 16:58:2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77108" calcext:value-type="float">
            <text:p>1591477108</text:p>
          </table:table-cell>
          <table:table-cell office:value-type="string" calcext:value-type="string">
            <text:p>2020-06-06 17:58:2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77108" calcext:value-type="float">
            <text:p>1591477108</text:p>
          </table:table-cell>
          <table:table-cell office:value-type="string" calcext:value-type="string">
            <text:p>2020-06-06 17:58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77108" calcext:value-type="float">
            <text:p>1591477108</text:p>
          </table:table-cell>
          <table:table-cell office:value-type="string" calcext:value-type="string">
            <text:p>2020-06-06 17:58:2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77108" calcext:value-type="float">
            <text:p>1591477108</text:p>
          </table:table-cell>
          <table:table-cell office:value-type="string" calcext:value-type="string">
            <text:p>2020-06-06 17:58:2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80707" calcext:value-type="float">
            <text:p>1591480707</text:p>
          </table:table-cell>
          <table:table-cell office:value-type="string" calcext:value-type="string">
            <text:p>2020-06-06 18:58:2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480707" calcext:value-type="float">
            <text:p>1591480707</text:p>
          </table:table-cell>
          <table:table-cell office:value-type="string" calcext:value-type="string">
            <text:p>2020-06-06 18:58:2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80707" calcext:value-type="float">
            <text:p>1591480707</text:p>
          </table:table-cell>
          <table:table-cell office:value-type="string" calcext:value-type="string">
            <text:p>2020-06-06 18:58:2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80707" calcext:value-type="float">
            <text:p>1591480707</text:p>
          </table:table-cell>
          <table:table-cell office:value-type="string" calcext:value-type="string">
            <text:p>2020-06-06 18:58:2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84306" calcext:value-type="float">
            <text:p>1591484306</text:p>
          </table:table-cell>
          <table:table-cell office:value-type="string" calcext:value-type="string">
            <text:p>2020-06-06 19:58:2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84306" calcext:value-type="float">
            <text:p>1591484306</text:p>
          </table:table-cell>
          <table:table-cell office:value-type="string" calcext:value-type="string">
            <text:p>2020-06-06 19:58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84306" calcext:value-type="float">
            <text:p>1591484306</text:p>
          </table:table-cell>
          <table:table-cell office:value-type="string" calcext:value-type="string">
            <text:p>2020-06-06 19:58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84306" calcext:value-type="float">
            <text:p>1591484306</text:p>
          </table:table-cell>
          <table:table-cell office:value-type="string" calcext:value-type="string">
            <text:p>2020-06-06 19:58:2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87905" calcext:value-type="float">
            <text:p>1591487905</text:p>
          </table:table-cell>
          <table:table-cell office:value-type="string" calcext:value-type="string">
            <text:p>2020-06-06 20:58:2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87905" calcext:value-type="float">
            <text:p>1591487905</text:p>
          </table:table-cell>
          <table:table-cell office:value-type="string" calcext:value-type="string">
            <text:p>2020-06-06 20:58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87905" calcext:value-type="float">
            <text:p>1591487905</text:p>
          </table:table-cell>
          <table:table-cell office:value-type="string" calcext:value-type="string">
            <text:p>2020-06-06 20:58:2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87905" calcext:value-type="float">
            <text:p>1591487905</text:p>
          </table:table-cell>
          <table:table-cell office:value-type="string" calcext:value-type="string">
            <text:p>2020-06-06 20:58:2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91504" calcext:value-type="float">
            <text:p>1591491504</text:p>
          </table:table-cell>
          <table:table-cell office:value-type="string" calcext:value-type="string">
            <text:p>2020-06-06 21:58:2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491504" calcext:value-type="float">
            <text:p>1591491504</text:p>
          </table:table-cell>
          <table:table-cell office:value-type="string" calcext:value-type="string">
            <text:p>2020-06-06 21:58:2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91504" calcext:value-type="float">
            <text:p>1591491504</text:p>
          </table:table-cell>
          <table:table-cell office:value-type="string" calcext:value-type="string">
            <text:p>2020-06-06 21:58:2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91504" calcext:value-type="float">
            <text:p>1591491504</text:p>
          </table:table-cell>
          <table:table-cell office:value-type="string" calcext:value-type="string">
            <text:p>2020-06-06 21:58:2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495103" calcext:value-type="float">
            <text:p>1591495103</text:p>
          </table:table-cell>
          <table:table-cell office:value-type="string" calcext:value-type="string">
            <text:p>2020-06-06 22:58:2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495103" calcext:value-type="float">
            <text:p>1591495103</text:p>
          </table:table-cell>
          <table:table-cell office:value-type="string" calcext:value-type="string">
            <text:p>2020-06-06 22:58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95103" calcext:value-type="float">
            <text:p>1591495103</text:p>
          </table:table-cell>
          <table:table-cell office:value-type="string" calcext:value-type="string">
            <text:p>2020-06-06 22:58:2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95103" calcext:value-type="float">
            <text:p>1591495103</text:p>
          </table:table-cell>
          <table:table-cell office:value-type="string" calcext:value-type="string">
            <text:p>2020-06-06 22:58:2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98702" calcext:value-type="float">
            <text:p>1591498702</text:p>
          </table:table-cell>
          <table:table-cell office:value-type="string" calcext:value-type="string">
            <text:p>2020-06-06 23:58:2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498702" calcext:value-type="float">
            <text:p>1591498702</text:p>
          </table:table-cell>
          <table:table-cell office:value-type="string" calcext:value-type="string">
            <text:p>2020-06-06 23:58:2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498702" calcext:value-type="float">
            <text:p>1591498702</text:p>
          </table:table-cell>
          <table:table-cell office:value-type="string" calcext:value-type="string">
            <text:p>2020-06-06 23:58:2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498702" calcext:value-type="float">
            <text:p>1591498702</text:p>
          </table:table-cell>
          <table:table-cell office:value-type="string" calcext:value-type="string">
            <text:p>2020-06-06 23:58:2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02301" calcext:value-type="float">
            <text:p>1591502301</text:p>
          </table:table-cell>
          <table:table-cell office:value-type="string" calcext:value-type="string">
            <text:p>2020-06-07 00:58:2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02301" calcext:value-type="float">
            <text:p>1591502301</text:p>
          </table:table-cell>
          <table:table-cell office:value-type="string" calcext:value-type="string">
            <text:p>2020-06-07 00:58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02301" calcext:value-type="float">
            <text:p>1591502301</text:p>
          </table:table-cell>
          <table:table-cell office:value-type="string" calcext:value-type="string">
            <text:p>2020-06-07 00:58:2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02301" calcext:value-type="float">
            <text:p>1591502301</text:p>
          </table:table-cell>
          <table:table-cell office:value-type="string" calcext:value-type="string">
            <text:p>2020-06-07 00:58:2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05900" calcext:value-type="float">
            <text:p>1591505900</text:p>
          </table:table-cell>
          <table:table-cell office:value-type="string" calcext:value-type="string">
            <text:p>2020-06-07 01:58:2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05900" calcext:value-type="float">
            <text:p>1591505900</text:p>
          </table:table-cell>
          <table:table-cell office:value-type="string" calcext:value-type="string">
            <text:p>2020-06-07 01:58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05900" calcext:value-type="float">
            <text:p>1591505900</text:p>
          </table:table-cell>
          <table:table-cell office:value-type="string" calcext:value-type="string">
            <text:p>2020-06-07 01:58:2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05900" calcext:value-type="float">
            <text:p>1591505900</text:p>
          </table:table-cell>
          <table:table-cell office:value-type="string" calcext:value-type="string">
            <text:p>2020-06-07 01:58:2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09499" calcext:value-type="float">
            <text:p>1591509499</text:p>
          </table:table-cell>
          <table:table-cell office:value-type="string" calcext:value-type="string">
            <text:p>2020-06-07 02:58:19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09499" calcext:value-type="float">
            <text:p>1591509499</text:p>
          </table:table-cell>
          <table:table-cell office:value-type="string" calcext:value-type="string">
            <text:p>2020-06-07 02:58: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09499" calcext:value-type="float">
            <text:p>1591509499</text:p>
          </table:table-cell>
          <table:table-cell office:value-type="string" calcext:value-type="string">
            <text:p>2020-06-07 02:58:1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09499" calcext:value-type="float">
            <text:p>1591509499</text:p>
          </table:table-cell>
          <table:table-cell office:value-type="string" calcext:value-type="string">
            <text:p>2020-06-07 02:58:1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13098" calcext:value-type="float">
            <text:p>1591513098</text:p>
          </table:table-cell>
          <table:table-cell office:value-type="string" calcext:value-type="string">
            <text:p>2020-06-07 03:58:1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13098" calcext:value-type="float">
            <text:p>1591513098</text:p>
          </table:table-cell>
          <table:table-cell office:value-type="string" calcext:value-type="string">
            <text:p>2020-06-07 03:58:1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13098" calcext:value-type="float">
            <text:p>1591513098</text:p>
          </table:table-cell>
          <table:table-cell office:value-type="string" calcext:value-type="string">
            <text:p>2020-06-07 03:58:1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13098" calcext:value-type="float">
            <text:p>1591513098</text:p>
          </table:table-cell>
          <table:table-cell office:value-type="string" calcext:value-type="string">
            <text:p>2020-06-07 03:58:1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16697" calcext:value-type="float">
            <text:p>1591516697</text:p>
          </table:table-cell>
          <table:table-cell office:value-type="string" calcext:value-type="string">
            <text:p>2020-06-07 04:58:1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16697" calcext:value-type="float">
            <text:p>1591516697</text:p>
          </table:table-cell>
          <table:table-cell office:value-type="string" calcext:value-type="string">
            <text:p>2020-06-07 04:58:1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516697" calcext:value-type="float">
            <text:p>1591516697</text:p>
          </table:table-cell>
          <table:table-cell office:value-type="string" calcext:value-type="string">
            <text:p>2020-06-07 04:58:1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16697" calcext:value-type="float">
            <text:p>1591516697</text:p>
          </table:table-cell>
          <table:table-cell office:value-type="string" calcext:value-type="string">
            <text:p>2020-06-07 04:58:1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20296" calcext:value-type="float">
            <text:p>1591520296</text:p>
          </table:table-cell>
          <table:table-cell office:value-type="string" calcext:value-type="string">
            <text:p>2020-06-07 05:58:1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20296" calcext:value-type="float">
            <text:p>1591520296</text:p>
          </table:table-cell>
          <table:table-cell office:value-type="string" calcext:value-type="string">
            <text:p>2020-06-07 05:58:1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20296" calcext:value-type="float">
            <text:p>1591520296</text:p>
          </table:table-cell>
          <table:table-cell office:value-type="string" calcext:value-type="string">
            <text:p>2020-06-07 05:58:16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,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20296" calcext:value-type="float">
            <text:p>1591520296</text:p>
          </table:table-cell>
          <table:table-cell office:value-type="string" calcext:value-type="string">
            <text:p>2020-06-07 05:58:1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23895" calcext:value-type="float">
            <text:p>1591523895</text:p>
          </table:table-cell>
          <table:table-cell office:value-type="string" calcext:value-type="string">
            <text:p>2020-06-07 06:58:1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23895" calcext:value-type="float">
            <text:p>1591523895</text:p>
          </table:table-cell>
          <table:table-cell office:value-type="string" calcext:value-type="string">
            <text:p>2020-06-07 06:58:1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23895" calcext:value-type="float">
            <text:p>1591523895</text:p>
          </table:table-cell>
          <table:table-cell office:value-type="string" calcext:value-type="string">
            <text:p>2020-06-07 06:58:1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23895" calcext:value-type="float">
            <text:p>1591523895</text:p>
          </table:table-cell>
          <table:table-cell office:value-type="string" calcext:value-type="string">
            <text:p>2020-06-07 06:58:1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27494" calcext:value-type="float">
            <text:p>1591527494</text:p>
          </table:table-cell>
          <table:table-cell office:value-type="string" calcext:value-type="string">
            <text:p>2020-06-07 07:58:1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27494" calcext:value-type="float">
            <text:p>1591527494</text:p>
          </table:table-cell>
          <table:table-cell office:value-type="string" calcext:value-type="string">
            <text:p>2020-06-07 07:58:1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527494" calcext:value-type="float">
            <text:p>1591527494</text:p>
          </table:table-cell>
          <table:table-cell office:value-type="string" calcext:value-type="string">
            <text:p>2020-06-07 07:58:1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27494" calcext:value-type="float">
            <text:p>1591527494</text:p>
          </table:table-cell>
          <table:table-cell office:value-type="string" calcext:value-type="string">
            <text:p>2020-06-07 07:58:1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31093" calcext:value-type="float">
            <text:p>1591531093</text:p>
          </table:table-cell>
          <table:table-cell office:value-type="string" calcext:value-type="string">
            <text:p>2020-06-07 08:58:13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31093" calcext:value-type="float">
            <text:p>1591531093</text:p>
          </table:table-cell>
          <table:table-cell office:value-type="string" calcext:value-type="string">
            <text:p>2020-06-07 08:58:1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31093" calcext:value-type="float">
            <text:p>1591531093</text:p>
          </table:table-cell>
          <table:table-cell office:value-type="string" calcext:value-type="string">
            <text:p>2020-06-07 08:58:1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31093" calcext:value-type="float">
            <text:p>1591531093</text:p>
          </table:table-cell>
          <table:table-cell office:value-type="string" calcext:value-type="string">
            <text:p>2020-06-07 08:58:1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34692" calcext:value-type="float">
            <text:p>1591534692</text:p>
          </table:table-cell>
          <table:table-cell office:value-type="string" calcext:value-type="string">
            <text:p>2020-06-07 09:58:1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34692" calcext:value-type="float">
            <text:p>1591534692</text:p>
          </table:table-cell>
          <table:table-cell office:value-type="string" calcext:value-type="string">
            <text:p>2020-06-07 09:58:1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34692" calcext:value-type="float">
            <text:p>1591534692</text:p>
          </table:table-cell>
          <table:table-cell office:value-type="string" calcext:value-type="string">
            <text:p>2020-06-07 09:58:1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34692" calcext:value-type="float">
            <text:p>1591534692</text:p>
          </table:table-cell>
          <table:table-cell office:value-type="string" calcext:value-type="string">
            <text:p>2020-06-07 09:58:1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38291" calcext:value-type="float">
            <text:p>1591538291</text:p>
          </table:table-cell>
          <table:table-cell office:value-type="string" calcext:value-type="string">
            <text:p>2020-06-07 10:58:1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38291" calcext:value-type="float">
            <text:p>1591538291</text:p>
          </table:table-cell>
          <table:table-cell office:value-type="string" calcext:value-type="string">
            <text:p>2020-06-07 10:58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38291" calcext:value-type="float">
            <text:p>1591538291</text:p>
          </table:table-cell>
          <table:table-cell office:value-type="string" calcext:value-type="string">
            <text:p>2020-06-07 10:58:1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38291" calcext:value-type="float">
            <text:p>1591538291</text:p>
          </table:table-cell>
          <table:table-cell office:value-type="string" calcext:value-type="string">
            <text:p>2020-06-07 10:58:1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41890" calcext:value-type="float">
            <text:p>1591541890</text:p>
          </table:table-cell>
          <table:table-cell office:value-type="string" calcext:value-type="string">
            <text:p>2020-06-07 11:58:1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41890" calcext:value-type="float">
            <text:p>1591541890</text:p>
          </table:table-cell>
          <table:table-cell office:value-type="string" calcext:value-type="string">
            <text:p>2020-06-07 11:58:1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541890" calcext:value-type="float">
            <text:p>1591541890</text:p>
          </table:table-cell>
          <table:table-cell office:value-type="string" calcext:value-type="string">
            <text:p>2020-06-07 11:58:1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41890" calcext:value-type="float">
            <text:p>1591541890</text:p>
          </table:table-cell>
          <table:table-cell office:value-type="string" calcext:value-type="string">
            <text:p>2020-06-07 11:58:1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45489" calcext:value-type="float">
            <text:p>1591545489</text:p>
          </table:table-cell>
          <table:table-cell office:value-type="string" calcext:value-type="string">
            <text:p>2020-06-07 12:58:0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45489" calcext:value-type="float">
            <text:p>1591545489</text:p>
          </table:table-cell>
          <table:table-cell office:value-type="string" calcext:value-type="string">
            <text:p>2020-06-07 12:58:0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45489" calcext:value-type="float">
            <text:p>1591545489</text:p>
          </table:table-cell>
          <table:table-cell office:value-type="string" calcext:value-type="string">
            <text:p>2020-06-07 12:58:0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45489" calcext:value-type="float">
            <text:p>1591545489</text:p>
          </table:table-cell>
          <table:table-cell office:value-type="string" calcext:value-type="string">
            <text:p>2020-06-07 12:58:0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49088" calcext:value-type="float">
            <text:p>1591549088</text:p>
          </table:table-cell>
          <table:table-cell office:value-type="string" calcext:value-type="string">
            <text:p>2020-06-07 13:58:0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49088" calcext:value-type="float">
            <text:p>1591549088</text:p>
          </table:table-cell>
          <table:table-cell office:value-type="string" calcext:value-type="string">
            <text:p>2020-06-07 13:58:0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49088" calcext:value-type="float">
            <text:p>1591549088</text:p>
          </table:table-cell>
          <table:table-cell office:value-type="string" calcext:value-type="string">
            <text:p>2020-06-07 13:58:0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49088" calcext:value-type="float">
            <text:p>1591549088</text:p>
          </table:table-cell>
          <table:table-cell office:value-type="string" calcext:value-type="string">
            <text:p>2020-06-07 13:58:0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52687" calcext:value-type="float">
            <text:p>1591552687</text:p>
          </table:table-cell>
          <table:table-cell office:value-type="string" calcext:value-type="string">
            <text:p>2020-06-07 14:58:0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52687" calcext:value-type="float">
            <text:p>1591552687</text:p>
          </table:table-cell>
          <table:table-cell office:value-type="string" calcext:value-type="string">
            <text:p>2020-06-07 14:58:0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552687" calcext:value-type="float">
            <text:p>1591552687</text:p>
          </table:table-cell>
          <table:table-cell office:value-type="string" calcext:value-type="string">
            <text:p>2020-06-07 14:58:0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52687" calcext:value-type="float">
            <text:p>1591552687</text:p>
          </table:table-cell>
          <table:table-cell office:value-type="string" calcext:value-type="string">
            <text:p>2020-06-07 14:58:0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56286" calcext:value-type="float">
            <text:p>1591556286</text:p>
          </table:table-cell>
          <table:table-cell office:value-type="string" calcext:value-type="string">
            <text:p>2020-06-07 15:58:0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56286" calcext:value-type="float">
            <text:p>1591556286</text:p>
          </table:table-cell>
          <table:table-cell office:value-type="string" calcext:value-type="string">
            <text:p>2020-06-07 15:58:0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56286" calcext:value-type="float">
            <text:p>1591556286</text:p>
          </table:table-cell>
          <table:table-cell office:value-type="string" calcext:value-type="string">
            <text:p>2020-06-07 15:58:0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56286" calcext:value-type="float">
            <text:p>1591556286</text:p>
          </table:table-cell>
          <table:table-cell office:value-type="string" calcext:value-type="string">
            <text:p>2020-06-07 15:58:0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59885" calcext:value-type="float">
            <text:p>1591559885</text:p>
          </table:table-cell>
          <table:table-cell office:value-type="string" calcext:value-type="string">
            <text:p>2020-06-07 16:58:0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59885" calcext:value-type="float">
            <text:p>1591559885</text:p>
          </table:table-cell>
          <table:table-cell office:value-type="string" calcext:value-type="string">
            <text:p>2020-06-07 16:58:0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59885" calcext:value-type="float">
            <text:p>1591559885</text:p>
          </table:table-cell>
          <table:table-cell office:value-type="string" calcext:value-type="string">
            <text:p>2020-06-07 16:58:0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59885" calcext:value-type="float">
            <text:p>1591559885</text:p>
          </table:table-cell>
          <table:table-cell office:value-type="string" calcext:value-type="string">
            <text:p>2020-06-07 16:58:0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63484" calcext:value-type="float">
            <text:p>1591563484</text:p>
          </table:table-cell>
          <table:table-cell office:value-type="string" calcext:value-type="string">
            <text:p>2020-06-07 17:58:0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63484" calcext:value-type="float">
            <text:p>1591563484</text:p>
          </table:table-cell>
          <table:table-cell office:value-type="string" calcext:value-type="string">
            <text:p>2020-06-07 17:58:0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563484" calcext:value-type="float">
            <text:p>1591563484</text:p>
          </table:table-cell>
          <table:table-cell office:value-type="string" calcext:value-type="string">
            <text:p>2020-06-07 17:58:0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63484" calcext:value-type="float">
            <text:p>1591563484</text:p>
          </table:table-cell>
          <table:table-cell office:value-type="string" calcext:value-type="string">
            <text:p>2020-06-07 17:58:0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67083" calcext:value-type="float">
            <text:p>1591567083</text:p>
          </table:table-cell>
          <table:table-cell office:value-type="string" calcext:value-type="string">
            <text:p>2020-06-07 18:58:03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67083" calcext:value-type="float">
            <text:p>1591567083</text:p>
          </table:table-cell>
          <table:table-cell office:value-type="string" calcext:value-type="string">
            <text:p>2020-06-07 18:58:0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67083" calcext:value-type="float">
            <text:p>1591567083</text:p>
          </table:table-cell>
          <table:table-cell office:value-type="string" calcext:value-type="string">
            <text:p>2020-06-07 18:58:0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67083" calcext:value-type="float">
            <text:p>1591567083</text:p>
          </table:table-cell>
          <table:table-cell office:value-type="string" calcext:value-type="string">
            <text:p>2020-06-07 18:58:0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70682" calcext:value-type="float">
            <text:p>1591570682</text:p>
          </table:table-cell>
          <table:table-cell office:value-type="string" calcext:value-type="string">
            <text:p>2020-06-07 19:58:0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70682" calcext:value-type="float">
            <text:p>1591570682</text:p>
          </table:table-cell>
          <table:table-cell office:value-type="string" calcext:value-type="string">
            <text:p>2020-06-07 19:58:0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70682" calcext:value-type="float">
            <text:p>1591570682</text:p>
          </table:table-cell>
          <table:table-cell office:value-type="string" calcext:value-type="string">
            <text:p>2020-06-07 19:58:0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70682" calcext:value-type="float">
            <text:p>1591570682</text:p>
          </table:table-cell>
          <table:table-cell office:value-type="string" calcext:value-type="string">
            <text:p>2020-06-07 19:58:0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74281" calcext:value-type="float">
            <text:p>1591574281</text:p>
          </table:table-cell>
          <table:table-cell office:value-type="string" calcext:value-type="string">
            <text:p>2020-06-07 20:58:0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74281" calcext:value-type="float">
            <text:p>1591574281</text:p>
          </table:table-cell>
          <table:table-cell office:value-type="string" calcext:value-type="string">
            <text:p>2020-06-07 20:58:0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574281" calcext:value-type="float">
            <text:p>1591574281</text:p>
          </table:table-cell>
          <table:table-cell office:value-type="string" calcext:value-type="string">
            <text:p>2020-06-07 20:58:0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74281" calcext:value-type="float">
            <text:p>1591574281</text:p>
          </table:table-cell>
          <table:table-cell office:value-type="string" calcext:value-type="string">
            <text:p>2020-06-07 20:58:0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77880" calcext:value-type="float">
            <text:p>1591577880</text:p>
          </table:table-cell>
          <table:table-cell office:value-type="string" calcext:value-type="string">
            <text:p>2020-06-07 21:58:00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77880" calcext:value-type="float">
            <text:p>1591577880</text:p>
          </table:table-cell>
          <table:table-cell office:value-type="string" calcext:value-type="string">
            <text:p>2020-06-07 21:58:00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77880" calcext:value-type="float">
            <text:p>1591577880</text:p>
          </table:table-cell>
          <table:table-cell office:value-type="string" calcext:value-type="string">
            <text:p>2020-06-07 21:58:0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77880" calcext:value-type="float">
            <text:p>1591577880</text:p>
          </table:table-cell>
          <table:table-cell office:value-type="string" calcext:value-type="string">
            <text:p>2020-06-07 21:58:0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81479" calcext:value-type="float">
            <text:p>1591581479</text:p>
          </table:table-cell>
          <table:table-cell office:value-type="string" calcext:value-type="string">
            <text:p>2020-06-07 22:57:59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81479" calcext:value-type="float">
            <text:p>1591581479</text:p>
          </table:table-cell>
          <table:table-cell office:value-type="string" calcext:value-type="string">
            <text:p>2020-06-07 22:57:5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81479" calcext:value-type="float">
            <text:p>1591581479</text:p>
          </table:table-cell>
          <table:table-cell office:value-type="string" calcext:value-type="string">
            <text:p>2020-06-07 22:57:5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81479" calcext:value-type="float">
            <text:p>1591581479</text:p>
          </table:table-cell>
          <table:table-cell office:value-type="string" calcext:value-type="string">
            <text:p>2020-06-07 22:57:5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85078" calcext:value-type="float">
            <text:p>1591585078</text:p>
          </table:table-cell>
          <table:table-cell office:value-type="string" calcext:value-type="string">
            <text:p>2020-06-07 23:57:5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85078" calcext:value-type="float">
            <text:p>1591585078</text:p>
          </table:table-cell>
          <table:table-cell office:value-type="string" calcext:value-type="string">
            <text:p>2020-06-07 23:57:5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85078" calcext:value-type="float">
            <text:p>1591585078</text:p>
          </table:table-cell>
          <table:table-cell office:value-type="string" calcext:value-type="string">
            <text:p>2020-06-07 23:57:5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85078" calcext:value-type="float">
            <text:p>1591585078</text:p>
          </table:table-cell>
          <table:table-cell office:value-type="string" calcext:value-type="string">
            <text:p>2020-06-07 23:57:5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88677" calcext:value-type="float">
            <text:p>1591588677</text:p>
          </table:table-cell>
          <table:table-cell office:value-type="string" calcext:value-type="string">
            <text:p>2020-06-08 00:57:5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88677" calcext:value-type="float">
            <text:p>1591588677</text:p>
          </table:table-cell>
          <table:table-cell office:value-type="string" calcext:value-type="string">
            <text:p>2020-06-08 00:57:5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588677" calcext:value-type="float">
            <text:p>1591588677</text:p>
          </table:table-cell>
          <table:table-cell office:value-type="string" calcext:value-type="string">
            <text:p>2020-06-08 00:57:5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88677" calcext:value-type="float">
            <text:p>1591588677</text:p>
          </table:table-cell>
          <table:table-cell office:value-type="string" calcext:value-type="string">
            <text:p>2020-06-08 00:57:5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92276" calcext:value-type="float">
            <text:p>1591592276</text:p>
          </table:table-cell>
          <table:table-cell office:value-type="string" calcext:value-type="string">
            <text:p>2020-06-08 01:57:5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92276" calcext:value-type="float">
            <text:p>1591592276</text:p>
          </table:table-cell>
          <table:table-cell office:value-type="string" calcext:value-type="string">
            <text:p>2020-06-08 01:57:56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92276" calcext:value-type="float">
            <text:p>1591592276</text:p>
          </table:table-cell>
          <table:table-cell office:value-type="string" calcext:value-type="string">
            <text:p>2020-06-08 01:57:56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,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92276" calcext:value-type="float">
            <text:p>1591592276</text:p>
          </table:table-cell>
          <table:table-cell office:value-type="string" calcext:value-type="string">
            <text:p>2020-06-08 01:57:5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95875" calcext:value-type="float">
            <text:p>1591595875</text:p>
          </table:table-cell>
          <table:table-cell office:value-type="string" calcext:value-type="string">
            <text:p>2020-06-08 02:57:5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595875" calcext:value-type="float">
            <text:p>1591595875</text:p>
          </table:table-cell>
          <table:table-cell office:value-type="string" calcext:value-type="string">
            <text:p>2020-06-08 02:57:5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595875" calcext:value-type="float">
            <text:p>1591595875</text:p>
          </table:table-cell>
          <table:table-cell office:value-type="string" calcext:value-type="string">
            <text:p>2020-06-08 02:57:5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95875" calcext:value-type="float">
            <text:p>1591595875</text:p>
          </table:table-cell>
          <table:table-cell office:value-type="string" calcext:value-type="string">
            <text:p>2020-06-08 02:57:5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599474" calcext:value-type="float">
            <text:p>1591599474</text:p>
          </table:table-cell>
          <table:table-cell office:value-type="string" calcext:value-type="string">
            <text:p>2020-06-08 03:57:5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599474" calcext:value-type="float">
            <text:p>1591599474</text:p>
          </table:table-cell>
          <table:table-cell office:value-type="string" calcext:value-type="string">
            <text:p>2020-06-08 03:57:5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599474" calcext:value-type="float">
            <text:p>1591599474</text:p>
          </table:table-cell>
          <table:table-cell office:value-type="string" calcext:value-type="string">
            <text:p>2020-06-08 03:57:5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599474" calcext:value-type="float">
            <text:p>1591599474</text:p>
          </table:table-cell>
          <table:table-cell office:value-type="string" calcext:value-type="string">
            <text:p>2020-06-08 03:57:5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03073" calcext:value-type="float">
            <text:p>1591603073</text:p>
          </table:table-cell>
          <table:table-cell office:value-type="string" calcext:value-type="string">
            <text:p>2020-06-08 04:57:5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03073" calcext:value-type="float">
            <text:p>1591603073</text:p>
          </table:table-cell>
          <table:table-cell office:value-type="string" calcext:value-type="string">
            <text:p>2020-06-08 04:57:5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03073" calcext:value-type="float">
            <text:p>1591603073</text:p>
          </table:table-cell>
          <table:table-cell office:value-type="string" calcext:value-type="string">
            <text:p>2020-06-08 04:57:5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03073" calcext:value-type="float">
            <text:p>1591603073</text:p>
          </table:table-cell>
          <table:table-cell office:value-type="string" calcext:value-type="string">
            <text:p>2020-06-08 04:57:5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06672" calcext:value-type="float">
            <text:p>1591606672</text:p>
          </table:table-cell>
          <table:table-cell office:value-type="string" calcext:value-type="string">
            <text:p>2020-06-08 05:57:5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06672" calcext:value-type="float">
            <text:p>1591606672</text:p>
          </table:table-cell>
          <table:table-cell office:value-type="string" calcext:value-type="string">
            <text:p>2020-06-08 05:57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06672" calcext:value-type="float">
            <text:p>1591606672</text:p>
          </table:table-cell>
          <table:table-cell office:value-type="string" calcext:value-type="string">
            <text:p>2020-06-08 05:57:5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06672" calcext:value-type="float">
            <text:p>1591606672</text:p>
          </table:table-cell>
          <table:table-cell office:value-type="string" calcext:value-type="string">
            <text:p>2020-06-08 05:57:5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10271" calcext:value-type="float">
            <text:p>1591610271</text:p>
          </table:table-cell>
          <table:table-cell office:value-type="string" calcext:value-type="string">
            <text:p>2020-06-08 06:57:51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1610271" calcext:value-type="float">
            <text:p>1591610271</text:p>
          </table:table-cell>
          <table:table-cell office:value-type="string" calcext:value-type="string">
            <text:p>2020-06-08 06:57:5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10271" calcext:value-type="float">
            <text:p>1591610271</text:p>
          </table:table-cell>
          <table:table-cell office:value-type="string" calcext:value-type="string">
            <text:p>2020-06-08 06:57:5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10271" calcext:value-type="float">
            <text:p>1591610271</text:p>
          </table:table-cell>
          <table:table-cell office:value-type="string" calcext:value-type="string">
            <text:p>2020-06-08 06:57:5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613870" calcext:value-type="float">
            <text:p>1591613870</text:p>
          </table:table-cell>
          <table:table-cell office:value-type="string" calcext:value-type="string">
            <text:p>2020-06-08 07:57:5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13870" calcext:value-type="float">
            <text:p>1591613870</text:p>
          </table:table-cell>
          <table:table-cell office:value-type="string" calcext:value-type="string">
            <text:p>2020-06-08 07:57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13870" calcext:value-type="float">
            <text:p>1591613870</text:p>
          </table:table-cell>
          <table:table-cell office:value-type="string" calcext:value-type="string">
            <text:p>2020-06-08 07:57:5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13870" calcext:value-type="float">
            <text:p>1591613870</text:p>
          </table:table-cell>
          <table:table-cell office:value-type="string" calcext:value-type="string">
            <text:p>2020-06-08 07:57:5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17469" calcext:value-type="float">
            <text:p>1591617469</text:p>
          </table:table-cell>
          <table:table-cell office:value-type="string" calcext:value-type="string">
            <text:p>2020-06-08 08:57:4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17469" calcext:value-type="float">
            <text:p>1591617469</text:p>
          </table:table-cell>
          <table:table-cell office:value-type="string" calcext:value-type="string">
            <text:p>2020-06-08 08:57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17469" calcext:value-type="float">
            <text:p>1591617469</text:p>
          </table:table-cell>
          <table:table-cell office:value-type="string" calcext:value-type="string">
            <text:p>2020-06-08 08:57:4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17469" calcext:value-type="float">
            <text:p>1591617469</text:p>
          </table:table-cell>
          <table:table-cell office:value-type="string" calcext:value-type="string">
            <text:p>2020-06-08 08:57:4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21068" calcext:value-type="float">
            <text:p>1591621068</text:p>
          </table:table-cell>
          <table:table-cell office:value-type="string" calcext:value-type="string">
            <text:p>2020-06-08 09:57:48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21068" calcext:value-type="float">
            <text:p>1591621068</text:p>
          </table:table-cell>
          <table:table-cell office:value-type="string" calcext:value-type="string">
            <text:p>2020-06-08 09:57:4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21068" calcext:value-type="float">
            <text:p>1591621068</text:p>
          </table:table-cell>
          <table:table-cell office:value-type="string" calcext:value-type="string">
            <text:p>2020-06-08 09:57:4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21068" calcext:value-type="float">
            <text:p>1591621068</text:p>
          </table:table-cell>
          <table:table-cell office:value-type="string" calcext:value-type="string">
            <text:p>2020-06-08 09:57:4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24667" calcext:value-type="float">
            <text:p>1591624667</text:p>
          </table:table-cell>
          <table:table-cell office:value-type="string" calcext:value-type="string">
            <text:p>2020-06-08 10:57:47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24667" calcext:value-type="float">
            <text:p>1591624667</text:p>
          </table:table-cell>
          <table:table-cell office:value-type="string" calcext:value-type="string">
            <text:p>2020-06-08 10:57:4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24667" calcext:value-type="float">
            <text:p>1591624667</text:p>
          </table:table-cell>
          <table:table-cell office:value-type="string" calcext:value-type="string">
            <text:p>2020-06-08 10:57:47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,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24667" calcext:value-type="float">
            <text:p>1591624667</text:p>
          </table:table-cell>
          <table:table-cell office:value-type="string" calcext:value-type="string">
            <text:p>2020-06-08 10:57:4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28266" calcext:value-type="float">
            <text:p>1591628266</text:p>
          </table:table-cell>
          <table:table-cell office:value-type="string" calcext:value-type="string">
            <text:p>2020-06-08 11:57:4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28266" calcext:value-type="float">
            <text:p>1591628266</text:p>
          </table:table-cell>
          <table:table-cell office:value-type="string" calcext:value-type="string">
            <text:p>2020-06-08 11:57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28266" calcext:value-type="float">
            <text:p>1591628266</text:p>
          </table:table-cell>
          <table:table-cell office:value-type="string" calcext:value-type="string">
            <text:p>2020-06-08 11:57:4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28266" calcext:value-type="float">
            <text:p>1591628266</text:p>
          </table:table-cell>
          <table:table-cell office:value-type="string" calcext:value-type="string">
            <text:p>2020-06-08 11:57:4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31865" calcext:value-type="float">
            <text:p>1591631865</text:p>
          </table:table-cell>
          <table:table-cell office:value-type="string" calcext:value-type="string">
            <text:p>2020-06-08 12:57:4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31865" calcext:value-type="float">
            <text:p>1591631865</text:p>
          </table:table-cell>
          <table:table-cell office:value-type="string" calcext:value-type="string">
            <text:p>2020-06-08 12:57:4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31865" calcext:value-type="float">
            <text:p>1591631865</text:p>
          </table:table-cell>
          <table:table-cell office:value-type="string" calcext:value-type="string">
            <text:p>2020-06-08 12:57:4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31865" calcext:value-type="float">
            <text:p>1591631865</text:p>
          </table:table-cell>
          <table:table-cell office:value-type="string" calcext:value-type="string">
            <text:p>2020-06-08 12:57:4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35464" calcext:value-type="float">
            <text:p>1591635464</text:p>
          </table:table-cell>
          <table:table-cell office:value-type="string" calcext:value-type="string">
            <text:p>2020-06-08 13:57:44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35464" calcext:value-type="float">
            <text:p>1591635464</text:p>
          </table:table-cell>
          <table:table-cell office:value-type="string" calcext:value-type="string">
            <text:p>2020-06-08 13:57:44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35464" calcext:value-type="float">
            <text:p>1591635464</text:p>
          </table:table-cell>
          <table:table-cell office:value-type="string" calcext:value-type="string">
            <text:p>2020-06-08 13:57: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35464" calcext:value-type="float">
            <text:p>1591635464</text:p>
          </table:table-cell>
          <table:table-cell office:value-type="string" calcext:value-type="string">
            <text:p>2020-06-08 13:57:4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39063" calcext:value-type="float">
            <text:p>1591639063</text:p>
          </table:table-cell>
          <table:table-cell office:value-type="string" calcext:value-type="string">
            <text:p>2020-06-08 14:57:4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39063" calcext:value-type="float">
            <text:p>1591639063</text:p>
          </table:table-cell>
          <table:table-cell office:value-type="string" calcext:value-type="string">
            <text:p>2020-06-08 14:57:4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39063" calcext:value-type="float">
            <text:p>1591639063</text:p>
          </table:table-cell>
          <table:table-cell office:value-type="string" calcext:value-type="string">
            <text:p>2020-06-08 14:57:4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39063" calcext:value-type="float">
            <text:p>1591639063</text:p>
          </table:table-cell>
          <table:table-cell office:value-type="string" calcext:value-type="string">
            <text:p>2020-06-08 14:57:4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42662" calcext:value-type="float">
            <text:p>1591642662</text:p>
          </table:table-cell>
          <table:table-cell office:value-type="string" calcext:value-type="string">
            <text:p>2020-06-08 15:57:4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42662" calcext:value-type="float">
            <text:p>1591642662</text:p>
          </table:table-cell>
          <table:table-cell office:value-type="string" calcext:value-type="string">
            <text:p>2020-06-08 15:57:4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42662" calcext:value-type="float">
            <text:p>1591642662</text:p>
          </table:table-cell>
          <table:table-cell office:value-type="string" calcext:value-type="string">
            <text:p>2020-06-08 15:57:4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42662" calcext:value-type="float">
            <text:p>1591642662</text:p>
          </table:table-cell>
          <table:table-cell office:value-type="string" calcext:value-type="string">
            <text:p>2020-06-08 15:57:4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46261" calcext:value-type="float">
            <text:p>1591646261</text:p>
          </table:table-cell>
          <table:table-cell office:value-type="string" calcext:value-type="string">
            <text:p>2020-06-08 16:57:41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46261" calcext:value-type="float">
            <text:p>1591646261</text:p>
          </table:table-cell>
          <table:table-cell office:value-type="string" calcext:value-type="string">
            <text:p>2020-06-08 16:57:4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46261" calcext:value-type="float">
            <text:p>1591646261</text:p>
          </table:table-cell>
          <table:table-cell office:value-type="string" calcext:value-type="string">
            <text:p>2020-06-08 16:57:4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46261" calcext:value-type="float">
            <text:p>1591646261</text:p>
          </table:table-cell>
          <table:table-cell office:value-type="string" calcext:value-type="string">
            <text:p>2020-06-08 16:57:4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49860" calcext:value-type="float">
            <text:p>1591649860</text:p>
          </table:table-cell>
          <table:table-cell office:value-type="string" calcext:value-type="string">
            <text:p>2020-06-08 17:57:40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49860" calcext:value-type="float">
            <text:p>1591649860</text:p>
          </table:table-cell>
          <table:table-cell office:value-type="string" calcext:value-type="string">
            <text:p>2020-06-08 17:57:4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49860" calcext:value-type="float">
            <text:p>1591649860</text:p>
          </table:table-cell>
          <table:table-cell office:value-type="string" calcext:value-type="string">
            <text:p>2020-06-08 17:57:4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49860" calcext:value-type="float">
            <text:p>1591649860</text:p>
          </table:table-cell>
          <table:table-cell office:value-type="string" calcext:value-type="string">
            <text:p>2020-06-08 17:57:4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53459" calcext:value-type="float">
            <text:p>1591653459</text:p>
          </table:table-cell>
          <table:table-cell office:value-type="string" calcext:value-type="string">
            <text:p>2020-06-08 18:57:39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53459" calcext:value-type="float">
            <text:p>1591653459</text:p>
          </table:table-cell>
          <table:table-cell office:value-type="string" calcext:value-type="string">
            <text:p>2020-06-08 18:57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53459" calcext:value-type="float">
            <text:p>1591653459</text:p>
          </table:table-cell>
          <table:table-cell office:value-type="string" calcext:value-type="string">
            <text:p>2020-06-08 18:57:3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53459" calcext:value-type="float">
            <text:p>1591653459</text:p>
          </table:table-cell>
          <table:table-cell office:value-type="string" calcext:value-type="string">
            <text:p>2020-06-08 18:57:3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57058" calcext:value-type="float">
            <text:p>1591657058</text:p>
          </table:table-cell>
          <table:table-cell office:value-type="string" calcext:value-type="string">
            <text:p>2020-06-08 19:57:3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57058" calcext:value-type="float">
            <text:p>1591657058</text:p>
          </table:table-cell>
          <table:table-cell office:value-type="string" calcext:value-type="string">
            <text:p>2020-06-08 19:57:3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57058" calcext:value-type="float">
            <text:p>1591657058</text:p>
          </table:table-cell>
          <table:table-cell office:value-type="string" calcext:value-type="string">
            <text:p>2020-06-08 19:57:3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57058" calcext:value-type="float">
            <text:p>1591657058</text:p>
          </table:table-cell>
          <table:table-cell office:value-type="string" calcext:value-type="string">
            <text:p>2020-06-08 19:57:3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60657" calcext:value-type="float">
            <text:p>1591660657</text:p>
          </table:table-cell>
          <table:table-cell office:value-type="string" calcext:value-type="string">
            <text:p>2020-06-08 20:57:3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60657" calcext:value-type="float">
            <text:p>1591660657</text:p>
          </table:table-cell>
          <table:table-cell office:value-type="string" calcext:value-type="string">
            <text:p>2020-06-08 20:57:3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60657" calcext:value-type="float">
            <text:p>1591660657</text:p>
          </table:table-cell>
          <table:table-cell office:value-type="string" calcext:value-type="string">
            <text:p>2020-06-08 20:57:3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60657" calcext:value-type="float">
            <text:p>1591660657</text:p>
          </table:table-cell>
          <table:table-cell office:value-type="string" calcext:value-type="string">
            <text:p>2020-06-08 20:57:3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64256" calcext:value-type="float">
            <text:p>1591664256</text:p>
          </table:table-cell>
          <table:table-cell office:value-type="string" calcext:value-type="string">
            <text:p>2020-06-08 21:57:3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64256" calcext:value-type="float">
            <text:p>1591664256</text:p>
          </table:table-cell>
          <table:table-cell office:value-type="string" calcext:value-type="string">
            <text:p>2020-06-08 21:57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64256" calcext:value-type="float">
            <text:p>1591664256</text:p>
          </table:table-cell>
          <table:table-cell office:value-type="string" calcext:value-type="string">
            <text:p>2020-06-08 21:57:3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64256" calcext:value-type="float">
            <text:p>1591664256</text:p>
          </table:table-cell>
          <table:table-cell office:value-type="string" calcext:value-type="string">
            <text:p>2020-06-08 21:57:3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67855" calcext:value-type="float">
            <text:p>1591667855</text:p>
          </table:table-cell>
          <table:table-cell office:value-type="string" calcext:value-type="string">
            <text:p>2020-06-08 22:57:35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67855" calcext:value-type="float">
            <text:p>1591667855</text:p>
          </table:table-cell>
          <table:table-cell office:value-type="string" calcext:value-type="string">
            <text:p>2020-06-08 22:57:35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67855" calcext:value-type="float">
            <text:p>1591667855</text:p>
          </table:table-cell>
          <table:table-cell office:value-type="string" calcext:value-type="string">
            <text:p>2020-06-08 22:57:3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67855" calcext:value-type="float">
            <text:p>1591667855</text:p>
          </table:table-cell>
          <table:table-cell office:value-type="string" calcext:value-type="string">
            <text:p>2020-06-08 22:57:3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71454" calcext:value-type="float">
            <text:p>1591671454</text:p>
          </table:table-cell>
          <table:table-cell office:value-type="string" calcext:value-type="string">
            <text:p>2020-06-08 23:57:34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71454" calcext:value-type="float">
            <text:p>1591671454</text:p>
          </table:table-cell>
          <table:table-cell office:value-type="string" calcext:value-type="string">
            <text:p>2020-06-08 23:57:34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71454" calcext:value-type="float">
            <text:p>1591671454</text:p>
          </table:table-cell>
          <table:table-cell office:value-type="string" calcext:value-type="string">
            <text:p>2020-06-08 23:57:3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71454" calcext:value-type="float">
            <text:p>1591671454</text:p>
          </table:table-cell>
          <table:table-cell office:value-type="string" calcext:value-type="string">
            <text:p>2020-06-08 23:57:3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75053" calcext:value-type="float">
            <text:p>1591675053</text:p>
          </table:table-cell>
          <table:table-cell office:value-type="string" calcext:value-type="string">
            <text:p>2020-06-09 00:57:3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75053" calcext:value-type="float">
            <text:p>1591675053</text:p>
          </table:table-cell>
          <table:table-cell office:value-type="string" calcext:value-type="string">
            <text:p>2020-06-09 00:57:3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75053" calcext:value-type="float">
            <text:p>1591675053</text:p>
          </table:table-cell>
          <table:table-cell office:value-type="string" calcext:value-type="string">
            <text:p>2020-06-09 00:57:3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75053" calcext:value-type="float">
            <text:p>1591675053</text:p>
          </table:table-cell>
          <table:table-cell office:value-type="string" calcext:value-type="string">
            <text:p>2020-06-09 00:57:3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78652" calcext:value-type="float">
            <text:p>1591678652</text:p>
          </table:table-cell>
          <table:table-cell office:value-type="string" calcext:value-type="string">
            <text:p>2020-06-09 01:57:3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78652" calcext:value-type="float">
            <text:p>1591678652</text:p>
          </table:table-cell>
          <table:table-cell office:value-type="string" calcext:value-type="string">
            <text:p>2020-06-09 01:57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78652" calcext:value-type="float">
            <text:p>1591678652</text:p>
          </table:table-cell>
          <table:table-cell office:value-type="string" calcext:value-type="string">
            <text:p>2020-06-09 01:57:3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78652" calcext:value-type="float">
            <text:p>1591678652</text:p>
          </table:table-cell>
          <table:table-cell office:value-type="string" calcext:value-type="string">
            <text:p>2020-06-09 01:57:3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82251" calcext:value-type="float">
            <text:p>1591682251</text:p>
          </table:table-cell>
          <table:table-cell office:value-type="string" calcext:value-type="string">
            <text:p>2020-06-09 02:57:31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82251" calcext:value-type="float">
            <text:p>1591682251</text:p>
          </table:table-cell>
          <table:table-cell office:value-type="string" calcext:value-type="string">
            <text:p>2020-06-09 02:57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82251" calcext:value-type="float">
            <text:p>1591682251</text:p>
          </table:table-cell>
          <table:table-cell office:value-type="string" calcext:value-type="string">
            <text:p>2020-06-09 02:57:3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82251" calcext:value-type="float">
            <text:p>1591682251</text:p>
          </table:table-cell>
          <table:table-cell office:value-type="string" calcext:value-type="string">
            <text:p>2020-06-09 02:57:3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85850" calcext:value-type="float">
            <text:p>1591685850</text:p>
          </table:table-cell>
          <table:table-cell office:value-type="string" calcext:value-type="string">
            <text:p>2020-06-09 03:57:3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85850" calcext:value-type="float">
            <text:p>1591685850</text:p>
          </table:table-cell>
          <table:table-cell office:value-type="string" calcext:value-type="string">
            <text:p>2020-06-09 03:57:3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85850" calcext:value-type="float">
            <text:p>1591685850</text:p>
          </table:table-cell>
          <table:table-cell office:value-type="string" calcext:value-type="string">
            <text:p>2020-06-09 03:57:3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85850" calcext:value-type="float">
            <text:p>1591685850</text:p>
          </table:table-cell>
          <table:table-cell office:value-type="string" calcext:value-type="string">
            <text:p>2020-06-09 03:57:3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89449" calcext:value-type="float">
            <text:p>1591689449</text:p>
          </table:table-cell>
          <table:table-cell office:value-type="string" calcext:value-type="string">
            <text:p>2020-06-09 04:57:2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89449" calcext:value-type="float">
            <text:p>1591689449</text:p>
          </table:table-cell>
          <table:table-cell office:value-type="string" calcext:value-type="string">
            <text:p>2020-06-09 04:57:2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89449" calcext:value-type="float">
            <text:p>1591689449</text:p>
          </table:table-cell>
          <table:table-cell office:value-type="string" calcext:value-type="string">
            <text:p>2020-06-09 04:57:2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89449" calcext:value-type="float">
            <text:p>1591689449</text:p>
          </table:table-cell>
          <table:table-cell office:value-type="string" calcext:value-type="string">
            <text:p>2020-06-09 04:57:2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93048" calcext:value-type="float">
            <text:p>1591693048</text:p>
          </table:table-cell>
          <table:table-cell office:value-type="string" calcext:value-type="string">
            <text:p>2020-06-09 05:57:2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93048" calcext:value-type="float">
            <text:p>1591693048</text:p>
          </table:table-cell>
          <table:table-cell office:value-type="string" calcext:value-type="string">
            <text:p>2020-06-09 05:57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93048" calcext:value-type="float">
            <text:p>1591693048</text:p>
          </table:table-cell>
          <table:table-cell office:value-type="string" calcext:value-type="string">
            <text:p>2020-06-09 05:57:2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693048" calcext:value-type="float">
            <text:p>1591693048</text:p>
          </table:table-cell>
          <table:table-cell office:value-type="string" calcext:value-type="string">
            <text:p>2020-06-09 05:57:2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696647" calcext:value-type="float">
            <text:p>1591696647</text:p>
          </table:table-cell>
          <table:table-cell office:value-type="string" calcext:value-type="string">
            <text:p>2020-06-09 06:57:2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696647" calcext:value-type="float">
            <text:p>1591696647</text:p>
          </table:table-cell>
          <table:table-cell office:value-type="string" calcext:value-type="string">
            <text:p>2020-06-09 06:57:2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696647" calcext:value-type="float">
            <text:p>1591696647</text:p>
          </table:table-cell>
          <table:table-cell office:value-type="string" calcext:value-type="string">
            <text:p>2020-06-09 06:57:2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696647" calcext:value-type="float">
            <text:p>1591696647</text:p>
          </table:table-cell>
          <table:table-cell office:value-type="string" calcext:value-type="string">
            <text:p>2020-06-09 06:57:2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00246" calcext:value-type="float">
            <text:p>1591700246</text:p>
          </table:table-cell>
          <table:table-cell office:value-type="string" calcext:value-type="string">
            <text:p>2020-06-09 07:57:2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00246" calcext:value-type="float">
            <text:p>1591700246</text:p>
          </table:table-cell>
          <table:table-cell office:value-type="string" calcext:value-type="string">
            <text:p>2020-06-09 07:57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00246" calcext:value-type="float">
            <text:p>1591700246</text:p>
          </table:table-cell>
          <table:table-cell office:value-type="string" calcext:value-type="string">
            <text:p>2020-06-09 07:57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00246" calcext:value-type="float">
            <text:p>1591700246</text:p>
          </table:table-cell>
          <table:table-cell office:value-type="string" calcext:value-type="string">
            <text:p>2020-06-09 07:57:2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03845" calcext:value-type="float">
            <text:p>1591703845</text:p>
          </table:table-cell>
          <table:table-cell office:value-type="string" calcext:value-type="string">
            <text:p>2020-06-09 08:57:2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03845" calcext:value-type="float">
            <text:p>1591703845</text:p>
          </table:table-cell>
          <table:table-cell office:value-type="string" calcext:value-type="string">
            <text:p>2020-06-09 08:57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03845" calcext:value-type="float">
            <text:p>1591703845</text:p>
          </table:table-cell>
          <table:table-cell office:value-type="string" calcext:value-type="string">
            <text:p>2020-06-09 08:57:2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03845" calcext:value-type="float">
            <text:p>1591703845</text:p>
          </table:table-cell>
          <table:table-cell office:value-type="string" calcext:value-type="string">
            <text:p>2020-06-09 08:57:2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07444" calcext:value-type="float">
            <text:p>1591707444</text:p>
          </table:table-cell>
          <table:table-cell office:value-type="string" calcext:value-type="string">
            <text:p>2020-06-09 09:57:2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707444" calcext:value-type="float">
            <text:p>1591707444</text:p>
          </table:table-cell>
          <table:table-cell office:value-type="string" calcext:value-type="string">
            <text:p>2020-06-09 09:57:2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07444" calcext:value-type="float">
            <text:p>1591707444</text:p>
          </table:table-cell>
          <table:table-cell office:value-type="string" calcext:value-type="string">
            <text:p>2020-06-09 09:57:2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07444" calcext:value-type="float">
            <text:p>1591707444</text:p>
          </table:table-cell>
          <table:table-cell office:value-type="string" calcext:value-type="string">
            <text:p>2020-06-09 09:57:2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11043" calcext:value-type="float">
            <text:p>1591711043</text:p>
          </table:table-cell>
          <table:table-cell office:value-type="string" calcext:value-type="string">
            <text:p>2020-06-09 10:57:2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11043" calcext:value-type="float">
            <text:p>1591711043</text:p>
          </table:table-cell>
          <table:table-cell office:value-type="string" calcext:value-type="string">
            <text:p>2020-06-09 10:57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11043" calcext:value-type="float">
            <text:p>1591711043</text:p>
          </table:table-cell>
          <table:table-cell office:value-type="string" calcext:value-type="string">
            <text:p>2020-06-09 10:57:2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11043" calcext:value-type="float">
            <text:p>1591711043</text:p>
          </table:table-cell>
          <table:table-cell office:value-type="string" calcext:value-type="string">
            <text:p>2020-06-09 10:57:2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14642" calcext:value-type="float">
            <text:p>1591714642</text:p>
          </table:table-cell>
          <table:table-cell office:value-type="string" calcext:value-type="string">
            <text:p>2020-06-09 11:57:2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14642" calcext:value-type="float">
            <text:p>1591714642</text:p>
          </table:table-cell>
          <table:table-cell office:value-type="string" calcext:value-type="string">
            <text:p>2020-06-09 11:57:2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14642" calcext:value-type="float">
            <text:p>1591714642</text:p>
          </table:table-cell>
          <table:table-cell office:value-type="string" calcext:value-type="string">
            <text:p>2020-06-09 11:57:2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14642" calcext:value-type="float">
            <text:p>1591714642</text:p>
          </table:table-cell>
          <table:table-cell office:value-type="string" calcext:value-type="string">
            <text:p>2020-06-09 11:57:2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18241" calcext:value-type="float">
            <text:p>1591718241</text:p>
          </table:table-cell>
          <table:table-cell office:value-type="string" calcext:value-type="string">
            <text:p>2020-06-09 12:57:2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18241" calcext:value-type="float">
            <text:p>1591718241</text:p>
          </table:table-cell>
          <table:table-cell office:value-type="string" calcext:value-type="string">
            <text:p>2020-06-09 12:57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18241" calcext:value-type="float">
            <text:p>1591718241</text:p>
          </table:table-cell>
          <table:table-cell office:value-type="string" calcext:value-type="string">
            <text:p>2020-06-09 12:57:2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18241" calcext:value-type="float">
            <text:p>1591718241</text:p>
          </table:table-cell>
          <table:table-cell office:value-type="string" calcext:value-type="string">
            <text:p>2020-06-09 12:57:2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21840" calcext:value-type="float">
            <text:p>1591721840</text:p>
          </table:table-cell>
          <table:table-cell office:value-type="string" calcext:value-type="string">
            <text:p>2020-06-09 13:57:2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21840" calcext:value-type="float">
            <text:p>1591721840</text:p>
          </table:table-cell>
          <table:table-cell office:value-type="string" calcext:value-type="string">
            <text:p>2020-06-09 13:57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21840" calcext:value-type="float">
            <text:p>1591721840</text:p>
          </table:table-cell>
          <table:table-cell office:value-type="string" calcext:value-type="string">
            <text:p>2020-06-09 13:57:2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21840" calcext:value-type="float">
            <text:p>1591721840</text:p>
          </table:table-cell>
          <table:table-cell office:value-type="string" calcext:value-type="string">
            <text:p>2020-06-09 13:57:2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25439" calcext:value-type="float">
            <text:p>1591725439</text:p>
          </table:table-cell>
          <table:table-cell office:value-type="string" calcext:value-type="string">
            <text:p>2020-06-09 14:57:1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25439" calcext:value-type="float">
            <text:p>1591725439</text:p>
          </table:table-cell>
          <table:table-cell office:value-type="string" calcext:value-type="string">
            <text:p>2020-06-09 14:57: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25439" calcext:value-type="float">
            <text:p>1591725439</text:p>
          </table:table-cell>
          <table:table-cell office:value-type="string" calcext:value-type="string">
            <text:p>2020-06-09 14:57:1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25439" calcext:value-type="float">
            <text:p>1591725439</text:p>
          </table:table-cell>
          <table:table-cell office:value-type="string" calcext:value-type="string">
            <text:p>2020-06-09 14:57:1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29038" calcext:value-type="float">
            <text:p>1591729038</text:p>
          </table:table-cell>
          <table:table-cell office:value-type="string" calcext:value-type="string">
            <text:p>2020-06-09 15:57:1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29038" calcext:value-type="float">
            <text:p>1591729038</text:p>
          </table:table-cell>
          <table:table-cell office:value-type="string" calcext:value-type="string">
            <text:p>2020-06-09 15:57:18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29038" calcext:value-type="float">
            <text:p>1591729038</text:p>
          </table:table-cell>
          <table:table-cell office:value-type="string" calcext:value-type="string">
            <text:p>2020-06-09 15:57:1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29038" calcext:value-type="float">
            <text:p>1591729038</text:p>
          </table:table-cell>
          <table:table-cell office:value-type="string" calcext:value-type="string">
            <text:p>2020-06-09 15:57:1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32637" calcext:value-type="float">
            <text:p>1591732637</text:p>
          </table:table-cell>
          <table:table-cell office:value-type="string" calcext:value-type="string">
            <text:p>2020-06-09 16:57:1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32637" calcext:value-type="float">
            <text:p>1591732637</text:p>
          </table:table-cell>
          <table:table-cell office:value-type="string" calcext:value-type="string">
            <text:p>2020-06-09 16:57:1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32637" calcext:value-type="float">
            <text:p>1591732637</text:p>
          </table:table-cell>
          <table:table-cell office:value-type="string" calcext:value-type="string">
            <text:p>2020-06-09 16:57:1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32637" calcext:value-type="float">
            <text:p>1591732637</text:p>
          </table:table-cell>
          <table:table-cell office:value-type="string" calcext:value-type="string">
            <text:p>2020-06-09 16:57:1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36236" calcext:value-type="float">
            <text:p>1591736236</text:p>
          </table:table-cell>
          <table:table-cell office:value-type="string" calcext:value-type="string">
            <text:p>2020-06-09 17:57:1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36236" calcext:value-type="float">
            <text:p>1591736236</text:p>
          </table:table-cell>
          <table:table-cell office:value-type="string" calcext:value-type="string">
            <text:p>2020-06-09 17:57:1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36236" calcext:value-type="float">
            <text:p>1591736236</text:p>
          </table:table-cell>
          <table:table-cell office:value-type="string" calcext:value-type="string">
            <text:p>2020-06-09 17:57:1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36236" calcext:value-type="float">
            <text:p>1591736236</text:p>
          </table:table-cell>
          <table:table-cell office:value-type="string" calcext:value-type="string">
            <text:p>2020-06-09 17:57: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39835" calcext:value-type="float">
            <text:p>1591739835</text:p>
          </table:table-cell>
          <table:table-cell office:value-type="string" calcext:value-type="string">
            <text:p>2020-06-09 18:57:15</text:p>
          </table:table-cell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,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739835" calcext:value-type="float">
            <text:p>1591739835</text:p>
          </table:table-cell>
          <table:table-cell office:value-type="string" calcext:value-type="string">
            <text:p>2020-06-09 18:57:15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,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39835" calcext:value-type="float">
            <text:p>1591739835</text:p>
          </table:table-cell>
          <table:table-cell office:value-type="string" calcext:value-type="string">
            <text:p>2020-06-09 18:57:15</text:p>
          </table:table-cell>
          <table:table-cell office:value-type="float" office:value="2" calcext:value-type="float">
            <text:p>2</text:p>
          </table:table-cell>
          <table:table-cell office:value-type="float" office:value="10.3" calcext:value-type="float">
            <text:p>10,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39835" calcext:value-type="float">
            <text:p>1591739835</text:p>
          </table:table-cell>
          <table:table-cell office:value-type="string" calcext:value-type="string">
            <text:p>2020-06-09 18:57:15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,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743434" calcext:value-type="float">
            <text:p>1591743434</text:p>
          </table:table-cell>
          <table:table-cell office:value-type="string" calcext:value-type="string">
            <text:p>2020-06-09 19:57:1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43434" calcext:value-type="float">
            <text:p>1591743434</text:p>
          </table:table-cell>
          <table:table-cell office:value-type="string" calcext:value-type="string">
            <text:p>2020-06-09 19:57: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43434" calcext:value-type="float">
            <text:p>1591743434</text:p>
          </table:table-cell>
          <table:table-cell office:value-type="string" calcext:value-type="string">
            <text:p>2020-06-09 19:57:1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43434" calcext:value-type="float">
            <text:p>1591743434</text:p>
          </table:table-cell>
          <table:table-cell office:value-type="string" calcext:value-type="string">
            <text:p>2020-06-09 19:57:1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47033" calcext:value-type="float">
            <text:p>1591747033</text:p>
          </table:table-cell>
          <table:table-cell office:value-type="string" calcext:value-type="string">
            <text:p>2020-06-09 20:57:1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47033" calcext:value-type="float">
            <text:p>1591747033</text:p>
          </table:table-cell>
          <table:table-cell office:value-type="string" calcext:value-type="string">
            <text:p>2020-06-09 20:57:1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47033" calcext:value-type="float">
            <text:p>1591747033</text:p>
          </table:table-cell>
          <table:table-cell office:value-type="string" calcext:value-type="string">
            <text:p>2020-06-09 20:57:1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47033" calcext:value-type="float">
            <text:p>1591747033</text:p>
          </table:table-cell>
          <table:table-cell office:value-type="string" calcext:value-type="string">
            <text:p>2020-06-09 20:57:1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50632" calcext:value-type="float">
            <text:p>1591750632</text:p>
          </table:table-cell>
          <table:table-cell office:value-type="string" calcext:value-type="string">
            <text:p>2020-06-09 21:57:1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50632" calcext:value-type="float">
            <text:p>1591750632</text:p>
          </table:table-cell>
          <table:table-cell office:value-type="string" calcext:value-type="string">
            <text:p>2020-06-09 21:57:1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50632" calcext:value-type="float">
            <text:p>1591750632</text:p>
          </table:table-cell>
          <table:table-cell office:value-type="string" calcext:value-type="string">
            <text:p>2020-06-09 21:57:1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50632" calcext:value-type="float">
            <text:p>1591750632</text:p>
          </table:table-cell>
          <table:table-cell office:value-type="string" calcext:value-type="string">
            <text:p>2020-06-09 21:57:1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54231" calcext:value-type="float">
            <text:p>1591754231</text:p>
          </table:table-cell>
          <table:table-cell office:value-type="string" calcext:value-type="string">
            <text:p>2020-06-09 22:57:1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754231" calcext:value-type="float">
            <text:p>1591754231</text:p>
          </table:table-cell>
          <table:table-cell office:value-type="string" calcext:value-type="string">
            <text:p>2020-06-09 22:57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54231" calcext:value-type="float">
            <text:p>1591754231</text:p>
          </table:table-cell>
          <table:table-cell office:value-type="string" calcext:value-type="string">
            <text:p>2020-06-09 22:57:1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54231" calcext:value-type="float">
            <text:p>1591754231</text:p>
          </table:table-cell>
          <table:table-cell office:value-type="string" calcext:value-type="string">
            <text:p>2020-06-09 22:57:1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57830" calcext:value-type="float">
            <text:p>1591757830</text:p>
          </table:table-cell>
          <table:table-cell office:value-type="string" calcext:value-type="string">
            <text:p>2020-06-09 23:57:1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57830" calcext:value-type="float">
            <text:p>1591757830</text:p>
          </table:table-cell>
          <table:table-cell office:value-type="string" calcext:value-type="string">
            <text:p>2020-06-09 23:57:10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57830" calcext:value-type="float">
            <text:p>1591757830</text:p>
          </table:table-cell>
          <table:table-cell office:value-type="string" calcext:value-type="string">
            <text:p>2020-06-09 23:57:1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57830" calcext:value-type="float">
            <text:p>1591757830</text:p>
          </table:table-cell>
          <table:table-cell office:value-type="string" calcext:value-type="string">
            <text:p>2020-06-09 23:57:1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61429" calcext:value-type="float">
            <text:p>1591761429</text:p>
          </table:table-cell>
          <table:table-cell office:value-type="string" calcext:value-type="string">
            <text:p>2020-06-10 00:57:0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61429" calcext:value-type="float">
            <text:p>1591761429</text:p>
          </table:table-cell>
          <table:table-cell office:value-type="string" calcext:value-type="string">
            <text:p>2020-06-10 00:57:0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61429" calcext:value-type="float">
            <text:p>1591761429</text:p>
          </table:table-cell>
          <table:table-cell office:value-type="string" calcext:value-type="string">
            <text:p>2020-06-10 00:57:0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61429" calcext:value-type="float">
            <text:p>1591761429</text:p>
          </table:table-cell>
          <table:table-cell office:value-type="string" calcext:value-type="string">
            <text:p>2020-06-10 00:57:0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65028" calcext:value-type="float">
            <text:p>1591765028</text:p>
          </table:table-cell>
          <table:table-cell office:value-type="string" calcext:value-type="string">
            <text:p>2020-06-10 01:57:0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765028" calcext:value-type="float">
            <text:p>1591765028</text:p>
          </table:table-cell>
          <table:table-cell office:value-type="string" calcext:value-type="string">
            <text:p>2020-06-10 01:57:0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65028" calcext:value-type="float">
            <text:p>1591765028</text:p>
          </table:table-cell>
          <table:table-cell office:value-type="string" calcext:value-type="string">
            <text:p>2020-06-10 01:57:0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65028" calcext:value-type="float">
            <text:p>1591765028</text:p>
          </table:table-cell>
          <table:table-cell office:value-type="string" calcext:value-type="string">
            <text:p>2020-06-10 01:57:0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68627" calcext:value-type="float">
            <text:p>1591768627</text:p>
          </table:table-cell>
          <table:table-cell office:value-type="string" calcext:value-type="string">
            <text:p>2020-06-10 02:57:07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68627" calcext:value-type="float">
            <text:p>1591768627</text:p>
          </table:table-cell>
          <table:table-cell office:value-type="string" calcext:value-type="string">
            <text:p>2020-06-10 02:57:0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68627" calcext:value-type="float">
            <text:p>1591768627</text:p>
          </table:table-cell>
          <table:table-cell office:value-type="string" calcext:value-type="string">
            <text:p>2020-06-10 02:57:0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68627" calcext:value-type="float">
            <text:p>1591768627</text:p>
          </table:table-cell>
          <table:table-cell office:value-type="string" calcext:value-type="string">
            <text:p>2020-06-10 02:57:0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72226" calcext:value-type="float">
            <text:p>1591772226</text:p>
          </table:table-cell>
          <table:table-cell office:value-type="string" calcext:value-type="string">
            <text:p>2020-06-10 03:57:0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72226" calcext:value-type="float">
            <text:p>1591772226</text:p>
          </table:table-cell>
          <table:table-cell office:value-type="string" calcext:value-type="string">
            <text:p>2020-06-10 03:57:0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72226" calcext:value-type="float">
            <text:p>1591772226</text:p>
          </table:table-cell>
          <table:table-cell office:value-type="string" calcext:value-type="string">
            <text:p>2020-06-10 03:57:0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72226" calcext:value-type="float">
            <text:p>1591772226</text:p>
          </table:table-cell>
          <table:table-cell office:value-type="string" calcext:value-type="string">
            <text:p>2020-06-10 03:57:0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75825" calcext:value-type="float">
            <text:p>1591775825</text:p>
          </table:table-cell>
          <table:table-cell office:value-type="string" calcext:value-type="string">
            <text:p>2020-06-10 04:57:0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775825" calcext:value-type="float">
            <text:p>1591775825</text:p>
          </table:table-cell>
          <table:table-cell office:value-type="string" calcext:value-type="string">
            <text:p>2020-06-10 04:57:05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75825" calcext:value-type="float">
            <text:p>1591775825</text:p>
          </table:table-cell>
          <table:table-cell office:value-type="string" calcext:value-type="string">
            <text:p>2020-06-10 04:57:0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75825" calcext:value-type="float">
            <text:p>1591775825</text:p>
          </table:table-cell>
          <table:table-cell office:value-type="string" calcext:value-type="string">
            <text:p>2020-06-10 04:57:0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79424" calcext:value-type="float">
            <text:p>1591779424</text:p>
          </table:table-cell>
          <table:table-cell office:value-type="string" calcext:value-type="string">
            <text:p>2020-06-10 05:57:0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79424" calcext:value-type="float">
            <text:p>1591779424</text:p>
          </table:table-cell>
          <table:table-cell office:value-type="string" calcext:value-type="string">
            <text:p>2020-06-10 05:57:0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79424" calcext:value-type="float">
            <text:p>1591779424</text:p>
          </table:table-cell>
          <table:table-cell office:value-type="string" calcext:value-type="string">
            <text:p>2020-06-10 05:57:0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79424" calcext:value-type="float">
            <text:p>1591779424</text:p>
          </table:table-cell>
          <table:table-cell office:value-type="string" calcext:value-type="string">
            <text:p>2020-06-10 05:57:0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83023" calcext:value-type="float">
            <text:p>1591783023</text:p>
          </table:table-cell>
          <table:table-cell office:value-type="string" calcext:value-type="string">
            <text:p>2020-06-10 06:57:0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783023" calcext:value-type="float">
            <text:p>1591783023</text:p>
          </table:table-cell>
          <table:table-cell office:value-type="string" calcext:value-type="string">
            <text:p>2020-06-10 06:57:0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83023" calcext:value-type="float">
            <text:p>1591783023</text:p>
          </table:table-cell>
          <table:table-cell office:value-type="string" calcext:value-type="string">
            <text:p>2020-06-10 06:57:0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83023" calcext:value-type="float">
            <text:p>1591783023</text:p>
          </table:table-cell>
          <table:table-cell office:value-type="string" calcext:value-type="string">
            <text:p>2020-06-10 06:57:0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86622" calcext:value-type="float">
            <text:p>1591786622</text:p>
          </table:table-cell>
          <table:table-cell office:value-type="string" calcext:value-type="string">
            <text:p>2020-06-10 07:57:02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86622" calcext:value-type="float">
            <text:p>1591786622</text:p>
          </table:table-cell>
          <table:table-cell office:value-type="string" calcext:value-type="string">
            <text:p>2020-06-10 07:57:0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86622" calcext:value-type="float">
            <text:p>1591786622</text:p>
          </table:table-cell>
          <table:table-cell office:value-type="string" calcext:value-type="string">
            <text:p>2020-06-10 07:57:0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86622" calcext:value-type="float">
            <text:p>1591786622</text:p>
          </table:table-cell>
          <table:table-cell office:value-type="string" calcext:value-type="string">
            <text:p>2020-06-10 07:57:0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90221" calcext:value-type="float">
            <text:p>1591790221</text:p>
          </table:table-cell>
          <table:table-cell office:value-type="string" calcext:value-type="string">
            <text:p>2020-06-10 08:57:0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90221" calcext:value-type="float">
            <text:p>1591790221</text:p>
          </table:table-cell>
          <table:table-cell office:value-type="string" calcext:value-type="string">
            <text:p>2020-06-10 08:57:0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90221" calcext:value-type="float">
            <text:p>1591790221</text:p>
          </table:table-cell>
          <table:table-cell office:value-type="string" calcext:value-type="string">
            <text:p>2020-06-10 08:57:0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90221" calcext:value-type="float">
            <text:p>1591790221</text:p>
          </table:table-cell>
          <table:table-cell office:value-type="string" calcext:value-type="string">
            <text:p>2020-06-10 08:57:0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93820" calcext:value-type="float">
            <text:p>1591793820</text:p>
          </table:table-cell>
          <table:table-cell office:value-type="string" calcext:value-type="string">
            <text:p>2020-06-10 09:57:0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793820" calcext:value-type="float">
            <text:p>1591793820</text:p>
          </table:table-cell>
          <table:table-cell office:value-type="string" calcext:value-type="string">
            <text:p>2020-06-10 09:57:0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93820" calcext:value-type="float">
            <text:p>1591793820</text:p>
          </table:table-cell>
          <table:table-cell office:value-type="string" calcext:value-type="string">
            <text:p>2020-06-10 09:57:0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793820" calcext:value-type="float">
            <text:p>1591793820</text:p>
          </table:table-cell>
          <table:table-cell office:value-type="string" calcext:value-type="string">
            <text:p>2020-06-10 09:57:0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797419" calcext:value-type="float">
            <text:p>1591797419</text:p>
          </table:table-cell>
          <table:table-cell office:value-type="string" calcext:value-type="string">
            <text:p>2020-06-10 10:56:5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797419" calcext:value-type="float">
            <text:p>1591797419</text:p>
          </table:table-cell>
          <table:table-cell office:value-type="string" calcext:value-type="string">
            <text:p>2020-06-10 10:56:5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797419" calcext:value-type="float">
            <text:p>1591797419</text:p>
          </table:table-cell>
          <table:table-cell office:value-type="string" calcext:value-type="string">
            <text:p>2020-06-10 10:56:5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797419" calcext:value-type="float">
            <text:p>1591797419</text:p>
          </table:table-cell>
          <table:table-cell office:value-type="string" calcext:value-type="string">
            <text:p>2020-06-10 10:56:5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01018" calcext:value-type="float">
            <text:p>1591801018</text:p>
          </table:table-cell>
          <table:table-cell office:value-type="string" calcext:value-type="string">
            <text:p>2020-06-10 11:56:5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01018" calcext:value-type="float">
            <text:p>1591801018</text:p>
          </table:table-cell>
          <table:table-cell office:value-type="string" calcext:value-type="string">
            <text:p>2020-06-10 11:56:5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01018" calcext:value-type="float">
            <text:p>1591801018</text:p>
          </table:table-cell>
          <table:table-cell office:value-type="string" calcext:value-type="string">
            <text:p>2020-06-10 11:56:5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01018" calcext:value-type="float">
            <text:p>1591801018</text:p>
          </table:table-cell>
          <table:table-cell office:value-type="string" calcext:value-type="string">
            <text:p>2020-06-10 11:56:5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04617" calcext:value-type="float">
            <text:p>1591804617</text:p>
          </table:table-cell>
          <table:table-cell office:value-type="string" calcext:value-type="string">
            <text:p>2020-06-10 12:56:5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804617" calcext:value-type="float">
            <text:p>1591804617</text:p>
          </table:table-cell>
          <table:table-cell office:value-type="string" calcext:value-type="string">
            <text:p>2020-06-10 12:56:5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04617" calcext:value-type="float">
            <text:p>1591804617</text:p>
          </table:table-cell>
          <table:table-cell office:value-type="string" calcext:value-type="string">
            <text:p>2020-06-10 12:56:5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804617" calcext:value-type="float">
            <text:p>1591804617</text:p>
          </table:table-cell>
          <table:table-cell office:value-type="string" calcext:value-type="string">
            <text:p>2020-06-10 12:56:5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08216" calcext:value-type="float">
            <text:p>1591808216</text:p>
          </table:table-cell>
          <table:table-cell office:value-type="string" calcext:value-type="string">
            <text:p>2020-06-10 13:56:5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08216" calcext:value-type="float">
            <text:p>1591808216</text:p>
          </table:table-cell>
          <table:table-cell office:value-type="string" calcext:value-type="string">
            <text:p>2020-06-10 13:56:5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08216" calcext:value-type="float">
            <text:p>1591808216</text:p>
          </table:table-cell>
          <table:table-cell office:value-type="string" calcext:value-type="string">
            <text:p>2020-06-10 13:56:5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08216" calcext:value-type="float">
            <text:p>1591808216</text:p>
          </table:table-cell>
          <table:table-cell office:value-type="string" calcext:value-type="string">
            <text:p>2020-06-10 13:56:5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11815" calcext:value-type="float">
            <text:p>1591811815</text:p>
          </table:table-cell>
          <table:table-cell office:value-type="string" calcext:value-type="string">
            <text:p>2020-06-10 14:56:5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11815" calcext:value-type="float">
            <text:p>1591811815</text:p>
          </table:table-cell>
          <table:table-cell office:value-type="string" calcext:value-type="string">
            <text:p>2020-06-10 14:56:5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11815" calcext:value-type="float">
            <text:p>1591811815</text:p>
          </table:table-cell>
          <table:table-cell office:value-type="string" calcext:value-type="string">
            <text:p>2020-06-10 14:56:5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11815" calcext:value-type="float">
            <text:p>1591811815</text:p>
          </table:table-cell>
          <table:table-cell office:value-type="string" calcext:value-type="string">
            <text:p>2020-06-10 14:56:5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15414" calcext:value-type="float">
            <text:p>1591815414</text:p>
          </table:table-cell>
          <table:table-cell office:value-type="string" calcext:value-type="string">
            <text:p>2020-06-10 15:56:5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815414" calcext:value-type="float">
            <text:p>1591815414</text:p>
          </table:table-cell>
          <table:table-cell office:value-type="string" calcext:value-type="string">
            <text:p>2020-06-10 15:56:5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15414" calcext:value-type="float">
            <text:p>1591815414</text:p>
          </table:table-cell>
          <table:table-cell office:value-type="string" calcext:value-type="string">
            <text:p>2020-06-10 15:56:5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15414" calcext:value-type="float">
            <text:p>1591815414</text:p>
          </table:table-cell>
          <table:table-cell office:value-type="string" calcext:value-type="string">
            <text:p>2020-06-10 15:56:5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19013" calcext:value-type="float">
            <text:p>1591819013</text:p>
          </table:table-cell>
          <table:table-cell office:value-type="string" calcext:value-type="string">
            <text:p>2020-06-10 16:56:5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19013" calcext:value-type="float">
            <text:p>1591819013</text:p>
          </table:table-cell>
          <table:table-cell office:value-type="string" calcext:value-type="string">
            <text:p>2020-06-10 16:56:5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19013" calcext:value-type="float">
            <text:p>1591819013</text:p>
          </table:table-cell>
          <table:table-cell office:value-type="string" calcext:value-type="string">
            <text:p>2020-06-10 16:56:5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19013" calcext:value-type="float">
            <text:p>1591819013</text:p>
          </table:table-cell>
          <table:table-cell office:value-type="string" calcext:value-type="string">
            <text:p>2020-06-10 16:56:5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22612" calcext:value-type="float">
            <text:p>1591822612</text:p>
          </table:table-cell>
          <table:table-cell office:value-type="string" calcext:value-type="string">
            <text:p>2020-06-10 17:56:5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822612" calcext:value-type="float">
            <text:p>1591822612</text:p>
          </table:table-cell>
          <table:table-cell office:value-type="string" calcext:value-type="string">
            <text:p>2020-06-10 17:56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22612" calcext:value-type="float">
            <text:p>1591822612</text:p>
          </table:table-cell>
          <table:table-cell office:value-type="string" calcext:value-type="string">
            <text:p>2020-06-10 17:56:52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,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822612" calcext:value-type="float">
            <text:p>1591822612</text:p>
          </table:table-cell>
          <table:table-cell office:value-type="string" calcext:value-type="string">
            <text:p>2020-06-10 17:56:52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26211" calcext:value-type="float">
            <text:p>1591826211</text:p>
          </table:table-cell>
          <table:table-cell office:value-type="string" calcext:value-type="string">
            <text:p>2020-06-10 18:56:5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826211" calcext:value-type="float">
            <text:p>1591826211</text:p>
          </table:table-cell>
          <table:table-cell office:value-type="string" calcext:value-type="string">
            <text:p>2020-06-10 18:56:5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26211" calcext:value-type="float">
            <text:p>1591826211</text:p>
          </table:table-cell>
          <table:table-cell office:value-type="string" calcext:value-type="string">
            <text:p>2020-06-10 18:56:5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826211" calcext:value-type="float">
            <text:p>1591826211</text:p>
          </table:table-cell>
          <table:table-cell office:value-type="string" calcext:value-type="string">
            <text:p>2020-06-10 18:56:5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29810" calcext:value-type="float">
            <text:p>1591829810</text:p>
          </table:table-cell>
          <table:table-cell office:value-type="string" calcext:value-type="string">
            <text:p>2020-06-10 19:56:5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29810" calcext:value-type="float">
            <text:p>1591829810</text:p>
          </table:table-cell>
          <table:table-cell office:value-type="string" calcext:value-type="string">
            <text:p>2020-06-10 19:56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29810" calcext:value-type="float">
            <text:p>1591829810</text:p>
          </table:table-cell>
          <table:table-cell office:value-type="string" calcext:value-type="string">
            <text:p>2020-06-10 19:56:5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29810" calcext:value-type="float">
            <text:p>1591829810</text:p>
          </table:table-cell>
          <table:table-cell office:value-type="string" calcext:value-type="string">
            <text:p>2020-06-10 19:56:5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33409" calcext:value-type="float">
            <text:p>1591833409</text:p>
          </table:table-cell>
          <table:table-cell office:value-type="string" calcext:value-type="string">
            <text:p>2020-06-10 20:56:4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33409" calcext:value-type="float">
            <text:p>1591833409</text:p>
          </table:table-cell>
          <table:table-cell office:value-type="string" calcext:value-type="string">
            <text:p>2020-06-10 20:56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33409" calcext:value-type="float">
            <text:p>1591833409</text:p>
          </table:table-cell>
          <table:table-cell office:value-type="string" calcext:value-type="string">
            <text:p>2020-06-10 20:56:4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33409" calcext:value-type="float">
            <text:p>1591833409</text:p>
          </table:table-cell>
          <table:table-cell office:value-type="string" calcext:value-type="string">
            <text:p>2020-06-10 20:56:4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37008" calcext:value-type="float">
            <text:p>1591837008</text:p>
          </table:table-cell>
          <table:table-cell office:value-type="string" calcext:value-type="string">
            <text:p>2020-06-10 21:56:4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837008" calcext:value-type="float">
            <text:p>1591837008</text:p>
          </table:table-cell>
          <table:table-cell office:value-type="string" calcext:value-type="string">
            <text:p>2020-06-10 21:56:48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37008" calcext:value-type="float">
            <text:p>1591837008</text:p>
          </table:table-cell>
          <table:table-cell office:value-type="string" calcext:value-type="string">
            <text:p>2020-06-10 21:56:4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837008" calcext:value-type="float">
            <text:p>1591837008</text:p>
          </table:table-cell>
          <table:table-cell office:value-type="string" calcext:value-type="string">
            <text:p>2020-06-10 21:56:4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40607" calcext:value-type="float">
            <text:p>1591840607</text:p>
          </table:table-cell>
          <table:table-cell office:value-type="string" calcext:value-type="string">
            <text:p>2020-06-10 22:56:4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40607" calcext:value-type="float">
            <text:p>1591840607</text:p>
          </table:table-cell>
          <table:table-cell office:value-type="string" calcext:value-type="string">
            <text:p>2020-06-10 22:56:4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40607" calcext:value-type="float">
            <text:p>1591840607</text:p>
          </table:table-cell>
          <table:table-cell office:value-type="string" calcext:value-type="string">
            <text:p>2020-06-10 22:56:4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40607" calcext:value-type="float">
            <text:p>1591840607</text:p>
          </table:table-cell>
          <table:table-cell office:value-type="string" calcext:value-type="string">
            <text:p>2020-06-10 22:56:4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44206" calcext:value-type="float">
            <text:p>1591844206</text:p>
          </table:table-cell>
          <table:table-cell office:value-type="string" calcext:value-type="string">
            <text:p>2020-06-10 23:56:46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44206" calcext:value-type="float">
            <text:p>1591844206</text:p>
          </table:table-cell>
          <table:table-cell office:value-type="string" calcext:value-type="string">
            <text:p>2020-06-10 23:56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44206" calcext:value-type="float">
            <text:p>1591844206</text:p>
          </table:table-cell>
          <table:table-cell office:value-type="string" calcext:value-type="string">
            <text:p>2020-06-10 23:56:4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44206" calcext:value-type="float">
            <text:p>1591844206</text:p>
          </table:table-cell>
          <table:table-cell office:value-type="string" calcext:value-type="string">
            <text:p>2020-06-10 23:56:46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47805" calcext:value-type="float">
            <text:p>1591847805</text:p>
          </table:table-cell>
          <table:table-cell office:value-type="string" calcext:value-type="string">
            <text:p>2020-06-11 00:56:4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847805" calcext:value-type="float">
            <text:p>1591847805</text:p>
          </table:table-cell>
          <table:table-cell office:value-type="string" calcext:value-type="string">
            <text:p>2020-06-11 00:56:4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47805" calcext:value-type="float">
            <text:p>1591847805</text:p>
          </table:table-cell>
          <table:table-cell office:value-type="string" calcext:value-type="string">
            <text:p>2020-06-11 00:56:4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1847805" calcext:value-type="float">
            <text:p>1591847805</text:p>
          </table:table-cell>
          <table:table-cell office:value-type="string" calcext:value-type="string">
            <text:p>2020-06-11 00:56:4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51404" calcext:value-type="float">
            <text:p>1591851404</text:p>
          </table:table-cell>
          <table:table-cell office:value-type="string" calcext:value-type="string">
            <text:p>2020-06-11 01:56:4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51404" calcext:value-type="float">
            <text:p>1591851404</text:p>
          </table:table-cell>
          <table:table-cell office:value-type="string" calcext:value-type="string">
            <text:p>2020-06-11 01:56:4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51404" calcext:value-type="float">
            <text:p>1591851404</text:p>
          </table:table-cell>
          <table:table-cell office:value-type="string" calcext:value-type="string">
            <text:p>2020-06-11 01:56: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51404" calcext:value-type="float">
            <text:p>1591851404</text:p>
          </table:table-cell>
          <table:table-cell office:value-type="string" calcext:value-type="string">
            <text:p>2020-06-11 01:56:4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55003" calcext:value-type="float">
            <text:p>1591855003</text:p>
          </table:table-cell>
          <table:table-cell office:value-type="string" calcext:value-type="string">
            <text:p>2020-06-11 02:56:43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55003" calcext:value-type="float">
            <text:p>1591855003</text:p>
          </table:table-cell>
          <table:table-cell office:value-type="string" calcext:value-type="string">
            <text:p>2020-06-11 02:56:4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55003" calcext:value-type="float">
            <text:p>1591855003</text:p>
          </table:table-cell>
          <table:table-cell office:value-type="string" calcext:value-type="string">
            <text:p>2020-06-11 02:56:4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55003" calcext:value-type="float">
            <text:p>1591855003</text:p>
          </table:table-cell>
          <table:table-cell office:value-type="string" calcext:value-type="string">
            <text:p>2020-06-11 02:56:4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58602" calcext:value-type="float">
            <text:p>1591858602</text:p>
          </table:table-cell>
          <table:table-cell office:value-type="string" calcext:value-type="string">
            <text:p>2020-06-11 03:56:4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58602" calcext:value-type="float">
            <text:p>1591858602</text:p>
          </table:table-cell>
          <table:table-cell office:value-type="string" calcext:value-type="string">
            <text:p>2020-06-11 03:56:4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58602" calcext:value-type="float">
            <text:p>1591858602</text:p>
          </table:table-cell>
          <table:table-cell office:value-type="string" calcext:value-type="string">
            <text:p>2020-06-11 03:56:4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58602" calcext:value-type="float">
            <text:p>1591858602</text:p>
          </table:table-cell>
          <table:table-cell office:value-type="string" calcext:value-type="string">
            <text:p>2020-06-11 03:56:4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62201" calcext:value-type="float">
            <text:p>1591862201</text:p>
          </table:table-cell>
          <table:table-cell office:value-type="string" calcext:value-type="string">
            <text:p>2020-06-11 04:56:4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62201" calcext:value-type="float">
            <text:p>1591862201</text:p>
          </table:table-cell>
          <table:table-cell office:value-type="string" calcext:value-type="string">
            <text:p>2020-06-11 04:56:4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62201" calcext:value-type="float">
            <text:p>1591862201</text:p>
          </table:table-cell>
          <table:table-cell office:value-type="string" calcext:value-type="string">
            <text:p>2020-06-11 04:56:4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62201" calcext:value-type="float">
            <text:p>1591862201</text:p>
          </table:table-cell>
          <table:table-cell office:value-type="string" calcext:value-type="string">
            <text:p>2020-06-11 04:56:4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65800" calcext:value-type="float">
            <text:p>1591865800</text:p>
          </table:table-cell>
          <table:table-cell office:value-type="string" calcext:value-type="string">
            <text:p>2020-06-11 05:56:4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65800" calcext:value-type="float">
            <text:p>1591865800</text:p>
          </table:table-cell>
          <table:table-cell office:value-type="string" calcext:value-type="string">
            <text:p>2020-06-11 05:56:4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65800" calcext:value-type="float">
            <text:p>1591865800</text:p>
          </table:table-cell>
          <table:table-cell office:value-type="string" calcext:value-type="string">
            <text:p>2020-06-11 05:56:4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65800" calcext:value-type="float">
            <text:p>1591865800</text:p>
          </table:table-cell>
          <table:table-cell office:value-type="string" calcext:value-type="string">
            <text:p>2020-06-11 05:56:4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69399" calcext:value-type="float">
            <text:p>1591869399</text:p>
          </table:table-cell>
          <table:table-cell office:value-type="string" calcext:value-type="string">
            <text:p>2020-06-11 06:56:3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69399" calcext:value-type="float">
            <text:p>1591869399</text:p>
          </table:table-cell>
          <table:table-cell office:value-type="string" calcext:value-type="string">
            <text:p>2020-06-11 06:56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69399" calcext:value-type="float">
            <text:p>1591869399</text:p>
          </table:table-cell>
          <table:table-cell office:value-type="string" calcext:value-type="string">
            <text:p>2020-06-11 06:56:3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69399" calcext:value-type="float">
            <text:p>1591869399</text:p>
          </table:table-cell>
          <table:table-cell office:value-type="string" calcext:value-type="string">
            <text:p>2020-06-11 06:56:3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72998" calcext:value-type="float">
            <text:p>1591872998</text:p>
          </table:table-cell>
          <table:table-cell office:value-type="string" calcext:value-type="string">
            <text:p>2020-06-11 07:56:3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72998" calcext:value-type="float">
            <text:p>1591872998</text:p>
          </table:table-cell>
          <table:table-cell office:value-type="string" calcext:value-type="string">
            <text:p>2020-06-11 07:56:3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72998" calcext:value-type="float">
            <text:p>1591872998</text:p>
          </table:table-cell>
          <table:table-cell office:value-type="string" calcext:value-type="string">
            <text:p>2020-06-11 07:56:3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72998" calcext:value-type="float">
            <text:p>1591872998</text:p>
          </table:table-cell>
          <table:table-cell office:value-type="string" calcext:value-type="string">
            <text:p>2020-06-11 07:56:3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76597" calcext:value-type="float">
            <text:p>1591876597</text:p>
          </table:table-cell>
          <table:table-cell office:value-type="string" calcext:value-type="string">
            <text:p>2020-06-11 08:56:3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76597" calcext:value-type="float">
            <text:p>1591876597</text:p>
          </table:table-cell>
          <table:table-cell office:value-type="string" calcext:value-type="string">
            <text:p>2020-06-11 08:56:37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76597" calcext:value-type="float">
            <text:p>1591876597</text:p>
          </table:table-cell>
          <table:table-cell office:value-type="string" calcext:value-type="string">
            <text:p>2020-06-11 08:56:3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76597" calcext:value-type="float">
            <text:p>1591876597</text:p>
          </table:table-cell>
          <table:table-cell office:value-type="string" calcext:value-type="string">
            <text:p>2020-06-11 08:56:3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80196" calcext:value-type="float">
            <text:p>1591880196</text:p>
          </table:table-cell>
          <table:table-cell office:value-type="string" calcext:value-type="string">
            <text:p>2020-06-11 09:56:3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80196" calcext:value-type="float">
            <text:p>1591880196</text:p>
          </table:table-cell>
          <table:table-cell office:value-type="string" calcext:value-type="string">
            <text:p>2020-06-11 09:56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80196" calcext:value-type="float">
            <text:p>1591880196</text:p>
          </table:table-cell>
          <table:table-cell office:value-type="string" calcext:value-type="string">
            <text:p>2020-06-11 09:56:3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80196" calcext:value-type="float">
            <text:p>1591880196</text:p>
          </table:table-cell>
          <table:table-cell office:value-type="string" calcext:value-type="string">
            <text:p>2020-06-11 09:56:3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83795" calcext:value-type="float">
            <text:p>1591883795</text:p>
          </table:table-cell>
          <table:table-cell office:value-type="string" calcext:value-type="string">
            <text:p>2020-06-11 10:56:3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83795" calcext:value-type="float">
            <text:p>1591883795</text:p>
          </table:table-cell>
          <table:table-cell office:value-type="string" calcext:value-type="string">
            <text:p>2020-06-11 10:56:3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83795" calcext:value-type="float">
            <text:p>1591883795</text:p>
          </table:table-cell>
          <table:table-cell office:value-type="string" calcext:value-type="string">
            <text:p>2020-06-11 10:56:3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83795" calcext:value-type="float">
            <text:p>1591883795</text:p>
          </table:table-cell>
          <table:table-cell office:value-type="string" calcext:value-type="string">
            <text:p>2020-06-11 10:56:3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1887394" calcext:value-type="float">
            <text:p>1591887394</text:p>
          </table:table-cell>
          <table:table-cell office:value-type="string" calcext:value-type="string">
            <text:p>2020-06-11 11:56:3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91887394" calcext:value-type="float">
            <text:p>1591887394</text:p>
          </table:table-cell>
          <table:table-cell office:value-type="string" calcext:value-type="string">
            <text:p>2020-06-11 11:56:3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87394" calcext:value-type="float">
            <text:p>1591887394</text:p>
          </table:table-cell>
          <table:table-cell office:value-type="string" calcext:value-type="string">
            <text:p>2020-06-11 11:56:3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87394" calcext:value-type="float">
            <text:p>1591887394</text:p>
          </table:table-cell>
          <table:table-cell office:value-type="string" calcext:value-type="string">
            <text:p>2020-06-11 11:56:3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90993" calcext:value-type="float">
            <text:p>1591890993</text:p>
          </table:table-cell>
          <table:table-cell office:value-type="string" calcext:value-type="string">
            <text:p>2020-06-11 12:56:3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90993" calcext:value-type="float">
            <text:p>1591890993</text:p>
          </table:table-cell>
          <table:table-cell office:value-type="string" calcext:value-type="string">
            <text:p>2020-06-11 12:56:3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90993" calcext:value-type="float">
            <text:p>1591890993</text:p>
          </table:table-cell>
          <table:table-cell office:value-type="string" calcext:value-type="string">
            <text:p>2020-06-11 12:56:3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90993" calcext:value-type="float">
            <text:p>1591890993</text:p>
          </table:table-cell>
          <table:table-cell office:value-type="string" calcext:value-type="string">
            <text:p>2020-06-11 12:56:3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94592" calcext:value-type="float">
            <text:p>1591894592</text:p>
          </table:table-cell>
          <table:table-cell office:value-type="string" calcext:value-type="string">
            <text:p>2020-06-11 13:56:3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94592" calcext:value-type="float">
            <text:p>1591894592</text:p>
          </table:table-cell>
          <table:table-cell office:value-type="string" calcext:value-type="string">
            <text:p>2020-06-11 13:56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94592" calcext:value-type="float">
            <text:p>1591894592</text:p>
          </table:table-cell>
          <table:table-cell office:value-type="string" calcext:value-type="string">
            <text:p>2020-06-11 13:56:3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94592" calcext:value-type="float">
            <text:p>1591894592</text:p>
          </table:table-cell>
          <table:table-cell office:value-type="string" calcext:value-type="string">
            <text:p>2020-06-11 13:56:3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898191" calcext:value-type="float">
            <text:p>1591898191</text:p>
          </table:table-cell>
          <table:table-cell office:value-type="string" calcext:value-type="string">
            <text:p>2020-06-11 14:56:3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898191" calcext:value-type="float">
            <text:p>1591898191</text:p>
          </table:table-cell>
          <table:table-cell office:value-type="string" calcext:value-type="string">
            <text:p>2020-06-11 14:56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898191" calcext:value-type="float">
            <text:p>1591898191</text:p>
          </table:table-cell>
          <table:table-cell office:value-type="string" calcext:value-type="string">
            <text:p>2020-06-11 14:56:3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898191" calcext:value-type="float">
            <text:p>1591898191</text:p>
          </table:table-cell>
          <table:table-cell office:value-type="string" calcext:value-type="string">
            <text:p>2020-06-11 14:56:3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01790" calcext:value-type="float">
            <text:p>1591901790</text:p>
          </table:table-cell>
          <table:table-cell office:value-type="string" calcext:value-type="string">
            <text:p>2020-06-11 15:56:3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01790" calcext:value-type="float">
            <text:p>1591901790</text:p>
          </table:table-cell>
          <table:table-cell office:value-type="string" calcext:value-type="string">
            <text:p>2020-06-11 15:56: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01790" calcext:value-type="float">
            <text:p>1591901790</text:p>
          </table:table-cell>
          <table:table-cell office:value-type="string" calcext:value-type="string">
            <text:p>2020-06-11 15:56:3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01790" calcext:value-type="float">
            <text:p>1591901790</text:p>
          </table:table-cell>
          <table:table-cell office:value-type="string" calcext:value-type="string">
            <text:p>2020-06-11 15:56: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905389" calcext:value-type="float">
            <text:p>1591905389</text:p>
          </table:table-cell>
          <table:table-cell office:value-type="string" calcext:value-type="string">
            <text:p>2020-06-11 16:56:2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05389" calcext:value-type="float">
            <text:p>1591905389</text:p>
          </table:table-cell>
          <table:table-cell office:value-type="string" calcext:value-type="string">
            <text:p>2020-06-11 16:56:2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05389" calcext:value-type="float">
            <text:p>1591905389</text:p>
          </table:table-cell>
          <table:table-cell office:value-type="string" calcext:value-type="string">
            <text:p>2020-06-11 16:56:2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05389" calcext:value-type="float">
            <text:p>1591905389</text:p>
          </table:table-cell>
          <table:table-cell office:value-type="string" calcext:value-type="string">
            <text:p>2020-06-11 16:56:2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08988" calcext:value-type="float">
            <text:p>1591908988</text:p>
          </table:table-cell>
          <table:table-cell office:value-type="string" calcext:value-type="string">
            <text:p>2020-06-11 17:56:2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08988" calcext:value-type="float">
            <text:p>1591908988</text:p>
          </table:table-cell>
          <table:table-cell office:value-type="string" calcext:value-type="string">
            <text:p>2020-06-11 17:56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08988" calcext:value-type="float">
            <text:p>1591908988</text:p>
          </table:table-cell>
          <table:table-cell office:value-type="string" calcext:value-type="string">
            <text:p>2020-06-11 17:56:2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08988" calcext:value-type="float">
            <text:p>1591908988</text:p>
          </table:table-cell>
          <table:table-cell office:value-type="string" calcext:value-type="string">
            <text:p>2020-06-11 17:56: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912587" calcext:value-type="float">
            <text:p>1591912587</text:p>
          </table:table-cell>
          <table:table-cell office:value-type="string" calcext:value-type="string">
            <text:p>2020-06-11 18:56:2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12587" calcext:value-type="float">
            <text:p>1591912587</text:p>
          </table:table-cell>
          <table:table-cell office:value-type="string" calcext:value-type="string">
            <text:p>2020-06-11 18:56:2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12587" calcext:value-type="float">
            <text:p>1591912587</text:p>
          </table:table-cell>
          <table:table-cell office:value-type="string" calcext:value-type="string">
            <text:p>2020-06-11 18:56:2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12587" calcext:value-type="float">
            <text:p>1591912587</text:p>
          </table:table-cell>
          <table:table-cell office:value-type="string" calcext:value-type="string">
            <text:p>2020-06-11 18:56:2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16186" calcext:value-type="float">
            <text:p>1591916186</text:p>
          </table:table-cell>
          <table:table-cell office:value-type="string" calcext:value-type="string">
            <text:p>2020-06-11 19:56:2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16186" calcext:value-type="float">
            <text:p>1591916186</text:p>
          </table:table-cell>
          <table:table-cell office:value-type="string" calcext:value-type="string">
            <text:p>2020-06-11 19:56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16186" calcext:value-type="float">
            <text:p>1591916186</text:p>
          </table:table-cell>
          <table:table-cell office:value-type="string" calcext:value-type="string">
            <text:p>2020-06-11 19:56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16186" calcext:value-type="float">
            <text:p>1591916186</text:p>
          </table:table-cell>
          <table:table-cell office:value-type="string" calcext:value-type="string">
            <text:p>2020-06-11 19:56:2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19785" calcext:value-type="float">
            <text:p>1591919785</text:p>
          </table:table-cell>
          <table:table-cell office:value-type="string" calcext:value-type="string">
            <text:p>2020-06-11 20:56:2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19785" calcext:value-type="float">
            <text:p>1591919785</text:p>
          </table:table-cell>
          <table:table-cell office:value-type="string" calcext:value-type="string">
            <text:p>2020-06-11 20:56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19785" calcext:value-type="float">
            <text:p>1591919785</text:p>
          </table:table-cell>
          <table:table-cell office:value-type="string" calcext:value-type="string">
            <text:p>2020-06-11 20:56:2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19785" calcext:value-type="float">
            <text:p>1591919785</text:p>
          </table:table-cell>
          <table:table-cell office:value-type="string" calcext:value-type="string">
            <text:p>2020-06-11 20:56:2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23384" calcext:value-type="float">
            <text:p>1591923384</text:p>
          </table:table-cell>
          <table:table-cell office:value-type="string" calcext:value-type="string">
            <text:p>2020-06-11 21:56:2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23384" calcext:value-type="float">
            <text:p>1591923384</text:p>
          </table:table-cell>
          <table:table-cell office:value-type="string" calcext:value-type="string">
            <text:p>2020-06-11 21:56:2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23384" calcext:value-type="float">
            <text:p>1591923384</text:p>
          </table:table-cell>
          <table:table-cell office:value-type="string" calcext:value-type="string">
            <text:p>2020-06-11 21:56:2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23384" calcext:value-type="float">
            <text:p>1591923384</text:p>
          </table:table-cell>
          <table:table-cell office:value-type="string" calcext:value-type="string">
            <text:p>2020-06-11 21:56:2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26983" calcext:value-type="float">
            <text:p>1591926983</text:p>
          </table:table-cell>
          <table:table-cell office:value-type="string" calcext:value-type="string">
            <text:p>2020-06-11 22:56:2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26983" calcext:value-type="float">
            <text:p>1591926983</text:p>
          </table:table-cell>
          <table:table-cell office:value-type="string" calcext:value-type="string">
            <text:p>2020-06-11 22:56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26983" calcext:value-type="float">
            <text:p>1591926983</text:p>
          </table:table-cell>
          <table:table-cell office:value-type="string" calcext:value-type="string">
            <text:p>2020-06-11 22:56:2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26983" calcext:value-type="float">
            <text:p>1591926983</text:p>
          </table:table-cell>
          <table:table-cell office:value-type="string" calcext:value-type="string">
            <text:p>2020-06-11 22:56:2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30582" calcext:value-type="float">
            <text:p>1591930582</text:p>
          </table:table-cell>
          <table:table-cell office:value-type="string" calcext:value-type="string">
            <text:p>2020-06-11 23:56:2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30582" calcext:value-type="float">
            <text:p>1591930582</text:p>
          </table:table-cell>
          <table:table-cell office:value-type="string" calcext:value-type="string">
            <text:p>2020-06-11 23:56:2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30582" calcext:value-type="float">
            <text:p>1591930582</text:p>
          </table:table-cell>
          <table:table-cell office:value-type="string" calcext:value-type="string">
            <text:p>2020-06-11 23:56:2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30582" calcext:value-type="float">
            <text:p>1591930582</text:p>
          </table:table-cell>
          <table:table-cell office:value-type="string" calcext:value-type="string">
            <text:p>2020-06-11 23:56:2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34181" calcext:value-type="float">
            <text:p>1591934181</text:p>
          </table:table-cell>
          <table:table-cell office:value-type="string" calcext:value-type="string">
            <text:p>2020-06-12 00:56:2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34181" calcext:value-type="float">
            <text:p>1591934181</text:p>
          </table:table-cell>
          <table:table-cell office:value-type="string" calcext:value-type="string">
            <text:p>2020-06-12 00:56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34181" calcext:value-type="float">
            <text:p>1591934181</text:p>
          </table:table-cell>
          <table:table-cell office:value-type="string" calcext:value-type="string">
            <text:p>2020-06-12 00:56:2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34181" calcext:value-type="float">
            <text:p>1591934181</text:p>
          </table:table-cell>
          <table:table-cell office:value-type="string" calcext:value-type="string">
            <text:p>2020-06-12 00:56:2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37780" calcext:value-type="float">
            <text:p>1591937780</text:p>
          </table:table-cell>
          <table:table-cell office:value-type="string" calcext:value-type="string">
            <text:p>2020-06-12 01:56:2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37780" calcext:value-type="float">
            <text:p>1591937780</text:p>
          </table:table-cell>
          <table:table-cell office:value-type="string" calcext:value-type="string">
            <text:p>2020-06-12 01:56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37780" calcext:value-type="float">
            <text:p>1591937780</text:p>
          </table:table-cell>
          <table:table-cell office:value-type="string" calcext:value-type="string">
            <text:p>2020-06-12 01:56:2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37780" calcext:value-type="float">
            <text:p>1591937780</text:p>
          </table:table-cell>
          <table:table-cell office:value-type="string" calcext:value-type="string">
            <text:p>2020-06-12 01:56:2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41379" calcext:value-type="float">
            <text:p>1591941379</text:p>
          </table:table-cell>
          <table:table-cell office:value-type="string" calcext:value-type="string">
            <text:p>2020-06-12 02:56:1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41379" calcext:value-type="float">
            <text:p>1591941379</text:p>
          </table:table-cell>
          <table:table-cell office:value-type="string" calcext:value-type="string">
            <text:p>2020-06-12 02:56: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41379" calcext:value-type="float">
            <text:p>1591941379</text:p>
          </table:table-cell>
          <table:table-cell office:value-type="string" calcext:value-type="string">
            <text:p>2020-06-12 02:56:1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41379" calcext:value-type="float">
            <text:p>1591941379</text:p>
          </table:table-cell>
          <table:table-cell office:value-type="string" calcext:value-type="string">
            <text:p>2020-06-12 02:56:1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44978" calcext:value-type="float">
            <text:p>1591944978</text:p>
          </table:table-cell>
          <table:table-cell office:value-type="string" calcext:value-type="string">
            <text:p>2020-06-12 03:56:1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44978" calcext:value-type="float">
            <text:p>1591944978</text:p>
          </table:table-cell>
          <table:table-cell office:value-type="string" calcext:value-type="string">
            <text:p>2020-06-12 03:56:1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44978" calcext:value-type="float">
            <text:p>1591944978</text:p>
          </table:table-cell>
          <table:table-cell office:value-type="string" calcext:value-type="string">
            <text:p>2020-06-12 03:56:1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44978" calcext:value-type="float">
            <text:p>1591944978</text:p>
          </table:table-cell>
          <table:table-cell office:value-type="string" calcext:value-type="string">
            <text:p>2020-06-12 03:56:1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1948577" calcext:value-type="float">
            <text:p>1591948577</text:p>
          </table:table-cell>
          <table:table-cell office:value-type="string" calcext:value-type="string">
            <text:p>2020-06-12 04:56:17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48577" calcext:value-type="float">
            <text:p>1591948577</text:p>
          </table:table-cell>
          <table:table-cell office:value-type="string" calcext:value-type="string">
            <text:p>2020-06-12 04:56:1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48577" calcext:value-type="float">
            <text:p>1591948577</text:p>
          </table:table-cell>
          <table:table-cell office:value-type="string" calcext:value-type="string">
            <text:p>2020-06-12 04:56:1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48577" calcext:value-type="float">
            <text:p>1591948577</text:p>
          </table:table-cell>
          <table:table-cell office:value-type="string" calcext:value-type="string">
            <text:p>2020-06-12 04:56:17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52176" calcext:value-type="float">
            <text:p>1591952176</text:p>
          </table:table-cell>
          <table:table-cell office:value-type="string" calcext:value-type="string">
            <text:p>2020-06-12 05:56:1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52176" calcext:value-type="float">
            <text:p>1591952176</text:p>
          </table:table-cell>
          <table:table-cell office:value-type="string" calcext:value-type="string">
            <text:p>2020-06-12 05:56:1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52176" calcext:value-type="float">
            <text:p>1591952176</text:p>
          </table:table-cell>
          <table:table-cell office:value-type="string" calcext:value-type="string">
            <text:p>2020-06-12 05:56:1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52176" calcext:value-type="float">
            <text:p>1591952176</text:p>
          </table:table-cell>
          <table:table-cell office:value-type="string" calcext:value-type="string">
            <text:p>2020-06-12 05:56: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55775" calcext:value-type="float">
            <text:p>1591955775</text:p>
          </table:table-cell>
          <table:table-cell office:value-type="string" calcext:value-type="string">
            <text:p>2020-06-12 06:56:1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55775" calcext:value-type="float">
            <text:p>1591955775</text:p>
          </table:table-cell>
          <table:table-cell office:value-type="string" calcext:value-type="string">
            <text:p>2020-06-12 06:56:1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55775" calcext:value-type="float">
            <text:p>1591955775</text:p>
          </table:table-cell>
          <table:table-cell office:value-type="string" calcext:value-type="string">
            <text:p>2020-06-12 06:56:1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55775" calcext:value-type="float">
            <text:p>1591955775</text:p>
          </table:table-cell>
          <table:table-cell office:value-type="string" calcext:value-type="string">
            <text:p>2020-06-12 06:56:1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59374" calcext:value-type="float">
            <text:p>1591959374</text:p>
          </table:table-cell>
          <table:table-cell office:value-type="string" calcext:value-type="string">
            <text:p>2020-06-12 07:56:1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59374" calcext:value-type="float">
            <text:p>1591959374</text:p>
          </table:table-cell>
          <table:table-cell office:value-type="string" calcext:value-type="string">
            <text:p>2020-06-12 07:56:1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59374" calcext:value-type="float">
            <text:p>1591959374</text:p>
          </table:table-cell>
          <table:table-cell office:value-type="string" calcext:value-type="string">
            <text:p>2020-06-12 07:56:1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59374" calcext:value-type="float">
            <text:p>1591959374</text:p>
          </table:table-cell>
          <table:table-cell office:value-type="string" calcext:value-type="string">
            <text:p>2020-06-12 07:56:1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62973" calcext:value-type="float">
            <text:p>1591962973</text:p>
          </table:table-cell>
          <table:table-cell office:value-type="string" calcext:value-type="string">
            <text:p>2020-06-12 08:56:1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62973" calcext:value-type="float">
            <text:p>1591962973</text:p>
          </table:table-cell>
          <table:table-cell office:value-type="string" calcext:value-type="string">
            <text:p>2020-06-12 08:56:13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62973" calcext:value-type="float">
            <text:p>1591962973</text:p>
          </table:table-cell>
          <table:table-cell office:value-type="string" calcext:value-type="string">
            <text:p>2020-06-12 08:56:1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62973" calcext:value-type="float">
            <text:p>1591962973</text:p>
          </table:table-cell>
          <table:table-cell office:value-type="string" calcext:value-type="string">
            <text:p>2020-06-12 08:56:1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66572" calcext:value-type="float">
            <text:p>1591966572</text:p>
          </table:table-cell>
          <table:table-cell office:value-type="string" calcext:value-type="string">
            <text:p>2020-06-12 09:56:1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66572" calcext:value-type="float">
            <text:p>1591966572</text:p>
          </table:table-cell>
          <table:table-cell office:value-type="string" calcext:value-type="string">
            <text:p>2020-06-12 09:56:1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66572" calcext:value-type="float">
            <text:p>1591966572</text:p>
          </table:table-cell>
          <table:table-cell office:value-type="string" calcext:value-type="string">
            <text:p>2020-06-12 09:56:1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66572" calcext:value-type="float">
            <text:p>1591966572</text:p>
          </table:table-cell>
          <table:table-cell office:value-type="string" calcext:value-type="string">
            <text:p>2020-06-12 09:56:1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70171" calcext:value-type="float">
            <text:p>1591970171</text:p>
          </table:table-cell>
          <table:table-cell office:value-type="string" calcext:value-type="string">
            <text:p>2020-06-12 10:56:1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70171" calcext:value-type="float">
            <text:p>1591970171</text:p>
          </table:table-cell>
          <table:table-cell office:value-type="string" calcext:value-type="string">
            <text:p>2020-06-12 10:56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70171" calcext:value-type="float">
            <text:p>1591970171</text:p>
          </table:table-cell>
          <table:table-cell office:value-type="string" calcext:value-type="string">
            <text:p>2020-06-12 10:56:1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70171" calcext:value-type="float">
            <text:p>1591970171</text:p>
          </table:table-cell>
          <table:table-cell office:value-type="string" calcext:value-type="string">
            <text:p>2020-06-12 10:56:11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73770" calcext:value-type="float">
            <text:p>1591973770</text:p>
          </table:table-cell>
          <table:table-cell office:value-type="string" calcext:value-type="string">
            <text:p>2020-06-12 11:56:1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73770" calcext:value-type="float">
            <text:p>1591973770</text:p>
          </table:table-cell>
          <table:table-cell office:value-type="string" calcext:value-type="string">
            <text:p>2020-06-12 11:56:1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73770" calcext:value-type="float">
            <text:p>1591973770</text:p>
          </table:table-cell>
          <table:table-cell office:value-type="string" calcext:value-type="string">
            <text:p>2020-06-12 11:56:1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73770" calcext:value-type="float">
            <text:p>1591973770</text:p>
          </table:table-cell>
          <table:table-cell office:value-type="string" calcext:value-type="string">
            <text:p>2020-06-12 11:56:1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77369" calcext:value-type="float">
            <text:p>1591977369</text:p>
          </table:table-cell>
          <table:table-cell office:value-type="string" calcext:value-type="string">
            <text:p>2020-06-12 12:56:0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77369" calcext:value-type="float">
            <text:p>1591977369</text:p>
          </table:table-cell>
          <table:table-cell office:value-type="string" calcext:value-type="string">
            <text:p>2020-06-12 12:56:09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77369" calcext:value-type="float">
            <text:p>1591977369</text:p>
          </table:table-cell>
          <table:table-cell office:value-type="string" calcext:value-type="string">
            <text:p>2020-06-12 12:56:0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77369" calcext:value-type="float">
            <text:p>1591977369</text:p>
          </table:table-cell>
          <table:table-cell office:value-type="string" calcext:value-type="string">
            <text:p>2020-06-12 12:56:09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80968" calcext:value-type="float">
            <text:p>1591980968</text:p>
          </table:table-cell>
          <table:table-cell office:value-type="string" calcext:value-type="string">
            <text:p>2020-06-12 13:56:0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80968" calcext:value-type="float">
            <text:p>1591980968</text:p>
          </table:table-cell>
          <table:table-cell office:value-type="string" calcext:value-type="string">
            <text:p>2020-06-12 13:56:0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80968" calcext:value-type="float">
            <text:p>1591980968</text:p>
          </table:table-cell>
          <table:table-cell office:value-type="string" calcext:value-type="string">
            <text:p>2020-06-12 13:56:0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80968" calcext:value-type="float">
            <text:p>1591980968</text:p>
          </table:table-cell>
          <table:table-cell office:value-type="string" calcext:value-type="string">
            <text:p>2020-06-12 13:56: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84567" calcext:value-type="float">
            <text:p>1591984567</text:p>
          </table:table-cell>
          <table:table-cell office:value-type="string" calcext:value-type="string">
            <text:p>2020-06-12 14:56:0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84567" calcext:value-type="float">
            <text:p>1591984567</text:p>
          </table:table-cell>
          <table:table-cell office:value-type="string" calcext:value-type="string">
            <text:p>2020-06-12 14:56:0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84567" calcext:value-type="float">
            <text:p>1591984567</text:p>
          </table:table-cell>
          <table:table-cell office:value-type="string" calcext:value-type="string">
            <text:p>2020-06-12 14:56:0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84567" calcext:value-type="float">
            <text:p>1591984567</text:p>
          </table:table-cell>
          <table:table-cell office:value-type="string" calcext:value-type="string">
            <text:p>2020-06-12 14:56:0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88166" calcext:value-type="float">
            <text:p>1591988166</text:p>
          </table:table-cell>
          <table:table-cell office:value-type="string" calcext:value-type="string">
            <text:p>2020-06-12 15:56:0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88166" calcext:value-type="float">
            <text:p>1591988166</text:p>
          </table:table-cell>
          <table:table-cell office:value-type="string" calcext:value-type="string">
            <text:p>2020-06-12 15:56:0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88166" calcext:value-type="float">
            <text:p>1591988166</text:p>
          </table:table-cell>
          <table:table-cell office:value-type="string" calcext:value-type="string">
            <text:p>2020-06-12 15:56:0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88166" calcext:value-type="float">
            <text:p>1591988166</text:p>
          </table:table-cell>
          <table:table-cell office:value-type="string" calcext:value-type="string">
            <text:p>2020-06-12 15:56:0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1991765" calcext:value-type="float">
            <text:p>1591991765</text:p>
          </table:table-cell>
          <table:table-cell office:value-type="string" calcext:value-type="string">
            <text:p>2020-06-12 16:56:0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91765" calcext:value-type="float">
            <text:p>1591991765</text:p>
          </table:table-cell>
          <table:table-cell office:value-type="string" calcext:value-type="string">
            <text:p>2020-06-12 16:56:0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91765" calcext:value-type="float">
            <text:p>1591991765</text:p>
          </table:table-cell>
          <table:table-cell office:value-type="string" calcext:value-type="string">
            <text:p>2020-06-12 16:56:0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91765" calcext:value-type="float">
            <text:p>1591991765</text:p>
          </table:table-cell>
          <table:table-cell office:value-type="string" calcext:value-type="string">
            <text:p>2020-06-12 16:56:0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995364" calcext:value-type="float">
            <text:p>1591995364</text:p>
          </table:table-cell>
          <table:table-cell office:value-type="string" calcext:value-type="string">
            <text:p>2020-06-12 17:56:0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95364" calcext:value-type="float">
            <text:p>1591995364</text:p>
          </table:table-cell>
          <table:table-cell office:value-type="string" calcext:value-type="string">
            <text:p>2020-06-12 17:56:0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95364" calcext:value-type="float">
            <text:p>1591995364</text:p>
          </table:table-cell>
          <table:table-cell office:value-type="string" calcext:value-type="string">
            <text:p>2020-06-12 17:56:0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95364" calcext:value-type="float">
            <text:p>1591995364</text:p>
          </table:table-cell>
          <table:table-cell office:value-type="string" calcext:value-type="string">
            <text:p>2020-06-12 17:56:0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1998963" calcext:value-type="float">
            <text:p>1591998963</text:p>
          </table:table-cell>
          <table:table-cell office:value-type="string" calcext:value-type="string">
            <text:p>2020-06-12 18:56:0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1998963" calcext:value-type="float">
            <text:p>1591998963</text:p>
          </table:table-cell>
          <table:table-cell office:value-type="string" calcext:value-type="string">
            <text:p>2020-06-12 18:56:0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1998963" calcext:value-type="float">
            <text:p>1591998963</text:p>
          </table:table-cell>
          <table:table-cell office:value-type="string" calcext:value-type="string">
            <text:p>2020-06-12 18:56:0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1998963" calcext:value-type="float">
            <text:p>1591998963</text:p>
          </table:table-cell>
          <table:table-cell office:value-type="string" calcext:value-type="string">
            <text:p>2020-06-12 18:56:0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02562" calcext:value-type="float">
            <text:p>1592002562</text:p>
          </table:table-cell>
          <table:table-cell office:value-type="string" calcext:value-type="string">
            <text:p>2020-06-12 19:56:0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002562" calcext:value-type="float">
            <text:p>1592002562</text:p>
          </table:table-cell>
          <table:table-cell office:value-type="string" calcext:value-type="string">
            <text:p>2020-06-12 19:56: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02562" calcext:value-type="float">
            <text:p>1592002562</text:p>
          </table:table-cell>
          <table:table-cell office:value-type="string" calcext:value-type="string">
            <text:p>2020-06-12 19:56:0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02562" calcext:value-type="float">
            <text:p>1592002562</text:p>
          </table:table-cell>
          <table:table-cell office:value-type="string" calcext:value-type="string">
            <text:p>2020-06-12 19:56:0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006161" calcext:value-type="float">
            <text:p>1592006161</text:p>
          </table:table-cell>
          <table:table-cell office:value-type="string" calcext:value-type="string">
            <text:p>2020-06-12 20:56:0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06161" calcext:value-type="float">
            <text:p>1592006161</text:p>
          </table:table-cell>
          <table:table-cell office:value-type="string" calcext:value-type="string">
            <text:p>2020-06-12 20:56:0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06161" calcext:value-type="float">
            <text:p>1592006161</text:p>
          </table:table-cell>
          <table:table-cell office:value-type="string" calcext:value-type="string">
            <text:p>2020-06-12 20:56:0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06161" calcext:value-type="float">
            <text:p>1592006161</text:p>
          </table:table-cell>
          <table:table-cell office:value-type="string" calcext:value-type="string">
            <text:p>2020-06-12 20:56:0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09760" calcext:value-type="float">
            <text:p>1592009760</text:p>
          </table:table-cell>
          <table:table-cell office:value-type="string" calcext:value-type="string">
            <text:p>2020-06-12 21:56:0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09760" calcext:value-type="float">
            <text:p>1592009760</text:p>
          </table:table-cell>
          <table:table-cell office:value-type="string" calcext:value-type="string">
            <text:p>2020-06-12 21:56: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09760" calcext:value-type="float">
            <text:p>1592009760</text:p>
          </table:table-cell>
          <table:table-cell office:value-type="string" calcext:value-type="string">
            <text:p>2020-06-12 21:56:0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09760" calcext:value-type="float">
            <text:p>1592009760</text:p>
          </table:table-cell>
          <table:table-cell office:value-type="string" calcext:value-type="string">
            <text:p>2020-06-12 21:56:0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13359" calcext:value-type="float">
            <text:p>1592013359</text:p>
          </table:table-cell>
          <table:table-cell office:value-type="string" calcext:value-type="string">
            <text:p>2020-06-12 22:55:5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013359" calcext:value-type="float">
            <text:p>1592013359</text:p>
          </table:table-cell>
          <table:table-cell office:value-type="string" calcext:value-type="string">
            <text:p>2020-06-12 22:55:5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13359" calcext:value-type="float">
            <text:p>1592013359</text:p>
          </table:table-cell>
          <table:table-cell office:value-type="string" calcext:value-type="string">
            <text:p>2020-06-12 22:55:5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13359" calcext:value-type="float">
            <text:p>1592013359</text:p>
          </table:table-cell>
          <table:table-cell office:value-type="string" calcext:value-type="string">
            <text:p>2020-06-12 22:55:5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016958" calcext:value-type="float">
            <text:p>1592016958</text:p>
          </table:table-cell>
          <table:table-cell office:value-type="string" calcext:value-type="string">
            <text:p>2020-06-12 23:55:5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16958" calcext:value-type="float">
            <text:p>1592016958</text:p>
          </table:table-cell>
          <table:table-cell office:value-type="string" calcext:value-type="string">
            <text:p>2020-06-12 23:55:5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16958" calcext:value-type="float">
            <text:p>1592016958</text:p>
          </table:table-cell>
          <table:table-cell office:value-type="string" calcext:value-type="string">
            <text:p>2020-06-12 23:55:5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16958" calcext:value-type="float">
            <text:p>1592016958</text:p>
          </table:table-cell>
          <table:table-cell office:value-type="string" calcext:value-type="string">
            <text:p>2020-06-12 23:55:58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20557" calcext:value-type="float">
            <text:p>1592020557</text:p>
          </table:table-cell>
          <table:table-cell office:value-type="string" calcext:value-type="string">
            <text:p>2020-06-13 00:55:5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20557" calcext:value-type="float">
            <text:p>1592020557</text:p>
          </table:table-cell>
          <table:table-cell office:value-type="string" calcext:value-type="string">
            <text:p>2020-06-13 00:55:5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20557" calcext:value-type="float">
            <text:p>1592020557</text:p>
          </table:table-cell>
          <table:table-cell office:value-type="string" calcext:value-type="string">
            <text:p>2020-06-13 00:55:5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20557" calcext:value-type="float">
            <text:p>1592020557</text:p>
          </table:table-cell>
          <table:table-cell office:value-type="string" calcext:value-type="string">
            <text:p>2020-06-13 00:55:5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24156" calcext:value-type="float">
            <text:p>1592024156</text:p>
          </table:table-cell>
          <table:table-cell office:value-type="string" calcext:value-type="string">
            <text:p>2020-06-13 01:55:5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24156" calcext:value-type="float">
            <text:p>1592024156</text:p>
          </table:table-cell>
          <table:table-cell office:value-type="string" calcext:value-type="string">
            <text:p>2020-06-13 01:55:5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24156" calcext:value-type="float">
            <text:p>1592024156</text:p>
          </table:table-cell>
          <table:table-cell office:value-type="string" calcext:value-type="string">
            <text:p>2020-06-13 01:55:5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24156" calcext:value-type="float">
            <text:p>1592024156</text:p>
          </table:table-cell>
          <table:table-cell office:value-type="string" calcext:value-type="string">
            <text:p>2020-06-13 01:55:5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027755" calcext:value-type="float">
            <text:p>1592027755</text:p>
          </table:table-cell>
          <table:table-cell office:value-type="string" calcext:value-type="string">
            <text:p>2020-06-13 02:55:55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27755" calcext:value-type="float">
            <text:p>1592027755</text:p>
          </table:table-cell>
          <table:table-cell office:value-type="string" calcext:value-type="string">
            <text:p>2020-06-13 02:55:5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27755" calcext:value-type="float">
            <text:p>1592027755</text:p>
          </table:table-cell>
          <table:table-cell office:value-type="string" calcext:value-type="string">
            <text:p>2020-06-13 02:55:5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27755" calcext:value-type="float">
            <text:p>1592027755</text:p>
          </table:table-cell>
          <table:table-cell office:value-type="string" calcext:value-type="string">
            <text:p>2020-06-13 02:55:5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31354" calcext:value-type="float">
            <text:p>1592031354</text:p>
          </table:table-cell>
          <table:table-cell office:value-type="string" calcext:value-type="string">
            <text:p>2020-06-13 03:55:5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31354" calcext:value-type="float">
            <text:p>1592031354</text:p>
          </table:table-cell>
          <table:table-cell office:value-type="string" calcext:value-type="string">
            <text:p>2020-06-13 03:55: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31354" calcext:value-type="float">
            <text:p>1592031354</text:p>
          </table:table-cell>
          <table:table-cell office:value-type="string" calcext:value-type="string">
            <text:p>2020-06-13 03:55:5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31354" calcext:value-type="float">
            <text:p>1592031354</text:p>
          </table:table-cell>
          <table:table-cell office:value-type="string" calcext:value-type="string">
            <text:p>2020-06-13 03:55:5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34953" calcext:value-type="float">
            <text:p>1592034953</text:p>
          </table:table-cell>
          <table:table-cell office:value-type="string" calcext:value-type="string">
            <text:p>2020-06-13 04:55:5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034953" calcext:value-type="float">
            <text:p>1592034953</text:p>
          </table:table-cell>
          <table:table-cell office:value-type="string" calcext:value-type="string">
            <text:p>2020-06-13 04:55:5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34953" calcext:value-type="float">
            <text:p>1592034953</text:p>
          </table:table-cell>
          <table:table-cell office:value-type="string" calcext:value-type="string">
            <text:p>2020-06-13 04:55:5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34953" calcext:value-type="float">
            <text:p>1592034953</text:p>
          </table:table-cell>
          <table:table-cell office:value-type="string" calcext:value-type="string">
            <text:p>2020-06-13 04:55:5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038552" calcext:value-type="float">
            <text:p>1592038552</text:p>
          </table:table-cell>
          <table:table-cell office:value-type="string" calcext:value-type="string">
            <text:p>2020-06-13 05:55:5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38552" calcext:value-type="float">
            <text:p>1592038552</text:p>
          </table:table-cell>
          <table:table-cell office:value-type="string" calcext:value-type="string">
            <text:p>2020-06-13 05:55:5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38552" calcext:value-type="float">
            <text:p>1592038552</text:p>
          </table:table-cell>
          <table:table-cell office:value-type="string" calcext:value-type="string">
            <text:p>2020-06-13 05:55:5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38552" calcext:value-type="float">
            <text:p>1592038552</text:p>
          </table:table-cell>
          <table:table-cell office:value-type="string" calcext:value-type="string">
            <text:p>2020-06-13 05:55:5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042151" calcext:value-type="float">
            <text:p>1592042151</text:p>
          </table:table-cell>
          <table:table-cell office:value-type="string" calcext:value-type="string">
            <text:p>2020-06-13 06:55:5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42151" calcext:value-type="float">
            <text:p>1592042151</text:p>
          </table:table-cell>
          <table:table-cell office:value-type="string" calcext:value-type="string">
            <text:p>2020-06-13 06:55:5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42151" calcext:value-type="float">
            <text:p>1592042151</text:p>
          </table:table-cell>
          <table:table-cell office:value-type="string" calcext:value-type="string">
            <text:p>2020-06-13 06:55:5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42151" calcext:value-type="float">
            <text:p>1592042151</text:p>
          </table:table-cell>
          <table:table-cell office:value-type="string" calcext:value-type="string">
            <text:p>2020-06-13 06:55:5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45750" calcext:value-type="float">
            <text:p>1592045750</text:p>
          </table:table-cell>
          <table:table-cell office:value-type="string" calcext:value-type="string">
            <text:p>2020-06-13 07:55:5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45750" calcext:value-type="float">
            <text:p>1592045750</text:p>
          </table:table-cell>
          <table:table-cell office:value-type="string" calcext:value-type="string">
            <text:p>2020-06-13 07:55:5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45750" calcext:value-type="float">
            <text:p>1592045750</text:p>
          </table:table-cell>
          <table:table-cell office:value-type="string" calcext:value-type="string">
            <text:p>2020-06-13 07:55:5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45750" calcext:value-type="float">
            <text:p>1592045750</text:p>
          </table:table-cell>
          <table:table-cell office:value-type="string" calcext:value-type="string">
            <text:p>2020-06-13 07:55:5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49349" calcext:value-type="float">
            <text:p>1592049349</text:p>
          </table:table-cell>
          <table:table-cell office:value-type="string" calcext:value-type="string">
            <text:p>2020-06-13 08:55:4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49349" calcext:value-type="float">
            <text:p>1592049349</text:p>
          </table:table-cell>
          <table:table-cell office:value-type="string" calcext:value-type="string">
            <text:p>2020-06-13 08:55:4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49349" calcext:value-type="float">
            <text:p>1592049349</text:p>
          </table:table-cell>
          <table:table-cell office:value-type="string" calcext:value-type="string">
            <text:p>2020-06-13 08:55:4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49349" calcext:value-type="float">
            <text:p>1592049349</text:p>
          </table:table-cell>
          <table:table-cell office:value-type="string" calcext:value-type="string">
            <text:p>2020-06-13 08:55: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052948" calcext:value-type="float">
            <text:p>1592052948</text:p>
          </table:table-cell>
          <table:table-cell office:value-type="string" calcext:value-type="string">
            <text:p>2020-06-13 09:55:4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052948" calcext:value-type="float">
            <text:p>1592052948</text:p>
          </table:table-cell>
          <table:table-cell office:value-type="string" calcext:value-type="string">
            <text:p>2020-06-13 09:55:4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52948" calcext:value-type="float">
            <text:p>1592052948</text:p>
          </table:table-cell>
          <table:table-cell office:value-type="string" calcext:value-type="string">
            <text:p>2020-06-13 09:55:4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52948" calcext:value-type="float">
            <text:p>1592052948</text:p>
          </table:table-cell>
          <table:table-cell office:value-type="string" calcext:value-type="string">
            <text:p>2020-06-13 09:55: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56547" calcext:value-type="float">
            <text:p>1592056547</text:p>
          </table:table-cell>
          <table:table-cell office:value-type="string" calcext:value-type="string">
            <text:p>2020-06-13 10:55:47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56547" calcext:value-type="float">
            <text:p>1592056547</text:p>
          </table:table-cell>
          <table:table-cell office:value-type="string" calcext:value-type="string">
            <text:p>2020-06-13 10:55:4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56547" calcext:value-type="float">
            <text:p>1592056547</text:p>
          </table:table-cell>
          <table:table-cell office:value-type="string" calcext:value-type="string">
            <text:p>2020-06-13 10:55:47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56547" calcext:value-type="float">
            <text:p>1592056547</text:p>
          </table:table-cell>
          <table:table-cell office:value-type="string" calcext:value-type="string">
            <text:p>2020-06-13 10:55:4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60146" calcext:value-type="float">
            <text:p>1592060146</text:p>
          </table:table-cell>
          <table:table-cell office:value-type="string" calcext:value-type="string">
            <text:p>2020-06-13 11:55:4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060146" calcext:value-type="float">
            <text:p>1592060146</text:p>
          </table:table-cell>
          <table:table-cell office:value-type="string" calcext:value-type="string">
            <text:p>2020-06-13 11:55:4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60146" calcext:value-type="float">
            <text:p>1592060146</text:p>
          </table:table-cell>
          <table:table-cell office:value-type="string" calcext:value-type="string">
            <text:p>2020-06-13 11:55:4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60146" calcext:value-type="float">
            <text:p>1592060146</text:p>
          </table:table-cell>
          <table:table-cell office:value-type="string" calcext:value-type="string">
            <text:p>2020-06-13 11:55:4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063745" calcext:value-type="float">
            <text:p>1592063745</text:p>
          </table:table-cell>
          <table:table-cell office:value-type="string" calcext:value-type="string">
            <text:p>2020-06-13 12:55:4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63745" calcext:value-type="float">
            <text:p>1592063745</text:p>
          </table:table-cell>
          <table:table-cell office:value-type="string" calcext:value-type="string">
            <text:p>2020-06-13 12:55: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63745" calcext:value-type="float">
            <text:p>1592063745</text:p>
          </table:table-cell>
          <table:table-cell office:value-type="string" calcext:value-type="string">
            <text:p>2020-06-13 12:55:4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63745" calcext:value-type="float">
            <text:p>1592063745</text:p>
          </table:table-cell>
          <table:table-cell office:value-type="string" calcext:value-type="string">
            <text:p>2020-06-13 12:55: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067344" calcext:value-type="float">
            <text:p>1592067344</text:p>
          </table:table-cell>
          <table:table-cell office:value-type="string" calcext:value-type="string">
            <text:p>2020-06-13 13:55:4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67344" calcext:value-type="float">
            <text:p>1592067344</text:p>
          </table:table-cell>
          <table:table-cell office:value-type="string" calcext:value-type="string">
            <text:p>2020-06-13 13:55:4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67344" calcext:value-type="float">
            <text:p>1592067344</text:p>
          </table:table-cell>
          <table:table-cell office:value-type="string" calcext:value-type="string">
            <text:p>2020-06-13 13:55:4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67344" calcext:value-type="float">
            <text:p>1592067344</text:p>
          </table:table-cell>
          <table:table-cell office:value-type="string" calcext:value-type="string">
            <text:p>2020-06-13 13:55:4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70943" calcext:value-type="float">
            <text:p>1592070943</text:p>
          </table:table-cell>
          <table:table-cell office:value-type="string" calcext:value-type="string">
            <text:p>2020-06-13 14:55:4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70943" calcext:value-type="float">
            <text:p>1592070943</text:p>
          </table:table-cell>
          <table:table-cell office:value-type="string" calcext:value-type="string">
            <text:p>2020-06-13 14:55: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70943" calcext:value-type="float">
            <text:p>1592070943</text:p>
          </table:table-cell>
          <table:table-cell office:value-type="string" calcext:value-type="string">
            <text:p>2020-06-13 14:55:4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70943" calcext:value-type="float">
            <text:p>1592070943</text:p>
          </table:table-cell>
          <table:table-cell office:value-type="string" calcext:value-type="string">
            <text:p>2020-06-13 14:55: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074542" calcext:value-type="float">
            <text:p>1592074542</text:p>
          </table:table-cell>
          <table:table-cell office:value-type="string" calcext:value-type="string">
            <text:p>2020-06-13 15:55:4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74542" calcext:value-type="float">
            <text:p>1592074542</text:p>
          </table:table-cell>
          <table:table-cell office:value-type="string" calcext:value-type="string">
            <text:p>2020-06-13 15:55:4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74542" calcext:value-type="float">
            <text:p>1592074542</text:p>
          </table:table-cell>
          <table:table-cell office:value-type="string" calcext:value-type="string">
            <text:p>2020-06-13 15:55:4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74542" calcext:value-type="float">
            <text:p>1592074542</text:p>
          </table:table-cell>
          <table:table-cell office:value-type="string" calcext:value-type="string">
            <text:p>2020-06-13 15:55:4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78141" calcext:value-type="float">
            <text:p>1592078141</text:p>
          </table:table-cell>
          <table:table-cell office:value-type="string" calcext:value-type="string">
            <text:p>2020-06-13 16:55:4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078141" calcext:value-type="float">
            <text:p>1592078141</text:p>
          </table:table-cell>
          <table:table-cell office:value-type="string" calcext:value-type="string">
            <text:p>2020-06-13 16:55: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78141" calcext:value-type="float">
            <text:p>1592078141</text:p>
          </table:table-cell>
          <table:table-cell office:value-type="string" calcext:value-type="string">
            <text:p>2020-06-13 16:55:4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78141" calcext:value-type="float">
            <text:p>1592078141</text:p>
          </table:table-cell>
          <table:table-cell office:value-type="string" calcext:value-type="string">
            <text:p>2020-06-13 16:55: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81740" calcext:value-type="float">
            <text:p>1592081740</text:p>
          </table:table-cell>
          <table:table-cell office:value-type="string" calcext:value-type="string">
            <text:p>2020-06-13 17:55:4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81740" calcext:value-type="float">
            <text:p>1592081740</text:p>
          </table:table-cell>
          <table:table-cell office:value-type="string" calcext:value-type="string">
            <text:p>2020-06-13 17:55: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81740" calcext:value-type="float">
            <text:p>1592081740</text:p>
          </table:table-cell>
          <table:table-cell office:value-type="string" calcext:value-type="string">
            <text:p>2020-06-13 17:55:4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81740" calcext:value-type="float">
            <text:p>1592081740</text:p>
          </table:table-cell>
          <table:table-cell office:value-type="string" calcext:value-type="string">
            <text:p>2020-06-13 17:55: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085339" calcext:value-type="float">
            <text:p>1592085339</text:p>
          </table:table-cell>
          <table:table-cell office:value-type="string" calcext:value-type="string">
            <text:p>2020-06-13 18:55:3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085339" calcext:value-type="float">
            <text:p>1592085339</text:p>
          </table:table-cell>
          <table:table-cell office:value-type="string" calcext:value-type="string">
            <text:p>2020-06-13 18:55:3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85339" calcext:value-type="float">
            <text:p>1592085339</text:p>
          </table:table-cell>
          <table:table-cell office:value-type="string" calcext:value-type="string">
            <text:p>2020-06-13 18:55:3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85339" calcext:value-type="float">
            <text:p>1592085339</text:p>
          </table:table-cell>
          <table:table-cell office:value-type="string" calcext:value-type="string">
            <text:p>2020-06-13 18:55:3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088938" calcext:value-type="float">
            <text:p>1592088938</text:p>
          </table:table-cell>
          <table:table-cell office:value-type="string" calcext:value-type="string">
            <text:p>2020-06-13 19:55:3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088938" calcext:value-type="float">
            <text:p>1592088938</text:p>
          </table:table-cell>
          <table:table-cell office:value-type="string" calcext:value-type="string">
            <text:p>2020-06-13 19:55: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88938" calcext:value-type="float">
            <text:p>1592088938</text:p>
          </table:table-cell>
          <table:table-cell office:value-type="string" calcext:value-type="string">
            <text:p>2020-06-13 19:55:3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88938" calcext:value-type="float">
            <text:p>1592088938</text:p>
          </table:table-cell>
          <table:table-cell office:value-type="string" calcext:value-type="string">
            <text:p>2020-06-13 19:55: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92537" calcext:value-type="float">
            <text:p>1592092537</text:p>
          </table:table-cell>
          <table:table-cell office:value-type="string" calcext:value-type="string">
            <text:p>2020-06-13 20:55:3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92537" calcext:value-type="float">
            <text:p>1592092537</text:p>
          </table:table-cell>
          <table:table-cell office:value-type="string" calcext:value-type="string">
            <text:p>2020-06-13 20:55:37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92537" calcext:value-type="float">
            <text:p>1592092537</text:p>
          </table:table-cell>
          <table:table-cell office:value-type="string" calcext:value-type="string">
            <text:p>2020-06-13 20:55:3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92537" calcext:value-type="float">
            <text:p>1592092537</text:p>
          </table:table-cell>
          <table:table-cell office:value-type="string" calcext:value-type="string">
            <text:p>2020-06-13 20:55:37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96136" calcext:value-type="float">
            <text:p>1592096136</text:p>
          </table:table-cell>
          <table:table-cell office:value-type="string" calcext:value-type="string">
            <text:p>2020-06-13 21:55:3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096136" calcext:value-type="float">
            <text:p>1592096136</text:p>
          </table:table-cell>
          <table:table-cell office:value-type="string" calcext:value-type="string">
            <text:p>2020-06-13 21:55:3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096136" calcext:value-type="float">
            <text:p>1592096136</text:p>
          </table:table-cell>
          <table:table-cell office:value-type="string" calcext:value-type="string">
            <text:p>2020-06-13 21:55:3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96136" calcext:value-type="float">
            <text:p>1592096136</text:p>
          </table:table-cell>
          <table:table-cell office:value-type="string" calcext:value-type="string">
            <text:p>2020-06-13 21:55: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099735" calcext:value-type="float">
            <text:p>1592099735</text:p>
          </table:table-cell>
          <table:table-cell office:value-type="string" calcext:value-type="string">
            <text:p>2020-06-13 22:55:3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099735" calcext:value-type="float">
            <text:p>1592099735</text:p>
          </table:table-cell>
          <table:table-cell office:value-type="string" calcext:value-type="string">
            <text:p>2020-06-13 22:55: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99735" calcext:value-type="float">
            <text:p>1592099735</text:p>
          </table:table-cell>
          <table:table-cell office:value-type="string" calcext:value-type="string">
            <text:p>2020-06-13 22:55:3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099735" calcext:value-type="float">
            <text:p>1592099735</text:p>
          </table:table-cell>
          <table:table-cell office:value-type="string" calcext:value-type="string">
            <text:p>2020-06-13 22:55:3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03334" calcext:value-type="float">
            <text:p>1592103334</text:p>
          </table:table-cell>
          <table:table-cell office:value-type="string" calcext:value-type="string">
            <text:p>2020-06-13 23:55:34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03334" calcext:value-type="float">
            <text:p>1592103334</text:p>
          </table:table-cell>
          <table:table-cell office:value-type="string" calcext:value-type="string">
            <text:p>2020-06-13 23:55:3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03334" calcext:value-type="float">
            <text:p>1592103334</text:p>
          </table:table-cell>
          <table:table-cell office:value-type="string" calcext:value-type="string">
            <text:p>2020-06-13 23:55:3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03334" calcext:value-type="float">
            <text:p>1592103334</text:p>
          </table:table-cell>
          <table:table-cell office:value-type="string" calcext:value-type="string">
            <text:p>2020-06-13 23:55:3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106933" calcext:value-type="float">
            <text:p>1592106933</text:p>
          </table:table-cell>
          <table:table-cell office:value-type="string" calcext:value-type="string">
            <text:p>2020-06-14 00:55:3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06933" calcext:value-type="float">
            <text:p>1592106933</text:p>
          </table:table-cell>
          <table:table-cell office:value-type="string" calcext:value-type="string">
            <text:p>2020-06-14 00:55: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06933" calcext:value-type="float">
            <text:p>1592106933</text:p>
          </table:table-cell>
          <table:table-cell office:value-type="string" calcext:value-type="string">
            <text:p>2020-06-14 00:55:3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06933" calcext:value-type="float">
            <text:p>1592106933</text:p>
          </table:table-cell>
          <table:table-cell office:value-type="string" calcext:value-type="string">
            <text:p>2020-06-14 00:55: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10532" calcext:value-type="float">
            <text:p>1592110532</text:p>
          </table:table-cell>
          <table:table-cell office:value-type="string" calcext:value-type="string">
            <text:p>2020-06-14 01:55:32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10532" calcext:value-type="float">
            <text:p>1592110532</text:p>
          </table:table-cell>
          <table:table-cell office:value-type="string" calcext:value-type="string">
            <text:p>2020-06-14 01:55:3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10532" calcext:value-type="float">
            <text:p>1592110532</text:p>
          </table:table-cell>
          <table:table-cell office:value-type="string" calcext:value-type="string">
            <text:p>2020-06-14 01:55:3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10532" calcext:value-type="float">
            <text:p>1592110532</text:p>
          </table:table-cell>
          <table:table-cell office:value-type="string" calcext:value-type="string">
            <text:p>2020-06-14 01:55:3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14131" calcext:value-type="float">
            <text:p>1592114131</text:p>
          </table:table-cell>
          <table:table-cell office:value-type="string" calcext:value-type="string">
            <text:p>2020-06-14 02:55:31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14131" calcext:value-type="float">
            <text:p>1592114131</text:p>
          </table:table-cell>
          <table:table-cell office:value-type="string" calcext:value-type="string">
            <text:p>2020-06-14 02:55:3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14131" calcext:value-type="float">
            <text:p>1592114131</text:p>
          </table:table-cell>
          <table:table-cell office:value-type="string" calcext:value-type="string">
            <text:p>2020-06-14 02:55:3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14131" calcext:value-type="float">
            <text:p>1592114131</text:p>
          </table:table-cell>
          <table:table-cell office:value-type="string" calcext:value-type="string">
            <text:p>2020-06-14 02:55:3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117730" calcext:value-type="float">
            <text:p>1592117730</text:p>
          </table:table-cell>
          <table:table-cell office:value-type="string" calcext:value-type="string">
            <text:p>2020-06-14 03:55:3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17730" calcext:value-type="float">
            <text:p>1592117730</text:p>
          </table:table-cell>
          <table:table-cell office:value-type="string" calcext:value-type="string">
            <text:p>2020-06-14 03:55: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17730" calcext:value-type="float">
            <text:p>1592117730</text:p>
          </table:table-cell>
          <table:table-cell office:value-type="string" calcext:value-type="string">
            <text:p>2020-06-14 03:55:3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17730" calcext:value-type="float">
            <text:p>1592117730</text:p>
          </table:table-cell>
          <table:table-cell office:value-type="string" calcext:value-type="string">
            <text:p>2020-06-14 03:55: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121329" calcext:value-type="float">
            <text:p>1592121329</text:p>
          </table:table-cell>
          <table:table-cell office:value-type="string" calcext:value-type="string">
            <text:p>2020-06-14 04:55:29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21329" calcext:value-type="float">
            <text:p>1592121329</text:p>
          </table:table-cell>
          <table:table-cell office:value-type="string" calcext:value-type="string">
            <text:p>2020-06-14 04:55:2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21329" calcext:value-type="float">
            <text:p>1592121329</text:p>
          </table:table-cell>
          <table:table-cell office:value-type="string" calcext:value-type="string">
            <text:p>2020-06-14 04:55:29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21329" calcext:value-type="float">
            <text:p>1592121329</text:p>
          </table:table-cell>
          <table:table-cell office:value-type="string" calcext:value-type="string">
            <text:p>2020-06-14 04:55:2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24928" calcext:value-type="float">
            <text:p>1592124928</text:p>
          </table:table-cell>
          <table:table-cell office:value-type="string" calcext:value-type="string">
            <text:p>2020-06-14 05:55:2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24928" calcext:value-type="float">
            <text:p>1592124928</text:p>
          </table:table-cell>
          <table:table-cell office:value-type="string" calcext:value-type="string">
            <text:p>2020-06-14 05:55:2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24928" calcext:value-type="float">
            <text:p>1592124928</text:p>
          </table:table-cell>
          <table:table-cell office:value-type="string" calcext:value-type="string">
            <text:p>2020-06-14 05:55:2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24928" calcext:value-type="float">
            <text:p>1592124928</text:p>
          </table:table-cell>
          <table:table-cell office:value-type="string" calcext:value-type="string">
            <text:p>2020-06-14 05:55: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28527" calcext:value-type="float">
            <text:p>1592128527</text:p>
          </table:table-cell>
          <table:table-cell office:value-type="string" calcext:value-type="string">
            <text:p>2020-06-14 06:55:2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28527" calcext:value-type="float">
            <text:p>1592128527</text:p>
          </table:table-cell>
          <table:table-cell office:value-type="string" calcext:value-type="string">
            <text:p>2020-06-14 06:55: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28527" calcext:value-type="float">
            <text:p>1592128527</text:p>
          </table:table-cell>
          <table:table-cell office:value-type="string" calcext:value-type="string">
            <text:p>2020-06-14 06:55:2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28527" calcext:value-type="float">
            <text:p>1592128527</text:p>
          </table:table-cell>
          <table:table-cell office:value-type="string" calcext:value-type="string">
            <text:p>2020-06-14 06:55: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132126" calcext:value-type="float">
            <text:p>1592132126</text:p>
          </table:table-cell>
          <table:table-cell office:value-type="string" calcext:value-type="string">
            <text:p>2020-06-14 07:55:2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32126" calcext:value-type="float">
            <text:p>1592132126</text:p>
          </table:table-cell>
          <table:table-cell office:value-type="string" calcext:value-type="string">
            <text:p>2020-06-14 07:55:2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32126" calcext:value-type="float">
            <text:p>1592132126</text:p>
          </table:table-cell>
          <table:table-cell office:value-type="string" calcext:value-type="string">
            <text:p>2020-06-14 07:55:2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32126" calcext:value-type="float">
            <text:p>1592132126</text:p>
          </table:table-cell>
          <table:table-cell office:value-type="string" calcext:value-type="string">
            <text:p>2020-06-14 07:55:2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135725" calcext:value-type="float">
            <text:p>1592135725</text:p>
          </table:table-cell>
          <table:table-cell office:value-type="string" calcext:value-type="string">
            <text:p>2020-06-14 08:55:2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35725" calcext:value-type="float">
            <text:p>1592135725</text:p>
          </table:table-cell>
          <table:table-cell office:value-type="string" calcext:value-type="string">
            <text:p>2020-06-14 08:55:25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35725" calcext:value-type="float">
            <text:p>1592135725</text:p>
          </table:table-cell>
          <table:table-cell office:value-type="string" calcext:value-type="string">
            <text:p>2020-06-14 08:55:2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35725" calcext:value-type="float">
            <text:p>1592135725</text:p>
          </table:table-cell>
          <table:table-cell office:value-type="string" calcext:value-type="string">
            <text:p>2020-06-14 08:55: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139324" calcext:value-type="float">
            <text:p>1592139324</text:p>
          </table:table-cell>
          <table:table-cell office:value-type="string" calcext:value-type="string">
            <text:p>2020-06-14 09:55:2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39324" calcext:value-type="float">
            <text:p>1592139324</text:p>
          </table:table-cell>
          <table:table-cell office:value-type="string" calcext:value-type="string">
            <text:p>2020-06-14 09:55:2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39324" calcext:value-type="float">
            <text:p>1592139324</text:p>
          </table:table-cell>
          <table:table-cell office:value-type="string" calcext:value-type="string">
            <text:p>2020-06-14 09:55:24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39324" calcext:value-type="float">
            <text:p>1592139324</text:p>
          </table:table-cell>
          <table:table-cell office:value-type="string" calcext:value-type="string">
            <text:p>2020-06-14 09:55:2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42923" calcext:value-type="float">
            <text:p>1592142923</text:p>
          </table:table-cell>
          <table:table-cell office:value-type="string" calcext:value-type="string">
            <text:p>2020-06-14 10:55:23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42923" calcext:value-type="float">
            <text:p>1592142923</text:p>
          </table:table-cell>
          <table:table-cell office:value-type="string" calcext:value-type="string">
            <text:p>2020-06-14 10:55:2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42923" calcext:value-type="float">
            <text:p>1592142923</text:p>
          </table:table-cell>
          <table:table-cell office:value-type="string" calcext:value-type="string">
            <text:p>2020-06-14 10:55:23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42923" calcext:value-type="float">
            <text:p>1592142923</text:p>
          </table:table-cell>
          <table:table-cell office:value-type="string" calcext:value-type="string">
            <text:p>2020-06-14 10:55: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46522" calcext:value-type="float">
            <text:p>1592146522</text:p>
          </table:table-cell>
          <table:table-cell office:value-type="string" calcext:value-type="string">
            <text:p>2020-06-14 11:55:2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46522" calcext:value-type="float">
            <text:p>1592146522</text:p>
          </table:table-cell>
          <table:table-cell office:value-type="string" calcext:value-type="string">
            <text:p>2020-06-14 11:55: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46522" calcext:value-type="float">
            <text:p>1592146522</text:p>
          </table:table-cell>
          <table:table-cell office:value-type="string" calcext:value-type="string">
            <text:p>2020-06-14 11:55:2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46522" calcext:value-type="float">
            <text:p>1592146522</text:p>
          </table:table-cell>
          <table:table-cell office:value-type="string" calcext:value-type="string">
            <text:p>2020-06-14 11:55: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150121" calcext:value-type="float">
            <text:p>1592150121</text:p>
          </table:table-cell>
          <table:table-cell office:value-type="string" calcext:value-type="string">
            <text:p>2020-06-14 12:55:2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50121" calcext:value-type="float">
            <text:p>1592150121</text:p>
          </table:table-cell>
          <table:table-cell office:value-type="string" calcext:value-type="string">
            <text:p>2020-06-14 12:55:2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50121" calcext:value-type="float">
            <text:p>1592150121</text:p>
          </table:table-cell>
          <table:table-cell office:value-type="string" calcext:value-type="string">
            <text:p>2020-06-14 12:55:2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50121" calcext:value-type="float">
            <text:p>1592150121</text:p>
          </table:table-cell>
          <table:table-cell office:value-type="string" calcext:value-type="string">
            <text:p>2020-06-14 12:55:2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53720" calcext:value-type="float">
            <text:p>1592153720</text:p>
          </table:table-cell>
          <table:table-cell office:value-type="string" calcext:value-type="string">
            <text:p>2020-06-14 13:55:2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53720" calcext:value-type="float">
            <text:p>1592153720</text:p>
          </table:table-cell>
          <table:table-cell office:value-type="string" calcext:value-type="string">
            <text:p>2020-06-14 13:55:2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53720" calcext:value-type="float">
            <text:p>1592153720</text:p>
          </table:table-cell>
          <table:table-cell office:value-type="string" calcext:value-type="string">
            <text:p>2020-06-14 13:55:2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53720" calcext:value-type="float">
            <text:p>1592153720</text:p>
          </table:table-cell>
          <table:table-cell office:value-type="string" calcext:value-type="string">
            <text:p>2020-06-14 13:55:20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157319" calcext:value-type="float">
            <text:p>1592157319</text:p>
          </table:table-cell>
          <table:table-cell office:value-type="string" calcext:value-type="string">
            <text:p>2020-06-14 14:55:1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57319" calcext:value-type="float">
            <text:p>1592157319</text:p>
          </table:table-cell>
          <table:table-cell office:value-type="string" calcext:value-type="string">
            <text:p>2020-06-14 14:55: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57319" calcext:value-type="float">
            <text:p>1592157319</text:p>
          </table:table-cell>
          <table:table-cell office:value-type="string" calcext:value-type="string">
            <text:p>2020-06-14 14:55:1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57319" calcext:value-type="float">
            <text:p>1592157319</text:p>
          </table:table-cell>
          <table:table-cell office:value-type="string" calcext:value-type="string">
            <text:p>2020-06-14 14:55: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60918" calcext:value-type="float">
            <text:p>1592160918</text:p>
          </table:table-cell>
          <table:table-cell office:value-type="string" calcext:value-type="string">
            <text:p>2020-06-14 15:55:18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60918" calcext:value-type="float">
            <text:p>1592160918</text:p>
          </table:table-cell>
          <table:table-cell office:value-type="string" calcext:value-type="string">
            <text:p>2020-06-14 15:55: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60918" calcext:value-type="float">
            <text:p>1592160918</text:p>
          </table:table-cell>
          <table:table-cell office:value-type="string" calcext:value-type="string">
            <text:p>2020-06-14 15:55:18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60918" calcext:value-type="float">
            <text:p>1592160918</text:p>
          </table:table-cell>
          <table:table-cell office:value-type="string" calcext:value-type="string">
            <text:p>2020-06-14 15:55: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64517" calcext:value-type="float">
            <text:p>1592164517</text:p>
          </table:table-cell>
          <table:table-cell office:value-type="string" calcext:value-type="string">
            <text:p>2020-06-14 16:55:17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64517" calcext:value-type="float">
            <text:p>1592164517</text:p>
          </table:table-cell>
          <table:table-cell office:value-type="string" calcext:value-type="string">
            <text:p>2020-06-14 16:55: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64517" calcext:value-type="float">
            <text:p>1592164517</text:p>
          </table:table-cell>
          <table:table-cell office:value-type="string" calcext:value-type="string">
            <text:p>2020-06-14 16:55:1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64517" calcext:value-type="float">
            <text:p>1592164517</text:p>
          </table:table-cell>
          <table:table-cell office:value-type="string" calcext:value-type="string">
            <text:p>2020-06-14 16:55: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68116" calcext:value-type="float">
            <text:p>1592168116</text:p>
          </table:table-cell>
          <table:table-cell office:value-type="string" calcext:value-type="string">
            <text:p>2020-06-14 17:55:16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68116" calcext:value-type="float">
            <text:p>1592168116</text:p>
          </table:table-cell>
          <table:table-cell office:value-type="string" calcext:value-type="string">
            <text:p>2020-06-14 17:55:1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68116" calcext:value-type="float">
            <text:p>1592168116</text:p>
          </table:table-cell>
          <table:table-cell office:value-type="string" calcext:value-type="string">
            <text:p>2020-06-14 17:55:1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68116" calcext:value-type="float">
            <text:p>1592168116</text:p>
          </table:table-cell>
          <table:table-cell office:value-type="string" calcext:value-type="string">
            <text:p>2020-06-14 17:55: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171715" calcext:value-type="float">
            <text:p>1592171715</text:p>
          </table:table-cell>
          <table:table-cell office:value-type="string" calcext:value-type="string">
            <text:p>2020-06-14 18:55:1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71715" calcext:value-type="float">
            <text:p>1592171715</text:p>
          </table:table-cell>
          <table:table-cell office:value-type="string" calcext:value-type="string">
            <text:p>2020-06-14 18:55: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71715" calcext:value-type="float">
            <text:p>1592171715</text:p>
          </table:table-cell>
          <table:table-cell office:value-type="string" calcext:value-type="string">
            <text:p>2020-06-14 18:55:1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71715" calcext:value-type="float">
            <text:p>1592171715</text:p>
          </table:table-cell>
          <table:table-cell office:value-type="string" calcext:value-type="string">
            <text:p>2020-06-14 18:55: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175314" calcext:value-type="float">
            <text:p>1592175314</text:p>
          </table:table-cell>
          <table:table-cell office:value-type="string" calcext:value-type="string">
            <text:p>2020-06-14 19:55:1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92175314" calcext:value-type="float">
            <text:p>1592175314</text:p>
          </table:table-cell>
          <table:table-cell office:value-type="string" calcext:value-type="string">
            <text:p>2020-06-14 19:55:14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75314" calcext:value-type="float">
            <text:p>1592175314</text:p>
          </table:table-cell>
          <table:table-cell office:value-type="string" calcext:value-type="string">
            <text:p>2020-06-14 19:55:14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75314" calcext:value-type="float">
            <text:p>1592175314</text:p>
          </table:table-cell>
          <table:table-cell office:value-type="string" calcext:value-type="string">
            <text:p>2020-06-14 19:55:1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78913" calcext:value-type="float">
            <text:p>1592178913</text:p>
          </table:table-cell>
          <table:table-cell office:value-type="string" calcext:value-type="string">
            <text:p>2020-06-14 20:55:13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78913" calcext:value-type="float">
            <text:p>1592178913</text:p>
          </table:table-cell>
          <table:table-cell office:value-type="string" calcext:value-type="string">
            <text:p>2020-06-14 20:55:1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78913" calcext:value-type="float">
            <text:p>1592178913</text:p>
          </table:table-cell>
          <table:table-cell office:value-type="string" calcext:value-type="string">
            <text:p>2020-06-14 20:55:13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78913" calcext:value-type="float">
            <text:p>1592178913</text:p>
          </table:table-cell>
          <table:table-cell office:value-type="string" calcext:value-type="string">
            <text:p>2020-06-14 20:55:13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182512" calcext:value-type="float">
            <text:p>1592182512</text:p>
          </table:table-cell>
          <table:table-cell office:value-type="string" calcext:value-type="string">
            <text:p>2020-06-14 21:55:1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82512" calcext:value-type="float">
            <text:p>1592182512</text:p>
          </table:table-cell>
          <table:table-cell office:value-type="string" calcext:value-type="string">
            <text:p>2020-06-14 21:55: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82512" calcext:value-type="float">
            <text:p>1592182512</text:p>
          </table:table-cell>
          <table:table-cell office:value-type="string" calcext:value-type="string">
            <text:p>2020-06-14 21:55:12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82512" calcext:value-type="float">
            <text:p>1592182512</text:p>
          </table:table-cell>
          <table:table-cell office:value-type="string" calcext:value-type="string">
            <text:p>2020-06-14 21:55: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86111" calcext:value-type="float">
            <text:p>1592186111</text:p>
          </table:table-cell>
          <table:table-cell office:value-type="string" calcext:value-type="string">
            <text:p>2020-06-14 22:55:11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86111" calcext:value-type="float">
            <text:p>1592186111</text:p>
          </table:table-cell>
          <table:table-cell office:value-type="string" calcext:value-type="string">
            <text:p>2020-06-14 22:55:11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86111" calcext:value-type="float">
            <text:p>1592186111</text:p>
          </table:table-cell>
          <table:table-cell office:value-type="string" calcext:value-type="string">
            <text:p>2020-06-14 22:55:1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86111" calcext:value-type="float">
            <text:p>1592186111</text:p>
          </table:table-cell>
          <table:table-cell office:value-type="string" calcext:value-type="string">
            <text:p>2020-06-14 22:55:11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89710" calcext:value-type="float">
            <text:p>1592189710</text:p>
          </table:table-cell>
          <table:table-cell office:value-type="string" calcext:value-type="string">
            <text:p>2020-06-14 23:55:10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89710" calcext:value-type="float">
            <text:p>1592189710</text:p>
          </table:table-cell>
          <table:table-cell office:value-type="string" calcext:value-type="string">
            <text:p>2020-06-14 23:55:10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89710" calcext:value-type="float">
            <text:p>1592189710</text:p>
          </table:table-cell>
          <table:table-cell office:value-type="string" calcext:value-type="string">
            <text:p>2020-06-14 23:55:10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89710" calcext:value-type="float">
            <text:p>1592189710</text:p>
          </table:table-cell>
          <table:table-cell office:value-type="string" calcext:value-type="string">
            <text:p>2020-06-14 23:55: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2193309" calcext:value-type="float">
            <text:p>1592193309</text:p>
          </table:table-cell>
          <table:table-cell office:value-type="string" calcext:value-type="string">
            <text:p>2020-06-15 00:55:09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93309" calcext:value-type="float">
            <text:p>1592193309</text:p>
          </table:table-cell>
          <table:table-cell office:value-type="string" calcext:value-type="string">
            <text:p>2020-06-15 00:55: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93309" calcext:value-type="float">
            <text:p>1592193309</text:p>
          </table:table-cell>
          <table:table-cell office:value-type="string" calcext:value-type="string">
            <text:p>2020-06-15 00:55:0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93309" calcext:value-type="float">
            <text:p>1592193309</text:p>
          </table:table-cell>
          <table:table-cell office:value-type="string" calcext:value-type="string">
            <text:p>2020-06-15 00:55: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196908" calcext:value-type="float">
            <text:p>1592196908</text:p>
          </table:table-cell>
          <table:table-cell office:value-type="string" calcext:value-type="string">
            <text:p>2020-06-15 01:55:08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196908" calcext:value-type="float">
            <text:p>1592196908</text:p>
          </table:table-cell>
          <table:table-cell office:value-type="string" calcext:value-type="string">
            <text:p>2020-06-15 01:55:08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196908" calcext:value-type="float">
            <text:p>1592196908</text:p>
          </table:table-cell>
          <table:table-cell office:value-type="string" calcext:value-type="string">
            <text:p>2020-06-15 01:55:08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196908" calcext:value-type="float">
            <text:p>1592196908</text:p>
          </table:table-cell>
          <table:table-cell office:value-type="string" calcext:value-type="string">
            <text:p>2020-06-15 01:55:08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200507" calcext:value-type="float">
            <text:p>1592200507</text:p>
          </table:table-cell>
          <table:table-cell office:value-type="string" calcext:value-type="string">
            <text:p>2020-06-15 02:55:07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200507" calcext:value-type="float">
            <text:p>1592200507</text:p>
          </table:table-cell>
          <table:table-cell office:value-type="string" calcext:value-type="string">
            <text:p>2020-06-15 02:55: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200507" calcext:value-type="float">
            <text:p>1592200507</text:p>
          </table:table-cell>
          <table:table-cell office:value-type="string" calcext:value-type="string">
            <text:p>2020-06-15 02:55:07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200507" calcext:value-type="float">
            <text:p>1592200507</text:p>
          </table:table-cell>
          <table:table-cell office:value-type="string" calcext:value-type="string">
            <text:p>2020-06-15 02:55: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204106" calcext:value-type="float">
            <text:p>1592204106</text:p>
          </table:table-cell>
          <table:table-cell office:value-type="string" calcext:value-type="string">
            <text:p>2020-06-15 03:55:06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204106" calcext:value-type="float">
            <text:p>1592204106</text:p>
          </table:table-cell>
          <table:table-cell office:value-type="string" calcext:value-type="string">
            <text:p>2020-06-15 03:55:06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2204106" calcext:value-type="float">
            <text:p>1592204106</text:p>
          </table:table-cell>
          <table:table-cell office:value-type="string" calcext:value-type="string">
            <text:p>2020-06-15 03:55:06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,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204106" calcext:value-type="float">
            <text:p>1592204106</text:p>
          </table:table-cell>
          <table:table-cell office:value-type="string" calcext:value-type="string">
            <text:p>2020-06-15 03:55:0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2207705" calcext:value-type="float">
            <text:p>1592207705</text:p>
          </table:table-cell>
          <table:table-cell office:value-type="string" calcext:value-type="string">
            <text:p>2020-06-15 04:55:05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,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2207705" calcext:value-type="float">
            <text:p>1592207705</text:p>
          </table:table-cell>
          <table:table-cell office:value-type="string" calcext:value-type="string">
            <text:p>2020-06-15 04:55:0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207705" calcext:value-type="float">
            <text:p>1592207705</text:p>
          </table:table-cell>
          <table:table-cell office:value-type="string" calcext:value-type="string">
            <text:p>2020-06-15 04:55:05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92207705" calcext:value-type="float">
            <text:p>1592207705</text:p>
          </table:table-cell>
          <table:table-cell office:value-type="string" calcext:value-type="string">
            <text:p>2020-06-15 04:55: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12:00:32.371000000</dc:date>
    <meta:editing-duration>PT1M47S</meta:editing-duration>
    <meta:editing-cycles>2</meta:editing-cycles>
    <meta:generator>LibreOffice/6.0.4.2$Windows_X86_64 LibreOffice_project/9b0d9b32d5dcda91d2f1a96dc04c645c450872bf</meta:generator>
    <meta:document-statistic meta:table-count="1" meta:cell-count="11901" meta:object-count="0"/>
  </office:meta>
</office:document-meta>
</file>